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193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3.383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0.838cm"/>
    </style:style>
    <style:style style:name="co13" style:family="table-column">
      <style:table-column-properties fo:break-before="auto" style:column-width="2.651cm"/>
    </style:style>
    <style:style style:name="co14" style:family="table-column">
      <style:table-column-properties fo:break-before="auto" style:column-width="1.94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/>
    </style:style>
    <style:style style:name="ce2" style:family="table-cell" style:parent-style-name="Default">
      <style:text-properties style:font-name="DejaVu Sans"/>
    </style:style>
    <style:style style:name="ce3" style:family="table-cell" style:parent-style-name="Default" style:data-style-name="N0">
      <style:text-properties style:font-name="DejaVu Sans"/>
    </style:style>
    <style:style style:name="ce4" style:family="table-cell" style:parent-style-name="Default" style:data-style-name="N2">
      <style:text-properties style:font-name="DejaVu Sans"/>
    </style:style>
    <style:style style:name="ce5" style:family="table-cell" style:parent-style-name="Default" style:data-style-name="N111">
      <style:text-properties style:font-name="DejaVu Sans"/>
    </style:style>
    <style:style style:name="ce6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default-cell-style-name="ce2"/>
        <table:table-column table:style-name="co14" table:number-columns-repeated="2" table:default-cell-style-name="ce2"/>
        <table:table-column table:style-name="co2" table:number-columns-repeated="1003" table:default-cell-style-name="ce2"/>
        <table:table-row table:style-name="ro1">
          <table:table-cell table:style-name="ce1" office:value-type="string" table:number-columns-spanned="9" table:number-rows-spanned="1">
            <text:p>Compression -&gt; Decompression 10M Packets x 128 Bytes</text:p>
          </table:table-cell>
          <table:covered-table-cell table:style-name="ce1"/>
          <table:covered-table-cell table:number-columns-repeated="7"/>
          <table:table-cell/>
          <table:table-cell table:style-name="ce1" office:value-type="string" table:number-columns-spanned="9" table:number-rows-spanned="1">
            <text:p>Encryption -&gt; Decryption 20M Packets x 128 Bytes</text:p>
          </table:table-cell>
          <table:covered-table-cell table:style-name="ce1"/>
          <table:covered-table-cell table:number-columns-repeated="7"/>
          <table:table-cell table:number-columns-repeated="1003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 table:style-name="Default"/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.389">
            <text:p>140.389</text:p>
          </table:table-cell>
          <table:table-cell office:value-type="float" office:value="71.23">
            <text:p>71.23</text:p>
          </table:table-cell>
          <table:table-cell office:value-type="float" office:value="0.07">
            <text:p>0.07</text:p>
          </table:table-cell>
          <table:table-cell/>
          <table:table-cell office:value-type="float" office:value="1">
            <text:p>1</text:p>
          </table:table-cell>
          <table:table-cell office:value-type="float" office:value="140.9328">
            <text:p>140.9328</text:p>
          </table:table-cell>
          <table:table-cell office:value-type="float" office:value="70.96">
            <text:p>70.96</text:p>
          </table:table-cell>
          <table:table-cell office:value-type="float" office:value="0.07">
            <text:p>0.07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89.3003">
            <text:p>89.3003</text:p>
          </table:table-cell>
          <table:table-cell office:value-type="float" office:value="223.96">
            <text:p>223.96</text:p>
          </table:table-cell>
          <table:table-cell office:value-type="float" office:value="0.23">
            <text:p>0.23</text:p>
          </table:table-cell>
          <table:table-cell/>
          <table:table-cell office:value-type="float" office:value="1">
            <text:p>1</text:p>
          </table:table-cell>
          <table:table-cell office:value-type="float" office:value="89.9516">
            <text:p>89.9516</text:p>
          </table:table-cell>
          <table:table-cell office:value-type="float" office:value="222.34">
            <text:p>222.34</text:p>
          </table:table-cell>
          <table:table-cell office:value-type="float" office:value="0.23">
            <text:p>0.23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572">
            <text:p>70.7572</text:p>
          </table:table-cell>
          <table:table-cell office:value-type="float" office:value="141.33">
            <text:p>141.33</text:p>
          </table:table-cell>
          <table:table-cell office:value-type="float" office:value="0.14">
            <text:p>0.14</text:p>
          </table:table-cell>
          <table:table-cell/>
          <table:table-cell office:value-type="float" office:value="1">
            <text:p>1</text:p>
          </table:table-cell>
          <table:table-cell office:value-type="float" office:value="71.3775">
            <text:p>71.3775</text:p>
          </table:table-cell>
          <table:table-cell office:value-type="float" office:value="140.1">
            <text:p>140.1</text:p>
          </table:table-cell>
          <table:table-cell office:value-type="float" office:value="0.14">
            <text:p>0.14</text:p>
          </table:table-cell>
          <table:table-cell table:style-name="Default"/>
          <table:table-cell office:value-type="float" office:value="2">
            <text:p>2</text:p>
          </table:table-cell>
          <table:table-cell office:value-type="float" office:value="46.9686">
            <text:p>46.9686</text:p>
          </table:table-cell>
          <table:table-cell office:value-type="float" office:value="425.82">
            <text:p>425.82</text:p>
          </table:table-cell>
          <table:table-cell office:value-type="float" office:value="0.43">
            <text:p>0.43</text:p>
          </table:table-cell>
          <table:table-cell/>
          <table:table-cell office:value-type="float" office:value="1">
            <text:p>1</text:p>
          </table:table-cell>
          <table:table-cell office:value-type="float" office:value="47.6369">
            <text:p>47.6369</text:p>
          </table:table-cell>
          <table:table-cell office:value-type="float" office:value="419.84">
            <text:p>419.84</text:p>
          </table:table-cell>
          <table:table-cell office:value-type="float" office:value="0.43">
            <text:p>0.43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.8338">
            <text:p>36.8338</text:p>
          </table:table-cell>
          <table:table-cell office:value-type="float" office:value="271.49">
            <text:p>271.49</text:p>
          </table:table-cell>
          <table:table-cell office:value-type="float" office:value="0.28">
            <text:p>0.28</text:p>
          </table:table-cell>
          <table:table-cell/>
          <table:table-cell office:value-type="float" office:value="1">
            <text:p>1</text:p>
          </table:table-cell>
          <table:table-cell office:value-type="float" office:value="37.4786">
            <text:p>37.4786</text:p>
          </table:table-cell>
          <table:table-cell office:value-type="float" office:value="266.82">
            <text:p>266.82</text:p>
          </table:table-cell>
          <table:table-cell office:value-type="float" office:value="0.27">
            <text:p>0.27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46.375">
            <text:p>46.375</text:p>
          </table:table-cell>
          <table:table-cell office:value-type="float" office:value="431.27">
            <text:p>431.27</text:p>
          </table:table-cell>
          <table:table-cell office:value-type="float" office:value="0.44">
            <text:p>0.44</text:p>
          </table:table-cell>
          <table:table-cell/>
          <table:table-cell office:value-type="float" office:value="1">
            <text:p>1</text:p>
          </table:table-cell>
          <table:table-cell office:value-type="float" office:value="47.0569">
            <text:p>47.0569</text:p>
          </table:table-cell>
          <table:table-cell office:value-type="float" office:value="425.02">
            <text:p>425.02</text:p>
          </table:table-cell>
          <table:table-cell office:value-type="float" office:value="0.44">
            <text:p>0.44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.9553">
            <text:p>33.9553</text:p>
          </table:table-cell>
          <table:table-cell office:value-type="float" office:value="294.5">
            <text:p>294.5</text:p>
          </table:table-cell>
          <table:table-cell office:value-type="float" office:value="0.3">
            <text:p>0.3</text:p>
          </table:table-cell>
          <table:table-cell/>
          <table:table-cell office:value-type="float" office:value="1">
            <text:p>1</text:p>
          </table:table-cell>
          <table:table-cell office:value-type="float" office:value="34.6166">
            <text:p>34.6166</text:p>
          </table:table-cell>
          <table:table-cell office:value-type="float" office:value="288.88">
            <text:p>288.88</text:p>
          </table:table-cell>
          <table:table-cell office:value-type="float" office:value="0.3">
            <text:p>0.3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25.1779">
            <text:p>25.1779</text:p>
          </table:table-cell>
          <table:table-cell office:value-type="float" office:value="794.35">
            <text:p>794.35</text:p>
          </table:table-cell>
          <table:table-cell office:value-type="float" office:value="0.81">
            <text:p>0.81</text:p>
          </table:table-cell>
          <table:table-cell/>
          <table:table-cell office:value-type="float" office:value="2">
            <text:p>2</text:p>
          </table:table-cell>
          <table:table-cell office:value-type="float" office:value="25.8589">
            <text:p>25.8589</text:p>
          </table:table-cell>
          <table:table-cell office:value-type="float" office:value="773.43">
            <text:p>773.43</text:p>
          </table:table-cell>
          <table:table-cell office:value-type="float" office:value="0.79">
            <text:p>0.79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.9885">
            <text:p>24.9885</text:p>
          </table:table-cell>
          <table:table-cell office:value-type="float" office:value="400.18">
            <text:p>400.18</text:p>
          </table:table-cell>
          <table:table-cell office:value-type="float" office:value="0.41">
            <text:p>0.41</text:p>
          </table:table-cell>
          <table:table-cell/>
          <table:table-cell office:value-type="float" office:value="2">
            <text:p>2</text:p>
          </table:table-cell>
          <table:table-cell office:value-type="float" office:value="25.6487">
            <text:p>25.6487</text:p>
          </table:table-cell>
          <table:table-cell office:value-type="float" office:value="389.88">
            <text:p>389.88</text:p>
          </table:table-cell>
          <table:table-cell office:value-type="float" office:value="0.4">
            <text:p>0.4</text:p>
          </table:table-cell>
          <table:table-cell table:style-name="Default"/>
          <table:table-cell office:value-type="float" office:value="6">
            <text:p>6</text:p>
          </table:table-cell>
          <table:table-cell office:value-type="float" office:value="24.5399">
            <text:p>24.5399</text:p>
          </table:table-cell>
          <table:table-cell office:value-type="float" office:value="815">
            <text:p>815</text:p>
          </table:table-cell>
          <table:table-cell office:value-type="float" office:value="0.83">
            <text:p>0.83</text:p>
          </table:table-cell>
          <table:table-cell/>
          <table:table-cell office:value-type="float" office:value="2">
            <text:p>2</text:p>
          </table:table-cell>
          <table:table-cell office:value-type="float" office:value="25.2216">
            <text:p>25.2216</text:p>
          </table:table-cell>
          <table:table-cell office:value-type="float" office:value="792.97">
            <text:p>792.97</text:p>
          </table:table-cell>
          <table:table-cell office:value-type="float" office:value="0.81">
            <text:p>0.81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5928">
            <text:p>19.5928</text:p>
          </table:table-cell>
          <table:table-cell office:value-type="float" office:value="510.39">
            <text:p>510.39</text:p>
          </table:table-cell>
          <table:table-cell office:value-type="float" office:value="0.52">
            <text:p>0.52</text:p>
          </table:table-cell>
          <table:table-cell/>
          <table:table-cell office:value-type="float" office:value="2">
            <text:p>2</text:p>
          </table:table-cell>
          <table:table-cell office:value-type="float" office:value="20.2597">
            <text:p>20.2597</text:p>
          </table:table-cell>
          <table:table-cell office:value-type="float" office:value="493.59">
            <text:p>493.59</text:p>
          </table:table-cell>
          <table:table-cell office:value-type="float" office:value="0.51">
            <text:p>0.51</text:p>
          </table:table-cell>
          <table:table-cell table:style-name="Default"/>
          <table:table-cell office:value-type="float" office:value="6">
            <text:p>6</text:p>
          </table:table-cell>
          <table:table-cell office:value-type="float" office:value="15.8217">
            <text:p>15.8217</text:p>
          </table:table-cell>
          <table:table-cell office:value-type="float" office:value="1260">
            <text:p>1260</text:p>
          </table:table-cell>
          <table:table-cell office:value-type="float" office:value="1.29">
            <text:p>1.29</text:p>
          </table:table-cell>
          <table:table-cell/>
          <table:table-cell office:value-type="float" office:value="4">
            <text:p>4</text:p>
          </table:table-cell>
          <table:table-cell office:value-type="float" office:value="16.5023">
            <text:p>16.5023</text:p>
          </table:table-cell>
          <table:table-cell office:value-type="float" office:value="1210">
            <text:p>1210</text:p>
          </table:table-cell>
          <table:table-cell office:value-type="float" office:value="1.24">
            <text:p>1.24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9178">
            <text:p>17.9178</text:p>
          </table:table-cell>
          <table:table-cell office:value-type="float" office:value="558.1">
            <text:p>558.1</text:p>
          </table:table-cell>
          <table:table-cell office:value-type="float" office:value="0.57">
            <text:p>0.57</text:p>
          </table:table-cell>
          <table:table-cell/>
          <table:table-cell office:value-type="float" office:value="2">
            <text:p>2</text:p>
          </table:table-cell>
          <table:table-cell office:value-type="float" office:value="18.5906">
            <text:p>18.5906</text:p>
          </table:table-cell>
          <table:table-cell office:value-type="float" office:value="537.91">
            <text:p>537.91</text:p>
          </table:table-cell>
          <table:table-cell office:value-type="float" office:value="0.55">
            <text:p>0.55</text:p>
          </table:table-cell>
          <table:table-cell table:style-name="Default"/>
          <table:table-cell office:value-type="float" office:value="8">
            <text:p>8</text:p>
          </table:table-cell>
          <table:table-cell office:value-type="float" office:value="17.4919">
            <text:p>17.4919</text:p>
          </table:table-cell>
          <table:table-cell office:value-type="float" office:value="1140">
            <text:p>1140</text:p>
          </table:table-cell>
          <table:table-cell office:value-type="float" office:value="1.17">
            <text:p>1.17</text:p>
          </table:table-cell>
          <table:table-cell/>
          <table:table-cell office:value-type="float" office:value="4">
            <text:p>4</text:p>
          </table:table-cell>
          <table:table-cell office:value-type="float" office:value="17.7343">
            <text:p>17.7343</text:p>
          </table:table-cell>
          <table:table-cell office:value-type="float" office:value="1130">
            <text:p>1130</text:p>
          </table:table-cell>
          <table:table-cell office:value-type="float" office:value="1.15">
            <text:p>1.15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8266">
            <text:p>14.8266</text:p>
          </table:table-cell>
          <table:table-cell office:value-type="float" office:value="674.46">
            <text:p>674.46</text:p>
          </table:table-cell>
          <table:table-cell office:value-type="float" office:value="0.69">
            <text:p>0.69</text:p>
          </table:table-cell>
          <table:table-cell/>
          <table:table-cell office:value-type="float" office:value="4">
            <text:p>4</text:p>
          </table:table-cell>
          <table:table-cell office:value-type="float" office:value="15.5015">
            <text:p>15.5015</text:p>
          </table:table-cell>
          <table:table-cell office:value-type="float" office:value="645.1">
            <text:p>645.1</text:p>
          </table:table-cell>
          <table:table-cell office:value-type="float" office:value="0.66">
            <text:p>0.66</text:p>
          </table:table-cell>
          <table:table-cell table:style-name="Default"/>
          <table:table-cell office:value-type="float" office:value="8">
            <text:p>8</text:p>
          </table:table-cell>
          <table:table-cell office:value-type="float" office:value="11.496">
            <text:p>11.496</text:p>
          </table:table-cell>
          <table:table-cell office:value-type="float" office:value="1740">
            <text:p>1740</text:p>
          </table:table-cell>
          <table:table-cell office:value-type="float" office:value="1.78">
            <text:p>1.78</text:p>
          </table:table-cell>
          <table:table-cell/>
          <table:table-cell office:value-type="float" office:value="8">
            <text:p>8</text:p>
          </table:table-cell>
          <table:table-cell office:value-type="float" office:value="12.1785">
            <text:p>12.1785</text:p>
          </table:table-cell>
          <table:table-cell office:value-type="float" office:value="1640">
            <text:p>1640</text:p>
          </table:table-cell>
          <table:table-cell office:value-type="float" office:value="1.68">
            <text:p>1.68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369">
            <text:p>13.369</text:p>
          </table:table-cell>
          <table:table-cell office:value-type="float" office:value="748">
            <text:p>748</text:p>
          </table:table-cell>
          <table:table-cell office:value-type="float" office:value="0.77">
            <text:p>0.77</text:p>
          </table:table-cell>
          <table:table-cell/>
          <table:table-cell office:value-type="float" office:value="4">
            <text:p>4</text:p>
          </table:table-cell>
          <table:table-cell office:value-type="float" office:value="13.7085">
            <text:p>13.7085</text:p>
          </table:table-cell>
          <table:table-cell office:value-type="float" office:value="729.48">
            <text:p>729.48</text:p>
          </table:table-cell>
          <table:table-cell office:value-type="float" office:value="0.75">
            <text:p>0.75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9.3988">
            <text:p>9.3988</text:p>
          </table:table-cell>
          <table:table-cell office:value-type="float" office:value="2130">
            <text:p>2130</text:p>
          </table:table-cell>
          <table:table-cell office:value-type="float" office:value="2.18">
            <text:p>2.18</text:p>
          </table:table-cell>
          <table:table-cell/>
          <table:table-cell office:value-type="float" office:value="8">
            <text:p>8</text:p>
          </table:table-cell>
          <table:table-cell office:value-type="float" office:value="10.0823">
            <text:p>10.0823</text:p>
          </table:table-cell>
          <table:table-cell office:value-type="float" office:value="1980">
            <text:p>1980</text:p>
          </table:table-cell>
          <table:table-cell office:value-type="float" office:value="2.03">
            <text:p>2.03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1042">
            <text:p>18.1042</text:p>
          </table:table-cell>
          <table:table-cell office:value-type="float" office:value="552.36">
            <text:p>552.36</text:p>
          </table:table-cell>
          <table:table-cell office:value-type="float" office:value="0.57">
            <text:p>0.57</text:p>
          </table:table-cell>
          <table:table-cell/>
          <table:table-cell office:value-type="float" office:value="4">
            <text:p>4</text:p>
          </table:table-cell>
          <table:table-cell office:value-type="float" office:value="18.7849">
            <text:p>18.7849</text:p>
          </table:table-cell>
          <table:table-cell office:value-type="float" office:value="532.34">
            <text:p>532.34</text:p>
          </table:table-cell>
          <table:table-cell office:value-type="float" office:value="0.55">
            <text:p>0.55</text:p>
          </table:table-cell>
          <table:table-cell table:style-name="Default"/>
          <table:table-cell office:value-type="float" office:value="12">
            <text:p>12</text:p>
          </table:table-cell>
          <table:table-cell office:value-type="float" office:value="8.748">
            <text:p>8.748</text:p>
          </table:table-cell>
          <table:table-cell office:value-type="float" office:value="2290">
            <text:p>2290</text:p>
          </table:table-cell>
          <table:table-cell office:value-type="float" office:value="2.34">
            <text:p>2.34</text:p>
          </table:table-cell>
          <table:table-cell/>
          <table:table-cell office:value-type="float" office:value="8">
            <text:p>8</text:p>
          </table:table-cell>
          <table:table-cell office:value-type="float" office:value="9.4324">
            <text:p>9.4324</text:p>
          </table:table-cell>
          <table:table-cell office:value-type="float" office:value="2120">
            <text:p>2120</text:p>
          </table:table-cell>
          <table:table-cell office:value-type="float" office:value="2.17">
            <text:p>2.17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1259">
            <text:p>18.1259</text:p>
          </table:table-cell>
          <table:table-cell office:value-type="float" office:value="551.7">
            <text:p>551.7</text:p>
          </table:table-cell>
          <table:table-cell office:value-type="float" office:value="0.56">
            <text:p>0.56</text:p>
          </table:table-cell>
          <table:table-cell/>
          <table:table-cell office:value-type="float" office:value="8">
            <text:p>8</text:p>
          </table:table-cell>
          <table:table-cell office:value-type="float" office:value="18.8053">
            <text:p>18.8053</text:p>
          </table:table-cell>
          <table:table-cell office:value-type="float" office:value="531.76">
            <text:p>531.76</text:p>
          </table:table-cell>
          <table:table-cell office:value-type="float" office:value="0.54">
            <text:p>0.54</text:p>
          </table:table-cell>
          <table:table-cell table:style-name="Default"/>
          <table:table-cell office:value-type="float" office:value="14">
            <text:p>14</text:p>
          </table:table-cell>
          <table:table-cell office:value-type="float" office:value="12.8806">
            <text:p>12.8806</text:p>
          </table:table-cell>
          <table:table-cell office:value-type="float" office:value="1550">
            <text:p>1550</text:p>
          </table:table-cell>
          <table:table-cell office:value-type="float" office:value="1.59">
            <text:p>1.59</text:p>
          </table:table-cell>
          <table:table-cell/>
          <table:table-cell office:value-type="float" office:value="8">
            <text:p>8</text:p>
          </table:table-cell>
          <table:table-cell office:value-type="float" office:value="13.5685">
            <text:p>13.5685</text:p>
          </table:table-cell>
          <table:table-cell office:value-type="float" office:value="1470">
            <text:p>1470</text:p>
          </table:table-cell>
          <table:table-cell office:value-type="float" office:value="1.51">
            <text:p>1.51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1077">
            <text:p>16.1077</text:p>
          </table:table-cell>
          <table:table-cell office:value-type="float" office:value="620.82">
            <text:p>620.82</text:p>
          </table:table-cell>
          <table:table-cell office:value-type="float" office:value="0.64">
            <text:p>0.64</text:p>
          </table:table-cell>
          <table:table-cell/>
          <table:table-cell office:value-type="float" office:value="8">
            <text:p>8</text:p>
          </table:table-cell>
          <table:table-cell office:value-type="float" office:value="16.7837">
            <text:p>16.7837</text:p>
          </table:table-cell>
          <table:table-cell office:value-type="float" office:value="595.82">
            <text:p>595.82</text:p>
          </table:table-cell>
          <table:table-cell office:value-type="float" office:value="0.61">
            <text:p>0.61</text:p>
          </table:table-cell>
          <table:table-cell table:style-name="Default"/>
          <table:table-cell office:value-type="float" office:value="14">
            <text:p>14</text:p>
          </table:table-cell>
          <table:table-cell office:value-type="float" office:value="12.2911">
            <text:p>12.2911</text:p>
          </table:table-cell>
          <table:table-cell office:value-type="float" office:value="1630">
            <text:p>1630</text:p>
          </table:table-cell>
          <table:table-cell office:value-type="float" office:value="1.67">
            <text:p>1.67</text:p>
          </table:table-cell>
          <table:table-cell/>
          <table:table-cell office:value-type="float" office:value="16">
            <text:p>16</text:p>
          </table:table-cell>
          <table:table-cell office:value-type="float" office:value="12.984">
            <text:p>12.984</text:p>
          </table:table-cell>
          <table:table-cell office:value-type="float" office:value="1540">
            <text:p>1540</text:p>
          </table:table-cell>
          <table:table-cell office:value-type="float" office:value="1.58">
            <text:p>1.58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.3267">
            <text:p>14.3267</text:p>
          </table:table-cell>
          <table:table-cell office:value-type="float" office:value="698">
            <text:p>698</text:p>
          </table:table-cell>
          <table:table-cell office:value-type="float" office:value="0.71">
            <text:p>0.71</text:p>
          </table:table-cell>
          <table:table-cell/>
          <table:table-cell office:value-type="float" office:value="8">
            <text:p>8</text:p>
          </table:table-cell>
          <table:table-cell office:value-type="float" office:value="15.0038">
            <text:p>15.0038</text:p>
          </table:table-cell>
          <table:table-cell office:value-type="float" office:value="666.5">
            <text:p>666.5</text:p>
          </table:table-cell>
          <table:table-cell office:value-type="float" office:value="0.68">
            <text:p>0.68</text:p>
          </table:table-cell>
          <table:table-cell table:style-name="Default"/>
          <table:table-cell office:value-type="float" office:value="16">
            <text:p>16</text:p>
          </table:table-cell>
          <table:table-cell office:value-type="float" office:value="12.5046">
            <text:p>12.5046</text:p>
          </table:table-cell>
          <table:table-cell office:value-type="float" office:value="1600">
            <text:p>1600</text:p>
          </table:table-cell>
          <table:table-cell office:value-type="float" office:value="1.64">
            <text:p>1.64</text:p>
          </table:table-cell>
          <table:table-cell/>
          <table:table-cell office:value-type="float" office:value="16">
            <text:p>16</text:p>
          </table:table-cell>
          <table:table-cell office:value-type="float" office:value="13.1919">
            <text:p>13.1919</text:p>
          </table:table-cell>
          <table:table-cell office:value-type="float" office:value="1520">
            <text:p>1520</text:p>
          </table:table-cell>
          <table:table-cell office:value-type="float" office:value="1.55">
            <text:p>1.55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6531">
            <text:p>13.6531</text:p>
          </table:table-cell>
          <table:table-cell table:style-name="ce3" office:value-type="float" office:value="702.19">
            <text:p>702.19</text:p>
          </table:table-cell>
          <table:table-cell office:value-type="float" office:value="0.75">
            <text:p>0.75</text:p>
          </table:table-cell>
          <table:table-cell/>
          <table:table-cell office:value-type="float" office:value="8">
            <text:p>8</text:p>
          </table:table-cell>
          <table:table-cell office:value-type="float" office:value="13.742">
            <text:p>13.742</text:p>
          </table:table-cell>
          <table:table-cell office:value-type="float" office:value="727.69">
            <text:p>727.69</text:p>
          </table:table-cell>
          <table:table-cell office:value-type="float" office:value="0.75">
            <text:p>0.75</text:p>
          </table:table-cell>
          <table:table-cell table:style-name="Default"/>
          <table:table-cell office:value-type="float" office:value="18">
            <text:p>18</text:p>
          </table:table-cell>
          <table:table-cell office:value-type="float" office:value="10.7039">
            <text:p>10.7039</text:p>
          </table:table-cell>
          <table:table-cell office:value-type="float" office:value="1870">
            <text:p>1870</text:p>
          </table:table-cell>
          <table:table-cell office:value-type="float" office:value="1.91">
            <text:p>1.91</text:p>
          </table:table-cell>
          <table:table-cell/>
          <table:table-cell office:value-type="float" office:value="16">
            <text:p>16</text:p>
          </table:table-cell>
          <table:table-cell office:value-type="float" office:value="11.3897">
            <text:p>11.3897</text:p>
          </table:table-cell>
          <table:table-cell office:value-type="float" office:value="1760">
            <text:p>1760</text:p>
          </table:table-cell>
          <table:table-cell office:value-type="float" office:value="1.8">
            <text:p>1.8</text:p>
          </table:table-cell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9303">
            <text:p>11.9303</text:p>
          </table:table-cell>
          <table:table-cell office:value-type="float" office:value="838.2">
            <text:p>838.2</text:p>
          </table:table-cell>
          <table:table-cell office:value-type="float" office:value="0.86">
            <text:p>0.86</text:p>
          </table:table-cell>
          <table:table-cell/>
          <table:table-cell office:value-type="float" office:value="8">
            <text:p>8</text:p>
          </table:table-cell>
          <table:table-cell office:value-type="float" office:value="12.6076">
            <text:p>12.6076</text:p>
          </table:table-cell>
          <table:table-cell office:value-type="float" office:value="793.17">
            <text:p>793.17</text:p>
          </table:table-cell>
          <table:table-cell office:value-type="float" office:value="0.81">
            <text:p>0.81</text:p>
          </table:table-cell>
          <table:table-cell table:style-name="Default"/>
          <table:table-cell office:value-type="float" office:value="20">
            <text:p>20</text:p>
          </table:table-cell>
          <table:table-cell office:value-type="float" office:value="11.1349">
            <text:p>11.1349</text:p>
          </table:table-cell>
          <table:table-cell office:value-type="float" office:value="1800">
            <text:p>1800</text:p>
          </table:table-cell>
          <table:table-cell office:value-type="float" office:value="1.84">
            <text:p>1.84</text:p>
          </table:table-cell>
          <table:table-cell/>
          <table:table-cell office:value-type="float" office:value="16">
            <text:p>16</text:p>
          </table:table-cell>
          <table:table-cell office:value-type="float" office:value="11.8217">
            <text:p>11.8217</text:p>
          </table:table-cell>
          <table:table-cell office:value-type="float" office:value="1690">
            <text:p>1690</text:p>
          </table:table-cell>
          <table:table-cell office:value-type="float" office:value="1.73">
            <text:p>1.73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867">
            <text:p>10.7867</text:p>
          </table:table-cell>
          <table:table-cell office:value-type="float" office:value="927.07">
            <text:p>927.07</text:p>
          </table:table-cell>
          <table:table-cell office:value-type="float" office:value="0.95">
            <text:p>0.95</text:p>
          </table:table-cell>
          <table:table-cell/>
          <table:table-cell office:value-type="float" office:value="8">
            <text:p>8</text:p>
          </table:table-cell>
          <table:table-cell office:value-type="float" office:value="11.4515">
            <text:p>11.4515</text:p>
          </table:table-cell>
          <table:table-cell office:value-type="float" office:value="873.25">
            <text:p>873.25</text:p>
          </table:table-cell>
          <table:table-cell office:value-type="float" office:value="0.89">
            <text:p>0.89</text:p>
          </table:table-cell>
          <table:table-cell table:style-name="Default"/>
          <table:table-cell office:value-type="float" office:value="22">
            <text:p>22</text:p>
          </table:table-cell>
          <table:table-cell office:value-type="float" office:value="10.6306">
            <text:p>10.6306</text:p>
          </table:table-cell>
          <table:table-cell office:value-type="float" office:value="1880">
            <text:p>1880</text:p>
          </table:table-cell>
          <table:table-cell office:value-type="float" office:value="1.93">
            <text:p>1.93</text:p>
          </table:table-cell>
          <table:table-cell/>
          <table:table-cell office:value-type="float" office:value="16">
            <text:p>16</text:p>
          </table:table-cell>
          <table:table-cell office:value-type="float" office:value="11.3207">
            <text:p>11.3207</text:p>
          </table:table-cell>
          <table:table-cell office:value-type="float" office:value="1770">
            <text:p>1770</text:p>
          </table:table-cell>
          <table:table-cell office:value-type="float" office:value="1.81">
            <text:p>1.81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8"/>
          <table:table-cell office:value-type="float" office:value="24">
            <text:p>24</text:p>
          </table:table-cell>
          <table:table-cell office:value-type="float" office:value="10.4089">
            <text:p>10.4089</text:p>
          </table:table-cell>
          <table:table-cell office:value-type="float" office:value="1920">
            <text:p>1920</text:p>
          </table:table-cell>
          <table:table-cell office:value-type="float" office:value="1.97">
            <text:p>1.97</text:p>
          </table:table-cell>
          <table:table-cell/>
          <table:table-cell office:value-type="float" office:value="16">
            <text:p>16</text:p>
          </table:table-cell>
          <table:table-cell office:value-type="float" office:value="11.0994">
            <text:p>11.0994</text:p>
          </table:table-cell>
          <table:table-cell office:value-type="float" office:value="1800">
            <text:p>1800</text:p>
          </table:table-cell>
          <table:table-cell office:value-type="float" office:value="1.85">
            <text:p>1.85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table:number-columns-spanned="9" table:number-rows-spanned="1">
            <text:p>Compression -&gt; Decompression 5M Packets x 256 Bytes</text:p>
          </table:table-cell>
          <table:covered-table-cell table:style-name="ce1"/>
          <table:covered-table-cell table:number-columns-repeated="7"/>
          <table:table-cell/>
          <table:table-cell table:style-name="ce1" office:value-type="string" table:number-columns-spanned="9" table:number-rows-spanned="1">
            <text:p>Encryption -&gt; Decryption 10M Packets x 256 Bytes</text:p>
          </table:table-cell>
          <table:covered-table-cell table:style-name="ce1"/>
          <table:covered-table-cell table:number-columns-repeated="7"/>
          <table:table-cell table:number-columns-repeated="1003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.3016">
            <text:p>91.3016</text:p>
          </table:table-cell>
          <table:table-cell office:value-type="float" office:value="54.76">
            <text:p>54.76</text:p>
          </table:table-cell>
          <table:table-cell office:value-type="float" office:value="0.11">
            <text:p>0.11</text:p>
          </table:table-cell>
          <table:table-cell/>
          <table:table-cell office:value-type="float" office:value="1">
            <text:p>1</text:p>
          </table:table-cell>
          <table:table-cell office:value-type="float" office:value="91.8054">
            <text:p>91.8054</text:p>
          </table:table-cell>
          <table:table-cell office:value-type="float" office:value="54.46">
            <text:p>54.46</text:p>
          </table:table-cell>
          <table:table-cell office:value-type="float" office:value="0.11">
            <text:p>0.11</text:p>
          </table:table-cell>
          <table:table-cell/>
          <table:table-cell office:value-type="float" office:value="1">
            <text:p>1</text:p>
          </table:table-cell>
          <table:table-cell office:value-type="float" office:value="78.3816">
            <text:p>78.3816</text:p>
          </table:table-cell>
          <table:table-cell office:value-type="float" office:value="127.58">
            <text:p>127.58</text:p>
          </table:table-cell>
          <table:table-cell office:value-type="float" office:value="0.26">
            <text:p>0.26</text:p>
          </table:table-cell>
          <table:table-cell/>
          <table:table-cell office:value-type="float" office:value="1">
            <text:p>1</text:p>
          </table:table-cell>
          <table:table-cell office:value-type="float" office:value="78.9973">
            <text:p>78.9973</text:p>
          </table:table-cell>
          <table:table-cell office:value-type="float" office:value="126.59">
            <text:p>126.59</text:p>
          </table:table-cell>
          <table:table-cell office:value-type="float" office:value="0.26">
            <text:p>0.26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932">
            <text:p>47.7932</text:p>
          </table:table-cell>
          <table:table-cell office:value-type="float" office:value="104.62">
            <text:p>104.62</text:p>
          </table:table-cell>
          <table:table-cell office:value-type="float" office:value="0.21">
            <text:p>0.21</text:p>
          </table:table-cell>
          <table:table-cell/>
          <table:table-cell office:value-type="float" office:value="1">
            <text:p>1</text:p>
          </table:table-cell>
          <table:table-cell office:value-type="float" office:value="47.674">
            <text:p>47.674</text:p>
          </table:table-cell>
          <table:table-cell office:value-type="float" office:value="104.88">
            <text:p>104.88</text:p>
          </table:table-cell>
          <table:table-cell office:value-type="float" office:value="0.21">
            <text:p>0.21</text:p>
          </table:table-cell>
          <table:table-cell/>
          <table:table-cell office:value-type="float" office:value="2">
            <text:p>2</text:p>
          </table:table-cell>
          <table:table-cell office:value-type="float" office:value="54.5642">
            <text:p>54.5642</text:p>
          </table:table-cell>
          <table:table-cell office:value-type="float" office:value="183.27">
            <text:p>183.27</text:p>
          </table:table-cell>
          <table:table-cell office:value-type="float" office:value="0.37">
            <text:p>0.37</text:p>
          </table:table-cell>
          <table:table-cell/>
          <table:table-cell office:value-type="float" office:value="1">
            <text:p>1</text:p>
          </table:table-cell>
          <table:table-cell office:value-type="float" office:value="55.2236">
            <text:p>55.2236</text:p>
          </table:table-cell>
          <table:table-cell office:value-type="float" office:value="181.08">
            <text:p>181.08</text:p>
          </table:table-cell>
          <table:table-cell office:value-type="float" office:value="0.37">
            <text:p>0.37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.3713">
            <text:p>25.3713</text:p>
          </table:table-cell>
          <table:table-cell office:value-type="float" office:value="197.07">
            <text:p>197.07</text:p>
          </table:table-cell>
          <table:table-cell office:value-type="float" office:value="0.4">
            <text:p>0.4</text:p>
          </table:table-cell>
          <table:table-cell/>
          <table:table-cell office:value-type="float" office:value="1">
            <text:p>1</text:p>
          </table:table-cell>
          <table:table-cell office:value-type="float" office:value="25.672">
            <text:p>25.672</text:p>
          </table:table-cell>
          <table:table-cell office:value-type="float" office:value="194.76">
            <text:p>194.76</text:p>
          </table:table-cell>
          <table:table-cell office:value-type="float" office:value="0.39">
            <text:p>0.39</text:p>
          </table:table-cell>
          <table:table-cell/>
          <table:table-cell office:value-type="float" office:value="2">
            <text:p>2</text:p>
          </table:table-cell>
          <table:table-cell office:value-type="float" office:value="39.3564">
            <text:p>39.3564</text:p>
          </table:table-cell>
          <table:table-cell office:value-type="float" office:value="254.09">
            <text:p>254.09</text:p>
          </table:table-cell>
          <table:table-cell office:value-type="float" office:value="0.52">
            <text:p>0.52</text:p>
          </table:table-cell>
          <table:table-cell/>
          <table:table-cell office:value-type="float" office:value="2">
            <text:p>2</text:p>
          </table:table-cell>
          <table:table-cell office:value-type="float" office:value="40.007">
            <text:p>40.007</text:p>
          </table:table-cell>
          <table:table-cell office:value-type="float" office:value="249.96">
            <text:p>249.96</text:p>
          </table:table-cell>
          <table:table-cell office:value-type="float" office:value="0.51">
            <text:p>0.51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.8642">
            <text:p>23.8642</text:p>
          </table:table-cell>
          <table:table-cell office:value-type="float" office:value="209.52">
            <text:p>209.52</text:p>
          </table:table-cell>
          <table:table-cell office:value-type="float" office:value="0.43">
            <text:p>0.43</text:p>
          </table:table-cell>
          <table:table-cell/>
          <table:table-cell office:value-type="float" office:value="1">
            <text:p>1</text:p>
          </table:table-cell>
          <table:table-cell office:value-type="float" office:value="24.5181">
            <text:p>24.5181</text:p>
          </table:table-cell>
          <table:table-cell office:value-type="float" office:value="203.93">
            <text:p>203.93</text:p>
          </table:table-cell>
          <table:table-cell office:value-type="float" office:value="0.42">
            <text:p>0.42</text:p>
          </table:table-cell>
          <table:table-cell/>
          <table:table-cell office:value-type="float" office:value="4">
            <text:p>4</text:p>
          </table:table-cell>
          <table:table-cell office:value-type="float" office:value="30.6203">
            <text:p>30.6203</text:p>
          </table:table-cell>
          <table:table-cell office:value-type="float" office:value="326.58">
            <text:p>326.58</text:p>
          </table:table-cell>
          <table:table-cell office:value-type="float" office:value="0.67">
            <text:p>0.67</text:p>
          </table:table-cell>
          <table:table-cell/>
          <table:table-cell office:value-type="float" office:value="2">
            <text:p>2</text:p>
          </table:table-cell>
          <table:table-cell office:value-type="float" office:value="31.2918">
            <text:p>31.2918</text:p>
          </table:table-cell>
          <table:table-cell office:value-type="float" office:value="319.57">
            <text:p>319.57</text:p>
          </table:table-cell>
          <table:table-cell office:value-type="float" office:value="0.65">
            <text:p>0.65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2479">
            <text:p>16.2479</text:p>
          </table:table-cell>
          <table:table-cell office:value-type="float" office:value="307.73">
            <text:p>307.73</text:p>
          </table:table-cell>
          <table:table-cell office:value-type="float" office:value="0.63">
            <text:p>0.63</text:p>
          </table:table-cell>
          <table:table-cell/>
          <table:table-cell office:value-type="float" office:value="2">
            <text:p>2</text:p>
          </table:table-cell>
          <table:table-cell office:value-type="float" office:value="16.9025">
            <text:p>16.9025</text:p>
          </table:table-cell>
          <table:table-cell office:value-type="float" office:value="295.81">
            <text:p>295.81</text:p>
          </table:table-cell>
          <table:table-cell office:value-type="float" office:value="0.61">
            <text:p>0.61</text:p>
          </table:table-cell>
          <table:table-cell/>
          <table:table-cell office:value-type="float" office:value="6">
            <text:p>6</text:p>
          </table:table-cell>
          <table:table-cell office:value-type="float" office:value="30.4196">
            <text:p>30.4196</text:p>
          </table:table-cell>
          <table:table-cell office:value-type="float" office:value="328.74">
            <text:p>328.74</text:p>
          </table:table-cell>
          <table:table-cell office:value-type="float" office:value="0.67">
            <text:p>0.67</text:p>
          </table:table-cell>
          <table:table-cell/>
          <table:table-cell office:value-type="float" office:value="2">
            <text:p>2</text:p>
          </table:table-cell>
          <table:table-cell office:value-type="float" office:value="30.6797">
            <text:p>30.6797</text:p>
          </table:table-cell>
          <table:table-cell office:value-type="float" office:value="325.95">
            <text:p>325.95</text:p>
          </table:table-cell>
          <table:table-cell office:value-type="float" office:value="0.67">
            <text:p>0.67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.5199">
            <text:p>21.5199</text:p>
          </table:table-cell>
          <table:table-cell office:value-type="float" office:value="232.34">
            <text:p>232.34</text:p>
          </table:table-cell>
          <table:table-cell office:value-type="float" office:value="0.47">
            <text:p>0.47</text:p>
          </table:table-cell>
          <table:table-cell/>
          <table:table-cell office:value-type="float" office:value="2">
            <text:p>2</text:p>
          </table:table-cell>
          <table:table-cell office:value-type="float" office:value="22.1789">
            <text:p>22.1789</text:p>
          </table:table-cell>
          <table:table-cell office:value-type="float" office:value="225.44">
            <text:p>225.44</text:p>
          </table:table-cell>
          <table:table-cell office:value-type="float" office:value="0.46">
            <text:p>0.46</text:p>
          </table:table-cell>
          <table:table-cell/>
          <table:table-cell office:value-type="float" office:value="6">
            <text:p>6</text:p>
          </table:table-cell>
          <table:table-cell office:value-type="float" office:value="20.4244">
            <text:p>20.4244</text:p>
          </table:table-cell>
          <table:table-cell office:value-type="float" office:value="489.61">
            <text:p>489.61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1.1023">
            <text:p>21.1023</text:p>
          </table:table-cell>
          <table:table-cell office:value-type="float" office:value="473.88">
            <text:p>473.88</text:p>
          </table:table-cell>
          <table:table-cell office:value-type="float" office:value="0.97">
            <text:p>0.97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.8219">
            <text:p>21.8219</text:p>
          </table:table-cell>
          <table:table-cell office:value-type="float" office:value="229.13">
            <text:p>229.13</text:p>
          </table:table-cell>
          <table:table-cell office:value-type="float" office:value="0.47">
            <text:p>0.47</text:p>
          </table:table-cell>
          <table:table-cell/>
          <table:table-cell office:value-type="float" office:value="2">
            <text:p>2</text:p>
          </table:table-cell>
          <table:table-cell office:value-type="float" office:value="22.4785">
            <text:p>22.4785</text:p>
          </table:table-cell>
          <table:table-cell office:value-type="float" office:value="222.43">
            <text:p>222.43</text:p>
          </table:table-cell>
          <table:table-cell office:value-type="float" office:value="0.46">
            <text:p>0.46</text:p>
          </table:table-cell>
          <table:table-cell/>
          <table:table-cell office:value-type="float" office:value="8">
            <text:p>8</text:p>
          </table:table-cell>
          <table:table-cell office:value-type="float" office:value="17.4837">
            <text:p>17.4837</text:p>
          </table:table-cell>
          <table:table-cell office:value-type="float" office:value="571.96">
            <text:p>571.96</text:p>
          </table:table-cell>
          <table:table-cell office:value-type="float" office:value="1.17">
            <text:p>1.17</text:p>
          </table:table-cell>
          <table:table-cell/>
          <table:table-cell office:value-type="float" office:value="4">
            <text:p>4</text:p>
          </table:table-cell>
          <table:table-cell office:value-type="float" office:value="18.1613">
            <text:p>18.1613</text:p>
          </table:table-cell>
          <table:table-cell office:value-type="float" office:value="550.62">
            <text:p>550.62</text:p>
          </table:table-cell>
          <table:table-cell office:value-type="float" office:value="1.13">
            <text:p>1.13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.5276">
            <text:p>21.5276</text:p>
          </table:table-cell>
          <table:table-cell office:value-type="float" office:value="232.26">
            <text:p>232.26</text:p>
          </table:table-cell>
          <table:table-cell office:value-type="float" office:value="0.48">
            <text:p>0.48</text:p>
          </table:table-cell>
          <table:table-cell/>
          <table:table-cell office:value-type="float" office:value="4">
            <text:p>4</text:p>
          </table:table-cell>
          <table:table-cell office:value-type="float" office:value="22.1851">
            <text:p>22.1851</text:p>
          </table:table-cell>
          <table:table-cell office:value-type="float" office:value="225.38">
            <text:p>225.38</text:p>
          </table:table-cell>
          <table:table-cell office:value-type="float" office:value="0.46">
            <text:p>0.46</text:p>
          </table:table-cell>
          <table:table-cell/>
          <table:table-cell office:value-type="float" office:value="8">
            <text:p>8</text:p>
          </table:table-cell>
          <table:table-cell office:value-type="float" office:value="11.8404">
            <text:p>11.8404</text:p>
          </table:table-cell>
          <table:table-cell office:value-type="float" office:value="844.57">
            <text:p>844.57</text:p>
          </table:table-cell>
          <table:table-cell office:value-type="float" office:value="1.73">
            <text:p>1.73</text:p>
          </table:table-cell>
          <table:table-cell/>
          <table:table-cell office:value-type="float" office:value="8">
            <text:p>8</text:p>
          </table:table-cell>
          <table:table-cell office:value-type="float" office:value="12.5179">
            <text:p>12.5179</text:p>
          </table:table-cell>
          <table:table-cell office:value-type="float" office:value="798.86">
            <text:p>798.86</text:p>
          </table:table-cell>
          <table:table-cell office:value-type="float" office:value="1.64">
            <text:p>1.64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5953">
            <text:p>17.5953</text:p>
          </table:table-cell>
          <table:table-cell office:value-type="float" office:value="284.17">
            <text:p>284.17</text:p>
          </table:table-cell>
          <table:table-cell office:value-type="float" office:value="0.58">
            <text:p>0.58</text:p>
          </table:table-cell>
          <table:table-cell/>
          <table:table-cell office:value-type="float" office:value="4">
            <text:p>4</text:p>
          </table:table-cell>
          <table:table-cell office:value-type="float" office:value="18.2625">
            <text:p>18.2625</text:p>
          </table:table-cell>
          <table:table-cell office:value-type="float" office:value="273.79">
            <text:p>273.79</text:p>
          </table:table-cell>
          <table:table-cell office:value-type="float" office:value="0.56">
            <text:p>0.56</text:p>
          </table:table-cell>
          <table:table-cell/>
          <table:table-cell office:value-type="float" office:value="10">
            <text:p>10</text:p>
          </table:table-cell>
          <table:table-cell office:value-type="float" office:value="9.1504">
            <text:p>9.1504</text:p>
          </table:table-cell>
          <table:table-cell office:value-type="float" office:value="1090">
            <text:p>1090</text:p>
          </table:table-cell>
          <table:table-cell office:value-type="float" office:value="2.24">
            <text:p>2.24</text:p>
          </table:table-cell>
          <table:table-cell/>
          <table:table-cell office:value-type="float" office:value="8">
            <text:p>8</text:p>
          </table:table-cell>
          <table:table-cell office:value-type="float" office:value="9.8331">
            <text:p>9.8331</text:p>
          </table:table-cell>
          <table:table-cell office:value-type="float" office:value="1020">
            <text:p>1020</text:p>
          </table:table-cell>
          <table:table-cell office:value-type="float" office:value="2.08">
            <text:p>2.08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5653">
            <text:p>14.5653</text:p>
          </table:table-cell>
          <table:table-cell office:value-type="float" office:value="343.28">
            <text:p>343.28</text:p>
          </table:table-cell>
          <table:table-cell office:value-type="float" office:value="0.7">
            <text:p>0.7</text:p>
          </table:table-cell>
          <table:table-cell/>
          <table:table-cell office:value-type="float" office:value="4">
            <text:p>4</text:p>
          </table:table-cell>
          <table:table-cell office:value-type="float" office:value="15.2181">
            <text:p>15.2181</text:p>
          </table:table-cell>
          <table:table-cell office:value-type="float" office:value="328.56">
            <text:p>328.56</text:p>
          </table:table-cell>
          <table:table-cell office:value-type="float" office:value="0.67">
            <text:p>0.67</text:p>
          </table:table-cell>
          <table:table-cell/>
          <table:table-cell office:value-type="float" office:value="12">
            <text:p>12</text:p>
          </table:table-cell>
          <table:table-cell office:value-type="float" office:value="9.9198">
            <text:p>9.9198</text:p>
          </table:table-cell>
          <table:table-cell office:value-type="float" office:value="1010">
            <text:p>1010</text:p>
          </table:table-cell>
          <table:table-cell office:value-type="float" office:value="2.06">
            <text:p>2.06</text:p>
          </table:table-cell>
          <table:table-cell/>
          <table:table-cell office:value-type="float" office:value="8">
            <text:p>8</text:p>
          </table:table-cell>
          <table:table-cell office:value-type="float" office:value="10.6034">
            <text:p>10.6034</text:p>
          </table:table-cell>
          <table:table-cell office:value-type="float" office:value="943.09">
            <text:p>943.09</text:p>
          </table:table-cell>
          <table:table-cell office:value-type="float" office:value="1.93">
            <text:p>1.93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6691">
            <text:p>12.6691</text:p>
          </table:table-cell>
          <table:table-cell office:value-type="float" office:value="394.66">
            <text:p>394.66</text:p>
          </table:table-cell>
          <table:table-cell office:value-type="float" office:value="0.81">
            <text:p>0.81</text:p>
          </table:table-cell>
          <table:table-cell/>
          <table:table-cell office:value-type="float" office:value="4">
            <text:p>4</text:p>
          </table:table-cell>
          <table:table-cell office:value-type="float" office:value="13.3438">
            <text:p>13.3438</text:p>
          </table:table-cell>
          <table:table-cell office:value-type="float" office:value="374.71">
            <text:p>374.71</text:p>
          </table:table-cell>
          <table:table-cell office:value-type="float" office:value="0.77">
            <text:p>0.77</text:p>
          </table:table-cell>
          <table:table-cell/>
          <table:table-cell office:value-type="float" office:value="12">
            <text:p>12</text:p>
          </table:table-cell>
          <table:table-cell office:value-type="float" office:value="9.3285">
            <text:p>9.3285</text:p>
          </table:table-cell>
          <table:table-cell office:value-type="float" office:value="1070">
            <text:p>1070</text:p>
          </table:table-cell>
          <table:table-cell office:value-type="float" office:value="2.2">
            <text:p>2.2</text:p>
          </table:table-cell>
          <table:table-cell/>
          <table:table-cell office:value-type="float" office:value="16">
            <text:p>16</text:p>
          </table:table-cell>
          <table:table-cell office:value-type="float" office:value="10.0092">
            <text:p>10.0092</text:p>
          </table:table-cell>
          <table:table-cell office:value-type="float" office:value="999.08">
            <text:p>999.08</text:p>
          </table:table-cell>
          <table:table-cell office:value-type="float" office:value="2.05">
            <text:p>2.05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4864">
            <text:p>11.4864</text:p>
          </table:table-cell>
          <table:table-cell office:value-type="float" office:value="453.33">
            <text:p>453.33</text:p>
          </table:table-cell>
          <table:table-cell office:value-type="float" office:value="0.89">
            <text:p>0.89</text:p>
          </table:table-cell>
          <table:table-cell/>
          <table:table-cell office:value-type="float" office:value="4">
            <text:p>4</text:p>
          </table:table-cell>
          <table:table-cell office:value-type="float" office:value="11.7169">
            <text:p>11.7169</text:p>
          </table:table-cell>
          <table:table-cell office:value-type="float" office:value="426.73">
            <text:p>426.73</text:p>
          </table:table-cell>
          <table:table-cell office:value-type="float" office:value="0.87">
            <text:p>0.87</text:p>
          </table:table-cell>
          <table:table-cell/>
          <table:table-cell office:value-type="float" office:value="14">
            <text:p>14</text:p>
          </table:table-cell>
          <table:table-cell office:value-type="float" office:value="12.9963">
            <text:p>12.9963</text:p>
          </table:table-cell>
          <table:table-cell office:value-type="float" office:value="769.45">
            <text:p>769.45</text:p>
          </table:table-cell>
          <table:table-cell office:value-type="float" office:value="1.58">
            <text:p>1.58</text:p>
          </table:table-cell>
          <table:table-cell/>
          <table:table-cell office:value-type="float" office:value="16">
            <text:p>16</text:p>
          </table:table-cell>
          <table:table-cell office:value-type="float" office:value="13.6804">
            <text:p>13.6804</text:p>
          </table:table-cell>
          <table:table-cell office:value-type="float" office:value="730.97">
            <text:p>730.97</text:p>
          </table:table-cell>
          <table:table-cell office:value-type="float" office:value="1.5">
            <text:p>1.5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1052">
            <text:p>11.1052</text:p>
          </table:table-cell>
          <table:table-cell office:value-type="float" office:value="450.24">
            <text:p>450.24</text:p>
          </table:table-cell>
          <table:table-cell office:value-type="float" office:value="0.92">
            <text:p>0.92</text:p>
          </table:table-cell>
          <table:table-cell/>
          <table:table-cell office:value-type="float" office:value="8">
            <text:p>8</text:p>
          </table:table-cell>
          <table:table-cell office:value-type="float" office:value="11.7839">
            <text:p>11.7839</text:p>
          </table:table-cell>
          <table:table-cell office:value-type="float" office:value="424.31">
            <text:p>424.31</text:p>
          </table:table-cell>
          <table:table-cell office:value-type="float" office:value="0.87">
            <text:p>0.87</text:p>
          </table:table-cell>
          <table:table-cell/>
          <table:table-cell office:value-type="float" office:value="16">
            <text:p>16</text:p>
          </table:table-cell>
          <table:table-cell office:value-type="float" office:value="11.3673">
            <text:p>11.3673</text:p>
          </table:table-cell>
          <table:table-cell office:value-type="float" office:value="879.72">
            <text:p>879.72</text:p>
          </table:table-cell>
          <table:table-cell office:value-type="float" office:value="1.8">
            <text:p>1.8</text:p>
          </table:table-cell>
          <table:table-cell/>
          <table:table-cell office:value-type="float" office:value="16">
            <text:p>16</text:p>
          </table:table-cell>
          <table:table-cell office:value-type="float" office:value="12.0538">
            <text:p>12.0538</text:p>
          </table:table-cell>
          <table:table-cell office:value-type="float" office:value="829.61">
            <text:p>829.61</text:p>
          </table:table-cell>
          <table:table-cell office:value-type="float" office:value="1.7">
            <text:p>1.7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85383">
            <text:p>9.85383</text:p>
          </table:table-cell>
          <table:table-cell office:value-type="float" office:value="507.42">
            <text:p>507.42</text:p>
          </table:table-cell>
          <table:table-cell office:value-type="float" office:value="1.04">
            <text:p>1.04</text:p>
          </table:table-cell>
          <table:table-cell/>
          <table:table-cell office:value-type="float" office:value="8">
            <text:p>8</text:p>
          </table:table-cell>
          <table:table-cell office:value-type="float" office:value="10.5278">
            <text:p>10.5278</text:p>
          </table:table-cell>
          <table:table-cell office:value-type="float" office:value="474.93">
            <text:p>474.93</text:p>
          </table:table-cell>
          <table:table-cell office:value-type="float" office:value="0.97">
            <text:p>0.97</text:p>
          </table:table-cell>
          <table:table-cell/>
          <table:table-cell office:value-type="float" office:value="18">
            <text:p>18</text:p>
          </table:table-cell>
          <table:table-cell office:value-type="float" office:value="10.7361">
            <text:p>10.7361</text:p>
          </table:table-cell>
          <table:table-cell office:value-type="float" office:value="931.43">
            <text:p>931.43</text:p>
          </table:table-cell>
          <table:table-cell office:value-type="float" office:value="1.91">
            <text:p>1.91</text:p>
          </table:table-cell>
          <table:table-cell/>
          <table:table-cell office:value-type="float" office:value="16">
            <text:p>16</text:p>
          </table:table-cell>
          <table:table-cell office:value-type="float" office:value="11.4227">
            <text:p>11.4227</text:p>
          </table:table-cell>
          <table:table-cell office:value-type="float" office:value="875.45">
            <text:p>875.45</text:p>
          </table:table-cell>
          <table:table-cell office:value-type="float" office:value="1.79">
            <text:p>1.79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63821">
            <text:p>8.63821</text:p>
          </table:table-cell>
          <table:table-cell office:value-type="float" office:value="578.82">
            <text:p>578.82</text:p>
          </table:table-cell>
          <table:table-cell office:value-type="float" office:value="1.19">
            <text:p>1.19</text:p>
          </table:table-cell>
          <table:table-cell/>
          <table:table-cell office:value-type="float" office:value="8">
            <text:p>8</text:p>
          </table:table-cell>
          <table:table-cell office:value-type="float" office:value="9.6261">
            <text:p>9.6261</text:p>
          </table:table-cell>
          <table:table-cell office:value-type="float" office:value="519.42">
            <text:p>519.42</text:p>
          </table:table-cell>
          <table:table-cell office:value-type="float" office:value="1.06">
            <text:p>1.06</text:p>
          </table:table-cell>
          <table:table-cell/>
          <table:table-cell office:value-type="float" office:value="20">
            <text:p>20</text:p>
          </table:table-cell>
          <table:table-cell office:value-type="float" office:value="10.1018">
            <text:p>10.1018</text:p>
          </table:table-cell>
          <table:table-cell office:value-type="float" office:value="989.92">
            <text:p>989.92</text:p>
          </table:table-cell>
          <table:table-cell office:value-type="float" office:value="2.03">
            <text:p>2.03</text:p>
          </table:table-cell>
          <table:table-cell/>
          <table:table-cell office:value-type="float" office:value="16">
            <text:p>16</text:p>
          </table:table-cell>
          <table:table-cell office:value-type="float" office:value="10.7874">
            <text:p>10.7874</text:p>
          </table:table-cell>
          <table:table-cell office:value-type="float" office:value="927.01">
            <text:p>927.01</text:p>
          </table:table-cell>
          <table:table-cell office:value-type="float" office:value="1.9">
            <text:p>1.9</text:p>
          </table:table-cell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4374">
            <text:p>7.84374</text:p>
          </table:table-cell>
          <table:table-cell office:value-type="float" office:value="637.45">
            <text:p>637.45</text:p>
          </table:table-cell>
          <table:table-cell office:value-type="float" office:value="1.31">
            <text:p>1.31</text:p>
          </table:table-cell>
          <table:table-cell/>
          <table:table-cell office:value-type="float" office:value="8">
            <text:p>8</text:p>
          </table:table-cell>
          <table:table-cell office:value-type="float" office:value="8.8315">
            <text:p>8.8315</text:p>
          </table:table-cell>
          <table:table-cell office:value-type="float" office:value="565.83">
            <text:p>565.83</text:p>
          </table:table-cell>
          <table:table-cell office:value-type="float" office:value="1.16">
            <text:p>1.16</text:p>
          </table:table-cell>
          <table:table-cell/>
          <table:table-cell office:value-type="float" office:value="22">
            <text:p>22</text:p>
          </table:table-cell>
          <table:table-cell office:value-type="float" office:value="9.86277">
            <text:p>9.86277</text:p>
          </table:table-cell>
          <table:table-cell office:value-type="float" office:value="1010">
            <text:p>1010</text:p>
          </table:table-cell>
          <table:table-cell office:value-type="float" office:value="2.08">
            <text:p>2.08</text:p>
          </table:table-cell>
          <table:table-cell/>
          <table:table-cell office:value-type="float" office:value="16">
            <text:p>16</text:p>
          </table:table-cell>
          <table:table-cell office:value-type="float" office:value="10.5481">
            <text:p>10.5481</text:p>
          </table:table-cell>
          <table:table-cell office:value-type="float" office:value="948.04">
            <text:p>948.04</text:p>
          </table:table-cell>
          <table:table-cell office:value-type="float" office:value="1.94">
            <text:p>1.94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19565">
            <text:p>7.19565</text:p>
          </table:table-cell>
          <table:table-cell office:value-type="float" office:value="694.86">
            <text:p>694.86</text:p>
          </table:table-cell>
          <table:table-cell office:value-type="float" office:value="1.42">
            <text:p>1.42</text:p>
          </table:table-cell>
          <table:table-cell/>
          <table:table-cell office:value-type="float" office:value="8">
            <text:p>8</text:p>
          </table:table-cell>
          <table:table-cell office:value-type="float" office:value="8.1766">
            <text:p>8.1766</text:p>
          </table:table-cell>
          <table:table-cell office:value-type="float" office:value="610.28">
            <text:p>610.28</text:p>
          </table:table-cell>
          <table:table-cell office:value-type="float" office:value="1.25">
            <text:p>1.25</text:p>
          </table:table-cell>
          <table:table-cell/>
          <table:table-cell office:value-type="float" office:value="24">
            <text:p>24</text:p>
          </table:table-cell>
          <table:table-cell office:value-type="float" office:value="9.17596">
            <text:p>9.17596</text:p>
          </table:table-cell>
          <table:table-cell office:value-type="float" office:value="1090">
            <text:p>1090</text:p>
          </table:table-cell>
          <table:table-cell office:value-type="float" office:value="2.23">
            <text:p>2.23</text:p>
          </table:table-cell>
          <table:table-cell/>
          <table:table-cell office:value-type="float" office:value="16">
            <text:p>16</text:p>
          </table:table-cell>
          <table:table-cell office:value-type="float" office:value="9.8589">
            <text:p>9.8589</text:p>
          </table:table-cell>
          <table:table-cell office:value-type="float" office:value="1010">
            <text:p>1010</text:p>
          </table:table-cell>
          <table:table-cell office:value-type="float" office:value="2.08">
            <text:p>2.08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table:number-columns-spanned="9" table:number-rows-spanned="1">
            <text:p>Compression -&gt; Decompression 2.5M Packets x 512 Bytes</text:p>
          </table:table-cell>
          <table:covered-table-cell table:style-name="ce1"/>
          <table:covered-table-cell table:number-columns-repeated="7"/>
          <table:table-cell/>
          <table:table-cell table:style-name="ce1" office:value-type="string" table:number-columns-spanned="9" table:number-rows-spanned="1">
            <text:p>Encryption -&gt; Decryption 5M Packets x 512 Bytes</text:p>
          </table:table-cell>
          <table:covered-table-cell table:style-name="ce1"/>
          <table:covered-table-cell table:number-columns-repeated="7"/>
          <table:table-cell table:number-columns-repeated="1003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.8554">
            <text:p>64.8554</text:p>
          </table:table-cell>
          <table:table-cell office:value-type="float" office:value="38.55">
            <text:p>38.55</text:p>
          </table:table-cell>
          <table:table-cell office:value-type="float" office:value="0.16">
            <text:p>0.16</text:p>
          </table:table-cell>
          <table:table-cell/>
          <table:table-cell office:value-type="float" office:value="1">
            <text:p>1</text:p>
          </table:table-cell>
          <table:table-cell office:value-type="float" office:value="65.2861">
            <text:p>65.2861</text:p>
          </table:table-cell>
          <table:table-cell office:value-type="float" office:value="38.29">
            <text:p>38.29</text:p>
          </table:table-cell>
          <table:table-cell office:value-type="float" office:value="0.16">
            <text:p>0.16</text:p>
          </table:table-cell>
          <table:table-cell/>
          <table:table-cell office:value-type="float" office:value="1">
            <text:p>1</text:p>
          </table:table-cell>
          <table:table-cell office:value-type="float" office:value="71.3676">
            <text:p>71.3676</text:p>
          </table:table-cell>
          <table:table-cell office:value-type="float" office:value="70.06">
            <text:p>70.06</text:p>
          </table:table-cell>
          <table:table-cell office:value-type="float" office:value="0.29">
            <text:p>0.29</text:p>
          </table:table-cell>
          <table:table-cell/>
          <table:table-cell office:value-type="float" office:value="1">
            <text:p>1</text:p>
          </table:table-cell>
          <table:table-cell office:value-type="float" office:value="71.9132">
            <text:p>71.9132</text:p>
          </table:table-cell>
          <table:table-cell office:value-type="float" office:value="69.53">
            <text:p>69.53</text:p>
          </table:table-cell>
          <table:table-cell office:value-type="float" office:value="0.28">
            <text:p>0.28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6487">
            <text:p>32.6487</text:p>
          </table:table-cell>
          <table:table-cell office:value-type="float" office:value="76.51">
            <text:p>76.51</text:p>
          </table:table-cell>
          <table:table-cell office:value-type="float" office:value="0.31">
            <text:p>0.31</text:p>
          </table:table-cell>
          <table:table-cell/>
          <table:table-cell office:value-type="float" office:value="1">
            <text:p>1</text:p>
          </table:table-cell>
          <table:table-cell office:value-type="float" office:value="33.2004">
            <text:p>33.2004</text:p>
          </table:table-cell>
          <table:table-cell office:value-type="float" office:value="75.3">
            <text:p>75.3</text:p>
          </table:table-cell>
          <table:table-cell office:value-type="float" office:value="0.31">
            <text:p>0.31</text:p>
          </table:table-cell>
          <table:table-cell/>
          <table:table-cell office:value-type="float" office:value="2">
            <text:p>2</text:p>
          </table:table-cell>
          <table:table-cell office:value-type="float" office:value="53.2631">
            <text:p>53.2631</text:p>
          </table:table-cell>
          <table:table-cell office:value-type="float" office:value="93.87">
            <text:p>93.87</text:p>
          </table:table-cell>
          <table:table-cell office:value-type="float" office:value="0.38">
            <text:p>0.38</text:p>
          </table:table-cell>
          <table:table-cell/>
          <table:table-cell office:value-type="float" office:value="1">
            <text:p>1</text:p>
          </table:table-cell>
          <table:table-cell office:value-type="float" office:value="53.8897">
            <text:p>53.8897</text:p>
          </table:table-cell>
          <table:table-cell office:value-type="float" office:value="92.78">
            <text:p>92.78</text:p>
          </table:table-cell>
          <table:table-cell office:value-type="float" office:value="0.38">
            <text:p>0.38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1699">
            <text:p>17.1699</text:p>
          </table:table-cell>
          <table:table-cell office:value-type="float" office:value="145.6">
            <text:p>145.6</text:p>
          </table:table-cell>
          <table:table-cell office:value-type="float" office:value="0.6">
            <text:p>0.6</text:p>
          </table:table-cell>
          <table:table-cell/>
          <table:table-cell office:value-type="float" office:value="1">
            <text:p>1</text:p>
          </table:table-cell>
          <table:table-cell office:value-type="float" office:value="17.7882">
            <text:p>17.7882</text:p>
          </table:table-cell>
          <table:table-cell office:value-type="float" office:value="140.54">
            <text:p>140.54</text:p>
          </table:table-cell>
          <table:table-cell office:value-type="float" office:value="0.58">
            <text:p>0.58</text:p>
          </table:table-cell>
          <table:table-cell/>
          <table:table-cell office:value-type="float" office:value="2">
            <text:p>2</text:p>
          </table:table-cell>
          <table:table-cell office:value-type="float" office:value="35.764">
            <text:p>35.764</text:p>
          </table:table-cell>
          <table:table-cell office:value-type="float" office:value="139.81">
            <text:p>139.81</text:p>
          </table:table-cell>
          <table:table-cell office:value-type="float" office:value="0.57">
            <text:p>0.57</text:p>
          </table:table-cell>
          <table:table-cell/>
          <table:table-cell office:value-type="float" office:value="2">
            <text:p>2</text:p>
          </table:table-cell>
          <table:table-cell office:value-type="float" office:value="36.3826">
            <text:p>36.3826</text:p>
          </table:table-cell>
          <table:table-cell office:value-type="float" office:value="137.43">
            <text:p>137.43</text:p>
          </table:table-cell>
          <table:table-cell office:value-type="float" office:value="0.56">
            <text:p>0.56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2506">
            <text:p>14.2506</text:p>
          </table:table-cell>
          <table:table-cell office:value-type="float" office:value="175.43">
            <text:p>175.43</text:p>
          </table:table-cell>
          <table:table-cell office:value-type="float" office:value="0.72">
            <text:p>0.72</text:p>
          </table:table-cell>
          <table:table-cell/>
          <table:table-cell office:value-type="float" office:value="1">
            <text:p>1</text:p>
          </table:table-cell>
          <table:table-cell office:value-type="float" office:value="14.8838">
            <text:p>14.8838</text:p>
          </table:table-cell>
          <table:table-cell office:value-type="float" office:value="167.97">
            <text:p>167.97</text:p>
          </table:table-cell>
          <table:table-cell office:value-type="float" office:value="0.69">
            <text:p>0.69</text:p>
          </table:table-cell>
          <table:table-cell/>
          <table:table-cell office:value-type="float" office:value="4">
            <text:p>4</text:p>
          </table:table-cell>
          <table:table-cell office:value-type="float" office:value="28.8152">
            <text:p>28.8152</text:p>
          </table:table-cell>
          <table:table-cell office:value-type="float" office:value="173.52">
            <text:p>173.52</text:p>
          </table:table-cell>
          <table:table-cell office:value-type="float" office:value="0.71">
            <text:p>0.71</text:p>
          </table:table-cell>
          <table:table-cell/>
          <table:table-cell office:value-type="float" office:value="2">
            <text:p>2</text:p>
          </table:table-cell>
          <table:table-cell office:value-type="float" office:value="29.4672">
            <text:p>29.4672</text:p>
          </table:table-cell>
          <table:table-cell office:value-type="float" office:value="169.68">
            <text:p>169.68</text:p>
          </table:table-cell>
          <table:table-cell office:value-type="float" office:value="0.69">
            <text:p>0.69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4736">
            <text:p>13.4736</text:p>
          </table:table-cell>
          <table:table-cell office:value-type="float" office:value="185.55">
            <text:p>185.55</text:p>
          </table:table-cell>
          <table:table-cell office:value-type="float" office:value="0.76">
            <text:p>0.76</text:p>
          </table:table-cell>
          <table:table-cell/>
          <table:table-cell office:value-type="float" office:value="1">
            <text:p>1</text:p>
          </table:table-cell>
          <table:table-cell office:value-type="float" office:value="14.123">
            <text:p>14.123</text:p>
          </table:table-cell>
          <table:table-cell office:value-type="float" office:value="177.02">
            <text:p>177.02</text:p>
          </table:table-cell>
          <table:table-cell office:value-type="float" office:value="0.73">
            <text:p>0.73</text:p>
          </table:table-cell>
          <table:table-cell/>
          <table:table-cell office:value-type="float" office:value="6">
            <text:p>6</text:p>
          </table:table-cell>
          <table:table-cell office:value-type="float" office:value="28.7163">
            <text:p>28.7163</text:p>
          </table:table-cell>
          <table:table-cell office:value-type="float" office:value="174.12">
            <text:p>174.12</text:p>
          </table:table-cell>
          <table:table-cell office:value-type="float" office:value="0.71">
            <text:p>0.71</text:p>
          </table:table-cell>
          <table:table-cell/>
          <table:table-cell office:value-type="float" office:value="2">
            <text:p>2</text:p>
          </table:table-cell>
          <table:table-cell office:value-type="float" office:value="29.3801">
            <text:p>29.3801</text:p>
          </table:table-cell>
          <table:table-cell office:value-type="float" office:value="170.18">
            <text:p>170.18</text:p>
          </table:table-cell>
          <table:table-cell office:value-type="float" office:value="0.7">
            <text:p>0.7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8063">
            <text:p>8.8063</text:p>
          </table:table-cell>
          <table:table-cell office:value-type="float" office:value="283.89">
            <text:p>283.89</text:p>
          </table:table-cell>
          <table:table-cell office:value-type="float" office:value="1.16">
            <text:p>1.16</text:p>
          </table:table-cell>
          <table:table-cell/>
          <table:table-cell office:value-type="float" office:value="2">
            <text:p>2</text:p>
          </table:table-cell>
          <table:table-cell office:value-type="float" office:value="9.4537">
            <text:p>9.4537</text:p>
          </table:table-cell>
          <table:table-cell office:value-type="float" office:value="264.45">
            <text:p>264.45</text:p>
          </table:table-cell>
          <table:table-cell office:value-type="float" office:value="1.08">
            <text:p>1.08</text:p>
          </table:table-cell>
          <table:table-cell/>
          <table:table-cell office:value-type="float" office:value="6">
            <text:p>6</text:p>
          </table:table-cell>
          <table:table-cell office:value-type="float" office:value="17.2118">
            <text:p>17.2118</text:p>
          </table:table-cell>
          <table:table-cell office:value-type="float" office:value="290.5">
            <text:p>290.5</text:p>
          </table:table-cell>
          <table:table-cell office:value-type="float" office:value="1.19">
            <text:p>1.19</text:p>
          </table:table-cell>
          <table:table-cell/>
          <table:table-cell office:value-type="float" office:value="4">
            <text:p>4</text:p>
          </table:table-cell>
          <table:table-cell office:value-type="float" office:value="17.8741">
            <text:p>17.8741</text:p>
          </table:table-cell>
          <table:table-cell office:value-type="float" office:value="279.73">
            <text:p>279.73</text:p>
          </table:table-cell>
          <table:table-cell office:value-type="float" office:value="1.15">
            <text:p>1.15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61582">
            <text:p>7.61582</text:p>
          </table:table-cell>
          <table:table-cell office:value-type="float" office:value="328.26">
            <text:p>328.26</text:p>
          </table:table-cell>
          <table:table-cell office:value-type="float" office:value="1.34">
            <text:p>1.34</text:p>
          </table:table-cell>
          <table:table-cell/>
          <table:table-cell office:value-type="float" office:value="2">
            <text:p>2</text:p>
          </table:table-cell>
          <table:table-cell office:value-type="float" office:value="8.2768">
            <text:p>8.2768</text:p>
          </table:table-cell>
          <table:table-cell office:value-type="float" office:value="302.05">
            <text:p>302.05</text:p>
          </table:table-cell>
          <table:table-cell office:value-type="float" office:value="1.24">
            <text:p>1.24</text:p>
          </table:table-cell>
          <table:table-cell/>
          <table:table-cell office:value-type="float" office:value="8">
            <text:p>8</text:p>
          </table:table-cell>
          <table:table-cell office:value-type="float" office:value="16.1797">
            <text:p>16.1797</text:p>
          </table:table-cell>
          <table:table-cell office:value-type="float" office:value="309.03">
            <text:p>309.03</text:p>
          </table:table-cell>
          <table:table-cell office:value-type="float" office:value="1.27">
            <text:p>1.27</text:p>
          </table:table-cell>
          <table:table-cell/>
          <table:table-cell office:value-type="float" office:value="4">
            <text:p>4</text:p>
          </table:table-cell>
          <table:table-cell office:value-type="float" office:value="16.85">
            <text:p>16.85</text:p>
          </table:table-cell>
          <table:table-cell office:value-type="float" office:value="296.74">
            <text:p>296.74</text:p>
          </table:table-cell>
          <table:table-cell office:value-type="float" office:value="1.22">
            <text:p>1.22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23964">
            <text:p>7.23964</text:p>
          </table:table-cell>
          <table:table-cell office:value-type="float" office:value="345.32">
            <text:p>345.32</text:p>
          </table:table-cell>
          <table:table-cell office:value-type="float" office:value="1.41">
            <text:p>1.41</text:p>
          </table:table-cell>
          <table:table-cell/>
          <table:table-cell office:value-type="float" office:value="2">
            <text:p>2</text:p>
          </table:table-cell>
          <table:table-cell office:value-type="float" office:value="7.899">
            <text:p>7.899</text:p>
          </table:table-cell>
          <table:table-cell office:value-type="float" office:value="316.5">
            <text:p>316.5</text:p>
          </table:table-cell>
          <table:table-cell office:value-type="float" office:value="1.3">
            <text:p>1.3</text:p>
          </table:table-cell>
          <table:table-cell/>
          <table:table-cell office:value-type="float" office:value="8">
            <text:p>8</text:p>
          </table:table-cell>
          <table:table-cell office:value-type="float" office:value="13.6214">
            <text:p>13.6214</text:p>
          </table:table-cell>
          <table:table-cell office:value-type="float" office:value="367.07">
            <text:p>367.07</text:p>
          </table:table-cell>
          <table:table-cell office:value-type="float" office:value="1.5">
            <text:p>1.5</text:p>
          </table:table-cell>
          <table:table-cell/>
          <table:table-cell office:value-type="float" office:value="8">
            <text:p>8</text:p>
          </table:table-cell>
          <table:table-cell office:value-type="float" office:value="14.2892">
            <text:p>14.2892</text:p>
          </table:table-cell>
          <table:table-cell office:value-type="float" office:value="349.91">
            <text:p>349.91</text:p>
          </table:table-cell>
          <table:table-cell office:value-type="float" office:value="1.43">
            <text:p>1.43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41989">
            <text:p>6.41989</text:p>
          </table:table-cell>
          <table:table-cell office:value-type="float" office:value="389.42">
            <text:p>389.42</text:p>
          </table:table-cell>
          <table:table-cell office:value-type="float" office:value="1.6">
            <text:p>1.6</text:p>
          </table:table-cell>
          <table:table-cell/>
          <table:table-cell office:value-type="float" office:value="4">
            <text:p>4</text:p>
          </table:table-cell>
          <table:table-cell office:value-type="float" office:value="6.7018">
            <text:p>6.7018</text:p>
          </table:table-cell>
          <table:table-cell office:value-type="float" office:value="373.03">
            <text:p>373.03</text:p>
          </table:table-cell>
          <table:table-cell office:value-type="float" office:value="1.53">
            <text:p>1.53</text:p>
          </table:table-cell>
          <table:table-cell/>
          <table:table-cell office:value-type="float" office:value="10">
            <text:p>10</text:p>
          </table:table-cell>
          <table:table-cell office:value-type="float" office:value="10.372">
            <text:p>10.372</text:p>
          </table:table-cell>
          <table:table-cell office:value-type="float" office:value="482.07">
            <text:p>482.07</text:p>
          </table:table-cell>
          <table:table-cell office:value-type="float" office:value="1.97">
            <text:p>1.97</text:p>
          </table:table-cell>
          <table:table-cell/>
          <table:table-cell office:value-type="float" office:value="8">
            <text:p>8</text:p>
          </table:table-cell>
          <table:table-cell office:value-type="float" office:value="11.0481">
            <text:p>11.0481</text:p>
          </table:table-cell>
          <table:table-cell office:value-type="float" office:value="452.57">
            <text:p>452.57</text:p>
          </table:table-cell>
          <table:table-cell office:value-type="float" office:value="1.85">
            <text:p>1.85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9431">
            <text:p>8.9431</text:p>
          </table:table-cell>
          <table:table-cell office:value-type="float" office:value="279354">
            <text:p>279354</text:p>
          </table:table-cell>
          <table:table-cell office:value-type="float" office:value="1.15">
            <text:p>1.15</text:p>
          </table:table-cell>
          <table:table-cell/>
          <table:table-cell office:value-type="float" office:value="4">
            <text:p>4</text:p>
          </table:table-cell>
          <table:table-cell office:value-type="float" office:value="9.617">
            <text:p>9.617</text:p>
          </table:table-cell>
          <table:table-cell office:value-type="float" office:value="259.96">
            <text:p>259.96</text:p>
          </table:table-cell>
          <table:table-cell office:value-type="float" office:value="1.1">
            <text:p>1.1</text:p>
          </table:table-cell>
          <table:table-cell/>
          <table:table-cell office:value-type="float" office:value="12">
            <text:p>12</text:p>
          </table:table-cell>
          <table:table-cell office:value-type="float" office:value="8.896">
            <text:p>8.896</text:p>
          </table:table-cell>
          <table:table-cell office:value-type="float" office:value="562.05">
            <text:p>562.05</text:p>
          </table:table-cell>
          <table:table-cell office:value-type="float" office:value="2.3">
            <text:p>2.3</text:p>
          </table:table-cell>
          <table:table-cell/>
          <table:table-cell office:value-type="float" office:value="8">
            <text:p>8</text:p>
          </table:table-cell>
          <table:table-cell office:value-type="float" office:value="9.5729">
            <text:p>9.5729</text:p>
          </table:table-cell>
          <table:table-cell office:value-type="float" office:value="522.3">
            <text:p>522.3</text:p>
          </table:table-cell>
          <table:table-cell office:value-type="float" office:value="2.14">
            <text:p>2.14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49">
            <text:p>9.49</text:p>
          </table:table-cell>
          <table:table-cell office:value-type="float" office:value="263.43">
            <text:p>263.43</text:p>
          </table:table-cell>
          <table:table-cell office:value-type="float" office:value="1.08">
            <text:p>1.08</text:p>
          </table:table-cell>
          <table:table-cell/>
          <table:table-cell office:value-type="float" office:value="8">
            <text:p>8</text:p>
          </table:table-cell>
          <table:table-cell office:value-type="float" office:value="9.6772">
            <text:p>9.6772</text:p>
          </table:table-cell>
          <table:table-cell office:value-type="float" office:value="258.34">
            <text:p>258.34</text:p>
          </table:table-cell>
          <table:table-cell office:value-type="float" office:value="1.1">
            <text:p>1.1</text:p>
          </table:table-cell>
          <table:table-cell/>
          <table:table-cell office:value-type="float" office:value="14">
            <text:p>14</text:p>
          </table:table-cell>
          <table:table-cell office:value-type="float" office:value="12.6522">
            <text:p>12.6522</text:p>
          </table:table-cell>
          <table:table-cell office:value-type="float" office:value="395.19">
            <text:p>395.19</text:p>
          </table:table-cell>
          <table:table-cell office:value-type="float" office:value="1.62">
            <text:p>1.62</text:p>
          </table:table-cell>
          <table:table-cell/>
          <table:table-cell office:value-type="float" office:value="8">
            <text:p>8</text:p>
          </table:table-cell>
          <table:table-cell office:value-type="float" office:value="13.3343">
            <text:p>13.3343</text:p>
          </table:table-cell>
          <table:table-cell office:value-type="float" office:value="374.97">
            <text:p>374.97</text:p>
          </table:table-cell>
          <table:table-cell office:value-type="float" office:value="1.54">
            <text:p>1.54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9295">
            <text:p>7.9295</text:p>
          </table:table-cell>
          <table:table-cell office:value-type="float" office:value="315.28">
            <text:p>315.28</text:p>
          </table:table-cell>
          <table:table-cell office:value-type="float" office:value="1.29">
            <text:p>1.29</text:p>
          </table:table-cell>
          <table:table-cell/>
          <table:table-cell office:value-type="float" office:value="8">
            <text:p>8</text:p>
          </table:table-cell>
          <table:table-cell office:value-type="float" office:value="8.6002">
            <text:p>8.6002</text:p>
          </table:table-cell>
          <table:table-cell office:value-type="float" office:value="290.69">
            <text:p>290.69</text:p>
          </table:table-cell>
          <table:table-cell office:value-type="float" office:value="1.2">
            <text:p>1.2</text:p>
          </table:table-cell>
          <table:table-cell/>
          <table:table-cell office:value-type="float" office:value="14">
            <text:p>14</text:p>
          </table:table-cell>
          <table:table-cell office:value-type="float" office:value="12.3681">
            <text:p>12.3681</text:p>
          </table:table-cell>
          <table:table-cell office:value-type="float" office:value="404.27">
            <text:p>404.27</text:p>
          </table:table-cell>
          <table:table-cell office:value-type="float" office:value="1.66">
            <text:p>1.66</text:p>
          </table:table-cell>
          <table:table-cell/>
          <table:table-cell office:value-type="float" office:value="16">
            <text:p>16</text:p>
          </table:table-cell>
          <table:table-cell office:value-type="float" office:value="13.0499">
            <text:p>13.0499</text:p>
          </table:table-cell>
          <table:table-cell office:value-type="float" office:value="383.14">
            <text:p>383.14</text:p>
          </table:table-cell>
          <table:table-cell office:value-type="float" office:value="1.57">
            <text:p>1.57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3085">
            <text:p>7.3085</text:p>
          </table:table-cell>
          <table:table-cell office:value-type="float" office:value="342.06">
            <text:p>342.06</text:p>
          </table:table-cell>
          <table:table-cell office:value-type="float" office:value="1.4">
            <text:p>1.4</text:p>
          </table:table-cell>
          <table:table-cell/>
          <table:table-cell office:value-type="float" office:value="8">
            <text:p>8</text:p>
          </table:table-cell>
          <table:table-cell office:value-type="float" office:value="7.9741">
            <text:p>7.9741</text:p>
          </table:table-cell>
          <table:table-cell office:value-type="float" office:value="313.51">
            <text:p>313.51</text:p>
          </table:table-cell>
          <table:table-cell office:value-type="float" office:value="1.28">
            <text:p>1.28</text:p>
          </table:table-cell>
          <table:table-cell/>
          <table:table-cell office:value-type="float" office:value="16">
            <text:p>16</text:p>
          </table:table-cell>
          <table:table-cell office:value-type="float" office:value="11.2206">
            <text:p>11.2206</text:p>
          </table:table-cell>
          <table:table-cell office:value-type="float" office:value="445.61">
            <text:p>445.61</text:p>
          </table:table-cell>
          <table:table-cell office:value-type="float" office:value="1.83">
            <text:p>1.83</text:p>
          </table:table-cell>
          <table:table-cell/>
          <table:table-cell office:value-type="float" office:value="16">
            <text:p>16</text:p>
          </table:table-cell>
          <table:table-cell office:value-type="float" office:value="11.9061">
            <text:p>11.9061</text:p>
          </table:table-cell>
          <table:table-cell office:value-type="float" office:value="419.95">
            <text:p>419.95</text:p>
          </table:table-cell>
          <table:table-cell office:value-type="float" office:value="1.72">
            <text:p>1.72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1499">
            <text:p>6.1499</text:p>
          </table:table-cell>
          <table:table-cell office:value-type="float" office:value="406.51">
            <text:p>406.51</text:p>
          </table:table-cell>
          <table:table-cell office:value-type="float" office:value="1.67">
            <text:p>1.67</text:p>
          </table:table-cell>
          <table:table-cell/>
          <table:table-cell office:value-type="float" office:value="8">
            <text:p>8</text:p>
          </table:table-cell>
          <table:table-cell office:value-type="float" office:value="7.1331">
            <text:p>7.1331</text:p>
          </table:table-cell>
          <table:table-cell office:value-type="float" office:value="350.48">
            <text:p>350.48</text:p>
          </table:table-cell>
          <table:table-cell office:value-type="float" office:value="1.44">
            <text:p>1.44</text:p>
          </table:table-cell>
          <table:table-cell/>
          <table:table-cell office:value-type="float" office:value="18">
            <text:p>18</text:p>
          </table:table-cell>
          <table:table-cell office:value-type="float" office:value="10.3396">
            <text:p>10.3396</text:p>
          </table:table-cell>
          <table:table-cell office:value-type="float" office:value="483.58">
            <text:p>483.58</text:p>
          </table:table-cell>
          <table:table-cell office:value-type="float" office:value="1.98">
            <text:p>1.98</text:p>
          </table:table-cell>
          <table:table-cell/>
          <table:table-cell office:value-type="float" office:value="16">
            <text:p>16</text:p>
          </table:table-cell>
          <table:table-cell office:value-type="float" office:value="11.0226">
            <text:p>11.0226</text:p>
          </table:table-cell>
          <table:table-cell office:value-type="float" office:value="453.61">
            <text:p>453.61</text:p>
          </table:table-cell>
          <table:table-cell office:value-type="float" office:value="1.86">
            <text:p>1.86</text:p>
          </table:table-cell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.6571">
            <text:p>5.6571</text:p>
          </table:table-cell>
          <table:table-cell office:value-type="float" office:value="441.92">
            <text:p>441.92</text:p>
          </table:table-cell>
          <table:table-cell office:value-type="float" office:value="1.81">
            <text:p>1.81</text:p>
          </table:table-cell>
          <table:table-cell/>
          <table:table-cell office:value-type="float" office:value="8">
            <text:p>8</text:p>
          </table:table-cell>
          <table:table-cell office:value-type="float" office:value="6.6396">
            <text:p>6.6396</text:p>
          </table:table-cell>
          <table:table-cell office:value-type="float" office:value="376.31">
            <text:p>376.31</text:p>
          </table:table-cell>
          <table:table-cell office:value-type="float" office:value="1.54">
            <text:p>1.54</text:p>
          </table:table-cell>
          <table:table-cell/>
          <table:table-cell office:value-type="float" office:value="20">
            <text:p>20</text:p>
          </table:table-cell>
          <table:table-cell office:value-type="float" office:value="9.97868">
            <text:p>9.97868</text:p>
          </table:table-cell>
          <table:table-cell office:value-type="float" office:value="501.07">
            <text:p>501.07</text:p>
          </table:table-cell>
          <table:table-cell office:value-type="float" office:value="2.05">
            <text:p>2.05</text:p>
          </table:table-cell>
          <table:table-cell/>
          <table:table-cell office:value-type="float" office:value="16">
            <text:p>16</text:p>
          </table:table-cell>
          <table:table-cell office:value-type="float" office:value="10.6608">
            <text:p>10.6608</text:p>
          </table:table-cell>
          <table:table-cell office:value-type="float" office:value="469.01">
            <text:p>469.01</text:p>
          </table:table-cell>
          <table:table-cell office:value-type="float" office:value="1.92">
            <text:p>1.92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.1957">
            <text:p>5.1957</text:p>
          </table:table-cell>
          <table:table-cell office:value-type="float" office:value="481.17">
            <text:p>481.17</text:p>
          </table:table-cell>
          <table:table-cell office:value-type="float" office:value="1.97">
            <text:p>1.97</text:p>
          </table:table-cell>
          <table:table-cell/>
          <table:table-cell office:value-type="float" office:value="8">
            <text:p>8</text:p>
          </table:table-cell>
          <table:table-cell office:value-type="float" office:value="6.167">
            <text:p>6.167</text:p>
          </table:table-cell>
          <table:table-cell office:value-type="float" office:value="403.65">
            <text:p>403.65</text:p>
          </table:table-cell>
          <table:table-cell office:value-type="float" office:value="1.65">
            <text:p>1.65</text:p>
          </table:table-cell>
          <table:table-cell/>
          <table:table-cell office:value-type="float" office:value="22">
            <text:p>22</text:p>
          </table:table-cell>
          <table:table-cell office:value-type="float" office:value="9.1028">
            <text:p>9.1028</text:p>
          </table:table-cell>
          <table:table-cell office:value-type="float" office:value="549.28">
            <text:p>549.28</text:p>
          </table:table-cell>
          <table:table-cell office:value-type="float" office:value="2.25">
            <text:p>2.25</text:p>
          </table:table-cell>
          <table:table-cell/>
          <table:table-cell office:value-type="float" office:value="16">
            <text:p>16</text:p>
          </table:table-cell>
          <table:table-cell office:value-type="float" office:value="9.6903">
            <text:p>9.6903</text:p>
          </table:table-cell>
          <table:table-cell office:value-type="float" office:value="515.96">
            <text:p>515.96</text:p>
          </table:table-cell>
          <table:table-cell office:value-type="float" office:value="2.11">
            <text:p>2.11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float" office:value="24">
            <text:p>24</text:p>
          </table:table-cell>
          <table:table-cell office:value-type="float" office:value="8.3762">
            <text:p>8.3762</text:p>
          </table:table-cell>
          <table:table-cell office:value-type="float" office:value="596.93">
            <text:p>596.93</text:p>
          </table:table-cell>
          <table:table-cell office:value-type="float" office:value="2.45">
            <text:p>2.45</text:p>
          </table:table-cell>
          <table:table-cell/>
          <table:table-cell office:value-type="float" office:value="16">
            <text:p>16</text:p>
          </table:table-cell>
          <table:table-cell office:value-type="float" office:value="9.049">
            <text:p>9.049</text:p>
          </table:table-cell>
          <table:table-cell office:value-type="float" office:value="552.55">
            <text:p>552.55</text:p>
          </table:table-cell>
          <table:table-cell office:value-type="float" office:value="2.26">
            <text:p>2.26</text:p>
          </table:table-cell>
          <table:table-cell table:number-columns-repeated="1003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shapes>
          <draw:frame draw:z-index="0" draw:style-name="gr1" svg:width="27.61cm" svg:height="15.46cm" svg:x="10.173cm" svg:y="0.027cm">
            <draw:object draw:notify-on-update-of-ranges="Sheet2.A2:Sheet2.A17 Sheet2.B1:Sheet2.B1 Sheet2.B2:Sheet2.B17 Sheet2.C1:Sheet2.C1 Sheet2.C2:Sheet2.C17 Sheet2.D1:Sheet2.D1 Sheet2.D2:Sheet2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>
            <text:p>speedup</text:p>
          </table:table-cell>
          <table:table-cell table:style-name="ce4"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[Sheet1.G4]/[Sheet1.G4]"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formula="of:=([.B2]+[.C2])/2" office:value-type="float" office:value="1">
            <text:p>1</text:p>
          </table:table-cell>
        </table:table-row>
        <table:table-row table:style-name="ro1">
          <table:table-cell table:formula="of:=([Sheet1.$G$4]/[Sheet1.G5])" office:value-type="float" office:value="1.97447094672691">
            <text:p>1.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B3]+[.C3])/2" office:value-type="float" office:value="1.5">
            <text:p>1.5</text:p>
          </table:table-cell>
        </table:table-row>
        <table:table-row table:style-name="ro1">
          <table:table-cell table:formula="of:=([Sheet1.$G$4]/[Sheet1.G6])" office:value-type="float" office:value="3.76035390863052">
            <text:p>3.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B4]+[.C4])/2" office:value-type="float" office:value="2.5">
            <text:p>2.5</text:p>
          </table:table-cell>
        </table:table-row>
        <table:table-row table:style-name="ro1">
          <table:table-cell table:formula="of:=([Sheet1.$G$4]/[Sheet1.G7])" office:value-type="float" office:value="4.07124905392211">
            <text:p>4.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B5]+[.C5])/2" office:value-type="float" office:value="3.5">
            <text:p>3.5</text:p>
          </table:table-cell>
        </table:table-row>
        <table:table-row table:style-name="ro1">
          <table:table-cell table:formula="of:=([Sheet1.$G$4]/[Sheet1.G8])" office:value-type="float" office:value="5.49473462592646">
            <text:p>5.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([.B6]+[.C6])/2" office:value-type="float" office:value="4">
            <text:p>4</text:p>
          </table:table-cell>
        </table:table-row>
        <table:table-row table:style-name="ro1">
          <table:table-cell table:formula="of:=([Sheet1.$G$4]/[Sheet1.G9])" office:value-type="float" office:value="6.95631228497954">
            <text:p>6.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([.B7]+[.C7])/2" office:value-type="float" office:value="5">
            <text:p>5</text:p>
          </table:table-cell>
        </table:table-row>
        <table:table-row table:style-name="ro1">
          <table:table-cell table:formula="of:=([Sheet1.$G$4]/[Sheet1.G14])" office:value-type="float" office:value="7.49431277352661">
            <text:p>7.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B8]+[.C8])/2" office:value-type="float" office:value="11">
            <text:p>11</text:p>
          </table:table-cell>
        </table:table-row>
        <table:table-row table:style-name="ro1">
          <table:table-cell table:formula="of:=([Sheet1.$G$4]/[Sheet1.G13])" office:value-type="float" office:value="7.50245143705849">
            <text:p>7.5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B9]+[.C9])/2" office:value-type="float" office:value="9">
            <text:p>9</text:p>
          </table:table-cell>
        </table:table-row>
        <table:table-row table:style-name="ro1">
          <table:table-cell table:formula="of:=([Sheet1.$G$4]/[Sheet1.G10])" office:value-type="float" office:value="7.58086344711844">
            <text:p>7.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([.B10]+[.C10])/2" office:value-type="float" office:value="6">
            <text:p>6</text:p>
          </table:table-cell>
        </table:table-row>
        <table:table-row table:style-name="ro1">
          <table:table-cell table:formula="of:=([Sheet1.$G$4]/[Sheet1.G15])" office:value-type="float" office:value="8.39700423625303">
            <text:p>8.4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B11]+[.C11])/2" office:value-type="float" office:value="12">
            <text:p>12</text:p>
          </table:table-cell>
        </table:table-row>
        <table:table-row table:style-name="ro1">
          <table:table-cell table:formula="of:=([Sheet1.$G$4]/[Sheet1.G11])" office:value-type="float" office:value="9.09155888139857">
            <text:p>9.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[.B12]+[.C12])/2" office:value-type="float" office:value="7">
            <text:p>7</text:p>
          </table:table-cell>
        </table:table-row>
        <table:table-row table:style-name="ro1">
          <table:table-cell table:formula="of:=([Sheet1.$G$4]/[Sheet1.G16])" office:value-type="float" office:value="9.39314040443088">
            <text:p>9.3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B13]+[.C13])/2" office:value-type="float" office:value="13">
            <text:p>13</text:p>
          </table:table-cell>
        </table:table-row>
        <table:table-row table:style-name="ro1">
          <table:table-cell table:formula="of:=([Sheet1.$G$4]/[Sheet1.G17])" office:value-type="float" office:value="10.255625090962">
            <text:p>10.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B14]+[.C14])/2" office:value-type="float" office:value="14">
            <text:p>14</text:p>
          </table:table-cell>
        </table:table-row>
        <table:table-row table:style-name="ro1">
          <table:table-cell table:formula="of:=([Sheet1.$G$4]/[Sheet1.G12])" office:value-type="float" office:value="10.2806871648977">
            <text:p>10.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([.B15]+[.C15])/2" office:value-type="float" office:value="8">
            <text:p>8</text:p>
          </table:table-cell>
        </table:table-row>
        <table:table-row table:style-name="ro1">
          <table:table-cell table:formula="of:=([Sheet1.$G$4]/[Sheet1.G18])" office:value-type="float" office:value="11.1784003299597">
            <text:p>11.1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([.B16]+[.C16])/2" office:value-type="float" office:value="15">
            <text:p>15</text:p>
          </table:table-cell>
        </table:table-row>
        <table:table-row table:style-name="ro1">
          <table:table-cell table:formula="of:=([Sheet1.$G$4]/[Sheet1.G19])" office:value-type="float" office:value="12.3069292232459">
            <text:p>12.3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([.B17]+[.C17])/2" office:value-type="float" office:value="16">
            <text:p>16</text:p>
          </table:table-cell>
        </table:table-row>
      </table:table>
      <table:table table:name="Sheet3" table:style-name="ta1">
        <table:shapes>
          <draw:frame draw:z-index="0" draw:style-name="gr1" svg:width="24.273cm" svg:height="13.627cm" svg:x="27.928cm" svg:y="3.378cm">
            <draw:object draw:notify-on-update-of-ranges="Sheet3.L4:Sheet3.L15 Sheet3.K4:Sheet3.K15 Sheet3.K17:Sheet3.K28 Sheet3.K30:Sheet3.K41 Sheet3.K43:Sheet3.K54 Sheet3.K56:Sheet3.K6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" table:default-cell-style-name="ce2"/>
        <table:table-column table:style-name="co2" table:default-cell-style-name="ce5"/>
        <table:table-column table:style-name="co2" table:number-columns-repeated="1013" table:default-cell-style-name="ce2"/>
        <table:table-row table:style-name="ro1">
          <table:table-cell table:style-name="ce1" office:value-type="string" table:number-columns-spanned="9" table:number-rows-spanned="1">
            <text:p>Compression -&gt; Decompression 10M Packets x 128 Bytes</text:p>
          </table:table-cell>
          <table:covered-table-cell table:style-name="ce1"/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office:value-type="string">
            <text:p>No Of Process</text:p>
          </table:table-cell>
          <table:table-cell office:value-type="string">
            <text:p>Time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/>
          <table:table-cell office:value-type="string">
            <text:p>No Of Process</text:p>
          </table:table-cell>
          <table:table-cell office:value-type="string">
            <text:p>Time </text:p>
          </table:table-cell>
          <table:table-cell office:value-type="string">
            <text:p>Kpps</text:p>
          </table:table-cell>
          <table:table-cell office:value-type="string">
            <text:p>Gbp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40.7712">
            <text:p>140.7712</text:p>
          </table:table-cell>
          <table:table-cell office:value-type="float" office:value="71.04">
            <text:p>71.04</text:p>
          </table:table-cell>
          <table:table-cell office:value-type="float" office:value="0.07">
            <text:p>0.07</text:p>
          </table:table-cell>
          <table:table-cell/>
          <table:table-cell table:formula="of:=[.$G$4]/[.G4]" office:value-type="float" office:value="1">
            <text:p>1.000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71.4302">
            <text:p>71.4302</text:p>
          </table:table-cell>
          <table:table-cell office:value-type="float" office:value="140">
            <text:p>140</text:p>
          </table:table-cell>
          <table:table-cell office:value-type="float" office:value="0.14">
            <text:p>0.14</text:p>
          </table:table-cell>
          <table:table-cell/>
          <table:table-cell table:formula="of:=[.$G$4]/[.G5]" office:value-type="float" office:value="1.97075186685744">
            <text:p>1.9708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6.8474">
            <text:p>36.8474</text:p>
          </table:table-cell>
          <table:table-cell office:value-type="float" office:value="271.39">
            <text:p>271.39</text:p>
          </table:table-cell>
          <table:table-cell office:value-type="float" office:value="0.28">
            <text:p>0.28</text:p>
          </table:table-cell>
          <table:table-cell/>
          <table:table-cell table:formula="of:=[.$G$4]/[.G6]" office:value-type="float" office:value="3.82038352773873">
            <text:p>3.8204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2.9965">
            <text:p>32.9965</text:p>
          </table:table-cell>
          <table:table-cell office:value-type="float" office:value="303.06">
            <text:p>303.06</text:p>
          </table:table-cell>
          <table:table-cell office:value-type="float" office:value="0.31">
            <text:p>0.31</text:p>
          </table:table-cell>
          <table:table-cell/>
          <table:table-cell table:formula="of:=[.$G$4]/[.G7]" office:value-type="float" office:value="4.26624642007486">
            <text:p>4.2662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2.7094">
            <text:p>32.7094</text:p>
          </table:table-cell>
          <table:table-cell office:value-type="float" office:value="305.72">
            <text:p>305.72</text:p>
          </table:table-cell>
          <table:table-cell office:value-type="float" office:value="0.31">
            <text:p>0.31</text:p>
          </table:table-cell>
          <table:table-cell/>
          <table:table-cell table:formula="of:=[.$G$4]/[.G8]" office:value-type="float" office:value="4.3036925165243">
            <text:p>4.3037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3.3838">
            <text:p>33.3838</text:p>
          </table:table-cell>
          <table:table-cell office:value-type="float" office:value="299.55">
            <text:p>299.55</text:p>
          </table:table-cell>
          <table:table-cell office:value-type="float" office:value="0.31">
            <text:p>0.31</text:p>
          </table:table-cell>
          <table:table-cell/>
          <table:table-cell table:formula="of:=[.$G$4]/[.G9]" office:value-type="float" office:value="4.2167518377177">
            <text:p>4.2168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5.67088">
            <text:p>35.67088</text:p>
          </table:table-cell>
          <table:table-cell office:value-type="float" office:value="280.28">
            <text:p>280.28</text:p>
          </table:table-cell>
          <table:table-cell office:value-type="float" office:value="0.29">
            <text:p>0.29</text:p>
          </table:table-cell>
          <table:table-cell/>
          <table:table-cell table:formula="of:=[.$G$4]/[.G10]" office:value-type="float" office:value="3.94638988440992">
            <text:p>3.9464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3.2486">
            <text:p>33.2486</text:p>
          </table:table-cell>
          <table:table-cell office:value-type="float" office:value="300.76">
            <text:p>300.76</text:p>
          </table:table-cell>
          <table:table-cell office:value-type="float" office:value="0.31">
            <text:p>0.31</text:p>
          </table:table-cell>
          <table:table-cell/>
          <table:table-cell table:formula="of:=[.$G$4]/[.G11]" office:value-type="float" office:value="4.23389857016536">
            <text:p>4.2339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1.7272">
            <text:p>31.7272</text:p>
          </table:table-cell>
          <table:table-cell office:value-type="float" office:value="315.19">
            <text:p>315.19</text:p>
          </table:table-cell>
          <table:table-cell office:value-type="float" office:value="0.32">
            <text:p>0.32</text:p>
          </table:table-cell>
          <table:table-cell/>
          <table:table-cell table:formula="of:=[.$G$4]/[.G12]" office:value-type="float" office:value="4.43692478378174">
            <text:p>4.4369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3.4092">
            <text:p>33.4092</text:p>
          </table:table-cell>
          <table:table-cell office:value-type="float" office:value="299.32">
            <text:p>299.32</text:p>
          </table:table-cell>
          <table:table-cell office:value-type="float" office:value="0.31">
            <text:p>0.31</text:p>
          </table:table-cell>
          <table:table-cell/>
          <table:table-cell table:formula="of:=[.$G$4]/[.G13]" office:value-type="float" office:value="4.21354596937371">
            <text:p>4.2135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3.8929">
            <text:p>33.8929</text:p>
          </table:table-cell>
          <table:table-cell office:value-type="float" office:value="295.05">
            <text:p>295.05</text:p>
          </table:table-cell>
          <table:table-cell office:value-type="float" office:value="0.3">
            <text:p>0.3</text:p>
          </table:table-cell>
          <table:table-cell/>
          <table:table-cell table:formula="of:=[.$G$4]/[.G14]" office:value-type="float" office:value="4.1534126616489">
            <text:p>4.1534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2.3981">
            <text:p>32.3981</text:p>
          </table:table-cell>
          <table:table-cell office:value-type="float" office:value="308.66">
            <text:p>308.66</text:p>
          </table:table-cell>
          <table:table-cell office:value-type="float" office:value="0.32">
            <text:p>0.32</text:p>
          </table:table-cell>
          <table:table-cell/>
          <table:table-cell table:formula="of:=[.$G$4]/[.G15]" office:value-type="float" office:value="4.34504492547402">
            <text:p>4.3450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39.0713">
            <text:p>139.0713</text:p>
          </table:table-cell>
          <table:table-cell office:value-type="float" office:value="71.91">
            <text:p>71.91</text:p>
          </table:table-cell>
          <table:table-cell office:value-type="float" office:value="0.07">
            <text:p>0.07</text:p>
          </table:table-cell>
          <table:table-cell/>
          <table:table-cell table:formula="of:=[.$G$4]/[.G17]" office:value-type="float" office:value="1.01222322650324">
            <text:p>1.012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1.2827">
            <text:p>71.2827</text:p>
          </table:table-cell>
          <table:table-cell office:value-type="float" office:value="140.29">
            <text:p>140.29</text:p>
          </table:table-cell>
          <table:table-cell office:value-type="float" office:value="0.14">
            <text:p>0.14</text:p>
          </table:table-cell>
          <table:table-cell/>
          <table:table-cell table:formula="of:=[.$G$4]/[.G18]" office:value-type="float" office:value="1.97482979741228">
            <text:p>1.9748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6.4873">
            <text:p>36.4873</text:p>
          </table:table-cell>
          <table:table-cell office:value-type="float" office:value="274.01">
            <text:p>274.01</text:p>
          </table:table-cell>
          <table:table-cell office:value-type="float" office:value="0.28">
            <text:p>0.28</text:p>
          </table:table-cell>
          <table:table-cell/>
          <table:table-cell table:formula="of:=[.$G$4]/[.G19]" office:value-type="float" office:value="3.85808760856517">
            <text:p>3.8581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5.4651">
            <text:p>25.4651</text:p>
          </table:table-cell>
          <table:table-cell office:value-type="float" office:value="392.69">
            <text:p>392.69</text:p>
          </table:table-cell>
          <table:table-cell office:value-type="float" office:value="0.4">
            <text:p>0.4</text:p>
          </table:table-cell>
          <table:table-cell/>
          <table:table-cell table:formula="of:=[.$G$4]/[.G20]" office:value-type="float" office:value="5.52800499507169">
            <text:p>5.5280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1.3772">
            <text:p>21.3772</text:p>
          </table:table-cell>
          <table:table-cell office:value-type="float" office:value="467.79">
            <text:p>467.79</text:p>
          </table:table-cell>
          <table:table-cell office:value-type="float" office:value="0.47">
            <text:p>0.47</text:p>
          </table:table-cell>
          <table:table-cell/>
          <table:table-cell table:formula="of:=[.$G$4]/[.G21]" office:value-type="float" office:value="6.58510936886028">
            <text:p>6.585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8.6567">
            <text:p>18.6567</text:p>
          </table:table-cell>
          <table:table-cell office:value-type="float" office:value="536">
            <text:p>536</text:p>
          </table:table-cell>
          <table:table-cell office:value-type="float" office:value="0.55">
            <text:p>0.55</text:p>
          </table:table-cell>
          <table:table-cell/>
          <table:table-cell table:formula="of:=[.$G$4]/[.G22]" office:value-type="float" office:value="7.5453429599018">
            <text:p>7.5453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1.9483">
            <text:p>21.9483</text:p>
          </table:table-cell>
          <table:table-cell office:value-type="float" office:value="455.62">
            <text:p>455.62</text:p>
          </table:table-cell>
          <table:table-cell office:value-type="float" office:value="0.47">
            <text:p>0.47</text:p>
          </table:table-cell>
          <table:table-cell/>
          <table:table-cell table:formula="of:=[.$G$4]/[.G23]" office:value-type="float" office:value="6.41376325273484">
            <text:p>6.4138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1.6187">
            <text:p>21.6187</text:p>
          </table:table-cell>
          <table:table-cell office:value-type="float" office:value="462.56">
            <text:p>462.56</text:p>
          </table:table-cell>
          <table:table-cell office:value-type="float" office:value="0.47">
            <text:p>0.47</text:p>
          </table:table-cell>
          <table:table-cell/>
          <table:table-cell table:formula="of:=[.$G$4]/[.G24]" office:value-type="float" office:value="6.51154787290633">
            <text:p>6.5115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3.8921">
            <text:p>23.8921</text:p>
          </table:table-cell>
          <table:table-cell office:value-type="float" office:value="418.55">
            <text:p>418.55</text:p>
          </table:table-cell>
          <table:table-cell office:value-type="float" office:value="0.43">
            <text:p>0.43</text:p>
          </table:table-cell>
          <table:table-cell/>
          <table:table-cell table:formula="of:=[.$G$4]/[.G25]" office:value-type="float" office:value="5.89195591848352">
            <text:p>5.8920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9.7097">
            <text:p>19.7097</text:p>
          </table:table-cell>
          <table:table-cell office:value-type="float" office:value="507.36">
            <text:p>507.36</text:p>
          </table:table-cell>
          <table:table-cell office:value-type="float" office:value="0.52">
            <text:p>0.52</text:p>
          </table:table-cell>
          <table:table-cell/>
          <table:table-cell table:formula="of:=[.$G$4]/[.G26]" office:value-type="float" office:value="7.14222946062091">
            <text:p>7.1422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9.1983">
            <text:p>19.1983</text:p>
          </table:table-cell>
          <table:table-cell office:value-type="float" office:value="520.88">
            <text:p>520.88</text:p>
          </table:table-cell>
          <table:table-cell office:value-type="float" office:value="0.53">
            <text:p>0.53</text:p>
          </table:table-cell>
          <table:table-cell/>
          <table:table-cell table:formula="of:=[.$G$4]/[.G27]" office:value-type="float" office:value="7.33248256356031">
            <text:p>7.3325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9.2623">
            <text:p>19.2623</text:p>
          </table:table-cell>
          <table:table-cell office:value-type="float" office:value="519.15">
            <text:p>519.15</text:p>
          </table:table-cell>
          <table:table-cell office:value-type="float" office:value="0.53">
            <text:p>0.53</text:p>
          </table:table-cell>
          <table:table-cell/>
          <table:table-cell table:formula="of:=[.$G$4]/[.G28]" office:value-type="float" office:value="7.30812000643745">
            <text:p>7.3081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41.7586">
            <text:p>141.7586</text:p>
          </table:table-cell>
          <table:table-cell office:value-type="float" office:value="70.54">
            <text:p>70.54</text:p>
          </table:table-cell>
          <table:table-cell office:value-type="float" office:value="0.07">
            <text:p>0.07</text:p>
          </table:table-cell>
          <table:table-cell/>
          <table:table-cell table:formula="of:=[.$G$4]/[.G30]" office:value-type="float" office:value="0.993034637757427">
            <text:p>0.993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71.0701">
            <text:p>71.0701</text:p>
          </table:table-cell>
          <table:table-cell office:value-type="float" office:value="140.71">
            <text:p>140.71</text:p>
          </table:table-cell>
          <table:table-cell office:value-type="float" office:value="0.14">
            <text:p>0.14</text:p>
          </table:table-cell>
          <table:table-cell/>
          <table:table-cell table:formula="of:=[.$G$4]/[.G31]" office:value-type="float" office:value="1.98073732835609">
            <text:p>1.9807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6.8757">
            <text:p>36.8757</text:p>
          </table:table-cell>
          <table:table-cell office:value-type="float" office:value="271.18">
            <text:p>271.18</text:p>
          </table:table-cell>
          <table:table-cell office:value-type="float" office:value="0.28">
            <text:p>0.28</text:p>
          </table:table-cell>
          <table:table-cell/>
          <table:table-cell table:formula="of:=[.$G$4]/[.G32]" office:value-type="float" office:value="3.81745160091876">
            <text:p>3.8175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5.3326">
            <text:p>25.3326</text:p>
          </table:table-cell>
          <table:table-cell office:value-type="float" office:value="394.75">
            <text:p>394.75</text:p>
          </table:table-cell>
          <table:table-cell office:value-type="float" office:value="0.4">
            <text:p>0.4</text:p>
          </table:table-cell>
          <table:table-cell/>
          <table:table-cell table:formula="of:=[.$G$4]/[.G33]" office:value-type="float" office:value="5.55691875291127">
            <text:p>5.5569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9.1359">
            <text:p>19.1359</text:p>
          </table:table-cell>
          <table:table-cell office:value-type="float" office:value="522.58">
            <text:p>522.58</text:p>
          </table:table-cell>
          <table:table-cell office:value-type="float" office:value="0.54">
            <text:p>0.54</text:p>
          </table:table-cell>
          <table:table-cell/>
          <table:table-cell table:formula="of:=[.$G$4]/[.G34]" office:value-type="float" office:value="7.35639295773912">
            <text:p>7.3564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801">
            <text:p>13.1801</text:p>
          </table:table-cell>
          <table:table-cell office:value-type="float" office:value="758.72">
            <text:p>758.72</text:p>
          </table:table-cell>
          <table:table-cell office:value-type="float" office:value="0.78">
            <text:p>0.78</text:p>
          </table:table-cell>
          <table:table-cell/>
          <table:table-cell table:formula="of:=[.$G$4]/[.G35]" office:value-type="float" office:value="10.680586641983">
            <text:p>10.6806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9.086">
            <text:p>19.086</text:p>
          </table:table-cell>
          <table:table-cell office:value-type="float" office:value="523.94">
            <text:p>523.94</text:p>
          </table:table-cell>
          <table:table-cell office:value-type="float" office:value="0.54">
            <text:p>0.54</text:p>
          </table:table-cell>
          <table:table-cell/>
          <table:table-cell table:formula="of:=[.$G$4]/[.G36]" office:value-type="float" office:value="7.37562611338154">
            <text:p>7.3756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6.9332">
            <text:p>16.9332</text:p>
          </table:table-cell>
          <table:table-cell office:value-type="float" office:value="590.56">
            <text:p>590.56</text:p>
          </table:table-cell>
          <table:table-cell office:value-type="float" office:value="0.6">
            <text:p>0.6</text:p>
          </table:table-cell>
          <table:table-cell/>
          <table:table-cell table:formula="of:=[.$G$4]/[.G37]" office:value-type="float" office:value="8.31332530177403">
            <text:p>8.3133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5.1138">
            <text:p>15.1138</text:p>
          </table:table-cell>
          <table:table-cell office:value-type="float" office:value="661.65">
            <text:p>661.65</text:p>
          </table:table-cell>
          <table:table-cell office:value-type="float" office:value="0.68">
            <text:p>0.68</text:p>
          </table:table-cell>
          <table:table-cell/>
          <table:table-cell table:formula="of:=[.$G$4]/[.G38]" office:value-type="float" office:value="9.31408381743837">
            <text:p>9.3141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6221">
            <text:p>13.6221</text:p>
          </table:table-cell>
          <table:table-cell office:value-type="float" office:value="734.1">
            <text:p>734.1</text:p>
          </table:table-cell>
          <table:table-cell office:value-type="float" office:value="0.75">
            <text:p>0.75</text:p>
          </table:table-cell>
          <table:table-cell/>
          <table:table-cell table:formula="of:=[.$G$4]/[.G39]" office:value-type="float" office:value="10.3340307294764">
            <text:p>10.3340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2.6665">
            <text:p>12.6665</text:p>
          </table:table-cell>
          <table:table-cell office:value-type="float" office:value="789.49">
            <text:p>789.49</text:p>
          </table:table-cell>
          <table:table-cell office:value-type="float" office:value="0.81">
            <text:p>0.81</text:p>
          </table:table-cell>
          <table:table-cell/>
          <table:table-cell table:formula="of:=[.$G$4]/[.G40]" office:value-type="float" office:value="11.1136620218687">
            <text:p>11.1137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1.8347">
            <text:p>11.8347</text:p>
          </table:table-cell>
          <table:table-cell office:value-type="float" office:value="844.97">
            <text:p>844.97</text:p>
          </table:table-cell>
          <table:table-cell office:value-type="float" office:value="0.87">
            <text:p>0.87</text:p>
          </table:table-cell>
          <table:table-cell/>
          <table:table-cell table:formula="of:=[.$G$4]/[.G41]" office:value-type="float" office:value="11.894783982695">
            <text:p>11.8948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0.1254">
            <text:p>140.1254</text:p>
          </table:table-cell>
          <table:table-cell office:value-type="float" office:value="71.36">
            <text:p>71.36</text:p>
          </table:table-cell>
          <table:table-cell office:value-type="float" office:value="0.07">
            <text:p>0.07</text:p>
          </table:table-cell>
          <table:table-cell/>
          <table:table-cell table:formula="of:=[.$G$4]/[.G43]" office:value-type="float" office:value="1.00460872903842">
            <text:p>1.0046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70.8196">
            <text:p>70.8196</text:p>
          </table:table-cell>
          <table:table-cell office:value-type="float" office:value="141.2">
            <text:p>141.2</text:p>
          </table:table-cell>
          <table:table-cell office:value-type="float" office:value="0.14">
            <text:p>0.14</text:p>
          </table:table-cell>
          <table:table-cell/>
          <table:table-cell table:formula="of:=[.$G$4]/[.G44]" office:value-type="float" office:value="1.98774350603505">
            <text:p>1.9877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6.2359">
            <text:p>36.2359</text:p>
          </table:table-cell>
          <table:table-cell office:value-type="float" office:value="275.97">
            <text:p>275.97</text:p>
          </table:table-cell>
          <table:table-cell office:value-type="float" office:value="0.28">
            <text:p>0.28</text:p>
          </table:table-cell>
          <table:table-cell/>
          <table:table-cell table:formula="of:=[.$G$4]/[.G45]" office:value-type="float" office:value="3.8848545227247">
            <text:p>3.8849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5.927">
            <text:p>25.927</text:p>
          </table:table-cell>
          <table:table-cell office:value-type="float" office:value="395.3">
            <text:p>395.3</text:p>
          </table:table-cell>
          <table:table-cell office:value-type="float" office:value="0.4">
            <text:p>0.4</text:p>
          </table:table-cell>
          <table:table-cell/>
          <table:table-cell table:formula="of:=[.$G$4]/[.G46]" office:value-type="float" office:value="5.42952134840128">
            <text:p>5.4295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9.1289">
            <text:p>19.1289</text:p>
          </table:table-cell>
          <table:table-cell office:value-type="float" office:value="522.77">
            <text:p>522.77</text:p>
          </table:table-cell>
          <table:table-cell office:value-type="float" office:value="0.54">
            <text:p>0.54</text:p>
          </table:table-cell>
          <table:table-cell/>
          <table:table-cell table:formula="of:=[.$G$4]/[.G47]" office:value-type="float" office:value="7.35908494476943">
            <text:p>7.3591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3.319">
            <text:p>13.319</text:p>
          </table:table-cell>
          <table:table-cell office:value-type="float" office:value="750.8">
            <text:p>750.8</text:p>
          </table:table-cell>
          <table:table-cell office:value-type="float" office:value="0.77">
            <text:p>0.77</text:p>
          </table:table-cell>
          <table:table-cell/>
          <table:table-cell table:formula="of:=[.$G$4]/[.G48]" office:value-type="float" office:value="10.5692018920339">
            <text:p>10.5692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9.0545">
            <text:p>19.0545</text:p>
          </table:table-cell>
          <table:table-cell office:value-type="float" office:value="524.81">
            <text:p>524.81</text:p>
          </table:table-cell>
          <table:table-cell office:value-type="float" office:value="0.54">
            <text:p>0.54</text:p>
          </table:table-cell>
          <table:table-cell/>
          <table:table-cell table:formula="of:=[.$G$4]/[.G49]" office:value-type="float" office:value="7.38781915033194">
            <text:p>7.3878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6.8136">
            <text:p>16.8136</text:p>
          </table:table-cell>
          <table:table-cell office:value-type="float" office:value="594.76">
            <text:p>594.76</text:p>
          </table:table-cell>
          <table:table-cell office:value-type="float" office:value="0.61">
            <text:p>0.61</text:p>
          </table:table-cell>
          <table:table-cell/>
          <table:table-cell table:formula="of:=[.$G$4]/[.G50]" office:value-type="float" office:value="8.37246038920874">
            <text:p>8.3725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5.1225">
            <text:p>15.1225</text:p>
          </table:table-cell>
          <table:table-cell office:value-type="float" office:value="667.26">
            <text:p>667.26</text:p>
          </table:table-cell>
          <table:table-cell office:value-type="float" office:value="0.68">
            <text:p>0.68</text:p>
          </table:table-cell>
          <table:table-cell/>
          <table:table-cell table:formula="of:=[.$G$4]/[.G51]" office:value-type="float" office:value="9.30872540915854">
            <text:p>9.3087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3"/>
          <table:table-cell table:number-columns-repeated="2"/>
          <table:table-cell office:value-type="float" office:value="8">
            <text:p>8</text:p>
          </table:table-cell>
          <table:table-cell office:value-type="float" office:value="13.5614">
            <text:p>13.5614</text:p>
          </table:table-cell>
          <table:table-cell office:value-type="float" office:value="737.39">
            <text:p>737.39</text:p>
          </table:table-cell>
          <table:table-cell office:value-type="float" office:value="0.76">
            <text:p>0.76</text:p>
          </table:table-cell>
          <table:table-cell/>
          <table:table-cell table:formula="of:=[.$G$4]/[.G52]" office:value-type="float" office:value="10.3802852212898">
            <text:p>10.3803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.8364">
            <text:p>12.8364</text:p>
          </table:table-cell>
          <table:table-cell office:value-type="float" office:value="779.03">
            <text:p>779.03</text:p>
          </table:table-cell>
          <table:table-cell office:value-type="float" office:value="0.8">
            <text:p>0.8</text:p>
          </table:table-cell>
          <table:table-cell/>
          <table:table-cell table:formula="of:=[.$G$4]/[.G53]" office:value-type="float" office:value="10.9665638340968">
            <text:p>10.9666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1.5519">
            <text:p>11.5519</text:p>
          </table:table-cell>
          <table:table-cell office:value-type="float" office:value="565.66">
            <text:p>565.66</text:p>
          </table:table-cell>
          <table:table-cell office:value-type="float" office:value="0.89">
            <text:p>0.89</text:p>
          </table:table-cell>
          <table:table-cell/>
          <table:table-cell table:formula="of:=[.$G$4]/[.G54]" office:value-type="float" office:value="12.1859780642145">
            <text:p>12.1860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39.127">
            <text:p>139.127</text:p>
          </table:table-cell>
          <table:table-cell office:value-type="float" office:value="71.88">
            <text:p>71.88</text:p>
          </table:table-cell>
          <table:table-cell office:value-type="float" office:value="0.07">
            <text:p>0.07</text:p>
          </table:table-cell>
          <table:table-cell/>
          <table:table-cell table:formula="of:=[.$G$4]/[.G56]" office:value-type="float" office:value="1.01181797925636">
            <text:p>1.0118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71.0607">
            <text:p>71.0607</text:p>
          </table:table-cell>
          <table:table-cell office:value-type="float" office:value="140.72">
            <text:p>140.72</text:p>
          </table:table-cell>
          <table:table-cell office:value-type="float" office:value="0.14">
            <text:p>0.14</text:p>
          </table:table-cell>
          <table:table-cell/>
          <table:table-cell table:formula="of:=[.$G$4]/[.G57]" office:value-type="float" office:value="1.98099934281537">
            <text:p>1.981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6.1813">
            <text:p>36.1813</text:p>
          </table:table-cell>
          <table:table-cell office:value-type="float" office:value="276.39">
            <text:p>276.39</text:p>
          </table:table-cell>
          <table:table-cell office:value-type="float" office:value="0.28">
            <text:p>0.28</text:p>
          </table:table-cell>
          <table:table-cell/>
          <table:table-cell table:formula="of:=[.$G$4]/[.G58]" office:value-type="float" office:value="3.89071702785693">
            <text:p>3.8907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25.2501">
            <text:p>25.2501</text:p>
          </table:table-cell>
          <table:table-cell office:value-type="float" office:value="396.04">
            <text:p>396.04</text:p>
          </table:table-cell>
          <table:table-cell office:value-type="float" office:value="0.4">
            <text:p>0.4</text:p>
          </table:table-cell>
          <table:table-cell/>
          <table:table-cell table:formula="of:=[.$G$4]/[.G59]" office:value-type="float" office:value="5.57507495019822">
            <text:p>5.5751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9.2225">
            <text:p>19.2225</text:p>
          </table:table-cell>
          <table:table-cell office:value-type="float" office:value="520.22">
            <text:p>520.22</text:p>
          </table:table-cell>
          <table:table-cell office:value-type="float" office:value="0.53">
            <text:p>0.53</text:p>
          </table:table-cell>
          <table:table-cell/>
          <table:table-cell table:formula="of:=[.$G$4]/[.G60]" office:value-type="float" office:value="7.32325139810118">
            <text:p>7.3233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3.4304">
            <text:p>13.4304</text:p>
          </table:table-cell>
          <table:table-cell office:value-type="float" office:value="744.58">
            <text:p>744.58</text:p>
          </table:table-cell>
          <table:table-cell office:value-type="float" office:value="0.76">
            <text:p>0.76</text:p>
          </table:table-cell>
          <table:table-cell/>
          <table:table-cell table:formula="of:=[.$G$4]/[.G61]" office:value-type="float" office:value="10.4815344293543">
            <text:p>10.4815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.7947">
            <text:p>18.7947</text:p>
          </table:table-cell>
          <table:table-cell office:value-type="float" office:value="532.04">
            <text:p>532.04</text:p>
          </table:table-cell>
          <table:table-cell office:value-type="float" office:value="0.54">
            <text:p>0.54</text:p>
          </table:table-cell>
          <table:table-cell/>
          <table:table-cell table:formula="of:=[.$G$4]/[.G62]" office:value-type="float" office:value="7.48994131324256">
            <text:p>7.4899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6.8155">
            <text:p>16.8155</text:p>
          </table:table-cell>
          <table:table-cell office:value-type="float" office:value="594.69">
            <text:p>594.69</text:p>
          </table:table-cell>
          <table:table-cell office:value-type="float" office:value="0.61">
            <text:p>0.61</text:p>
          </table:table-cell>
          <table:table-cell/>
          <table:table-cell table:formula="of:=[.$G$4]/[.G63]" office:value-type="float" office:value="8.37151437661681">
            <text:p>8.3715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5.1895">
            <text:p>15.1895</text:p>
          </table:table-cell>
          <table:table-cell office:value-type="float" office:value="658.35">
            <text:p>658.35</text:p>
          </table:table-cell>
          <table:table-cell office:value-type="float" office:value="0.67">
            <text:p>0.67</text:p>
          </table:table-cell>
          <table:table-cell/>
          <table:table-cell table:formula="of:=[.$G$4]/[.G64]" office:value-type="float" office:value="9.26766516343527">
            <text:p>9.2677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3"/>
          <table:table-cell table:number-columns-repeated="2"/>
          <table:table-cell office:value-type="float" office:value="16">
            <text:p>16</text:p>
          </table:table-cell>
          <table:table-cell office:value-type="float" office:value="13.9592">
            <text:p>13.9592</text:p>
          </table:table-cell>
          <table:table-cell office:value-type="float" office:value="716.37">
            <text:p>716.37</text:p>
          </table:table-cell>
          <table:table-cell office:value-type="float" office:value="0.73">
            <text:p>0.73</text:p>
          </table:table-cell>
          <table:table-cell/>
          <table:table-cell table:formula="of:=[.$G$4]/[.G65]" office:value-type="float" office:value="10.0844747550003">
            <text:p>10.0845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2.5859">
            <text:p>12.5859</text:p>
          </table:table-cell>
          <table:table-cell office:value-type="float" office:value="794.54">
            <text:p>794.54</text:p>
          </table:table-cell>
          <table:table-cell office:value-type="float" office:value="0.81">
            <text:p>0.81</text:p>
          </table:table-cell>
          <table:table-cell/>
          <table:table-cell table:formula="of:=[.$G$4]/[.G66]" office:value-type="float" office:value="11.1848338219754">
            <text:p>11.1848</text:p>
          </table:table-cell>
          <table:table-cell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1.6019">
            <text:p>11.6019</text:p>
          </table:table-cell>
          <table:table-cell office:value-type="float" office:value="861.92">
            <text:p>861.92</text:p>
          </table:table-cell>
          <table:table-cell office:value-type="float" office:value="0.88">
            <text:p>0.88</text:p>
          </table:table-cell>
          <table:table-cell/>
          <table:table-cell table:formula="of:=[.$G$4]/[.G67]" office:value-type="float" office:value="12.1334608986459">
            <text:p>12.1335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1" svg:width="24.273cm" svg:height="13.627cm" svg:x="27.928cm" svg:y="3.378cm">
            <draw:object draw:notify-on-update-of-ranges="Sheet4.L4:Sheet4.L15 Sheet4.K4:Sheet4.K15 Sheet4.K17:Sheet4.K28 Sheet4.K30:Sheet4.K41 Sheet4.K43:Sheet4.K54 Sheet4.K56:Sheet4.K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Compression -&gt; Decompression 5M Packets x 256 Bytes</text:p>
          </table:table-cell>
          <table:covered-table-cell table:style-name="ce1"/>
          <table:covered-table-cell table:number-columns-repeated="7"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 table:style-name="ce2"/>
          <table:table-cell table:style-name="ce2"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 table:style-name="ce2"/>
          <table:table-cell table:number-columns-repeated="2"/>
          <table:table-cell table:style-name="ce2"/>
        </table:table-row>
        <table:table-row table:style-name="ro1">
          <table:table-cell table:style-name="ce2" office:value-type="string">
            <text:p>No Of Proces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style-name="ce2"/>
          <table:table-cell table:style-name="ce2" office:value-type="string">
            <text:p>No Of Process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95.8016">
            <text:p>95.8016</text:p>
          </table:table-cell>
          <table:table-cell table:style-name="ce2" office:value-type="float" office:value="52.19">
            <text:p>52.19</text:p>
          </table:table-cell>
          <table:table-cell table:style-name="ce2" office:value-type="float" office:value="0.1">
            <text:p>0.1</text:p>
          </table:table-cell>
          <table:table-cell table:style-name="ce2"/>
          <table:table-cell table:style-name="ce5" table:formula="of:=[.$G$4]/[.G4]" office:value-type="float" office:value="1">
            <text:p>1.000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46.7665">
            <text:p>46.7665</text:p>
          </table:table-cell>
          <table:table-cell table:style-name="ce2" office:value-type="float" office:value="106.91">
            <text:p>106.91</text:p>
          </table:table-cell>
          <table:table-cell table:style-name="ce2" office:value-type="float" office:value="0.22">
            <text:p>0.22</text:p>
          </table:table-cell>
          <table:table-cell table:style-name="ce2"/>
          <table:table-cell table:style-name="ce5" table:formula="of:=[.$G$4]/[.G5]" office:value-type="float" office:value="2.04850908235596">
            <text:p>2.048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4.2611">
            <text:p>24.2611</text:p>
          </table:table-cell>
          <table:table-cell table:style-name="ce2" office:value-type="float" office:value="206.09">
            <text:p>206.09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5" table:formula="of:=[.$G$4]/[.G6]" office:value-type="float" office:value="3.94877396325806">
            <text:p>3.9488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3.4377">
            <text:p>23.4377</text:p>
          </table:table-cell>
          <table:table-cell table:style-name="ce2" office:value-type="float" office:value="213.33">
            <text:p>213.33</text:p>
          </table:table-cell>
          <table:table-cell table:style-name="ce2" office:value-type="float" office:value="0.43">
            <text:p>0.43</text:p>
          </table:table-cell>
          <table:table-cell table:style-name="ce2"/>
          <table:table-cell table:style-name="ce5" table:formula="of:=[.$G$4]/[.G7]" office:value-type="float" office:value="4.08750005333288">
            <text:p>4.0875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3.1809">
            <text:p>23.1809</text:p>
          </table:table-cell>
          <table:table-cell table:style-name="ce2" office:value-type="float" office:value="215.69">
            <text:p>215.69</text:p>
          </table:table-cell>
          <table:table-cell table:style-name="ce2" office:value-type="float" office:value="0.44">
            <text:p>0.44</text:p>
          </table:table-cell>
          <table:table-cell table:style-name="ce2"/>
          <table:table-cell table:style-name="ce5" table:formula="of:=[.$G$4]/[.G8]" office:value-type="float" office:value="4.13278172978616">
            <text:p>4.1328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2.7681">
            <text:p>22.7681</text:p>
          </table:table-cell>
          <table:table-cell table:style-name="ce2" office:value-type="float" office:value="219.6">
            <text:p>219.6</text:p>
          </table:table-cell>
          <table:table-cell table:style-name="ce2" office:value-type="float" office:value="0.45">
            <text:p>0.45</text:p>
          </table:table-cell>
          <table:table-cell table:style-name="ce2"/>
          <table:table-cell table:style-name="ce5" table:formula="of:=[.$G$4]/[.G9]" office:value-type="float" office:value="4.20771166676183">
            <text:p>4.2077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4.3652">
            <text:p>24.3652</text:p>
          </table:table-cell>
          <table:table-cell table:style-name="ce2" office:value-type="float" office:value="405.2">
            <text:p>405.2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5" table:formula="of:=[.$G$4]/[.G10]" office:value-type="float" office:value="3.931902877875">
            <text:p>3.9319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2.4586">
            <text:p>22.4586</text:p>
          </table:table-cell>
          <table:table-cell table:style-name="ce2" office:value-type="float" office:value="222.63">
            <text:p>222.63</text:p>
          </table:table-cell>
          <table:table-cell table:style-name="ce2" office:value-type="float" office:value="0.46">
            <text:p>0.46</text:p>
          </table:table-cell>
          <table:table-cell table:style-name="ce2"/>
          <table:table-cell table:style-name="ce5" table:formula="of:=[.$G$4]/[.G11]" office:value-type="float" office:value="4.26569777279082">
            <text:p>4.2657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4.304">
            <text:p>24.304</text:p>
          </table:table-cell>
          <table:table-cell table:style-name="ce2" office:value-type="float" office:value="205.73">
            <text:p>205.73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5" table:formula="of:=[.$G$4]/[.G12]" office:value-type="float" office:value="3.94180381830151">
            <text:p>3.9418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1.7817">
            <text:p>21.7817</text:p>
          </table:table-cell>
          <table:table-cell table:style-name="ce2" office:value-type="float" office:value="229.55">
            <text:p>229.55</text:p>
          </table:table-cell>
          <table:table-cell table:style-name="ce2" office:value-type="float" office:value="0.47">
            <text:p>0.47</text:p>
          </table:table-cell>
          <table:table-cell table:style-name="ce2"/>
          <table:table-cell table:style-name="ce5" table:formula="of:=[.$G$4]/[.G13]" office:value-type="float" office:value="4.39826092545577">
            <text:p>4.3983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2.4726">
            <text:p>22.4726</text:p>
          </table:table-cell>
          <table:table-cell table:style-name="ce2" office:value-type="float" office:value="222.49">
            <text:p>222.49</text:p>
          </table:table-cell>
          <table:table-cell table:style-name="ce2" office:value-type="float" office:value="0.46">
            <text:p>0.46</text:p>
          </table:table-cell>
          <table:table-cell table:style-name="ce2"/>
          <table:table-cell table:style-name="ce5" table:formula="of:=[.$G$4]/[.G14]" office:value-type="float" office:value="4.26304032466203">
            <text:p>4.2630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3.474">
            <text:p>23.474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436.23">
            <text:p>436.23</text:p>
          </table:table-cell>
          <table:table-cell table:style-name="ce2"/>
          <table:table-cell table:style-name="ce5" table:formula="of:=[.$G$4]/[.G15]" office:value-type="float" office:value="4.08117917696174">
            <text:p>4.0812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91.6652">
            <text:p>91.6652</text:p>
          </table:table-cell>
          <table:table-cell table:style-name="ce2" office:value-type="float" office:value="54.55">
            <text:p>54.55</text:p>
          </table:table-cell>
          <table:table-cell table:style-name="ce2" office:value-type="float" office:value="0.11">
            <text:p>0.11</text:p>
          </table:table-cell>
          <table:table-cell table:style-name="ce2"/>
          <table:table-cell table:style-name="ce5" table:formula="of:=[.$G$4]/[.G17]" office:value-type="float" office:value="1.04512508563773">
            <text:p>1.045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46.6043">
            <text:p>46.6043</text:p>
          </table:table-cell>
          <table:table-cell table:style-name="ce2" office:value-type="float" office:value="107.29">
            <text:p>107.29</text:p>
          </table:table-cell>
          <table:table-cell table:style-name="ce2" office:value-type="float" office:value="0.22">
            <text:p>0.22</text:p>
          </table:table-cell>
          <table:table-cell table:style-name="ce2"/>
          <table:table-cell table:style-name="ce5" table:formula="of:=[.$G$4]/[.G18]" office:value-type="float" office:value="2.05563864278618">
            <text:p>2.055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24.1957">
            <text:p>24.1957</text:p>
          </table:table-cell>
          <table:table-cell table:style-name="ce2" office:value-type="float" office:value="206.65">
            <text:p>206.65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5" table:formula="of:=[.$G$4]/[.G19]" office:value-type="float" office:value="3.95944733981658">
            <text:p>3.959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6.9093">
            <text:p>16.9093</text:p>
          </table:table-cell>
          <table:table-cell table:style-name="ce2" office:value-type="float" office:value="295.69">
            <text:p>295.69</text:p>
          </table:table-cell>
          <table:table-cell table:style-name="ce2" office:value-type="float" office:value="0.61">
            <text:p>0.61</text:p>
          </table:table-cell>
          <table:table-cell table:style-name="ce2"/>
          <table:table-cell table:style-name="ce5" table:formula="of:=[.$G$4]/[.G20]" office:value-type="float" office:value="5.66561596281336">
            <text:p>5.6656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3.3646">
            <text:p>13.3646</text:p>
          </table:table-cell>
          <table:table-cell table:style-name="ce2" office:value-type="float" office:value="374.12">
            <text:p>374.12</text:p>
          </table:table-cell>
          <table:table-cell table:style-name="ce2" office:value-type="float" office:value="0.77">
            <text:p>0.77</text:p>
          </table:table-cell>
          <table:table-cell table:style-name="ce2"/>
          <table:table-cell table:style-name="ce5" table:formula="of:=[.$G$4]/[.G21]" office:value-type="float" office:value="7.16831031231762">
            <text:p>7.1683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2.4981">
            <text:p>12.4981</text:p>
          </table:table-cell>
          <table:table-cell table:style-name="ce2" office:value-type="float" office:value="400.06">
            <text:p>400.06</text:p>
          </table:table-cell>
          <table:table-cell table:style-name="ce2" office:value-type="float" office:value="0.81">
            <text:p>0.81</text:p>
          </table:table-cell>
          <table:table-cell table:style-name="ce2"/>
          <table:table-cell table:style-name="ce5" table:formula="of:=[.$G$4]/[.G22]" office:value-type="float" office:value="7.66529312455493">
            <text:p>7.6653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6.8229">
            <text:p>16.8229</text:p>
          </table:table-cell>
          <table:table-cell table:style-name="ce2" office:value-type="float" office:value="297.21">
            <text:p>297.21</text:p>
          </table:table-cell>
          <table:table-cell table:style-name="ce2" office:value-type="float" office:value="0.61">
            <text:p>0.61</text:p>
          </table:table-cell>
          <table:table-cell table:style-name="ce2"/>
          <table:table-cell table:style-name="ce5" table:formula="of:=[.$G$4]/[.G23]" office:value-type="float" office:value="5.69471375327678">
            <text:p>5.6947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5.2738">
            <text:p>15.2738</text:p>
          </table:table-cell>
          <table:table-cell table:style-name="ce2" office:value-type="float" office:value="327.36">
            <text:p>327.36</text:p>
          </table:table-cell>
          <table:table-cell table:style-name="ce2" office:value-type="float" office:value="0.67">
            <text:p>0.67</text:p>
          </table:table-cell>
          <table:table-cell table:style-name="ce2"/>
          <table:table-cell table:style-name="ce5" table:formula="of:=[.$G$4]/[.G24]" office:value-type="float" office:value="6.27228325629509">
            <text:p>6.2723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5.3641">
            <text:p>15.3641</text:p>
          </table:table-cell>
          <table:table-cell table:style-name="ce2" office:value-type="float" office:value="325.43">
            <text:p>325.43</text:p>
          </table:table-cell>
          <table:table-cell table:style-name="ce2" office:value-type="float" office:value="0.67">
            <text:p>0.67</text:p>
          </table:table-cell>
          <table:table-cell table:style-name="ce2"/>
          <table:table-cell table:style-name="ce5" table:formula="of:=[.$G$4]/[.G25]" office:value-type="float" office:value="6.23541893114468">
            <text:p>6.2354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4.1903">
            <text:p>14.1903</text:p>
          </table:table-cell>
          <table:table-cell table:style-name="ce2" office:value-type="float" office:value="352.35">
            <text:p>352.35</text:p>
          </table:table-cell>
          <table:table-cell table:style-name="ce2" office:value-type="float" office:value="0.72">
            <text:p>0.72</text:p>
          </table:table-cell>
          <table:table-cell table:style-name="ce2"/>
          <table:table-cell table:style-name="ce5" table:formula="of:=[.$G$4]/[.G26]" office:value-type="float" office:value="6.75120328675222">
            <text:p>6.7512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4.0462">
            <text:p>14.0462</text:p>
          </table:table-cell>
          <table:table-cell table:style-name="ce2" office:value-type="float" office:value="355.97">
            <text:p>355.97</text:p>
          </table:table-cell>
          <table:table-cell table:style-name="ce2" office:value-type="float" office:value="0.73">
            <text:p>0.73</text:p>
          </table:table-cell>
          <table:table-cell table:style-name="ce2"/>
          <table:table-cell table:style-name="ce5" table:formula="of:=[.$G$4]/[.G27]" office:value-type="float" office:value="6.82046389770899">
            <text:p>6.8205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3.4168">
            <text:p>13.4168</text:p>
          </table:table-cell>
          <table:table-cell table:style-name="ce2" office:value-type="float" office:value="372.67">
            <text:p>372.67</text:p>
          </table:table-cell>
          <table:table-cell table:style-name="ce2" office:value-type="float" office:value="0.76">
            <text:p>0.76</text:p>
          </table:table-cell>
          <table:table-cell table:style-name="ce2"/>
          <table:table-cell table:style-name="ce5" table:formula="of:=[.$G$4]/[.G28]" office:value-type="float" office:value="7.1404209647606">
            <text:p>7.1404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91.3365">
            <text:p>91.3365</text:p>
          </table:table-cell>
          <table:table-cell table:style-name="ce2" office:value-type="float" office:value="54.74">
            <text:p>54.74</text:p>
          </table:table-cell>
          <table:table-cell table:style-name="ce2" office:value-type="float" office:value="0.11">
            <text:p>0.11</text:p>
          </table:table-cell>
          <table:table-cell table:style-name="ce2"/>
          <table:table-cell table:style-name="ce5" table:formula="of:=[.$G$4]/[.G30]" office:value-type="float" office:value="1.04888626124277">
            <text:p>1.0489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46.6297">
            <text:p>46.6297</text:p>
          </table:table-cell>
          <table:table-cell table:style-name="ce2" office:value-type="float" office:value="107.23">
            <text:p>107.23</text:p>
          </table:table-cell>
          <table:table-cell table:style-name="ce2" office:value-type="float" office:value="0.22">
            <text:p>0.22</text:p>
          </table:table-cell>
          <table:table-cell table:style-name="ce2"/>
          <table:table-cell table:style-name="ce5" table:formula="of:=[.$G$4]/[.G31]" office:value-type="float" office:value="2.05451890104376">
            <text:p>2.054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23.9424">
            <text:p>23.9424</text:p>
          </table:table-cell>
          <table:table-cell table:style-name="ce2" office:value-type="float" office:value="208.83">
            <text:p>208.83</text:p>
          </table:table-cell>
          <table:table-cell table:style-name="ce2" office:value-type="float" office:value="0.43">
            <text:p>0.43</text:p>
          </table:table-cell>
          <table:table-cell table:style-name="ce2"/>
          <table:table-cell table:style-name="ce5" table:formula="of:=[.$G$4]/[.G32]" office:value-type="float" office:value="4.00133654103181">
            <text:p>4.001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6.8487">
            <text:p>16.8487</text:p>
          </table:table-cell>
          <table:table-cell table:style-name="ce2" office:value-type="float" office:value="296.76">
            <text:p>296.76</text:p>
          </table:table-cell>
          <table:table-cell table:style-name="ce2" office:value-type="float" office:value="0.61">
            <text:p>0.61</text:p>
          </table:table-cell>
          <table:table-cell table:style-name="ce2"/>
          <table:table-cell table:style-name="ce5" table:formula="of:=[.$G$4]/[.G33]" office:value-type="float" office:value="5.68599357813956">
            <text:p>5.686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2.9917">
            <text:p>12.9917</text:p>
          </table:table-cell>
          <table:table-cell table:style-name="ce2" office:value-type="float" office:value="384.86">
            <text:p>384.86</text:p>
          </table:table-cell>
          <table:table-cell table:style-name="ce2" office:value-type="float" office:value="0.8">
            <text:p>0.8</text:p>
          </table:table-cell>
          <table:table-cell table:style-name="ce2"/>
          <table:table-cell table:style-name="ce5" table:formula="of:=[.$G$4]/[.G34]" office:value-type="float" office:value="7.37406190105991">
            <text:p>7.3741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9.1557">
            <text:p>9.1557</text:p>
          </table:table-cell>
          <table:table-cell table:style-name="ce2" office:value-type="float" office:value="546.11">
            <text:p>546.11</text:p>
          </table:table-cell>
          <table:table-cell table:style-name="ce2" office:value-type="float" office:value="1.12">
            <text:p>1.12</text:p>
          </table:table-cell>
          <table:table-cell table:style-name="ce2"/>
          <table:table-cell table:style-name="ce5" table:formula="of:=[.$G$4]/[.G35]" office:value-type="float" office:value="10.4636019091932">
            <text:p>10.4636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3.3774">
            <text:p>13.3774</text:p>
          </table:table-cell>
          <table:table-cell table:style-name="ce2" office:value-type="float" office:value="373.76">
            <text:p>373.76</text:p>
          </table:table-cell>
          <table:table-cell table:style-name="ce2" office:value-type="float" office:value="0.77">
            <text:p>0.77</text:p>
          </table:table-cell>
          <table:table-cell table:style-name="ce2"/>
          <table:table-cell table:style-name="ce5" table:formula="of:=[.$G$4]/[.G36]" office:value-type="float" office:value="7.16145140311271">
            <text:p>7.1615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1.8436">
            <text:p>11.8436</text:p>
          </table:table-cell>
          <table:table-cell table:style-name="ce2" office:value-type="float" office:value="422.17">
            <text:p>422.17</text:p>
          </table:table-cell>
          <table:table-cell table:style-name="ce2" office:value-type="float" office:value="0.87">
            <text:p>0.87</text:p>
          </table:table-cell>
          <table:table-cell table:style-name="ce2"/>
          <table:table-cell table:style-name="ce5" table:formula="of:=[.$G$4]/[.G37]" office:value-type="float" office:value="8.08889189097909">
            <text:p>8.0889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0.7567">
            <text:p>10.7567</text:p>
          </table:table-cell>
          <table:table-cell table:style-name="ce2" office:value-type="float" office:value="464.8">
            <text:p>464.8</text:p>
          </table:table-cell>
          <table:table-cell table:style-name="ce2" office:value-type="float" office:value="0.95">
            <text:p>0.95</text:p>
          </table:table-cell>
          <table:table-cell table:style-name="ce2"/>
          <table:table-cell table:style-name="ce5" table:formula="of:=[.$G$4]/[.G38]" office:value-type="float" office:value="8.90622588712151">
            <text:p>8.9062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9.6567">
            <text:p>9.6567</text:p>
          </table:table-cell>
          <table:table-cell table:style-name="ce2" office:value-type="float" office:value="517.77">
            <text:p>517.77</text:p>
          </table:table-cell>
          <table:table-cell table:style-name="ce2" office:value-type="float" office:value="1.06">
            <text:p>1.06</text:p>
          </table:table-cell>
          <table:table-cell table:style-name="ce2"/>
          <table:table-cell table:style-name="ce5" table:formula="of:=[.$G$4]/[.G39]" office:value-type="float" office:value="9.92073896879886">
            <text:p>9.9207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9.2306">
            <text:p>9.2306</text:p>
          </table:table-cell>
          <table:table-cell table:style-name="ce2" office:value-type="float" office:value="541.68">
            <text:p>541.68</text:p>
          </table:table-cell>
          <table:table-cell table:style-name="ce2" office:value-type="float" office:value="1.11">
            <text:p>1.11</text:p>
          </table:table-cell>
          <table:table-cell table:style-name="ce2"/>
          <table:table-cell table:style-name="ce5" table:formula="of:=[.$G$4]/[.G40]" office:value-type="float" office:value="10.3786969427773">
            <text:p>10.3787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8.5381">
            <text:p>8.5381</text:p>
          </table:table-cell>
          <table:table-cell table:style-name="ce2" office:value-type="float" office:value="585.61">
            <text:p>585.61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 table:style-name="ce5" table:formula="of:=[.$G$4]/[.G41]" office:value-type="float" office:value="11.2204823087104">
            <text:p>11.2205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92.2513">
            <text:p>92.2513</text:p>
          </table:table-cell>
          <table:table-cell table:style-name="ce2" office:value-type="float" office:value="54.2">
            <text:p>54.2</text:p>
          </table:table-cell>
          <table:table-cell table:style-name="ce2" office:value-type="float" office:value="0.11">
            <text:p>0.11</text:p>
          </table:table-cell>
          <table:table-cell table:style-name="ce2"/>
          <table:table-cell table:style-name="ce5" table:formula="of:=[.$G$4]/[.G43]" office:value-type="float" office:value="1.03848509451899">
            <text:p>1.038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47.1365">
            <text:p>47.1365</text:p>
          </table:table-cell>
          <table:table-cell table:style-name="ce2" office:value-type="float" office:value="106.07">
            <text:p>106.07</text:p>
          </table:table-cell>
          <table:table-cell table:style-name="ce2" office:value-type="float" office:value="0.22">
            <text:p>0.22</text:p>
          </table:table-cell>
          <table:table-cell table:style-name="ce2"/>
          <table:table-cell table:style-name="ce5" table:formula="of:=[.$G$4]/[.G44]" office:value-type="float" office:value="2.03242922151623">
            <text:p>2.0324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24.057">
            <text:p>24.057</text:p>
          </table:table-cell>
          <table:table-cell table:style-name="ce2" office:value-type="float" office:value="207.84">
            <text:p>207.84</text:p>
          </table:table-cell>
          <table:table-cell table:style-name="ce2" office:value-type="float" office:value="0.43">
            <text:p>0.43</text:p>
          </table:table-cell>
          <table:table-cell table:style-name="ce2"/>
          <table:table-cell table:style-name="ce5" table:formula="of:=[.$G$4]/[.G45]" office:value-type="float" office:value="3.98227542918901">
            <text:p>3.982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6.8898">
            <text:p>16.8898</text:p>
          </table:table-cell>
          <table:table-cell table:style-name="ce2" office:value-type="float" office:value="296.04">
            <text:p>296.04</text:p>
          </table:table-cell>
          <table:table-cell table:style-name="ce2" office:value-type="float" office:value="0.61">
            <text:p>0.61</text:p>
          </table:table-cell>
          <table:table-cell table:style-name="ce2"/>
          <table:table-cell table:style-name="ce5" table:formula="of:=[.$G$4]/[.G46]" office:value-type="float" office:value="5.67215715994269">
            <text:p>5.6722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2.8235">
            <text:p>12.8235</text:p>
          </table:table-cell>
          <table:table-cell table:style-name="ce2" office:value-type="float" office:value="389.91">
            <text:p>389.91</text:p>
          </table:table-cell>
          <table:table-cell table:style-name="ce2" office:value-type="float" office:value="0.8">
            <text:p>0.8</text:p>
          </table:table-cell>
          <table:table-cell table:style-name="ce2"/>
          <table:table-cell table:style-name="ce5" table:formula="of:=[.$G$4]/[.G47]" office:value-type="float" office:value="7.470784107303">
            <text:p>7.4708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9.0533">
            <text:p>9.0533</text:p>
          </table:table-cell>
          <table:table-cell table:style-name="ce2" office:value-type="float" office:value="552.29">
            <text:p>552.29</text:p>
          </table:table-cell>
          <table:table-cell table:style-name="ce2" office:value-type="float" office:value="1.13">
            <text:p>1.13</text:p>
          </table:table-cell>
          <table:table-cell table:style-name="ce2"/>
          <table:table-cell table:style-name="ce5" table:formula="of:=[.$G$4]/[.G48]" office:value-type="float" office:value="10.5819535418024">
            <text:p>10.5820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3.3423">
            <text:p>13.3423</text:p>
          </table:table-cell>
          <table:table-cell table:style-name="ce2" office:value-type="float" office:value="374.75">
            <text:p>374.75</text:p>
          </table:table-cell>
          <table:table-cell table:style-name="ce2" office:value-type="float" office:value="0.77">
            <text:p>0.77</text:p>
          </table:table-cell>
          <table:table-cell table:style-name="ce2"/>
          <table:table-cell table:style-name="ce5" table:formula="of:=[.$G$4]/[.G49]" office:value-type="float" office:value="7.1802912541316">
            <text:p>7.1803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1.7414">
            <text:p>11.7414</text:p>
          </table:table-cell>
          <table:table-cell table:style-name="ce2" office:value-type="float" office:value="425.84">
            <text:p>425.84</text:p>
          </table:table-cell>
          <table:table-cell table:style-name="ce2" office:value-type="float" office:value="0.87">
            <text:p>0.87</text:p>
          </table:table-cell>
          <table:table-cell table:style-name="ce2"/>
          <table:table-cell table:style-name="ce5" table:formula="of:=[.$G$4]/[.G50]" office:value-type="float" office:value="8.15929957245303">
            <text:p>8.1593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0.6341">
            <text:p>10.6341</text:p>
          </table:table-cell>
          <table:table-cell table:style-name="ce2" office:value-type="float" office:value="470.19">
            <text:p>470.19</text:p>
          </table:table-cell>
          <table:table-cell table:style-name="ce2" office:value-type="float" office:value="0.96">
            <text:p>0.96</text:p>
          </table:table-cell>
          <table:table-cell table:style-name="ce2"/>
          <table:table-cell table:style-name="ce5" table:formula="of:=[.$G$4]/[.G51]" office:value-type="float" office:value="9.00890531403692">
            <text:p>9.0089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9.7439">
            <text:p>9.7439</text:p>
          </table:table-cell>
          <table:table-cell table:style-name="ce2" office:value-type="float" office:value="513.14">
            <text:p>513.1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style-name="ce5" table:formula="of:=[.$G$4]/[.G52]" office:value-type="float" office:value="9.83195640349347">
            <text:p>9.8320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9.0768">
            <text:p>9.0768</text:p>
          </table:table-cell>
          <table:table-cell table:style-name="ce2" office:value-type="float" office:value="550.86">
            <text:p>550.86</text:p>
          </table:table-cell>
          <table:table-cell table:style-name="ce2" office:value-type="float" office:value="1.13">
            <text:p>1.13</text:p>
          </table:table-cell>
          <table:table-cell table:style-name="ce2"/>
          <table:table-cell table:style-name="ce5" table:formula="of:=[.$G$4]/[.G53]" office:value-type="float" office:value="10.5545566719549">
            <text:p>10.5546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8.4322">
            <text:p>8.4322</text:p>
          </table:table-cell>
          <table:table-cell table:style-name="ce2" office:value-type="float" office:value="592.86">
            <text:p>592.86</text:p>
          </table:table-cell>
          <table:table-cell table:style-name="ce2" office:value-type="float" office:value="1.21">
            <text:p>1.21</text:p>
          </table:table-cell>
          <table:table-cell table:style-name="ce2"/>
          <table:table-cell table:style-name="ce5" table:formula="of:=[.$G$4]/[.G54]" office:value-type="float" office:value="11.3614003462916">
            <text:p>11.3614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91.9156">
            <text:p>91.9156</text:p>
          </table:table-cell>
          <table:table-cell table:style-name="ce2" office:value-type="float" office:value="54.4">
            <text:p>54.4</text:p>
          </table:table-cell>
          <table:table-cell table:style-name="ce2" office:value-type="float" office:value="0.11">
            <text:p>0.11</text:p>
          </table:table-cell>
          <table:table-cell table:style-name="ce2"/>
          <table:table-cell table:style-name="ce5" table:formula="of:=[.$G$4]/[.G56]" office:value-type="float" office:value="1.04227791582713">
            <text:p>1.042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48.2286">
            <text:p>48.2286</text:p>
          </table:table-cell>
          <table:table-cell table:style-name="ce2" office:value-type="float" office:value="103.67">
            <text:p>103.67</text:p>
          </table:table-cell>
          <table:table-cell table:style-name="ce2" office:value-type="float" office:value="0.21">
            <text:p>0.21</text:p>
          </table:table-cell>
          <table:table-cell table:style-name="ce2"/>
          <table:table-cell table:style-name="ce5" table:formula="of:=[.$G$4]/[.G57]" office:value-type="float" office:value="1.98640640615734">
            <text:p>1.9864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24.1946">
            <text:p>24.1946</text:p>
          </table:table-cell>
          <table:table-cell table:style-name="ce2" office:value-type="float" office:value="206.66">
            <text:p>206.66</text:p>
          </table:table-cell>
          <table:table-cell table:style-name="ce2" office:value-type="float" office:value="0.42">
            <text:p>0.42</text:p>
          </table:table-cell>
          <table:table-cell table:style-name="ce2"/>
          <table:table-cell table:style-name="ce5" table:formula="of:=[.$G$4]/[.G58]" office:value-type="float" office:value="3.95962735486431">
            <text:p>3.9596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6.932">
            <text:p>16.932</text:p>
          </table:table-cell>
          <table:table-cell table:style-name="ce2" office:value-type="float" office:value="295.3">
            <text:p>295.3</text:p>
          </table:table-cell>
          <table:table-cell table:style-name="ce2" office:value-type="float" office:value="0.6">
            <text:p>0.6</text:p>
          </table:table-cell>
          <table:table-cell table:style-name="ce2"/>
          <table:table-cell table:style-name="ce5" table:formula="of:=[.$G$4]/[.G59]" office:value-type="float" office:value="5.65802031656036">
            <text:p>5.658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2.9343">
            <text:p>12.9343</text:p>
          </table:table-cell>
          <table:table-cell table:style-name="ce2" office:value-type="float" office:value="386.57">
            <text:p>386.57</text:p>
          </table:table-cell>
          <table:table-cell table:style-name="ce2" office:value-type="float" office:value="0.79">
            <text:p>0.79</text:p>
          </table:table-cell>
          <table:table-cell table:style-name="ce2"/>
          <table:table-cell table:style-name="ce5" table:formula="of:=[.$G$4]/[.G60]" office:value-type="float" office:value="7.40678660615573">
            <text:p>7.4068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8.9658">
            <text:p>8.9658</text:p>
          </table:table-cell>
          <table:table-cell table:style-name="ce2" office:value-type="float" office:value="557.68">
            <text:p>557.68</text:p>
          </table:table-cell>
          <table:table-cell table:style-name="ce2" office:value-type="float" office:value="1.14">
            <text:p>1.14</text:p>
          </table:table-cell>
          <table:table-cell table:style-name="ce2"/>
          <table:table-cell table:style-name="ce5" table:formula="of:=[.$G$4]/[.G61]" office:value-type="float" office:value="10.6852260813313">
            <text:p>10.6852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3.2248">
            <text:p>13.2248</text:p>
          </table:table-cell>
          <table:table-cell table:style-name="ce2" office:value-type="float" office:value="378.08">
            <text:p>378.08</text:p>
          </table:table-cell>
          <table:table-cell table:style-name="ce2" office:value-type="float" office:value="0.77">
            <text:p>0.77</text:p>
          </table:table-cell>
          <table:table-cell table:style-name="ce2"/>
          <table:table-cell table:style-name="ce5" table:formula="of:=[.$G$4]/[.G62]" office:value-type="float" office:value="7.24408686709818">
            <text:p>7.2441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1.7342">
            <text:p>11.7342</text:p>
          </table:table-cell>
          <table:table-cell table:style-name="ce2" office:value-type="float" office:value="426.08">
            <text:p>426.08</text:p>
          </table:table-cell>
          <table:table-cell table:style-name="ce2" office:value-type="float" office:value="0.87">
            <text:p>0.87</text:p>
          </table:table-cell>
          <table:table-cell table:style-name="ce2"/>
          <table:table-cell table:style-name="ce5" table:formula="of:=[.$G$4]/[.G63]" office:value-type="float" office:value="8.16430604557618">
            <text:p>8.1643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0.5863">
            <text:p>10.5863</text:p>
          </table:table-cell>
          <table:table-cell table:style-name="ce2" office:value-type="float" office:value="472.31">
            <text:p>472.31</text:p>
          </table:table-cell>
          <table:table-cell table:style-name="ce2" office:value-type="float" office:value="0.97">
            <text:p>0.97</text:p>
          </table:table-cell>
          <table:table-cell table:style-name="ce2"/>
          <table:table-cell table:style-name="ce5" table:formula="of:=[.$G$4]/[.G64]" office:value-type="float" office:value="9.04958295155059">
            <text:p>9.0496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16">
            <text:p>16</text:p>
          </table:table-cell>
          <table:table-cell table:style-name="ce2" office:value-type="float" office:value="9.7123">
            <text:p>9.7123</text:p>
          </table:table-cell>
          <table:table-cell table:style-name="ce2" office:value-type="float" office:value="514.81">
            <text:p>514.8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style-name="ce5" table:formula="of:=[.$G$4]/[.G65]" office:value-type="float" office:value="9.86394571831595">
            <text:p>9.8639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8.9362">
            <text:p>8.9362</text:p>
          </table:table-cell>
          <table:table-cell table:style-name="ce2" office:value-type="float" office:value="559.52">
            <text:p>559.52</text:p>
          </table:table-cell>
          <table:table-cell table:style-name="ce2" office:value-type="float" office:value="1.15">
            <text:p>1.15</text:p>
          </table:table-cell>
          <table:table-cell table:style-name="ce2"/>
          <table:table-cell table:style-name="ce5" table:formula="of:=[.$G$4]/[.G66]" office:value-type="float" office:value="10.7206195026969">
            <text:p>10.7206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8.4358">
            <text:p>8.4358</text:p>
          </table:table-cell>
          <table:table-cell table:style-name="ce2" office:value-type="float" office:value="592.71">
            <text:p>592.71</text:p>
          </table:table-cell>
          <table:table-cell table:style-name="ce2" office:value-type="float" office:value="1.21">
            <text:p>1.21</text:p>
          </table:table-cell>
          <table:table-cell table:style-name="ce2"/>
          <table:table-cell table:style-name="ce5" table:formula="of:=[.$G$4]/[.G67]" office:value-type="float" office:value="11.3565518385927">
            <text:p>11.3566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5" table:style-name="ta1">
        <table:shapes>
          <draw:frame draw:z-index="0" draw:style-name="gr1" svg:width="24.273cm" svg:height="13.627cm" svg:x="27.928cm" svg:y="3.378cm">
            <draw:object draw:notify-on-update-of-ranges="Sheet5.L4:Sheet5.L15 Sheet5.K4:Sheet5.K15 Sheet5.K17:Sheet5.K28 Sheet5.K30:Sheet5.K41 Sheet5.K43:Sheet5.K54 Sheet5.K56:Sheet5.K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Compression -&gt; Decompression 2.5M Packets x 512 Bytes</text:p>
          </table:table-cell>
          <table:covered-table-cell table:style-name="ce1"/>
          <table:covered-table-cell table:number-columns-repeated="7"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 table:style-name="ce2"/>
          <table:table-cell table:style-name="ce2"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 table:style-name="ce2"/>
          <table:table-cell table:number-columns-repeated="2"/>
          <table:table-cell table:style-name="ce2"/>
        </table:table-row>
        <table:table-row table:style-name="ro1">
          <table:table-cell table:style-name="ce2" office:value-type="string">
            <text:p>No Of Proces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style-name="ce2"/>
          <table:table-cell table:style-name="ce2" office:value-type="string">
            <text:p>No Of Process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64.9773">
            <text:p>64.9773</text:p>
          </table:table-cell>
          <table:table-cell table:style-name="ce2" office:value-type="float" office:value="38.47">
            <text:p>38.47</text:p>
          </table:table-cell>
          <table:table-cell table:style-name="ce2" office:value-type="float" office:value="0.15759">
            <text:p>0.15759</text:p>
          </table:table-cell>
          <table:table-cell table:style-name="ce2"/>
          <table:table-cell table:style-name="ce5" table:formula="of:=[.$G$4]/[.G4]" office:value-type="float" office:value="1">
            <text:p>1.000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33.1191">
            <text:p>33.1191</text:p>
          </table:table-cell>
          <table:table-cell table:style-name="ce2" office:value-type="float" office:value="75.49">
            <text:p>75.49</text:p>
          </table:table-cell>
          <table:table-cell table:style-name="ce2" office:value-type="float" office:value="0.30919">
            <text:p>0.30919</text:p>
          </table:table-cell>
          <table:table-cell table:style-name="ce2"/>
          <table:table-cell table:style-name="ce5" table:formula="of:=[.$G$4]/[.G5]" office:value-type="float" office:value="1.96192831326938">
            <text:p>1.9619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7.2763">
            <text:p>17.2763</text:p>
          </table:table-cell>
          <table:table-cell table:style-name="ce2" office:value-type="float" office:value="144.71">
            <text:p>144.71</text:p>
          </table:table-cell>
          <table:table-cell table:style-name="ce2" office:value-type="float" office:value="0.59272">
            <text:p>0.59272</text:p>
          </table:table-cell>
          <table:table-cell table:style-name="ce2"/>
          <table:table-cell table:style-name="ce5" table:formula="of:=[.$G$4]/[.G6]" office:value-type="float" office:value="3.76106573745536">
            <text:p>3.7611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6.4233">
            <text:p>16.4233</text:p>
          </table:table-cell>
          <table:table-cell table:style-name="ce2" office:value-type="float" office:value="152.22">
            <text:p>152.22</text:p>
          </table:table-cell>
          <table:table-cell table:style-name="ce2" office:value-type="float" office:value="0.62351">
            <text:p>0.62351</text:p>
          </table:table-cell>
          <table:table-cell table:style-name="ce2"/>
          <table:table-cell table:style-name="ce5" table:formula="of:=[.$G$4]/[.G7]" office:value-type="float" office:value="3.95640949139332">
            <text:p>3.9564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5.1978">
            <text:p>15.1978</text:p>
          </table:table-cell>
          <table:table-cell table:style-name="ce2" office:value-type="float" office:value="164.5">
            <text:p>164.5</text:p>
          </table:table-cell>
          <table:table-cell table:style-name="ce2" office:value-type="float" office:value="0.67378">
            <text:p>0.67378</text:p>
          </table:table-cell>
          <table:table-cell table:style-name="ce2"/>
          <table:table-cell table:style-name="ce5" table:formula="of:=[.$G$4]/[.G8]" office:value-type="float" office:value="4.27544118227638">
            <text:p>4.2754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5.0645">
            <text:p>15.0645</text:p>
          </table:table-cell>
          <table:table-cell table:style-name="ce2" office:value-type="float" office:value="165.95">
            <text:p>165.95</text:p>
          </table:table-cell>
          <table:table-cell table:style-name="ce2" office:value-type="float" office:value="0.67974">
            <text:p>0.67974</text:p>
          </table:table-cell>
          <table:table-cell table:style-name="ce2"/>
          <table:table-cell table:style-name="ce5" table:formula="of:=[.$G$4]/[.G9]" office:value-type="float" office:value="4.31327292641641">
            <text:p>4.3133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8.4717">
            <text:p>18.4717</text:p>
          </table:table-cell>
          <table:table-cell table:style-name="ce2" office:value-type="float" office:value="135.34">
            <text:p>135.34</text:p>
          </table:table-cell>
          <table:table-cell table:style-name="ce2" office:value-type="float" office:value="0.55436">
            <text:p>0.55436</text:p>
          </table:table-cell>
          <table:table-cell table:style-name="ce2"/>
          <table:table-cell table:style-name="ce5" table:formula="of:=[.$G$4]/[.G10]" office:value-type="float" office:value="3.51766756714325">
            <text:p>3.5177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6.7708">
            <text:p>16.7708</text:p>
          </table:table-cell>
          <table:table-cell table:style-name="ce2" office:value-type="float" office:value="149.07">
            <text:p>149.07</text:p>
          </table:table-cell>
          <table:table-cell table:style-name="ce2" office:value-type="float" office:value="0.61059">
            <text:p>0.61059</text:p>
          </table:table-cell>
          <table:table-cell table:style-name="ce2"/>
          <table:table-cell table:style-name="ce5" table:formula="of:=[.$G$4]/[.G11]" office:value-type="float" office:value="3.8744305578744">
            <text:p>3.8744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7.6119">
            <text:p>17.6119</text:p>
          </table:table-cell>
          <table:table-cell table:style-name="ce2" office:value-type="float" office:value="141.95">
            <text:p>141.95</text:p>
          </table:table-cell>
          <table:table-cell table:style-name="ce2" office:value-type="float" office:value="0.58142">
            <text:p>0.58142</text:p>
          </table:table-cell>
          <table:table-cell table:style-name="ce2"/>
          <table:table-cell table:style-name="ce5" table:formula="of:=[.$G$4]/[.G12]" office:value-type="float" office:value="3.68939750963837">
            <text:p>3.6894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5.4558">
            <text:p>15.4558</text:p>
          </table:table-cell>
          <table:table-cell table:style-name="ce2" office:value-type="float" office:value="161.75">
            <text:p>161.75</text:p>
          </table:table-cell>
          <table:table-cell table:style-name="ce2" office:value-type="float" office:value="0.66253">
            <text:p>0.66253</text:p>
          </table:table-cell>
          <table:table-cell table:style-name="ce2"/>
          <table:table-cell table:style-name="ce5" table:formula="of:=[.$G$4]/[.G13]" office:value-type="float" office:value="4.20407225766379">
            <text:p>4.2041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6.154">
            <text:p>16.154</text:p>
          </table:table-cell>
          <table:table-cell table:style-name="ce2" office:value-type="float" office:value="154.76">
            <text:p>154.76</text:p>
          </table:table-cell>
          <table:table-cell table:style-name="ce2" office:value-type="float" office:value="0.6339">
            <text:p>0.6339</text:p>
          </table:table-cell>
          <table:table-cell table:style-name="ce2"/>
          <table:table-cell table:style-name="ce5" table:formula="of:=[.$G$4]/[.G14]" office:value-type="float" office:value="4.02236597746688">
            <text:p>4.0224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15.6037">
            <text:p>15.6037</text:p>
          </table:table-cell>
          <table:table-cell table:style-name="ce2" office:value-type="float" office:value="160.22">
            <text:p>160.22</text:p>
          </table:table-cell>
          <table:table-cell table:style-name="ce2" office:value-type="float" office:value="0.65625">
            <text:p>0.65625</text:p>
          </table:table-cell>
          <table:table-cell table:style-name="ce2"/>
          <table:table-cell table:style-name="ce5" table:formula="of:=[.$G$4]/[.G15]" office:value-type="float" office:value="4.16422386997956">
            <text:p>4.1642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64.6084">
            <text:p>64.6084</text:p>
          </table:table-cell>
          <table:table-cell table:style-name="ce2" office:value-type="float" office:value="38.69">
            <text:p>38.69</text:p>
          </table:table-cell>
          <table:table-cell table:style-name="ce2" office:value-type="float" office:value="0.15849">
            <text:p>0.15849</text:p>
          </table:table-cell>
          <table:table-cell table:style-name="ce2"/>
          <table:table-cell table:style-name="ce5" table:formula="of:=[.$G$4]/[.G17]" office:value-type="float" office:value="1.00570978386711">
            <text:p>1.0057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33.825">
            <text:p>33.825</text:p>
          </table:table-cell>
          <table:table-cell table:style-name="ce2" office:value-type="float" office:value="73.91">
            <text:p>73.91</text:p>
          </table:table-cell>
          <table:table-cell table:style-name="ce2" office:value-type="float" office:value="0.30273">
            <text:p>0.30273</text:p>
          </table:table-cell>
          <table:table-cell table:style-name="ce2"/>
          <table:table-cell table:style-name="ce5" table:formula="of:=[.$G$4]/[.G18]" office:value-type="float" office:value="1.9209844789357">
            <text:p>1.921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7.4035">
            <text:p>17.4035</text:p>
          </table:table-cell>
          <table:table-cell table:style-name="ce2" office:value-type="float" office:value="143.65">
            <text:p>143.65</text:p>
          </table:table-cell>
          <table:table-cell table:style-name="ce2" office:value-type="float" office:value="0.58839">
            <text:p>0.58839</text:p>
          </table:table-cell>
          <table:table-cell table:style-name="ce2"/>
          <table:table-cell table:style-name="ce5" table:formula="of:=[.$G$4]/[.G19]" office:value-type="float" office:value="3.73357657942368">
            <text:p>3.7336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2.0741">
            <text:p>12.0741</text:p>
          </table:table-cell>
          <table:table-cell table:style-name="ce2" office:value-type="float" office:value="207.05">
            <text:p>207.05</text:p>
          </table:table-cell>
          <table:table-cell table:style-name="ce2" office:value-type="float" office:value="0.8481">
            <text:p>0.8481</text:p>
          </table:table-cell>
          <table:table-cell table:style-name="ce2"/>
          <table:table-cell table:style-name="ce5" table:formula="of:=[.$G$4]/[.G20]" office:value-type="float" office:value="5.38154396600989">
            <text:p>5.3815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9.4271">
            <text:p>9.4271</text:p>
          </table:table-cell>
          <table:table-cell table:style-name="ce2" office:value-type="float" office:value="265.19">
            <text:p>265.19</text:p>
          </table:table-cell>
          <table:table-cell table:style-name="ce2" office:value-type="float" office:value="1.09">
            <text:p>1.09</text:p>
          </table:table-cell>
          <table:table-cell table:style-name="ce2"/>
          <table:table-cell table:style-name="ce5" table:formula="of:=[.$G$4]/[.G21]" office:value-type="float" office:value="6.8926074826829">
            <text:p>6.8926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8.8267">
            <text:p>8.8267</text:p>
          </table:table-cell>
          <table:table-cell table:style-name="ce2" office:value-type="float" office:value="283.23">
            <text:p>283.23</text:p>
          </table:table-cell>
          <table:table-cell table:style-name="ce2" office:value-type="float" office:value="1.09">
            <text:p>1.09</text:p>
          </table:table-cell>
          <table:table-cell table:style-name="ce2"/>
          <table:table-cell table:style-name="ce5" table:formula="of:=[.$G$4]/[.G22]" office:value-type="float" office:value="7.36144878606954">
            <text:p>7.361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2.1584">
            <text:p>12.1584</text:p>
          </table:table-cell>
          <table:table-cell table:style-name="ce2" office:value-type="float" office:value="205.62">
            <text:p>205.62</text:p>
          </table:table-cell>
          <table:table-cell table:style-name="ce2" office:value-type="float" office:value="0.84222">
            <text:p>0.84222</text:p>
          </table:table-cell>
          <table:table-cell table:style-name="ce2"/>
          <table:table-cell table:style-name="ce5" table:formula="of:=[.$G$4]/[.G23]" office:value-type="float" office:value="5.34423114883537">
            <text:p>5.3442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0.6418">
            <text:p>10.6418</text:p>
          </table:table-cell>
          <table:table-cell table:style-name="ce2" office:value-type="float" office:value="234.92">
            <text:p>234.92</text:p>
          </table:table-cell>
          <table:table-cell table:style-name="ce2" office:value-type="float" office:value="0.96224">
            <text:p>0.96224</text:p>
          </table:table-cell>
          <table:table-cell table:style-name="ce2"/>
          <table:table-cell table:style-name="ce5" table:formula="of:=[.$G$4]/[.G24]" office:value-type="float" office:value="6.10585615215471">
            <text:p>6.1059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1.7182">
            <text:p>11.7182</text:p>
          </table:table-cell>
          <table:table-cell table:style-name="ce2" office:value-type="float" office:value="213.34">
            <text:p>213.34</text:p>
          </table:table-cell>
          <table:table-cell table:style-name="ce2" office:value-type="float" office:value="0.87385">
            <text:p>0.87385</text:p>
          </table:table-cell>
          <table:table-cell table:style-name="ce2"/>
          <table:table-cell table:style-name="ce5" table:formula="of:=[.$G$4]/[.G25]" office:value-type="float" office:value="5.54498984485672">
            <text:p>5.5450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0.3859">
            <text:p>10.3859</text:p>
          </table:table-cell>
          <table:table-cell table:style-name="ce2" office:value-type="float" office:value="240.71">
            <text:p>240.71</text:p>
          </table:table-cell>
          <table:table-cell table:style-name="ce2" office:value-type="float" office:value="0.98595">
            <text:p>0.98595</text:p>
          </table:table-cell>
          <table:table-cell table:style-name="ce2"/>
          <table:table-cell table:style-name="ce5" table:formula="of:=[.$G$4]/[.G26]" office:value-type="float" office:value="6.25629940592534">
            <text:p>6.2563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0.2822">
            <text:p>10.2822</text:p>
          </table:table-cell>
          <table:table-cell table:style-name="ce2" office:value-type="float" office:value="243.1">
            <text:p>243.1</text:p>
          </table:table-cell>
          <table:table-cell table:style-name="ce2" office:value-type="float" office:value="0.99574">
            <text:p>0.99574</text:p>
          </table:table-cell>
          <table:table-cell table:style-name="ce2"/>
          <table:table-cell table:style-name="ce5" table:formula="of:=[.$G$4]/[.G27]" office:value-type="float" office:value="6.31939662718095">
            <text:p>6.3194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9.7309">
            <text:p>9.7309</text:p>
          </table:table-cell>
          <table:table-cell table:style-name="ce2" office:value-type="float" office:value="256.91">
            <text:p>256.9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style-name="ce5" table:formula="of:=[.$G$4]/[.G28]" office:value-type="float" office:value="6.67741935483871">
            <text:p>6.6774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64.5962">
            <text:p>64.5962</text:p>
          </table:table-cell>
          <table:table-cell table:style-name="ce2" office:value-type="float" office:value="38.7">
            <text:p>38.7</text:p>
          </table:table-cell>
          <table:table-cell table:style-name="ce2" office:value-type="float" office:value="0.15852">
            <text:p>0.15852</text:p>
          </table:table-cell>
          <table:table-cell table:style-name="ce2"/>
          <table:table-cell table:style-name="ce5" table:formula="of:=[.$G$4]/[.G30]" office:value-type="float" office:value="1.00589972784777">
            <text:p>1.0059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32.9433">
            <text:p>32.9433</text:p>
          </table:table-cell>
          <table:table-cell table:style-name="ce2" office:value-type="float" office:value="75.89">
            <text:p>75.89</text:p>
          </table:table-cell>
          <table:table-cell table:style-name="ce2" office:value-type="float" office:value="0.31084">
            <text:p>0.31084</text:p>
          </table:table-cell>
          <table:table-cell table:style-name="ce2"/>
          <table:table-cell table:style-name="ce5" table:formula="of:=[.$G$4]/[.G31]" office:value-type="float" office:value="1.97239802934132">
            <text:p>1.9724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7.0767">
            <text:p>17.0767</text:p>
          </table:table-cell>
          <table:table-cell table:style-name="ce2" office:value-type="float" office:value="146.4">
            <text:p>146.4</text:p>
          </table:table-cell>
          <table:table-cell table:style-name="ce2" office:value-type="float" office:value="0.59965">
            <text:p>0.59965</text:p>
          </table:table-cell>
          <table:table-cell table:style-name="ce2"/>
          <table:table-cell table:style-name="ce5" table:formula="of:=[.$G$4]/[.G32]" office:value-type="float" office:value="3.80502673233119">
            <text:p>3.805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12.2974">
            <text:p>12.2974</text:p>
          </table:table-cell>
          <table:table-cell table:style-name="ce2" office:value-type="float" office:value="203.3">
            <text:p>203.3</text:p>
          </table:table-cell>
          <table:table-cell table:style-name="ce2" office:value-type="float" office:value="0.8327">
            <text:p>0.8327</text:p>
          </table:table-cell>
          <table:table-cell table:style-name="ce2"/>
          <table:table-cell table:style-name="ce5" table:formula="of:=[.$G$4]/[.G33]" office:value-type="float" office:value="5.28382422300649">
            <text:p>5.2838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9.4628">
            <text:p>9.4628</text:p>
          </table:table-cell>
          <table:table-cell table:style-name="ce2" office:value-type="float" office:value="264.19">
            <text:p>264.19</text:p>
          </table:table-cell>
          <table:table-cell table:style-name="ce2" office:value-type="float" office:value="1.08">
            <text:p>1.08</text:p>
          </table:table-cell>
          <table:table-cell table:style-name="ce2"/>
          <table:table-cell table:style-name="ce5" table:formula="of:=[.$G$4]/[.G34]" office:value-type="float" office:value="6.86660396499979">
            <text:p>6.8666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6.6443">
            <text:p>6.6443</text:p>
          </table:table-cell>
          <table:table-cell table:style-name="ce2" office:value-type="float" office:value="376.26">
            <text:p>376.26</text:p>
          </table:table-cell>
          <table:table-cell table:style-name="ce2" office:value-type="float" office:value="1.08">
            <text:p>1.08</text:p>
          </table:table-cell>
          <table:table-cell table:style-name="ce2"/>
          <table:table-cell table:style-name="ce5" table:formula="of:=[.$G$4]/[.G35]" office:value-type="float" office:value="9.77940490345108">
            <text:p>9.779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9.7292">
            <text:p>9.7292</text:p>
          </table:table-cell>
          <table:table-cell table:style-name="ce2" office:value-type="float" office:value="256.96">
            <text:p>256.96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style-name="ce5" table:formula="of:=[.$G$4]/[.G36]" office:value-type="float" office:value="6.67858611191054">
            <text:p>6.6786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8.8571">
            <text:p>8.8571</text:p>
          </table:table-cell>
          <table:table-cell table:style-name="ce2" office:value-type="float" office:value="282.26">
            <text:p>282.26</text:p>
          </table:table-cell>
          <table:table-cell table:style-name="ce2" office:value-type="float" office:value="1.16">
            <text:p>1.16</text:p>
          </table:table-cell>
          <table:table-cell table:style-name="ce2"/>
          <table:table-cell table:style-name="ce5" table:formula="of:=[.$G$4]/[.G37]" office:value-type="float" office:value="7.3361822718497">
            <text:p>7.3362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7.9606">
            <text:p>7.9606</text:p>
          </table:table-cell>
          <table:table-cell table:style-name="ce2" office:value-type="float" office:value="314.05">
            <text:p>314.05</text:p>
          </table:table-cell>
          <table:table-cell table:style-name="ce2" office:value-type="float" office:value="1.29">
            <text:p>1.29</text:p>
          </table:table-cell>
          <table:table-cell table:style-name="ce2"/>
          <table:table-cell table:style-name="ce5" table:formula="of:=[.$G$4]/[.G38]" office:value-type="float" office:value="8.16236213350753">
            <text:p>8.1624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7.2092">
            <text:p>7.2092</text:p>
          </table:table-cell>
          <table:table-cell table:style-name="ce2" office:value-type="float" office:value="346.78">
            <text:p>346.78</text:p>
          </table:table-cell>
          <table:table-cell table:style-name="ce2" office:value-type="float" office:value="1.42">
            <text:p>1.42</text:p>
          </table:table-cell>
          <table:table-cell table:style-name="ce2"/>
          <table:table-cell table:style-name="ce5" table:formula="of:=[.$G$4]/[.G39]" office:value-type="float" office:value="9.01310825056872">
            <text:p>9.0131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6.6354">
            <text:p>6.6354</text:p>
          </table:table-cell>
          <table:table-cell table:style-name="ce2" office:value-type="float" office:value="376.76">
            <text:p>376.76</text:p>
          </table:table-cell>
          <table:table-cell table:style-name="ce2" office:value-type="float" office:value="1.54">
            <text:p>1.54</text:p>
          </table:table-cell>
          <table:table-cell table:style-name="ce2"/>
          <table:table-cell table:style-name="ce5" table:formula="of:=[.$G$4]/[.G40]" office:value-type="float" office:value="9.79252192784158">
            <text:p>9.7925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 office:value-type="float" office:value="6.3344">
            <text:p>6.3344</text:p>
          </table:table-cell>
          <table:table-cell table:style-name="ce2" office:value-type="float" office:value="394.67">
            <text:p>394.67</text:p>
          </table:table-cell>
          <table:table-cell table:style-name="ce2" office:value-type="float" office:value="1.62">
            <text:p>1.62</text:p>
          </table:table-cell>
          <table:table-cell table:style-name="ce2"/>
          <table:table-cell table:style-name="ce5" table:formula="of:=[.$G$4]/[.G41]" office:value-type="float" office:value="10.2578460469816">
            <text:p>10.2578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64.6081">
            <text:p>64.6081</text:p>
          </table:table-cell>
          <table:table-cell table:style-name="ce2" office:value-type="float" office:value="38.69">
            <text:p>38.69</text:p>
          </table:table-cell>
          <table:table-cell table:style-name="ce2" office:value-type="float" office:value="0.15849">
            <text:p>0.15849</text:p>
          </table:table-cell>
          <table:table-cell table:style-name="ce2"/>
          <table:table-cell table:style-name="ce5" table:formula="of:=[.$G$4]/[.G43]" office:value-type="float" office:value="1.00571445376044">
            <text:p>1.0057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32.998">
            <text:p>32.998</text:p>
          </table:table-cell>
          <table:table-cell table:style-name="ce2" office:value-type="float" office:value="75.76">
            <text:p>75.76</text:p>
          </table:table-cell>
          <table:table-cell table:style-name="ce2" office:value-type="float" office:value="0.31032">
            <text:p>0.31032</text:p>
          </table:table-cell>
          <table:table-cell table:style-name="ce2"/>
          <table:table-cell table:style-name="ce5" table:formula="of:=[.$G$4]/[.G44]" office:value-type="float" office:value="1.96912843202618">
            <text:p>1.969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7.6986">
            <text:p>17.6986</text:p>
          </table:table-cell>
          <table:table-cell table:style-name="ce2" office:value-type="float" office:value="141.25">
            <text:p>141.25</text:p>
          </table:table-cell>
          <table:table-cell table:style-name="ce2" office:value-type="float" office:value="0.57858">
            <text:p>0.57858</text:p>
          </table:table-cell>
          <table:table-cell table:style-name="ce2"/>
          <table:table-cell table:style-name="ce5" table:formula="of:=[.$G$4]/[.G45]" office:value-type="float" office:value="3.67132428553671">
            <text:p>3.671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12.2111">
            <text:p>12.2111</text:p>
          </table:table-cell>
          <table:table-cell table:style-name="ce2" office:value-type="float" office:value="204.73">
            <text:p>204.73</text:p>
          </table:table-cell>
          <table:table-cell table:style-name="ce2" office:value-type="float" office:value="0.83858">
            <text:p>0.83858</text:p>
          </table:table-cell>
          <table:table-cell table:style-name="ce2"/>
          <table:table-cell table:style-name="ce5" table:formula="of:=[.$G$4]/[.G46]" office:value-type="float" office:value="5.32116680724914">
            <text:p>5.3212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9.3882">
            <text:p>9.3882</text:p>
          </table:table-cell>
          <table:table-cell table:style-name="ce2" office:value-type="float" office:value="266.29">
            <text:p>266.29</text:p>
          </table:table-cell>
          <table:table-cell table:style-name="ce2" office:value-type="float" office:value="1.09">
            <text:p>1.09</text:p>
          </table:table-cell>
          <table:table-cell table:style-name="ce2"/>
          <table:table-cell table:style-name="ce5" table:formula="of:=[.$G$4]/[.G47]" office:value-type="float" office:value="6.92116699686841">
            <text:p>6.9212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6.6009">
            <text:p>6.6009</text:p>
          </table:table-cell>
          <table:table-cell table:style-name="ce2" office:value-type="float" office:value="378.74">
            <text:p>378.74</text:p>
          </table:table-cell>
          <table:table-cell table:style-name="ce2" office:value-type="float" office:value="1.09">
            <text:p>1.09</text:p>
          </table:table-cell>
          <table:table-cell table:style-name="ce2"/>
          <table:table-cell table:style-name="ce5" table:formula="of:=[.$G$4]/[.G48]" office:value-type="float" office:value="9.84370313139117">
            <text:p>9.8437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9.6968">
            <text:p>9.6968</text:p>
          </table:table-cell>
          <table:table-cell table:style-name="ce2" office:value-type="float" office:value="257.82">
            <text:p>257.82</text:p>
          </table:table-cell>
          <table:table-cell table:style-name="ce2" office:value-type="float" office:value="1.06">
            <text:p>1.06</text:p>
          </table:table-cell>
          <table:table-cell table:style-name="ce2"/>
          <table:table-cell table:style-name="ce5" table:formula="of:=[.$G$4]/[.G49]" office:value-type="float" office:value="6.70090132827325">
            <text:p>6.7009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8.608">
            <text:p>8.608</text:p>
          </table:table-cell>
          <table:table-cell table:style-name="ce2" office:value-type="float" office:value="290.43">
            <text:p>290.43</text:p>
          </table:table-cell>
          <table:table-cell table:style-name="ce2" office:value-type="float" office:value="1.19">
            <text:p>1.19</text:p>
          </table:table-cell>
          <table:table-cell table:style-name="ce2"/>
          <table:table-cell table:style-name="ce5" table:formula="of:=[.$G$4]/[.G50]" office:value-type="float" office:value="7.5484781598513">
            <text:p>7.5485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7.76">
            <text:p>7.76</text:p>
          </table:table-cell>
          <table:table-cell table:style-name="ce2" office:value-type="float" office:value="322.16">
            <text:p>322.16</text:p>
          </table:table-cell>
          <table:table-cell table:style-name="ce2" office:value-type="float" office:value="1.32">
            <text:p>1.32</text:p>
          </table:table-cell>
          <table:table-cell table:style-name="ce2"/>
          <table:table-cell table:style-name="ce5" table:formula="of:=[.$G$4]/[.G51]" office:value-type="float" office:value="8.37336340206186">
            <text:p>8.3734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7.1931">
            <text:p>7.1931</text:p>
          </table:table-cell>
          <table:table-cell table:style-name="ce2" office:value-type="float" office:value="347.56">
            <text:p>347.56</text:p>
          </table:table-cell>
          <table:table-cell table:style-name="ce2" office:value-type="float" office:value="1.42">
            <text:p>1.42</text:p>
          </table:table-cell>
          <table:table-cell table:style-name="ce2"/>
          <table:table-cell table:style-name="ce5" table:formula="of:=[.$G$4]/[.G52]" office:value-type="float" office:value="9.03328189514952">
            <text:p>9.0333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6.7123">
            <text:p>6.7123</text:p>
          </table:table-cell>
          <table:table-cell table:style-name="ce2" office:value-type="float" office:value="372.45">
            <text:p>372.45</text:p>
          </table:table-cell>
          <table:table-cell table:style-name="ce2" office:value-type="float" office:value="1.53">
            <text:p>1.53</text:p>
          </table:table-cell>
          <table:table-cell table:style-name="ce2"/>
          <table:table-cell table:style-name="ce5" table:formula="of:=[.$G$4]/[.G53]" office:value-type="float" office:value="9.680333119795">
            <text:p>9.6803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float" office:value="6.1514">
            <text:p>6.1514</text:p>
          </table:table-cell>
          <table:table-cell table:style-name="ce2" office:value-type="float" office:value="406.41">
            <text:p>406.41</text:p>
          </table:table-cell>
          <table:table-cell table:style-name="ce2" office:value-type="float" office:value="1.66">
            <text:p>1.66</text:p>
          </table:table-cell>
          <table:table-cell table:style-name="ce2"/>
          <table:table-cell table:style-name="ce5" table:formula="of:=[.$G$4]/[.G54]" office:value-type="float" office:value="10.5630100464935">
            <text:p>10.5630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64.8575">
            <text:p>64.8575</text:p>
          </table:table-cell>
          <table:table-cell table:style-name="ce2" office:value-type="float" office:value="38.55">
            <text:p>38.55</text:p>
          </table:table-cell>
          <table:table-cell table:style-name="ce2" office:value-type="float" office:value="0.15788">
            <text:p>0.15788</text:p>
          </table:table-cell>
          <table:table-cell table:style-name="ce2"/>
          <table:table-cell table:style-name="ce5" table:formula="of:=[.$G$4]/[.G56]" office:value-type="float" office:value="1.00184712639248">
            <text:p>1.0018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33.4155">
            <text:p>33.4155</text:p>
          </table:table-cell>
          <table:table-cell table:style-name="ce2" office:value-type="float" office:value="74.82">
            <text:p>74.82</text:p>
          </table:table-cell>
          <table:table-cell table:style-name="ce2" office:value-type="float" office:value="0.30644">
            <text:p>0.30644</text:p>
          </table:table-cell>
          <table:table-cell table:style-name="ce2"/>
          <table:table-cell table:style-name="ce5" table:formula="of:=[.$G$4]/[.G57]" office:value-type="float" office:value="1.94452574404094">
            <text:p>1.944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6.9473">
            <text:p>16.9473</text:p>
          </table:table-cell>
          <table:table-cell table:style-name="ce2" office:value-type="float" office:value="147.52">
            <text:p>147.52</text:p>
          </table:table-cell>
          <table:table-cell table:style-name="ce2" office:value-type="float" office:value="0.60423">
            <text:p>0.60423</text:p>
          </table:table-cell>
          <table:table-cell table:style-name="ce2"/>
          <table:table-cell table:style-name="ce5" table:formula="of:=[.$G$4]/[.G58]" office:value-type="float" office:value="3.83407976491831">
            <text:p>3.8341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12.3777">
            <text:p>12.3777</text:p>
          </table:table-cell>
          <table:table-cell table:style-name="ce2" office:value-type="float" office:value="201.98">
            <text:p>201.98</text:p>
          </table:table-cell>
          <table:table-cell table:style-name="ce2" office:value-type="float" office:value="0.82729">
            <text:p>0.82729</text:p>
          </table:table-cell>
          <table:table-cell table:style-name="ce2"/>
          <table:table-cell table:style-name="ce5" table:formula="of:=[.$G$4]/[.G59]" office:value-type="float" office:value="5.24954555369737">
            <text:p>5.2495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9.4669">
            <text:p>9.4669</text:p>
          </table:table-cell>
          <table:table-cell table:style-name="ce2" office:value-type="float" office:value="264.08">
            <text:p>264.08</text:p>
          </table:table-cell>
          <table:table-cell table:style-name="ce2" office:value-type="float" office:value="1.08">
            <text:p>1.08</text:p>
          </table:table-cell>
          <table:table-cell table:style-name="ce2"/>
          <table:table-cell table:style-name="ce5" table:formula="of:=[.$G$4]/[.G60]" office:value-type="float" office:value="6.86363012179277">
            <text:p>6.8636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6.6128">
            <text:p>6.6128</text:p>
          </table:table-cell>
          <table:table-cell table:style-name="ce2" office:value-type="float" office:value="378.05">
            <text:p>378.05</text:p>
          </table:table-cell>
          <table:table-cell table:style-name="ce2" office:value-type="float" office:value="1.08">
            <text:p>1.08</text:p>
          </table:table-cell>
          <table:table-cell table:style-name="ce2"/>
          <table:table-cell table:style-name="ce5" table:formula="of:=[.$G$4]/[.G61]" office:value-type="float" office:value="9.82598899104767">
            <text:p>9.8260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9.596">
            <text:p>9.596</text:p>
          </table:table-cell>
          <table:table-cell table:style-name="ce2" office:value-type="float" office:value="260.52">
            <text:p>260.52</text:p>
          </table:table-cell>
          <table:table-cell table:style-name="ce2" office:value-type="float" office:value="1.07">
            <text:p>1.07</text:p>
          </table:table-cell>
          <table:table-cell table:style-name="ce2"/>
          <table:table-cell table:style-name="ce5" table:formula="of:=[.$G$4]/[.G62]" office:value-type="float" office:value="6.7712901208837">
            <text:p>6.7713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8.7031">
            <text:p>8.7031</text:p>
          </table:table-cell>
          <table:table-cell table:style-name="ce2" office:value-type="float" office:value="287.21">
            <text:p>287.21</text:p>
          </table:table-cell>
          <table:table-cell table:style-name="ce2" office:value-type="float" office:value="1.18">
            <text:p>1.18</text:p>
          </table:table-cell>
          <table:table-cell table:style-name="ce2"/>
          <table:table-cell table:style-name="ce5" table:formula="of:=[.$G$4]/[.G63]" office:value-type="float" office:value="7.46599487538923">
            <text:p>7.4660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8.0227">
            <text:p>8.0227</text:p>
          </table:table-cell>
          <table:table-cell table:style-name="ce2" office:value-type="float" office:value="311.62">
            <text:p>311.62</text:p>
          </table:table-cell>
          <table:table-cell table:style-name="ce2" office:value-type="float" office:value="1.28">
            <text:p>1.28</text:p>
          </table:table-cell>
          <table:table-cell table:style-name="ce2"/>
          <table:table-cell table:style-name="ce5" table:formula="of:=[.$G$4]/[.G64]" office:value-type="float" office:value="8.09918107370337">
            <text:p>8.0992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16">
            <text:p>16</text:p>
          </table:table-cell>
          <table:table-cell table:style-name="ce2" office:value-type="float" office:value="7.1996">
            <text:p>7.1996</text:p>
          </table:table-cell>
          <table:table-cell table:style-name="ce2" office:value-type="float" office:value="347.24">
            <text:p>347.24</text:p>
          </table:table-cell>
          <table:table-cell table:style-name="ce2" office:value-type="float" office:value="1.42">
            <text:p>1.42</text:p>
          </table:table-cell>
          <table:table-cell table:style-name="ce2"/>
          <table:table-cell table:style-name="ce5" table:formula="of:=[.$G$4]/[.G65]" office:value-type="float" office:value="9.02512639591088">
            <text:p>9.0251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6.707">
            <text:p>6.707</text:p>
          </table:table-cell>
          <table:table-cell table:style-name="ce2" office:value-type="float" office:value="372.74">
            <text:p>372.74</text:p>
          </table:table-cell>
          <table:table-cell table:style-name="ce2" office:value-type="float" office:value="1.53">
            <text:p>1.53</text:p>
          </table:table-cell>
          <table:table-cell table:style-name="ce2"/>
          <table:table-cell table:style-name="ce5" table:formula="of:=[.$G$4]/[.G66]" office:value-type="float" office:value="9.68798270463695">
            <text:p>9.6880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table:style-name="ce2" office:value-type="float" office:value="6.114">
            <text:p>6.114</text:p>
          </table:table-cell>
          <table:table-cell table:style-name="ce2" office:value-type="float" office:value="408.9">
            <text:p>408.9</text:p>
          </table:table-cell>
          <table:table-cell table:style-name="ce2" office:value-type="float" office:value="1.67">
            <text:p>1.67</text:p>
          </table:table-cell>
          <table:table-cell table:style-name="ce2"/>
          <table:table-cell table:style-name="ce5" table:formula="of:=[.$G$4]/[.G67]" office:value-type="float" office:value="10.6276251226693">
            <text:p>10.6276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7" table:style-name="ta1">
        <table:shapes>
          <draw:frame draw:z-index="0" draw:style-name="gr1" svg:width="24.273cm" svg:height="13.627cm" svg:x="27.928cm" svg:y="3.378cm">
            <draw:object draw:notify-on-update-of-ranges="Sheet7.L4:Sheet7.L15 Sheet7.K4:Sheet7.K15 Sheet7.K17:Sheet7.K28 Sheet7.K30:Sheet7.K41 Sheet7.K43:Sheet7.K54 Sheet7.K56:Sheet7.K6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Encryption -&gt; Decryption 20M Packets x 128 Bytes</text:p>
          </table:table-cell>
          <table:covered-table-cell table:style-name="ce1"/>
          <table:covered-table-cell table:number-columns-repeated="7"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 table:style-name="ce2"/>
          <table:table-cell table:style-name="ce2"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 table:style-name="ce2"/>
          <table:table-cell table:number-columns-repeated="2"/>
          <table:table-cell table:style-name="ce2"/>
        </table:table-row>
        <table:table-row table:style-name="ro1">
          <table:table-cell table:style-name="ce2" office:value-type="string">
            <text:p>No Of Proces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style-name="ce2"/>
          <table:table-cell table:style-name="ce2" office:value-type="string">
            <text:p>No Of Process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86.5716">
            <text:p>86.5716</text:p>
          </table:table-cell>
          <table:table-cell office:value-type="float" office:value="231.02">
            <text:p>231.02</text:p>
          </table:table-cell>
          <table:table-cell office:value-type="float" office:value="0.23657">
            <text:p>0.23657</text:p>
          </table:table-cell>
          <table:table-cell table:style-name="ce2"/>
          <table:table-cell table:style-name="ce5" table:formula="of:=[.$G$4]/[.G4]" office:value-type="float" office:value="1">
            <text:p>1.000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0088">
            <text:p>54.0088</text:p>
          </table:table-cell>
          <table:table-cell office:value-type="float" office:value="370.31">
            <text:p>370.31</text:p>
          </table:table-cell>
          <table:table-cell office:value-type="float" office:value="0.3792">
            <text:p>0.3792</text:p>
          </table:table-cell>
          <table:table-cell table:style-name="ce2"/>
          <table:table-cell table:style-name="ce5" table:formula="of:=[.$G$4]/[.G5]" office:value-type="float" office:value="1.60291656174549">
            <text:p>1.6029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4629">
            <text:p>53.4629</text:p>
          </table:table-cell>
          <table:table-cell office:value-type="float" office:value="374.09">
            <text:p>374.09</text:p>
          </table:table-cell>
          <table:table-cell office:value-type="float" office:value="0.38307">
            <text:p>0.38307</text:p>
          </table:table-cell>
          <table:table-cell table:style-name="ce2"/>
          <table:table-cell table:style-name="ce5" table:formula="of:=[.$G$4]/[.G6]" office:value-type="float" office:value="1.61928365277604">
            <text:p>1.619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0402">
            <text:p>54.0402</text:p>
          </table:table-cell>
          <table:table-cell office:value-type="float" office:value="370.09">
            <text:p>370.09</text:p>
          </table:table-cell>
          <table:table-cell office:value-type="float" office:value="0.37898">
            <text:p>0.37898</text:p>
          </table:table-cell>
          <table:table-cell table:style-name="ce2"/>
          <table:table-cell table:style-name="ce5" table:formula="of:=[.$G$4]/[.G7]" office:value-type="float" office:value="1.60198518880389">
            <text:p>1.602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9306">
            <text:p>54.9306</text:p>
          </table:table-cell>
          <table:table-cell office:value-type="float" office:value="364.1">
            <text:p>364.1</text:p>
          </table:table-cell>
          <table:table-cell office:value-type="float" office:value="0.37283">
            <text:p>0.37283</text:p>
          </table:table-cell>
          <table:table-cell table:style-name="ce2"/>
          <table:table-cell table:style-name="ce5" table:formula="of:=[.$G$4]/[.G8]" office:value-type="float" office:value="1.57601773874671">
            <text:p>1.576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7198">
            <text:p>53.7198</text:p>
          </table:table-cell>
          <table:table-cell office:value-type="float" office:value="372.3">
            <text:p>372.3</text:p>
          </table:table-cell>
          <table:table-cell office:value-type="float" office:value="0.38124">
            <text:p>0.38124</text:p>
          </table:table-cell>
          <table:table-cell table:style-name="ce2"/>
          <table:table-cell table:style-name="ce5" table:formula="of:=[.$G$4]/[.G9]" office:value-type="float" office:value="1.6115398791507">
            <text:p>1.6115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2582">
            <text:p>53.2582</text:p>
          </table:table-cell>
          <table:table-cell office:value-type="float" office:value="375.53">
            <text:p>375.53</text:p>
          </table:table-cell>
          <table:table-cell office:value-type="float" office:value="0.38454">
            <text:p>0.38454</text:p>
          </table:table-cell>
          <table:table-cell table:style-name="ce2"/>
          <table:table-cell table:style-name="ce5" table:formula="of:=[.$G$4]/[.G10]" office:value-type="float" office:value="1.62550743359708">
            <text:p>1.6255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8112">
            <text:p>53.8112</text:p>
          </table:table-cell>
          <table:table-cell office:value-type="float" office:value="371.67">
            <text:p>371.67</text:p>
          </table:table-cell>
          <table:table-cell office:value-type="float" office:value="0.38059">
            <text:p>0.38059</text:p>
          </table:table-cell>
          <table:table-cell table:style-name="ce2"/>
          <table:table-cell table:style-name="ce5" table:formula="of:=[.$G$4]/[.G11]" office:value-type="float" office:value="1.6088026284491">
            <text:p>1.6088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2.8485">
            <text:p>52.8485</text:p>
          </table:table-cell>
          <table:table-cell office:value-type="float" office:value="378.44">
            <text:p>378.44</text:p>
          </table:table-cell>
          <table:table-cell office:value-type="float" office:value="0.38752">
            <text:p>0.38752</text:p>
          </table:table-cell>
          <table:table-cell table:style-name="ce2"/>
          <table:table-cell table:style-name="ce5" table:formula="of:=[.$G$4]/[.G12]" office:value-type="float" office:value="1.6381089340284">
            <text:p>1.6381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7628">
            <text:p>53.7628</text:p>
          </table:table-cell>
          <table:table-cell office:value-type="float" office:value="372000">
            <text:p>372000</text:p>
          </table:table-cell>
          <table:table-cell office:value-type="float" office:value="0.38093">
            <text:p>0.38093</text:p>
          </table:table-cell>
          <table:table-cell table:style-name="ce2"/>
          <table:table-cell table:style-name="ce5" table:formula="of:=[.$G$4]/[.G13]" office:value-type="float" office:value="1.61025095419137">
            <text:p>1.6103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6.1397">
            <text:p>56.1397</text:p>
          </table:table-cell>
          <table:table-cell office:value-type="float" office:value="356.25">
            <text:p>356.25</text:p>
          </table:table-cell>
          <table:table-cell office:value-type="float" office:value="0.3648">
            <text:p>0.3648</text:p>
          </table:table-cell>
          <table:table-cell table:style-name="ce2"/>
          <table:table-cell table:style-name="ce5" table:formula="of:=[.$G$4]/[.G14]" office:value-type="float" office:value="1.54207450342627">
            <text:p>1.5421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5308">
            <text:p>53.5308</text:p>
          </table:table-cell>
          <table:table-cell office:value-type="float" office:value="373.62">
            <text:p>373.62</text:p>
          </table:table-cell>
          <table:table-cell office:value-type="float" office:value="0.38258">
            <text:p>0.38258</text:p>
          </table:table-cell>
          <table:table-cell table:style-name="ce2"/>
          <table:table-cell table:style-name="ce5" table:formula="of:=[.$G$4]/[.G15]" office:value-type="float" office:value="1.6172297070098">
            <text:p>1.6172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88.1425">
            <text:p>88.1425</text:p>
          </table:table-cell>
          <table:table-cell office:value-type="float" office:value="226.91">
            <text:p>226.91</text:p>
          </table:table-cell>
          <table:table-cell office:value-type="float" office:value="0.23235">
            <text:p>0.23235</text:p>
          </table:table-cell>
          <table:table-cell table:style-name="ce2"/>
          <table:table-cell table:style-name="ce5" table:formula="of:=[.$G$4]/[.G17]" office:value-type="float" office:value="0.982177723572624">
            <text:p>0.982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46.3974">
            <text:p>46.3974</text:p>
          </table:table-cell>
          <table:table-cell office:value-type="float" office:value="431.06">
            <text:p>431.06</text:p>
          </table:table-cell>
          <table:table-cell office:value-type="float" office:value="0.4414">
            <text:p>0.4414</text:p>
          </table:table-cell>
          <table:table-cell table:style-name="ce2"/>
          <table:table-cell table:style-name="ce5" table:formula="of:=[.$G$4]/[.G18]" office:value-type="float" office:value="1.86587179454021">
            <text:p>1.8659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8.0766">
            <text:p>28.0766</text:p>
          </table:table-cell>
          <table:table-cell office:value-type="float" office:value="712.34">
            <text:p>712.34</text:p>
          </table:table-cell>
          <table:table-cell office:value-type="float" office:value="0.72943">
            <text:p>0.72943</text:p>
          </table:table-cell>
          <table:table-cell table:style-name="ce2"/>
          <table:table-cell table:style-name="ce5" table:formula="of:=[.$G$4]/[.G19]" office:value-type="float" office:value="3.0834075351004">
            <text:p>3.083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0.9199">
            <text:p>30.9199</text:p>
          </table:table-cell>
          <table:table-cell office:value-type="float" office:value="646.83">
            <text:p>646.83</text:p>
          </table:table-cell>
          <table:table-cell office:value-type="float" office:value="0.66236">
            <text:p>0.66236</text:p>
          </table:table-cell>
          <table:table-cell table:style-name="ce2"/>
          <table:table-cell table:style-name="ce5" table:formula="of:=[.$G$4]/[.G20]" office:value-type="float" office:value="2.79986675247979">
            <text:p>2.7999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9139">
            <text:p>29.9139</text:p>
          </table:table-cell>
          <table:table-cell office:value-type="float" office:value="668.59">
            <text:p>668.59</text:p>
          </table:table-cell>
          <table:table-cell office:value-type="float" office:value="0.68463">
            <text:p>0.68463</text:p>
          </table:table-cell>
          <table:table-cell table:style-name="ce2"/>
          <table:table-cell table:style-name="ce5" table:formula="of:=[.$G$4]/[.G21]" office:value-type="float" office:value="2.89402585420156">
            <text:p>2.894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8.279">
            <text:p>28.279</text:p>
          </table:table-cell>
          <table:table-cell office:value-type="float" office:value="707.24">
            <text:p>707.24</text:p>
          </table:table-cell>
          <table:table-cell office:value-type="float" office:value="0.72421">
            <text:p>0.72421</text:p>
          </table:table-cell>
          <table:table-cell table:style-name="ce2"/>
          <table:table-cell table:style-name="ce5" table:formula="of:=[.$G$4]/[.G22]" office:value-type="float" office:value="3.06133880264507">
            <text:p>3.0613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2.0117">
            <text:p>32.0117</text:p>
          </table:table-cell>
          <table:table-cell office:value-type="float" office:value="624.77">
            <text:p>624.77</text:p>
          </table:table-cell>
          <table:table-cell office:value-type="float" office:value="0.63977">
            <text:p>0.63977</text:p>
          </table:table-cell>
          <table:table-cell table:style-name="ce2"/>
          <table:table-cell table:style-name="ce5" table:formula="of:=[.$G$4]/[.G23]" office:value-type="float" office:value="2.70437371336105">
            <text:p>2.7044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7884">
            <text:p>29.7884</text:p>
          </table:table-cell>
          <table:table-cell office:value-type="float" office:value="671.4">
            <text:p>671.4</text:p>
          </table:table-cell>
          <table:table-cell office:value-type="float" office:value="0.68752">
            <text:p>0.68752</text:p>
          </table:table-cell>
          <table:table-cell table:style-name="ce2"/>
          <table:table-cell table:style-name="ce5" table:formula="of:=[.$G$4]/[.G24]" office:value-type="float" office:value="2.90621852801762">
            <text:p>2.9062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3.5518">
            <text:p>33.5518</text:p>
          </table:table-cell>
          <table:table-cell office:value-type="float" office:value="596.09">
            <text:p>596.09</text:p>
          </table:table-cell>
          <table:table-cell office:value-type="float" office:value="0.6104">
            <text:p>0.6104</text:p>
          </table:table-cell>
          <table:table-cell table:style-name="ce2"/>
          <table:table-cell table:style-name="ce5" table:formula="of:=[.$G$4]/[.G25]" office:value-type="float" office:value="2.580237125877">
            <text:p>2.5802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8.1165">
            <text:p>28.1165</text:p>
          </table:table-cell>
          <table:table-cell office:value-type="float" office:value="711.33">
            <text:p>711.33</text:p>
          </table:table-cell>
          <table:table-cell office:value-type="float" office:value="0.7284">
            <text:p>0.7284</text:p>
          </table:table-cell>
          <table:table-cell table:style-name="ce2"/>
          <table:table-cell table:style-name="ce5" table:formula="of:=[.$G$4]/[.G26]" office:value-type="float" office:value="3.07903188519197">
            <text:p>3.0790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8.0614">
            <text:p>28.0614</text:p>
          </table:table-cell>
          <table:table-cell office:value-type="float" office:value="712.72">
            <text:p>712.72</text:p>
          </table:table-cell>
          <table:table-cell office:value-type="float" office:value="0.72983">
            <text:p>0.72983</text:p>
          </table:table-cell>
          <table:table-cell table:style-name="ce2"/>
          <table:table-cell table:style-name="ce5" table:formula="of:=[.$G$4]/[.G27]" office:value-type="float" office:value="3.08507772242297">
            <text:p>3.0851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7.5844">
            <text:p>27.5844</text:p>
          </table:table-cell>
          <table:table-cell office:value-type="float" office:value="725.04">
            <text:p>725.04</text:p>
          </table:table-cell>
          <table:table-cell office:value-type="float" office:value="0.74244">
            <text:p>0.74244</text:p>
          </table:table-cell>
          <table:table-cell table:style-name="ce2"/>
          <table:table-cell table:style-name="ce5" table:formula="of:=[.$G$4]/[.G28]" office:value-type="float" office:value="3.13842606690738">
            <text:p>3.1384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88.2128">
            <text:p>88.2128</text:p>
          </table:table-cell>
          <table:table-cell office:value-type="float" office:value="226.72">
            <text:p>226.72</text:p>
          </table:table-cell>
          <table:table-cell office:value-type="float" office:value="0.23217">
            <text:p>0.23217</text:p>
          </table:table-cell>
          <table:table-cell table:style-name="ce2"/>
          <table:table-cell table:style-name="ce5" table:formula="of:=[.$G$4]/[.G30]" office:value-type="float" office:value="0.981394990296193">
            <text:p>0.9814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44.5906">
            <text:p>44.5906</text:p>
          </table:table-cell>
          <table:table-cell office:value-type="float" office:value="448.52">
            <text:p>448.52</text:p>
          </table:table-cell>
          <table:table-cell office:value-type="float" office:value="0.45929">
            <text:p>0.45929</text:p>
          </table:table-cell>
          <table:table-cell table:style-name="ce2"/>
          <table:table-cell table:style-name="ce5" table:formula="of:=[.$G$4]/[.G31]" office:value-type="float" office:value="1.94147645467879">
            <text:p>1.941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22.8552">
            <text:p>22.8552</text:p>
          </table:table-cell>
          <table:table-cell office:value-type="float" office:value="875.07">
            <text:p>875.07</text:p>
          </table:table-cell>
          <table:table-cell office:value-type="float" office:value="0.89608">
            <text:p>0.89608</text:p>
          </table:table-cell>
          <table:table-cell table:style-name="ce2"/>
          <table:table-cell table:style-name="ce5" table:formula="of:=[.$G$4]/[.G32]" office:value-type="float" office:value="3.78782946550457">
            <text:p>3.7878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9.3062">
            <text:p>19.3062</text:p>
          </table:table-cell>
          <table:table-cell office:value-type="float" office:value="1040">
            <text:p>1040</text:p>
          </table:table-cell>
          <table:table-cell office:value-type="float" office:value="1.06">
            <text:p>1.06</text:p>
          </table:table-cell>
          <table:table-cell table:style-name="ce2"/>
          <table:table-cell table:style-name="ce5" table:formula="of:=[.$G$4]/[.G33]" office:value-type="float" office:value="4.48413463032601">
            <text:p>4.484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866">
            <text:p>17.866</text:p>
          </table:table-cell>
          <table:table-cell office:value-type="float" office:value="1120">
            <text:p>1120</text:p>
          </table:table-cell>
          <table:table-cell office:value-type="float" office:value="1.15">
            <text:p>1.15</text:p>
          </table:table-cell>
          <table:table-cell table:style-name="ce2"/>
          <table:table-cell table:style-name="ce5" table:formula="of:=[.$G$4]/[.G34]" office:value-type="float" office:value="4.84560617933505">
            <text:p>4.8456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0348">
            <text:p>17.0348</text:p>
          </table:table-cell>
          <table:table-cell office:value-type="float" office:value="1170">
            <text:p>1170</text:p>
          </table:table-cell>
          <table:table-cell office:value-type="float" office:value="1.2">
            <text:p>1.2</text:p>
          </table:table-cell>
          <table:table-cell table:style-name="ce2"/>
          <table:table-cell table:style-name="ce5" table:formula="of:=[.$G$4]/[.G35]" office:value-type="float" office:value="5.08204381618804">
            <text:p>5.0820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21.261">
            <text:p>21.261</text:p>
          </table:table-cell>
          <table:table-cell office:value-type="float" office:value="940.69">
            <text:p>940.69</text:p>
          </table:table-cell>
          <table:table-cell office:value-type="float" office:value="0.96326">
            <text:p>0.96326</text:p>
          </table:table-cell>
          <table:table-cell table:style-name="ce2"/>
          <table:table-cell table:style-name="ce5" table:formula="of:=[.$G$4]/[.G36]" office:value-type="float" office:value="4.07184986595174">
            <text:p>4.0718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9.1381">
            <text:p>19.1381</text:p>
          </table:table-cell>
          <table:table-cell office:value-type="float" office:value="1050">
            <text:p>1050</text:p>
          </table:table-cell>
          <table:table-cell office:value-type="float" office:value="1.07">
            <text:p>1.07</text:p>
          </table:table-cell>
          <table:table-cell table:style-name="ce2"/>
          <table:table-cell table:style-name="ce5" table:formula="of:=[.$G$4]/[.G37]" office:value-type="float" office:value="4.5235211436872">
            <text:p>4.5235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0522">
            <text:p>18.0522</text:p>
          </table:table-cell>
          <table:table-cell office:value-type="float" office:value="1110">
            <text:p>1110</text:p>
          </table:table-cell>
          <table:table-cell office:value-type="float" office:value="1.13">
            <text:p>1.13</text:p>
          </table:table-cell>
          <table:table-cell table:style-name="ce2"/>
          <table:table-cell table:style-name="ce5" table:formula="of:=[.$G$4]/[.G38]" office:value-type="float" office:value="4.79562601788148">
            <text:p>4.7956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5599">
            <text:p>18.5599</text:p>
          </table:table-cell>
          <table:table-cell office:value-type="float" office:value="1080">
            <text:p>1080</text:p>
          </table:table-cell>
          <table:table-cell office:value-type="float" office:value="1.1">
            <text:p>1.1</text:p>
          </table:table-cell>
          <table:table-cell table:style-name="ce2"/>
          <table:table-cell table:style-name="ce5" table:formula="of:=[.$G$4]/[.G39]" office:value-type="float" office:value="4.66444323514674">
            <text:p>4.6644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878">
            <text:p>18.878</text:p>
          </table:table-cell>
          <table:table-cell office:value-type="float" office:value="1060">
            <text:p>1060</text:p>
          </table:table-cell>
          <table:table-cell office:value-type="float" office:value="1.08">
            <text:p>1.08</text:p>
          </table:table-cell>
          <table:table-cell table:style-name="ce2"/>
          <table:table-cell table:style-name="ce5" table:formula="of:=[.$G$4]/[.G40]" office:value-type="float" office:value="4.58584595825829">
            <text:p>4.5858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6.5854">
            <text:p>16.5854</text:p>
          </table:table-cell>
          <table:table-cell office:value-type="float" office:value="1210">
            <text:p>1210</text:p>
          </table:table-cell>
          <table:table-cell office:value-type="float" office:value="1.23">
            <text:p>1.23</text:p>
          </table:table-cell>
          <table:table-cell table:style-name="ce2"/>
          <table:table-cell table:style-name="ce5" table:formula="of:=[.$G$4]/[.G41]" office:value-type="float" office:value="5.21974748875517">
            <text:p>5.2197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87.1356">
            <text:p>87.1356</text:p>
          </table:table-cell>
          <table:table-cell office:value-type="float" office:value="229.53">
            <text:p>229.53</text:p>
          </table:table-cell>
          <table:table-cell office:value-type="float" office:value="0.23504">
            <text:p>0.23504</text:p>
          </table:table-cell>
          <table:table-cell table:style-name="ce2"/>
          <table:table-cell table:style-name="ce5" table:formula="of:=[.$G$4]/[.G43]" office:value-type="float" office:value="0.993527329816975">
            <text:p>0.993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44.976">
            <text:p>44.976</text:p>
          </table:table-cell>
          <table:table-cell office:value-type="float" office:value="444.68">
            <text:p>444.68</text:p>
          </table:table-cell>
          <table:table-cell office:value-type="float" office:value="0.45535">
            <text:p>0.45535</text:p>
          </table:table-cell>
          <table:table-cell table:style-name="ce2"/>
          <table:table-cell table:style-name="ce5" table:formula="of:=[.$G$4]/[.G44]" office:value-type="float" office:value="1.92483991462113">
            <text:p>1.9248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24.1474">
            <text:p>24.1474</text:p>
          </table:table-cell>
          <table:table-cell office:value-type="float" office:value="828.25">
            <text:p>828.25</text:p>
          </table:table-cell>
          <table:table-cell office:value-type="float" office:value="0.84812">
            <text:p>0.84812</text:p>
          </table:table-cell>
          <table:table-cell table:style-name="ce2"/>
          <table:table-cell table:style-name="ce5" table:formula="of:=[.$G$4]/[.G45]" office:value-type="float" office:value="3.58513131848563">
            <text:p>3.5851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6.0966">
            <text:p>16.0966</text:p>
          </table:table-cell>
          <table:table-cell office:value-type="float" office:value="1240">
            <text:p>1240</text:p>
          </table:table-cell>
          <table:table-cell office:value-type="float" office:value="1.27">
            <text:p>1.27</text:p>
          </table:table-cell>
          <table:table-cell table:style-name="ce2"/>
          <table:table-cell table:style-name="ce5" table:formula="of:=[.$G$4]/[.G46]" office:value-type="float" office:value="5.37825379272642">
            <text:p>5.3783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6374">
            <text:p>12.6374</text:p>
          </table:table-cell>
          <table:table-cell office:value-type="float" office:value="1580">
            <text:p>1580</text:p>
          </table:table-cell>
          <table:table-cell office:value-type="float" office:value="1.62">
            <text:p>1.62</text:p>
          </table:table-cell>
          <table:table-cell table:style-name="ce2"/>
          <table:table-cell table:style-name="ce5" table:formula="of:=[.$G$4]/[.G47]" office:value-type="float" office:value="6.8504280943865">
            <text:p>6.8504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0.8888">
            <text:p>10.8888</text:p>
          </table:table-cell>
          <table:table-cell office:value-type="float" office:value="1840">
            <text:p>1840</text:p>
          </table:table-cell>
          <table:table-cell office:value-type="float" office:value="1.88">
            <text:p>1.88</text:p>
          </table:table-cell>
          <table:table-cell table:style-name="ce2"/>
          <table:table-cell table:style-name="ce5" table:formula="of:=[.$G$4]/[.G48]" office:value-type="float" office:value="7.95051796341195">
            <text:p>7.9505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5.2626">
            <text:p>15.2626</text:p>
          </table:table-cell>
          <table:table-cell office:value-type="float" office:value="1310">
            <text:p>1310</text:p>
          </table:table-cell>
          <table:table-cell office:value-type="float" office:value="1.34">
            <text:p>1.34</text:p>
          </table:table-cell>
          <table:table-cell table:style-name="ce2"/>
          <table:table-cell table:style-name="ce5" table:formula="of:=[.$G$4]/[.G49]" office:value-type="float" office:value="5.67213974028016">
            <text:p>5.6721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4.5014">
            <text:p>14.5014</text:p>
          </table:table-cell>
          <table:table-cell office:value-type="float" office:value="1380">
            <text:p>1380</text:p>
          </table:table-cell>
          <table:table-cell office:value-type="float" office:value="1.41">
            <text:p>1.41</text:p>
          </table:table-cell>
          <table:table-cell table:style-name="ce2"/>
          <table:table-cell table:style-name="ce5" table:formula="of:=[.$G$4]/[.G50]" office:value-type="float" office:value="5.96987877032562">
            <text:p>5.9699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565">
            <text:p>12.565</text:p>
          </table:table-cell>
          <table:table-cell office:value-type="float" office:value="1590">
            <text:p>1590</text:p>
          </table:table-cell>
          <table:table-cell office:value-type="float" office:value="1.63">
            <text:p>1.63</text:p>
          </table:table-cell>
          <table:table-cell table:style-name="ce2"/>
          <table:table-cell table:style-name="ce5" table:formula="of:=[.$G$4]/[.G51]" office:value-type="float" office:value="6.88990051730999">
            <text:p>6.8899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8">
            <text:p>8</text:p>
          </table:table-cell>
          <table:table-cell office:value-type="float" office:value="12.5539">
            <text:p>12.5539</text:p>
          </table:table-cell>
          <table:table-cell office:value-type="float" office:value="1590">
            <text:p>1590</text:p>
          </table:table-cell>
          <table:table-cell office:value-type="float" office:value="1.63">
            <text:p>1.63</text:p>
          </table:table-cell>
          <table:table-cell table:style-name="ce2"/>
          <table:table-cell table:style-name="ce5" table:formula="of:=[.$G$4]/[.G52]" office:value-type="float" office:value="6.89599248042441">
            <text:p>6.8960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2279">
            <text:p>12.2279</text:p>
          </table:table-cell>
          <table:table-cell office:value-type="float" office:value="1640">
            <text:p>1640</text:p>
          </table:table-cell>
          <table:table-cell office:value-type="float" office:value="1.67">
            <text:p>1.67</text:p>
          </table:table-cell>
          <table:table-cell table:style-name="ce2"/>
          <table:table-cell table:style-name="ce5" table:formula="of:=[.$G$4]/[.G53]" office:value-type="float" office:value="7.0798420006706">
            <text:p>7.0798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1.8701">
            <text:p>11.8701</text:p>
          </table:table-cell>
          <table:table-cell office:value-type="float" office:value="1680">
            <text:p>1680</text:p>
          </table:table-cell>
          <table:table-cell office:value-type="float" office:value="1.73">
            <text:p>1.73</text:p>
          </table:table-cell>
          <table:table-cell table:style-name="ce2"/>
          <table:table-cell table:style-name="ce5" table:formula="of:=[.$G$4]/[.G54]" office:value-type="float" office:value="7.29324942502591">
            <text:p>7.2932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87.6576">
            <text:p>87.6576</text:p>
          </table:table-cell>
          <table:table-cell office:value-type="float" office:value="228.16">
            <text:p>228.16</text:p>
          </table:table-cell>
          <table:table-cell office:value-type="float" office:value="0.23364">
            <text:p>0.23364</text:p>
          </table:table-cell>
          <table:table-cell table:style-name="ce2"/>
          <table:table-cell table:style-name="ce5" table:formula="of:=[.$G$4]/[.G56]" office:value-type="float" office:value="0.987610885992772">
            <text:p>0.9876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45.4467">
            <text:p>45.4467</text:p>
          </table:table-cell>
          <table:table-cell office:value-type="float" office:value="440.08">
            <text:p>440.08</text:p>
          </table:table-cell>
          <table:table-cell office:value-type="float" office:value="0.45064">
            <text:p>0.45064</text:p>
          </table:table-cell>
          <table:table-cell table:style-name="ce2"/>
          <table:table-cell table:style-name="ce5" table:formula="of:=[.$G$4]/[.G57]" office:value-type="float" office:value="1.90490398642806">
            <text:p>1.9049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22.598">
            <text:p>22.598</text:p>
          </table:table-cell>
          <table:table-cell office:value-type="float" office:value="885.04">
            <text:p>885.04</text:p>
          </table:table-cell>
          <table:table-cell office:value-type="float" office:value="0.90628">
            <text:p>0.90628</text:p>
          </table:table-cell>
          <table:table-cell table:style-name="ce2"/>
          <table:table-cell table:style-name="ce5" table:formula="of:=[.$G$4]/[.G58]" office:value-type="float" office:value="3.83094079122046">
            <text:p>3.8309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6.3218">
            <text:p>16.3218</text:p>
          </table:table-cell>
          <table:table-cell office:value-type="float" office:value="1230">
            <text:p>1230</text:p>
          </table:table-cell>
          <table:table-cell office:value-type="float" office:value="1.25">
            <text:p>1.25</text:p>
          </table:table-cell>
          <table:table-cell table:style-name="ce2"/>
          <table:table-cell table:style-name="ce5" table:formula="of:=[.$G$4]/[.G59]" office:value-type="float" office:value="5.304047347719">
            <text:p>5.304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2.9148">
            <text:p>12.9148</text:p>
          </table:table-cell>
          <table:table-cell office:value-type="float" office:value="1550">
            <text:p>1550</text:p>
          </table:table-cell>
          <table:table-cell office:value-type="float" office:value="1.59">
            <text:p>1.59</text:p>
          </table:table-cell>
          <table:table-cell table:style-name="ce2"/>
          <table:table-cell table:style-name="ce5" table:formula="of:=[.$G$4]/[.G60]" office:value-type="float" office:value="6.70328615232137">
            <text:p>6.7033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0.4508">
            <text:p>10.4508</text:p>
          </table:table-cell>
          <table:table-cell office:value-type="float" office:value="1910">
            <text:p>1910</text:p>
          </table:table-cell>
          <table:table-cell office:value-type="float" office:value="1.96">
            <text:p>1.96</text:p>
          </table:table-cell>
          <table:table-cell table:style-name="ce2"/>
          <table:table-cell table:style-name="ce5" table:formula="of:=[.$G$4]/[.G61]" office:value-type="float" office:value="8.28372947525548">
            <text:p>8.2837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4.4008">
            <text:p>14.4008</text:p>
          </table:table-cell>
          <table:table-cell office:value-type="float" office:value="1390">
            <text:p>1390</text:p>
          </table:table-cell>
          <table:table-cell office:value-type="float" office:value="1.42">
            <text:p>1.42</text:p>
          </table:table-cell>
          <table:table-cell table:style-name="ce2"/>
          <table:table-cell table:style-name="ce5" table:formula="of:=[.$G$4]/[.G62]" office:value-type="float" office:value="6.01158268985056">
            <text:p>6.0116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3.2747">
            <text:p>13.2747</text:p>
          </table:table-cell>
          <table:table-cell office:value-type="float" office:value="1510">
            <text:p>1510</text:p>
          </table:table-cell>
          <table:table-cell office:value-type="float" office:value="1.54">
            <text:p>1.54</text:p>
          </table:table-cell>
          <table:table-cell table:style-name="ce2"/>
          <table:table-cell table:style-name="ce5" table:formula="of:=[.$G$4]/[.G63]" office:value-type="float" office:value="6.52154850957084">
            <text:p>6.5215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2.2265">
            <text:p>12.2265</text:p>
          </table:table-cell>
          <table:table-cell office:value-type="float" office:value="1640">
            <text:p>1640</text:p>
          </table:table-cell>
          <table:table-cell office:value-type="float" office:value="1.68">
            <text:p>1.68</text:p>
          </table:table-cell>
          <table:table-cell table:style-name="ce2"/>
          <table:table-cell table:style-name="ce5" table:formula="of:=[.$G$4]/[.G64]" office:value-type="float" office:value="7.08065268065268">
            <text:p>7.0807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16">
            <text:p>16</text:p>
          </table:table-cell>
          <table:table-cell office:value-type="float" office:value="11.7804">
            <text:p>11.7804</text:p>
          </table:table-cell>
          <table:table-cell office:value-type="float" office:value="1700">
            <text:p>1700</text:p>
          </table:table-cell>
          <table:table-cell office:value-type="float" office:value="1.74">
            <text:p>1.74</text:p>
          </table:table-cell>
          <table:table-cell table:style-name="ce2"/>
          <table:table-cell table:style-name="ce5" table:formula="of:=[.$G$4]/[.G65]" office:value-type="float" office:value="7.34878272384639">
            <text:p>7.3488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1.334">
            <text:p>11.334</text:p>
          </table:table-cell>
          <table:table-cell office:value-type="float" office:value="1760">
            <text:p>1760</text:p>
          </table:table-cell>
          <table:table-cell office:value-type="float" office:value="1.81">
            <text:p>1.81</text:p>
          </table:table-cell>
          <table:table-cell table:style-name="ce2"/>
          <table:table-cell table:style-name="ce5" table:formula="of:=[.$G$4]/[.G66]" office:value-type="float" office:value="7.63822128110111">
            <text:p>7.6382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1.0821">
            <text:p>11.0821</text:p>
          </table:table-cell>
          <table:table-cell office:value-type="float" office:value="1800">
            <text:p>1800</text:p>
          </table:table-cell>
          <table:table-cell office:value-type="float" office:value="1.85">
            <text:p>1.85</text:p>
          </table:table-cell>
          <table:table-cell table:style-name="ce2"/>
          <table:table-cell table:style-name="ce5" table:formula="of:=[.$G$4]/[.G67]" office:value-type="float" office:value="7.81184071610976">
            <text:p>7.8118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9" table:style-name="ta1">
        <table:shapes>
          <draw:frame draw:z-index="0" draw:style-name="gr1" svg:width="24.273cm" svg:height="13.627cm" svg:x="27.928cm" svg:y="3.378cm">
            <draw:object draw:notify-on-update-of-ranges="Sheet9.L4:Sheet9.L15 Sheet9.K4:Sheet9.K15 Sheet9.K17:Sheet9.K28 Sheet9.K30:Sheet9.K41 Sheet9.K43:Sheet9.K54 Sheet9.K56:Sheet9.K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Encryption -&gt; Decryption 10M Packets x 256 Bytes</text:p>
          </table:table-cell>
          <table:covered-table-cell table:style-name="ce1"/>
          <table:covered-table-cell table:number-columns-repeated="7"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 table:style-name="ce2"/>
          <table:table-cell table:style-name="ce2"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 table:style-name="ce2"/>
          <table:table-cell table:number-columns-repeated="2"/>
          <table:table-cell table:style-name="ce2"/>
        </table:table-row>
        <table:table-row table:style-name="ro1">
          <table:table-cell table:style-name="ce2" office:value-type="string">
            <text:p>No Of Proces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style-name="ce2"/>
          <table:table-cell table:style-name="ce2" office:value-type="string">
            <text:p>No Of Process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76.5078">
            <text:p>76.5078</text:p>
          </table:table-cell>
          <table:table-cell office:value-type="float" office:value="130.71">
            <text:p>130.71</text:p>
          </table:table-cell>
          <table:table-cell office:value-type="float" office:value="0.26769">
            <text:p>0.26769</text:p>
          </table:table-cell>
          <table:table-cell table:style-name="ce2"/>
          <table:table-cell table:style-name="ce5" table:formula="of:=[.$G$4]/[.G4]" office:value-type="float" office:value="1">
            <text:p>1.000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994">
            <text:p>54.994</text:p>
          </table:table-cell>
          <table:table-cell office:value-type="float" office:value="181.84">
            <text:p>181.84</text:p>
          </table:table-cell>
          <table:table-cell office:value-type="float" office:value="0.3724">
            <text:p>0.3724</text:p>
          </table:table-cell>
          <table:table-cell table:style-name="ce2"/>
          <table:table-cell table:style-name="ce5" table:formula="of:=[.$G$4]/[.G5]" office:value-type="float" office:value="1.39120267665564">
            <text:p>1.3912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4765">
            <text:p>54.4765</text:p>
          </table:table-cell>
          <table:table-cell office:value-type="float" office:value="183.57">
            <text:p>183.57</text:p>
          </table:table-cell>
          <table:table-cell office:value-type="float" office:value="0.37594">
            <text:p>0.37594</text:p>
          </table:table-cell>
          <table:table-cell table:style-name="ce2"/>
          <table:table-cell table:style-name="ce5" table:formula="of:=[.$G$4]/[.G6]" office:value-type="float" office:value="1.40441841895129">
            <text:p>1.404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4142">
            <text:p>55.4142</text:p>
          </table:table-cell>
          <table:table-cell office:value-type="float" office:value="180.46">
            <text:p>180.46</text:p>
          </table:table-cell>
          <table:table-cell office:value-type="float" office:value="0.36958">
            <text:p>0.36958</text:p>
          </table:table-cell>
          <table:table-cell table:style-name="ce2"/>
          <table:table-cell table:style-name="ce5" table:formula="of:=[.$G$4]/[.G7]" office:value-type="float" office:value="1.3806533343439">
            <text:p>1.3807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4645">
            <text:p>54.4645</text:p>
          </table:table-cell>
          <table:table-cell office:value-type="float" office:value="183.61">
            <text:p>183.61</text:p>
          </table:table-cell>
          <table:table-cell office:value-type="float" office:value="0.37602">
            <text:p>0.37602</text:p>
          </table:table-cell>
          <table:table-cell table:style-name="ce2"/>
          <table:table-cell table:style-name="ce5" table:formula="of:=[.$G$4]/[.G8]" office:value-type="float" office:value="1.40472785025108">
            <text:p>1.4047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2241">
            <text:p>55.2241</text:p>
          </table:table-cell>
          <table:table-cell office:value-type="float" office:value="181.08">
            <text:p>181.08</text:p>
          </table:table-cell>
          <table:table-cell office:value-type="float" office:value="0.37085">
            <text:p>0.37085</text:p>
          </table:table-cell>
          <table:table-cell table:style-name="ce2"/>
          <table:table-cell table:style-name="ce5" table:formula="of:=[.$G$4]/[.G9]" office:value-type="float" office:value="1.38540600933288">
            <text:p>1.385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8153">
            <text:p>54.8153</text:p>
          </table:table-cell>
          <table:table-cell office:value-type="float" office:value="182.43">
            <text:p>182.43</text:p>
          </table:table-cell>
          <table:table-cell office:value-type="float" office:value="0.37362">
            <text:p>0.37362</text:p>
          </table:table-cell>
          <table:table-cell table:style-name="ce2"/>
          <table:table-cell table:style-name="ce5" table:formula="of:=[.$G$4]/[.G10]" office:value-type="float" office:value="1.39573805123752">
            <text:p>1.3957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8649">
            <text:p>55.8649</text:p>
          </table:table-cell>
          <table:table-cell office:value-type="float" office:value="179">
            <text:p>179</text:p>
          </table:table-cell>
          <table:table-cell office:value-type="float" office:value="0.3666">
            <text:p>0.3666</text:p>
          </table:table-cell>
          <table:table-cell table:style-name="ce2"/>
          <table:table-cell table:style-name="ce5" table:formula="of:=[.$G$4]/[.G11]" office:value-type="float" office:value="1.36951466842329">
            <text:p>1.3695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7871">
            <text:p>55.7871</text:p>
          </table:table-cell>
          <table:table-cell office:value-type="float" office:value="179.25">
            <text:p>179.25</text:p>
          </table:table-cell>
          <table:table-cell office:value-type="float" office:value="0.36711">
            <text:p>0.36711</text:p>
          </table:table-cell>
          <table:table-cell table:style-name="ce2"/>
          <table:table-cell table:style-name="ce5" table:formula="of:=[.$G$4]/[.G12]" office:value-type="float" office:value="1.37142457664944">
            <text:p>1.3714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6.1658">
            <text:p>56.1658</text:p>
          </table:table-cell>
          <table:table-cell office:value-type="float" office:value="178.04">
            <text:p>178.04</text:p>
          </table:table-cell>
          <table:table-cell office:value-type="float" office:value="0.36463">
            <text:p>0.36463</text:p>
          </table:table-cell>
          <table:table-cell table:style-name="ce2"/>
          <table:table-cell table:style-name="ce5" table:formula="of:=[.$G$4]/[.G13]" office:value-type="float" office:value="1.36217769532349">
            <text:p>1.3622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6139">
            <text:p>55.6139</text:p>
          </table:table-cell>
          <table:table-cell office:value-type="float" office:value="179.81">
            <text:p>179.81</text:p>
          </table:table-cell>
          <table:table-cell office:value-type="float" office:value="0.36825">
            <text:p>0.36825</text:p>
          </table:table-cell>
          <table:table-cell table:style-name="ce2"/>
          <table:table-cell table:style-name="ce5" table:formula="of:=[.$G$4]/[.G14]" office:value-type="float" office:value="1.37569564443422">
            <text:p>1.3757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989">
            <text:p>55.989</text:p>
          </table:table-cell>
          <table:table-cell office:value-type="float" office:value="178.61">
            <text:p>178.61</text:p>
          </table:table-cell>
          <table:table-cell office:value-type="float" office:value="0.36579">
            <text:p>0.36579</text:p>
          </table:table-cell>
          <table:table-cell table:style-name="ce2"/>
          <table:table-cell table:style-name="ce5" table:formula="of:=[.$G$4]/[.G15]" office:value-type="float" office:value="1.36647912982907">
            <text:p>1.3665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77.4863">
            <text:p>77.4863</text:p>
          </table:table-cell>
          <table:table-cell office:value-type="float" office:value="129.06">
            <text:p>129.06</text:p>
          </table:table-cell>
          <table:table-cell office:value-type="float" office:value="0.2643">
            <text:p>0.2643</text:p>
          </table:table-cell>
          <table:table-cell table:style-name="ce2"/>
          <table:table-cell table:style-name="ce5" table:formula="of:=[.$G$4]/[.G17]" office:value-type="float" office:value="0.987371961237019">
            <text:p>0.9874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9.264">
            <text:p>39.264</text:p>
          </table:table-cell>
          <table:table-cell office:value-type="float" office:value="254.69">
            <text:p>254.69</text:p>
          </table:table-cell>
          <table:table-cell office:value-type="float" office:value="0.5216">
            <text:p>0.5216</text:p>
          </table:table-cell>
          <table:table-cell table:style-name="ce2"/>
          <table:table-cell table:style-name="ce5" table:formula="of:=[.$G$4]/[.G18]" office:value-type="float" office:value="1.94854828850856">
            <text:p>1.948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4.2622">
            <text:p>34.2622</text:p>
          </table:table-cell>
          <table:table-cell office:value-type="float" office:value="291.87">
            <text:p>291.87</text:p>
          </table:table-cell>
          <table:table-cell office:value-type="float" office:value="0.59774">
            <text:p>0.59774</text:p>
          </table:table-cell>
          <table:table-cell table:style-name="ce2"/>
          <table:table-cell table:style-name="ce5" table:formula="of:=[.$G$4]/[.G19]" office:value-type="float" office:value="2.23300897198662">
            <text:p>2.233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0.7219">
            <text:p>30.7219</text:p>
          </table:table-cell>
          <table:table-cell office:value-type="float" office:value="325.5">
            <text:p>325.5</text:p>
          </table:table-cell>
          <table:table-cell office:value-type="float" office:value="0.66663">
            <text:p>0.66663</text:p>
          </table:table-cell>
          <table:table-cell table:style-name="ce2"/>
          <table:table-cell table:style-name="ce5" table:formula="of:=[.$G$4]/[.G20]" office:value-type="float" office:value="2.49033425667032">
            <text:p>2.4903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8049">
            <text:p>29.8049</text:p>
          </table:table-cell>
          <table:table-cell office:value-type="float" office:value="335.52">
            <text:p>335.52</text:p>
          </table:table-cell>
          <table:table-cell office:value-type="float" office:value="0.68714">
            <text:p>0.68714</text:p>
          </table:table-cell>
          <table:table-cell table:style-name="ce2"/>
          <table:table-cell table:style-name="ce5" table:formula="of:=[.$G$4]/[.G21]" office:value-type="float" office:value="2.56695375592604">
            <text:p>2.567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1957">
            <text:p>29.1957</text:p>
          </table:table-cell>
          <table:table-cell office:value-type="float" office:value="342.52">
            <text:p>342.52</text:p>
          </table:table-cell>
          <table:table-cell office:value-type="float" office:value="0.70147">
            <text:p>0.70147</text:p>
          </table:table-cell>
          <table:table-cell table:style-name="ce2"/>
          <table:table-cell table:style-name="ce5" table:formula="of:=[.$G$4]/[.G22]" office:value-type="float" office:value="2.62051603489555">
            <text:p>2.6205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4.0643">
            <text:p>34.0643</text:p>
          </table:table-cell>
          <table:table-cell office:value-type="float" office:value="293.56">
            <text:p>293.56</text:p>
          </table:table-cell>
          <table:table-cell office:value-type="float" office:value="0.60122">
            <text:p>0.60122</text:p>
          </table:table-cell>
          <table:table-cell table:style-name="ce2"/>
          <table:table-cell table:style-name="ce5" table:formula="of:=[.$G$4]/[.G23]" office:value-type="float" office:value="2.24598186371069">
            <text:p>2.2460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0.3517">
            <text:p>30.3517</text:p>
          </table:table-cell>
          <table:table-cell office:value-type="float" office:value="329.47">
            <text:p>329.47</text:p>
          </table:table-cell>
          <table:table-cell office:value-type="float" office:value="0.67476">
            <text:p>0.67476</text:p>
          </table:table-cell>
          <table:table-cell table:style-name="ce2"/>
          <table:table-cell table:style-name="ce5" table:formula="of:=[.$G$4]/[.G24]" office:value-type="float" office:value="2.52070888945265">
            <text:p>2.5207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2182">
            <text:p>29.2182</text:p>
          </table:table-cell>
          <table:table-cell office:value-type="float" office:value="342.24">
            <text:p>342.24</text:p>
          </table:table-cell>
          <table:table-cell office:value-type="float" office:value="0.70092">
            <text:p>0.70092</text:p>
          </table:table-cell>
          <table:table-cell table:style-name="ce2"/>
          <table:table-cell table:style-name="ce5" table:formula="of:=[.$G$4]/[.G25]" office:value-type="float" office:value="2.61849805942871">
            <text:p>2.6185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8598">
            <text:p>29.8598</text:p>
          </table:table-cell>
          <table:table-cell office:value-type="float" office:value="334.9">
            <text:p>334.9</text:p>
          </table:table-cell>
          <table:table-cell office:value-type="float" office:value="0.68587">
            <text:p>0.68587</text:p>
          </table:table-cell>
          <table:table-cell table:style-name="ce2"/>
          <table:table-cell table:style-name="ce5" table:formula="of:=[.$G$4]/[.G26]" office:value-type="float" office:value="2.56223417437491">
            <text:p>2.5622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1.4706">
            <text:p>31.4706</text:p>
          </table:table-cell>
          <table:table-cell office:value-type="float" office:value="317.76">
            <text:p>317.76</text:p>
          </table:table-cell>
          <table:table-cell office:value-type="float" office:value="0.65077">
            <text:p>0.65077</text:p>
          </table:table-cell>
          <table:table-cell table:style-name="ce2"/>
          <table:table-cell table:style-name="ce5" table:formula="of:=[.$G$4]/[.G27]" office:value-type="float" office:value="2.43108806314465">
            <text:p>2.4311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1.3513">
            <text:p>31.3513</text:p>
          </table:table-cell>
          <table:table-cell office:value-type="float" office:value="318.97">
            <text:p>318.97</text:p>
          </table:table-cell>
          <table:table-cell office:value-type="float" office:value="0.65324">
            <text:p>0.65324</text:p>
          </table:table-cell>
          <table:table-cell table:style-name="ce2"/>
          <table:table-cell table:style-name="ce5" table:formula="of:=[.$G$4]/[.G28]" office:value-type="float" office:value="2.44033899710698">
            <text:p>2.4403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77.6821">
            <text:p>77.6821</text:p>
          </table:table-cell>
          <table:table-cell office:value-type="float" office:value="128.73">
            <text:p>128.73</text:p>
          </table:table-cell>
          <table:table-cell office:value-type="float" office:value="0.26364">
            <text:p>0.26364</text:p>
          </table:table-cell>
          <table:table-cell table:style-name="ce2"/>
          <table:table-cell table:style-name="ce5" table:formula="of:=[.$G$4]/[.G30]" office:value-type="float" office:value="0.984883261394839">
            <text:p>0.9849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39.4183">
            <text:p>39.4183</text:p>
          </table:table-cell>
          <table:table-cell office:value-type="float" office:value="253.69">
            <text:p>253.69</text:p>
          </table:table-cell>
          <table:table-cell office:value-type="float" office:value="0.51956">
            <text:p>0.51956</text:p>
          </table:table-cell>
          <table:table-cell table:style-name="ce2"/>
          <table:table-cell table:style-name="ce5" table:formula="of:=[.$G$4]/[.G31]" office:value-type="float" office:value="1.94092084133512">
            <text:p>1.9409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20.8697">
            <text:p>20.8697</text:p>
          </table:table-cell>
          <table:table-cell office:value-type="float" office:value="479.16">
            <text:p>479.16</text:p>
          </table:table-cell>
          <table:table-cell office:value-type="float" office:value="0.98133">
            <text:p>0.98133</text:p>
          </table:table-cell>
          <table:table-cell table:style-name="ce2"/>
          <table:table-cell table:style-name="ce5" table:formula="of:=[.$G$4]/[.G32]" office:value-type="float" office:value="3.66597507391098">
            <text:p>3.666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9622">
            <text:p>17.9622</text:p>
          </table:table-cell>
          <table:table-cell office:value-type="float" office:value="556.72">
            <text:p>556.72</text:p>
          </table:table-cell>
          <table:table-cell office:value-type="float" office:value="1.14">
            <text:p>1.14</text:p>
          </table:table-cell>
          <table:table-cell table:style-name="ce2"/>
          <table:table-cell table:style-name="ce5" table:formula="of:=[.$G$4]/[.G33]" office:value-type="float" office:value="4.25937802719043">
            <text:p>4.2594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3195">
            <text:p>17.3195</text:p>
          </table:table-cell>
          <table:table-cell office:value-type="float" office:value="577.38">
            <text:p>577.38</text:p>
          </table:table-cell>
          <table:table-cell office:value-type="float" office:value="1.18">
            <text:p>1.18</text:p>
          </table:table-cell>
          <table:table-cell table:style-name="ce2"/>
          <table:table-cell table:style-name="ce5" table:formula="of:=[.$G$4]/[.G34]" office:value-type="float" office:value="4.41743699298479">
            <text:p>4.4174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6.3404">
            <text:p>16.3404</text:p>
          </table:table-cell>
          <table:table-cell office:value-type="float" office:value="611.98">
            <text:p>611.98</text:p>
          </table:table-cell>
          <table:table-cell office:value-type="float" office:value="1.25">
            <text:p>1.25</text:p>
          </table:table-cell>
          <table:table-cell table:style-name="ce2"/>
          <table:table-cell table:style-name="ce5" table:formula="of:=[.$G$4]/[.G35]" office:value-type="float" office:value="4.68212528457076">
            <text:p>4.6821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1865">
            <text:p>18.1865</text:p>
          </table:table-cell>
          <table:table-cell office:value-type="float" office:value="549.86">
            <text:p>549.86</text:p>
          </table:table-cell>
          <table:table-cell office:value-type="float" office:value="1.13">
            <text:p>1.13</text:p>
          </table:table-cell>
          <table:table-cell table:style-name="ce2"/>
          <table:table-cell table:style-name="ce5" table:formula="of:=[.$G$4]/[.G36]" office:value-type="float" office:value="4.20684573722267">
            <text:p>4.2068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1664">
            <text:p>18.1664</text:p>
          </table:table-cell>
          <table:table-cell office:value-type="float" office:value="550.46">
            <text:p>550.46</text:p>
          </table:table-cell>
          <table:table-cell office:value-type="float" office:value="1.13">
            <text:p>1.13</text:p>
          </table:table-cell>
          <table:table-cell table:style-name="ce2"/>
          <table:table-cell table:style-name="ce5" table:formula="of:=[.$G$4]/[.G37]" office:value-type="float" office:value="4.21150035229875">
            <text:p>4.2115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21.0851">
            <text:p>21.0851</text:p>
          </table:table-cell>
          <table:table-cell office:value-type="float" office:value="474.27">
            <text:p>474.27</text:p>
          </table:table-cell>
          <table:table-cell office:value-type="float" office:value="0.9713">
            <text:p>0.9713</text:p>
          </table:table-cell>
          <table:table-cell table:style-name="ce2"/>
          <table:table-cell table:style-name="ce5" table:formula="of:=[.$G$4]/[.G38]" office:value-type="float" office:value="3.62852440823141">
            <text:p>3.6285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9.7939">
            <text:p>19.7939</text:p>
          </table:table-cell>
          <table:table-cell office:value-type="float" office:value="505.21">
            <text:p>505.21</text:p>
          </table:table-cell>
          <table:table-cell office:value-type="float" office:value="1.03">
            <text:p>1.03</text:p>
          </table:table-cell>
          <table:table-cell table:style-name="ce2"/>
          <table:table-cell table:style-name="ce5" table:formula="of:=[.$G$4]/[.G39]" office:value-type="float" office:value="3.86522110347127">
            <text:p>3.8652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5341">
            <text:p>17.5341</text:p>
          </table:table-cell>
          <table:table-cell office:value-type="float" office:value="570.32">
            <text:p>570.32</text:p>
          </table:table-cell>
          <table:table-cell office:value-type="float" office:value="1.17">
            <text:p>1.17</text:p>
          </table:table-cell>
          <table:table-cell table:style-name="ce2"/>
          <table:table-cell table:style-name="ce5" table:formula="of:=[.$G$4]/[.G40]" office:value-type="float" office:value="4.36337194381234">
            <text:p>4.3634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6.8895">
            <text:p>16.8895</text:p>
          </table:table-cell>
          <table:table-cell office:value-type="float" office:value="592.08">
            <text:p>592.08</text:p>
          </table:table-cell>
          <table:table-cell office:value-type="float" office:value="1.21">
            <text:p>1.21</text:p>
          </table:table-cell>
          <table:table-cell table:style-name="ce2"/>
          <table:table-cell table:style-name="ce5" table:formula="of:=[.$G$4]/[.G41]" office:value-type="float" office:value="4.52990319429231">
            <text:p>4.5299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77.5376">
            <text:p>77.5376</text:p>
          </table:table-cell>
          <table:table-cell office:value-type="float" office:value="128.97">
            <text:p>128.97</text:p>
          </table:table-cell>
          <table:table-cell office:value-type="float" office:value="0.26413">
            <text:p>0.26413</text:p>
          </table:table-cell>
          <table:table-cell table:style-name="ce2"/>
          <table:table-cell table:style-name="ce5" table:formula="of:=[.$G$4]/[.G43]" office:value-type="float" office:value="0.986718701636367">
            <text:p>0.9867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39.4916">
            <text:p>39.4916</text:p>
          </table:table-cell>
          <table:table-cell office:value-type="float" office:value="253.22">
            <text:p>253.22</text:p>
          </table:table-cell>
          <table:table-cell office:value-type="float" office:value="0.51859">
            <text:p>0.51859</text:p>
          </table:table-cell>
          <table:table-cell table:style-name="ce2"/>
          <table:table-cell table:style-name="ce5" table:formula="of:=[.$G$4]/[.G44]" office:value-type="float" office:value="1.93731831579374">
            <text:p>1.937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20.1681">
            <text:p>20.1681</text:p>
          </table:table-cell>
          <table:table-cell office:value-type="float" office:value="495.83">
            <text:p>495.83</text:p>
          </table:table-cell>
          <table:table-cell office:value-type="float" office:value="1.02">
            <text:p>1.02</text:p>
          </table:table-cell>
          <table:table-cell table:style-name="ce2"/>
          <table:table-cell table:style-name="ce5" table:formula="of:=[.$G$4]/[.G45]" office:value-type="float" office:value="3.79350558555342">
            <text:p>3.7935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4.5918">
            <text:p>14.5918</text:p>
          </table:table-cell>
          <table:table-cell office:value-type="float" office:value="685.32">
            <text:p>685.32</text:p>
          </table:table-cell>
          <table:table-cell office:value-type="float" office:value="1.4">
            <text:p>1.4</text:p>
          </table:table-cell>
          <table:table-cell table:style-name="ce2"/>
          <table:table-cell table:style-name="ce5" table:formula="of:=[.$G$4]/[.G46]" office:value-type="float" office:value="5.24320508778903">
            <text:p>5.2432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0.9826">
            <text:p>10.9826</text:p>
          </table:table-cell>
          <table:table-cell office:value-type="float" office:value="910.53">
            <text:p>910.53</text:p>
          </table:table-cell>
          <table:table-cell office:value-type="float" office:value="1.86">
            <text:p>1.86</text:p>
          </table:table-cell>
          <table:table-cell table:style-name="ce2"/>
          <table:table-cell table:style-name="ce5" table:formula="of:=[.$G$4]/[.G47]" office:value-type="float" office:value="6.96627392420738">
            <text:p>6.9663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0.5298">
            <text:p>10.5298</text:p>
          </table:table-cell>
          <table:table-cell office:value-type="float" office:value="949.68">
            <text:p>949.68</text:p>
          </table:table-cell>
          <table:table-cell office:value-type="float" office:value="1.94">
            <text:p>1.94</text:p>
          </table:table-cell>
          <table:table-cell table:style-name="ce2"/>
          <table:table-cell table:style-name="ce5" table:formula="of:=[.$G$4]/[.G48]" office:value-type="float" office:value="7.26583600828126">
            <text:p>7.2658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3.8928">
            <text:p>13.8928</text:p>
          </table:table-cell>
          <table:table-cell office:value-type="float" office:value="719.8">
            <text:p>719.8</text:p>
          </table:table-cell>
          <table:table-cell office:value-type="float" office:value="1.47">
            <text:p>1.47</text:p>
          </table:table-cell>
          <table:table-cell table:style-name="ce2"/>
          <table:table-cell table:style-name="ce5" table:formula="of:=[.$G$4]/[.G49]" office:value-type="float" office:value="5.50701082575147">
            <text:p>5.5070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4947">
            <text:p>12.4947</text:p>
          </table:table-cell>
          <table:table-cell office:value-type="float" office:value="800.34">
            <text:p>800.34</text:p>
          </table:table-cell>
          <table:table-cell office:value-type="float" office:value="1.64">
            <text:p>1.64</text:p>
          </table:table-cell>
          <table:table-cell table:style-name="ce2"/>
          <table:table-cell table:style-name="ce5" table:formula="of:=[.$G$4]/[.G50]" office:value-type="float" office:value="6.12322024538404">
            <text:p>6.1232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5874">
            <text:p>12.5874</text:p>
          </table:table-cell>
          <table:table-cell office:value-type="float" office:value="794.44">
            <text:p>794.44</text:p>
          </table:table-cell>
          <table:table-cell office:value-type="float" office:value="1.63">
            <text:p>1.63</text:p>
          </table:table-cell>
          <table:table-cell table:style-name="ce2"/>
          <table:table-cell table:style-name="ce5" table:formula="of:=[.$G$4]/[.G51]" office:value-type="float" office:value="6.07812574479241">
            <text:p>6.0781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8">
            <text:p>8</text:p>
          </table:table-cell>
          <table:table-cell office:value-type="float" office:value="11.375">
            <text:p>11.375</text:p>
          </table:table-cell>
          <table:table-cell office:value-type="float" office:value="879.12">
            <text:p>879.12</text:p>
          </table:table-cell>
          <table:table-cell office:value-type="float" office:value="1.8">
            <text:p>1.8</text:p>
          </table:table-cell>
          <table:table-cell table:style-name="ce2"/>
          <table:table-cell table:style-name="ce5" table:formula="of:=[.$G$4]/[.G52]" office:value-type="float" office:value="6.72596043956044">
            <text:p>6.7260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0.9084">
            <text:p>10.9084</text:p>
          </table:table-cell>
          <table:table-cell office:value-type="float" office:value="916.72">
            <text:p>916.72</text:p>
          </table:table-cell>
          <table:table-cell office:value-type="float" office:value="1.88">
            <text:p>1.88</text:p>
          </table:table-cell>
          <table:table-cell table:style-name="ce2"/>
          <table:table-cell table:style-name="ce5" table:formula="of:=[.$G$4]/[.G53]" office:value-type="float" office:value="7.0136591984159">
            <text:p>7.0137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0.2208">
            <text:p>10.2208</text:p>
          </table:table-cell>
          <table:table-cell office:value-type="float" office:value="978.4">
            <text:p>978.4</text:p>
          </table:table-cell>
          <table:table-cell office:value-type="float" office:value="2">
            <text:p>2</text:p>
          </table:table-cell>
          <table:table-cell table:style-name="ce2"/>
          <table:table-cell table:style-name="ce5" table:formula="of:=[.$G$4]/[.G54]" office:value-type="float" office:value="7.48550015654352">
            <text:p>7.4855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78.0862">
            <text:p>78.0862</text:p>
          </table:table-cell>
          <table:table-cell office:value-type="float" office:value="128.06">
            <text:p>128.06</text:p>
          </table:table-cell>
          <table:table-cell office:value-type="float" office:value="0.26227">
            <text:p>0.26227</text:p>
          </table:table-cell>
          <table:table-cell table:style-name="ce2"/>
          <table:table-cell table:style-name="ce5" table:formula="of:=[.$G$4]/[.G56]" office:value-type="float" office:value="0.979786441138127">
            <text:p>0.9798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39.5685">
            <text:p>39.5685</text:p>
          </table:table-cell>
          <table:table-cell office:value-type="float" office:value="252.73">
            <text:p>252.73</text:p>
          </table:table-cell>
          <table:table-cell office:value-type="float" office:value="0.51758">
            <text:p>0.51758</text:p>
          </table:table-cell>
          <table:table-cell table:style-name="ce2"/>
          <table:table-cell table:style-name="ce5" table:formula="of:=[.$G$4]/[.G57]" office:value-type="float" office:value="1.93355320520111">
            <text:p>1.933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20.4404">
            <text:p>20.4404</text:p>
          </table:table-cell>
          <table:table-cell office:value-type="float" office:value="489.23">
            <text:p>489.23</text:p>
          </table:table-cell>
          <table:table-cell office:value-type="float" office:value="1">
            <text:p>1</text:p>
          </table:table-cell>
          <table:table-cell table:style-name="ce2"/>
          <table:table-cell table:style-name="ce5" table:formula="of:=[.$G$4]/[.G58]" office:value-type="float" office:value="3.74296980489619">
            <text:p>3.743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4.6267">
            <text:p>14.6267</text:p>
          </table:table-cell>
          <table:table-cell office:value-type="float" office:value="683.68">
            <text:p>683.68</text:p>
          </table:table-cell>
          <table:table-cell office:value-type="float" office:value="1.4">
            <text:p>1.4</text:p>
          </table:table-cell>
          <table:table-cell table:style-name="ce2"/>
          <table:table-cell table:style-name="ce5" table:formula="of:=[.$G$4]/[.G59]" office:value-type="float" office:value="5.23069455174441">
            <text:p>5.2307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1.108">
            <text:p>11.108</text:p>
          </table:table-cell>
          <table:table-cell office:value-type="float" office:value="900.26">
            <text:p>900.26</text:p>
          </table:table-cell>
          <table:table-cell office:value-type="float" office:value="1.84">
            <text:p>1.84</text:p>
          </table:table-cell>
          <table:table-cell table:style-name="ce2"/>
          <table:table-cell table:style-name="ce5" table:formula="of:=[.$G$4]/[.G60]" office:value-type="float" office:value="6.88763053655023">
            <text:p>6.8876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9.8566">
            <text:p>9.8566</text:p>
          </table:table-cell>
          <table:table-cell office:value-type="float" office:value="1010">
            <text:p>1010</text:p>
          </table:table-cell>
          <table:table-cell office:value-type="float" office:value="2.08">
            <text:p>2.08</text:p>
          </table:table-cell>
          <table:table-cell table:style-name="ce2"/>
          <table:table-cell table:style-name="ce5" table:formula="of:=[.$G$4]/[.G61]" office:value-type="float" office:value="7.76208834689447">
            <text:p>7.7621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3.8137">
            <text:p>13.8137</text:p>
          </table:table-cell>
          <table:table-cell office:value-type="float" office:value="723.92">
            <text:p>723.92</text:p>
          </table:table-cell>
          <table:table-cell office:value-type="float" office:value="1.48">
            <text:p>1.48</text:p>
          </table:table-cell>
          <table:table-cell table:style-name="ce2"/>
          <table:table-cell table:style-name="ce5" table:formula="of:=[.$G$4]/[.G62]" office:value-type="float" office:value="5.53854506757784">
            <text:p>5.5385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2.2314">
            <text:p>12.2314</text:p>
          </table:table-cell>
          <table:table-cell office:value-type="float" office:value="817.55">
            <text:p>817.55</text:p>
          </table:table-cell>
          <table:table-cell office:value-type="float" office:value="1.67">
            <text:p>1.67</text:p>
          </table:table-cell>
          <table:table-cell table:style-name="ce2"/>
          <table:table-cell table:style-name="ce5" table:formula="of:=[.$G$4]/[.G63]" office:value-type="float" office:value="6.25503213041843">
            <text:p>6.2550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1.2927">
            <text:p>11.2927</text:p>
          </table:table-cell>
          <table:table-cell office:value-type="float" office:value="885.52">
            <text:p>885.52</text:p>
          </table:table-cell>
          <table:table-cell office:value-type="float" office:value="1.81">
            <text:p>1.81</text:p>
          </table:table-cell>
          <table:table-cell table:style-name="ce2"/>
          <table:table-cell table:style-name="ce5" table:formula="of:=[.$G$4]/[.G64]" office:value-type="float" office:value="6.77497852595039">
            <text:p>6.7750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16">
            <text:p>16</text:p>
          </table:table-cell>
          <table:table-cell office:value-type="float" office:value="10.837">
            <text:p>10.837</text:p>
          </table:table-cell>
          <table:table-cell office:value-type="float" office:value="922.76">
            <text:p>922.76</text:p>
          </table:table-cell>
          <table:table-cell office:value-type="float" office:value="1.89">
            <text:p>1.89</text:p>
          </table:table-cell>
          <table:table-cell table:style-name="ce2"/>
          <table:table-cell table:style-name="ce5" table:formula="of:=[.$G$4]/[.G65]" office:value-type="float" office:value="7.05986896742641">
            <text:p>7.0599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0.494">
            <text:p>10.494</text:p>
          </table:table-cell>
          <table:table-cell office:value-type="float" office:value="952.92">
            <text:p>952.92</text:p>
          </table:table-cell>
          <table:table-cell office:value-type="float" office:value="1.95">
            <text:p>1.95</text:p>
          </table:table-cell>
          <table:table-cell table:style-name="ce2"/>
          <table:table-cell table:style-name="ce5" table:formula="of:=[.$G$4]/[.G66]" office:value-type="float" office:value="7.29062321326472">
            <text:p>7.2906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9.8905">
            <text:p>9.8905</text:p>
          </table:table-cell>
          <table:table-cell office:value-type="float" office:value="1010">
            <text:p>1010</text:p>
          </table:table-cell>
          <table:table-cell office:value-type="float" office:value="2.07">
            <text:p>2.07</text:p>
          </table:table-cell>
          <table:table-cell table:style-name="ce2"/>
          <table:table-cell table:style-name="ce5" table:formula="of:=[.$G$4]/[.G67]" office:value-type="float" office:value="7.73548354481573">
            <text:p>7.7355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10" table:style-name="ta1">
        <table:shapes>
          <draw:frame draw:z-index="0" draw:style-name="gr1" svg:width="24.273cm" svg:height="13.627cm" svg:x="27.928cm" svg:y="3.378cm">
            <draw:object draw:notify-on-update-of-ranges="Sheet10.L4:Sheet10.L15 Sheet10.K4:Sheet10.K15 Sheet10.K17:Sheet10.K28 Sheet10.K30:Sheet10.K41 Sheet10.K43:Sheet10.K54 Sheet10.K56:Sheet10.K6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Encryption -&gt; Decryption 5M Packets x 512 Bytes</text:p>
          </table:table-cell>
          <table:covered-table-cell table:style-name="ce1"/>
          <table:covered-table-cell table:number-columns-repeated="7" table:style-name="ce2"/>
          <table:table-cell table:number-columns-repeated="2"/>
          <table:table-cell table:style-name="ce2"/>
        </table:table-row>
        <table:table-row table:style-name="ro1">
          <table:table-cell table:style-name="ce1" office:value-type="string" table:number-columns-spanned="4" table:number-rows-spanned="1">
            <text:p>Send</text:p>
          </table:table-cell>
          <table:covered-table-cell table:style-name="ce1"/>
          <table:covered-table-cell table:number-columns-repeated="2" table:style-name="ce2"/>
          <table:table-cell table:style-name="ce2"/>
          <table:table-cell table:style-name="ce1" office:value-type="string" table:number-columns-spanned="4" table:number-rows-spanned="1">
            <text:p>Receive</text:p>
          </table:table-cell>
          <table:covered-table-cell table:number-columns-repeated="3" table:style-name="ce2"/>
          <table:table-cell table:number-columns-repeated="2"/>
          <table:table-cell table:style-name="ce2"/>
        </table:table-row>
        <table:table-row table:style-name="ro1">
          <table:table-cell table:style-name="ce2" office:value-type="string">
            <text:p>No Of Proces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style-name="ce2"/>
          <table:table-cell table:style-name="ce2" office:value-type="string">
            <text:p>No Of Process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Kpps</text:p>
          </table:table-cell>
          <table:table-cell table:style-name="ce2" office:value-type="string">
            <text:p>Gbp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71.4087">
            <text:p>71.4087</text:p>
          </table:table-cell>
          <table:table-cell office:value-type="float" office:value="70.02">
            <text:p>70.02</text:p>
          </table:table-cell>
          <table:table-cell office:value-type="float" office:value="0.2868">
            <text:p>0.2868</text:p>
          </table:table-cell>
          <table:table-cell table:style-name="ce2"/>
          <table:table-cell table:style-name="ce5" table:formula="of:=[.$G$4]/[.G4]" office:value-type="float" office:value="1">
            <text:p>1.000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9751">
            <text:p>53.9751</text:p>
          </table:table-cell>
          <table:table-cell office:value-type="float" office:value="92.64">
            <text:p>92.64</text:p>
          </table:table-cell>
          <table:table-cell office:value-type="float" office:value="0.37943">
            <text:p>0.37943</text:p>
          </table:table-cell>
          <table:table-cell table:style-name="ce2"/>
          <table:table-cell table:style-name="ce5" table:formula="of:=[.$G$4]/[.G5]" office:value-type="float" office:value="1.32299338028091">
            <text:p>1.323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9928">
            <text:p>53.9928</text:p>
          </table:table-cell>
          <table:table-cell office:value-type="float" office:value="92.6">
            <text:p>92.6</text:p>
          </table:table-cell>
          <table:table-cell office:value-type="float" office:value="0.37931">
            <text:p>0.37931</text:p>
          </table:table-cell>
          <table:table-cell table:style-name="ce2"/>
          <table:table-cell table:style-name="ce5" table:formula="of:=[.$G$4]/[.G6]" office:value-type="float" office:value="1.32255967462328">
            <text:p>1.3226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4809">
            <text:p>55.4809</text:p>
          </table:table-cell>
          <table:table-cell office:value-type="float" office:value="90.12">
            <text:p>90.12</text:p>
          </table:table-cell>
          <table:table-cell office:value-type="float" office:value="0.36914">
            <text:p>0.36914</text:p>
          </table:table-cell>
          <table:table-cell table:style-name="ce2"/>
          <table:table-cell table:style-name="ce5" table:formula="of:=[.$G$4]/[.G7]" office:value-type="float" office:value="1.28708618641731">
            <text:p>1.287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8591">
            <text:p>53.8591</text:p>
          </table:table-cell>
          <table:table-cell office:value-type="float" office:value="92.83">
            <text:p>92.83</text:p>
          </table:table-cell>
          <table:table-cell office:value-type="float" office:value="0.38025">
            <text:p>0.38025</text:p>
          </table:table-cell>
          <table:table-cell table:style-name="ce2"/>
          <table:table-cell table:style-name="ce5" table:formula="of:=[.$G$4]/[.G8]" office:value-type="float" office:value="1.325842800938">
            <text:p>1.3258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3378">
            <text:p>55.3378</text:p>
          </table:table-cell>
          <table:table-cell office:value-type="float" office:value="90.35">
            <text:p>90.35</text:p>
          </table:table-cell>
          <table:table-cell office:value-type="float" office:value="0.37009">
            <text:p>0.37009</text:p>
          </table:table-cell>
          <table:table-cell table:style-name="ce2"/>
          <table:table-cell table:style-name="ce5" table:formula="of:=[.$G$4]/[.G9]" office:value-type="float" office:value="1.29041450870833">
            <text:p>1.290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6.7225">
            <text:p>56.7225</text:p>
          </table:table-cell>
          <table:table-cell office:value-type="float" office:value="88.15">
            <text:p>88.15</text:p>
          </table:table-cell>
          <table:table-cell office:value-type="float" office:value="0.36106">
            <text:p>0.36106</text:p>
          </table:table-cell>
          <table:table-cell table:style-name="ce2"/>
          <table:table-cell table:style-name="ce5" table:formula="of:=[.$G$4]/[.G10]" office:value-type="float" office:value="1.25891312971043">
            <text:p>1.2589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2742">
            <text:p>54.2742</text:p>
          </table:table-cell>
          <table:table-cell office:value-type="float" office:value="92.12">
            <text:p>92.12</text:p>
          </table:table-cell>
          <table:table-cell office:value-type="float" office:value="0.37734">
            <text:p>0.37734</text:p>
          </table:table-cell>
          <table:table-cell table:style-name="ce2"/>
          <table:table-cell table:style-name="ce5" table:formula="of:=[.$G$4]/[.G11]" office:value-type="float" office:value="1.31570248847519">
            <text:p>1.3157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5.1511">
            <text:p>55.1511</text:p>
          </table:table-cell>
          <table:table-cell office:value-type="float" office:value="90.66">
            <text:p>90.66</text:p>
          </table:table-cell>
          <table:table-cell office:value-type="float" office:value="0.37134">
            <text:p>0.37134</text:p>
          </table:table-cell>
          <table:table-cell table:style-name="ce2"/>
          <table:table-cell table:style-name="ce5" table:formula="of:=[.$G$4]/[.G12]" office:value-type="float" office:value="1.29478287831068">
            <text:p>1.2948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3.0134">
            <text:p>53.0134</text:p>
          </table:table-cell>
          <table:table-cell office:value-type="float" office:value="94.32">
            <text:p>94.32</text:p>
          </table:table-cell>
          <table:table-cell office:value-type="float" office:value="0.38632">
            <text:p>0.38632</text:p>
          </table:table-cell>
          <table:table-cell table:style-name="ce2"/>
          <table:table-cell table:style-name="ce5" table:formula="of:=[.$G$4]/[.G13]" office:value-type="float" office:value="1.34699340166826">
            <text:p>1.3470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2.58">
            <text:p>52.58</text:p>
          </table:table-cell>
          <table:table-cell office:value-type="float" office:value="95.09">
            <text:p>95.09</text:p>
          </table:table-cell>
          <table:table-cell office:value-type="float" office:value="0.3895">
            <text:p>0.3895</text:p>
          </table:table-cell>
          <table:table-cell table:style-name="ce2"/>
          <table:table-cell table:style-name="ce5" table:formula="of:=[.$G$4]/[.G14]" office:value-type="float" office:value="1.35809623430962">
            <text:p>1.3581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office:value-type="float" office:value="54.824">
            <text:p>54.824</text:p>
          </table:table-cell>
          <table:table-cell office:value-type="float" office:value="91.2">
            <text:p>91.2</text:p>
          </table:table-cell>
          <table:table-cell office:value-type="float" office:value="0.37356">
            <text:p>0.37356</text:p>
          </table:table-cell>
          <table:table-cell table:style-name="ce2"/>
          <table:table-cell table:style-name="ce5" table:formula="of:=[.$G$4]/[.G15]" office:value-type="float" office:value="1.30250802568218">
            <text:p>1.3025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70.9045">
            <text:p>70.9045</text:p>
          </table:table-cell>
          <table:table-cell office:value-type="float" office:value="70.52">
            <text:p>70.52</text:p>
          </table:table-cell>
          <table:table-cell office:value-type="float" office:value="0.28884">
            <text:p>0.28884</text:p>
          </table:table-cell>
          <table:table-cell table:style-name="ce2"/>
          <table:table-cell table:style-name="ce5" table:formula="of:=[.$G$4]/[.G17]" office:value-type="float" office:value="1.00711097321045">
            <text:p>1.007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6.7831">
            <text:p>36.7831</text:p>
          </table:table-cell>
          <table:table-cell office:value-type="float" office:value="135.93">
            <text:p>135.93</text:p>
          </table:table-cell>
          <table:table-cell office:value-type="float" office:value="0.55678">
            <text:p>0.55678</text:p>
          </table:table-cell>
          <table:table-cell table:style-name="ce2"/>
          <table:table-cell table:style-name="ce5" table:formula="of:=[.$G$4]/[.G18]" office:value-type="float" office:value="1.94134534609644">
            <text:p>1.941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9228">
            <text:p>29.9228</text:p>
          </table:table-cell>
          <table:table-cell office:value-type="float" office:value="167.1">
            <text:p>167.1</text:p>
          </table:table-cell>
          <table:table-cell office:value-type="float" office:value="0.68443">
            <text:p>0.68443</text:p>
          </table:table-cell>
          <table:table-cell table:style-name="ce2"/>
          <table:table-cell table:style-name="ce5" table:formula="of:=[.$G$4]/[.G19]" office:value-type="float" office:value="2.38643108265269">
            <text:p>2.386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1056">
            <text:p>29.1056</text:p>
          </table:table-cell>
          <table:table-cell office:value-type="float" office:value="171.79">
            <text:p>171.79</text:p>
          </table:table-cell>
          <table:table-cell office:value-type="float" office:value="0.70364">
            <text:p>0.70364</text:p>
          </table:table-cell>
          <table:table-cell table:style-name="ce2"/>
          <table:table-cell table:style-name="ce5" table:formula="of:=[.$G$4]/[.G20]" office:value-type="float" office:value="2.45343507778572">
            <text:p>2.4534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0112">
            <text:p>29.0112</text:p>
          </table:table-cell>
          <table:table-cell office:value-type="float" office:value="172.35">
            <text:p>172.35</text:p>
          </table:table-cell>
          <table:table-cell office:value-type="float" office:value="0.70593">
            <text:p>0.70593</text:p>
          </table:table-cell>
          <table:table-cell table:style-name="ce2"/>
          <table:table-cell table:style-name="ce5" table:formula="of:=[.$G$4]/[.G21]" office:value-type="float" office:value="2.46141834877565">
            <text:p>2.4614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011">
            <text:p>29.011</text:p>
          </table:table-cell>
          <table:table-cell office:value-type="float" office:value="172.35">
            <text:p>172.35</text:p>
          </table:table-cell>
          <table:table-cell office:value-type="float" office:value="0.70594">
            <text:p>0.70594</text:p>
          </table:table-cell>
          <table:table-cell table:style-name="ce2"/>
          <table:table-cell table:style-name="ce5" table:formula="of:=[.$G$4]/[.G22]" office:value-type="float" office:value="2.46143531763814">
            <text:p>2.461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1.7528">
            <text:p>31.7528</text:p>
          </table:table-cell>
          <table:table-cell office:value-type="float" office:value="157.47">
            <text:p>157.47</text:p>
          </table:table-cell>
          <table:table-cell office:value-type="float" office:value="0.64498">
            <text:p>0.64498</text:p>
          </table:table-cell>
          <table:table-cell table:style-name="ce2"/>
          <table:table-cell table:style-name="ce5" table:formula="of:=[.$G$4]/[.G23]" office:value-type="float" office:value="2.24889458567433">
            <text:p>2.2489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0.5727">
            <text:p>30.5727</text:p>
          </table:table-cell>
          <table:table-cell office:value-type="float" office:value="163.54">
            <text:p>163.54</text:p>
          </table:table-cell>
          <table:table-cell office:value-type="float" office:value="0.66988">
            <text:p>0.66988</text:p>
          </table:table-cell>
          <table:table-cell table:style-name="ce2"/>
          <table:table-cell table:style-name="ce5" table:formula="of:=[.$G$4]/[.G24]" office:value-type="float" office:value="2.33570145914492">
            <text:p>2.3357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7332">
            <text:p>29.7332</text:p>
          </table:table-cell>
          <table:table-cell office:value-type="float" office:value="168.15">
            <text:p>168.15</text:p>
          </table:table-cell>
          <table:table-cell office:value-type="float" office:value="0.68875">
            <text:p>0.68875</text:p>
          </table:table-cell>
          <table:table-cell table:style-name="ce2"/>
          <table:table-cell table:style-name="ce5" table:formula="of:=[.$G$4]/[.G25]" office:value-type="float" office:value="2.40164866210162">
            <text:p>2.4016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7323">
            <text:p>29.7323</text:p>
          </table:table-cell>
          <table:table-cell office:value-type="float" office:value="168.17">
            <text:p>168.17</text:p>
          </table:table-cell>
          <table:table-cell office:value-type="float" office:value="0.68881">
            <text:p>0.68881</text:p>
          </table:table-cell>
          <table:table-cell table:style-name="ce2"/>
          <table:table-cell table:style-name="ce5" table:formula="of:=[.$G$4]/[.G26]" office:value-type="float" office:value="2.40172136027149">
            <text:p>2.4017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29.9561">
            <text:p>29.9561</text:p>
          </table:table-cell>
          <table:table-cell office:value-type="float" office:value="166.91">
            <text:p>166.91</text:p>
          </table:table-cell>
          <table:table-cell office:value-type="float" office:value="0.68366">
            <text:p>0.68366</text:p>
          </table:table-cell>
          <table:table-cell table:style-name="ce2"/>
          <table:table-cell table:style-name="ce5" table:formula="of:=[.$G$4]/[.G27]" office:value-type="float" office:value="2.38377826219034">
            <text:p>2.3838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office:value-type="float" office:value="31.5013">
            <text:p>31.5013</text:p>
          </table:table-cell>
          <table:table-cell office:value-type="float" office:value="158.72">
            <text:p>158.72</text:p>
          </table:table-cell>
          <table:table-cell office:value-type="float" office:value="0.65013">
            <text:p>0.65013</text:p>
          </table:table-cell>
          <table:table-cell table:style-name="ce2"/>
          <table:table-cell table:style-name="ce5" table:formula="of:=[.$G$4]/[.G28]" office:value-type="float" office:value="2.26684930463187">
            <text:p>2.2668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70.7903">
            <text:p>70.7903</text:p>
          </table:table-cell>
          <table:table-cell office:value-type="float" office:value="70.63">
            <text:p>70.63</text:p>
          </table:table-cell>
          <table:table-cell office:value-type="float" office:value="0.28931">
            <text:p>0.28931</text:p>
          </table:table-cell>
          <table:table-cell table:style-name="ce2"/>
          <table:table-cell table:style-name="ce5" table:formula="of:=[.$G$4]/[.G30]" office:value-type="float" office:value="1.00873566011163">
            <text:p>1.0087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36.4301">
            <text:p>36.4301</text:p>
          </table:table-cell>
          <table:table-cell office:value-type="float" office:value="137.25">
            <text:p>137.25</text:p>
          </table:table-cell>
          <table:table-cell office:value-type="float" office:value="0.56217">
            <text:p>0.56217</text:p>
          </table:table-cell>
          <table:table-cell table:style-name="ce2"/>
          <table:table-cell table:style-name="ce5" table:formula="of:=[.$G$4]/[.G31]" office:value-type="float" office:value="1.9601565738222">
            <text:p>1.9602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22.2238">
            <text:p>22.2238</text:p>
          </table:table-cell>
          <table:table-cell office:value-type="float" office:value="224.98">
            <text:p>224.98</text:p>
          </table:table-cell>
          <table:table-cell office:value-type="float" office:value="0.92154">
            <text:p>0.92154</text:p>
          </table:table-cell>
          <table:table-cell table:style-name="ce2"/>
          <table:table-cell table:style-name="ce5" table:formula="of:=[.$G$4]/[.G32]" office:value-type="float" office:value="3.21316336540106">
            <text:p>3.213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0232">
            <text:p>18.0232</text:p>
          </table:table-cell>
          <table:table-cell office:value-type="float" office:value="277.42">
            <text:p>277.42</text:p>
          </table:table-cell>
          <table:table-cell office:value-type="float" office:value="1.14">
            <text:p>1.14</text:p>
          </table:table-cell>
          <table:table-cell table:style-name="ce2"/>
          <table:table-cell table:style-name="ce5" table:formula="of:=[.$G$4]/[.G33]" office:value-type="float" office:value="3.96204336632784">
            <text:p>3.962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6.7777">
            <text:p>16.7777</text:p>
          </table:table-cell>
          <table:table-cell office:value-type="float" office:value="298.01">
            <text:p>298.01</text:p>
          </table:table-cell>
          <table:table-cell office:value-type="float" office:value="1.22">
            <text:p>1.22</text:p>
          </table:table-cell>
          <table:table-cell table:style-name="ce2"/>
          <table:table-cell table:style-name="ce5" table:formula="of:=[.$G$4]/[.G34]" office:value-type="float" office:value="4.25616741269662">
            <text:p>4.2562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6.4242">
            <text:p>16.4242</text:p>
          </table:table-cell>
          <table:table-cell office:value-type="float" office:value="304.43">
            <text:p>304.43</text:p>
          </table:table-cell>
          <table:table-cell office:value-type="float" office:value="1.25">
            <text:p>1.25</text:p>
          </table:table-cell>
          <table:table-cell table:style-name="ce2"/>
          <table:table-cell table:style-name="ce5" table:formula="of:=[.$G$4]/[.G35]" office:value-type="float" office:value="4.34777340753279">
            <text:p>4.3478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6263">
            <text:p>18.6263</text:p>
          </table:table-cell>
          <table:table-cell office:value-type="float" office:value="268.44">
            <text:p>268.44</text:p>
          </table:table-cell>
          <table:table-cell office:value-type="float" office:value="1.1">
            <text:p>1.1</text:p>
          </table:table-cell>
          <table:table-cell table:style-name="ce2"/>
          <table:table-cell table:style-name="ce5" table:formula="of:=[.$G$4]/[.G36]" office:value-type="float" office:value="3.83375657001122">
            <text:p>3.8338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8941">
            <text:p>17.8941</text:p>
          </table:table-cell>
          <table:table-cell office:value-type="float" office:value="279.42">
            <text:p>279.42</text:p>
          </table:table-cell>
          <table:table-cell office:value-type="float" office:value="1.14">
            <text:p>1.14</text:p>
          </table:table-cell>
          <table:table-cell table:style-name="ce2"/>
          <table:table-cell table:style-name="ce5" table:formula="of:=[.$G$4]/[.G37]" office:value-type="float" office:value="3.99062819588579">
            <text:p>3.9906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1692">
            <text:p>17.1692</text:p>
          </table:table-cell>
          <table:table-cell office:value-type="float" office:value="291.22">
            <text:p>291.22</text:p>
          </table:table-cell>
          <table:table-cell office:value-type="float" office:value="1.19">
            <text:p>1.19</text:p>
          </table:table-cell>
          <table:table-cell table:style-name="ce2"/>
          <table:table-cell table:style-name="ce5" table:formula="of:=[.$G$4]/[.G38]" office:value-type="float" office:value="4.15911632458123">
            <text:p>4.1591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6.8588">
            <text:p>16.8588</text:p>
          </table:table-cell>
          <table:table-cell office:value-type="float" office:value="296.58">
            <text:p>296.58</text:p>
          </table:table-cell>
          <table:table-cell office:value-type="float" office:value="1.21">
            <text:p>1.21</text:p>
          </table:table-cell>
          <table:table-cell table:style-name="ce2"/>
          <table:table-cell table:style-name="ce5" table:formula="of:=[.$G$4]/[.G39]" office:value-type="float" office:value="4.23569293188127">
            <text:p>4.2357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8.4525">
            <text:p>18.4525</text:p>
          </table:table-cell>
          <table:table-cell office:value-type="float" office:value="270.96">
            <text:p>270.96</text:p>
          </table:table-cell>
          <table:table-cell office:value-type="float" office:value="1.11">
            <text:p>1.11</text:p>
          </table:table-cell>
          <table:table-cell table:style-name="ce2"/>
          <table:table-cell table:style-name="ce5" table:formula="of:=[.$G$4]/[.G40]" office:value-type="float" office:value="3.86986587183308">
            <text:p>3.8699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office:value-type="float" office:value="17.6097">
            <text:p>17.6097</text:p>
          </table:table-cell>
          <table:table-cell office:value-type="float" office:value="283.93">
            <text:p>283.93</text:p>
          </table:table-cell>
          <table:table-cell office:value-type="float" office:value="1.16">
            <text:p>1.16</text:p>
          </table:table-cell>
          <table:table-cell table:style-name="ce2"/>
          <table:table-cell table:style-name="ce5" table:formula="of:=[.$G$4]/[.G41]" office:value-type="float" office:value="4.05507759927767">
            <text:p>4.0551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70.7308">
            <text:p>70.7308</text:p>
          </table:table-cell>
          <table:table-cell office:value-type="float" office:value="70.69">
            <text:p>70.69</text:p>
          </table:table-cell>
          <table:table-cell office:value-type="float" office:value="0.28955">
            <text:p>0.28955</text:p>
          </table:table-cell>
          <table:table-cell table:style-name="ce2"/>
          <table:table-cell table:style-name="ce5" table:formula="of:=[.$G$4]/[.G43]" office:value-type="float" office:value="1.00958422639077">
            <text:p>1.0096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36.4732">
            <text:p>36.4732</text:p>
          </table:table-cell>
          <table:table-cell office:value-type="float" office:value="137.09">
            <text:p>137.09</text:p>
          </table:table-cell>
          <table:table-cell office:value-type="float" office:value="0.56151">
            <text:p>0.56151</text:p>
          </table:table-cell>
          <table:table-cell table:style-name="ce2"/>
          <table:table-cell table:style-name="ce5" table:formula="of:=[.$G$4]/[.G44]" office:value-type="float" office:value="1.95784027724466">
            <text:p>1.9578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8.7346">
            <text:p>18.7346</text:p>
          </table:table-cell>
          <table:table-cell office:value-type="float" office:value="266.89">
            <text:p>266.89</text:p>
          </table:table-cell>
          <table:table-cell office:value-type="float" office:value="1.09">
            <text:p>1.09</text:p>
          </table:table-cell>
          <table:table-cell table:style-name="ce2"/>
          <table:table-cell table:style-name="ce5" table:formula="of:=[.$G$4]/[.G45]" office:value-type="float" office:value="3.81159458968966">
            <text:p>3.8116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3.4163">
            <text:p>13.4163</text:p>
          </table:table-cell>
          <table:table-cell office:value-type="float" office:value="372.68">
            <text:p>372.68</text:p>
          </table:table-cell>
          <table:table-cell office:value-type="float" office:value="1.53">
            <text:p>1.53</text:p>
          </table:table-cell>
          <table:table-cell table:style-name="ce2"/>
          <table:table-cell table:style-name="ce5" table:formula="of:=[.$G$4]/[.G46]" office:value-type="float" office:value="5.32253303816999">
            <text:p>5.3225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2457">
            <text:p>12.2457</text:p>
          </table:table-cell>
          <table:table-cell office:value-type="float" office:value="408.31">
            <text:p>408.31</text:p>
          </table:table-cell>
          <table:table-cell office:value-type="float" office:value="1.67">
            <text:p>1.67</text:p>
          </table:table-cell>
          <table:table-cell table:style-name="ce2"/>
          <table:table-cell table:style-name="ce5" table:formula="of:=[.$G$4]/[.G47]" office:value-type="float" office:value="5.83132854798011">
            <text:p>5.8313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9.5397">
            <text:p>9.5397</text:p>
          </table:table-cell>
          <table:table-cell office:value-type="float" office:value="524.13">
            <text:p>524.13</text:p>
          </table:table-cell>
          <table:table-cell office:value-type="float" office:value="2.15">
            <text:p>2.15</text:p>
          </table:table-cell>
          <table:table-cell table:style-name="ce2"/>
          <table:table-cell table:style-name="ce5" table:formula="of:=[.$G$4]/[.G48]" office:value-type="float" office:value="7.48542406993931">
            <text:p>7.485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3.5202">
            <text:p>13.5202</text:p>
          </table:table-cell>
          <table:table-cell office:value-type="float" office:value="369.82">
            <text:p>369.82</text:p>
          </table:table-cell>
          <table:table-cell office:value-type="float" office:value="1.51">
            <text:p>1.51</text:p>
          </table:table-cell>
          <table:table-cell table:style-name="ce2"/>
          <table:table-cell table:style-name="ce5" table:formula="of:=[.$G$4]/[.G49]" office:value-type="float" office:value="5.28163044925371">
            <text:p>5.2816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2.8211">
            <text:p>12.8211</text:p>
          </table:table-cell>
          <table:table-cell office:value-type="float" office:value="389.98">
            <text:p>389.98</text:p>
          </table:table-cell>
          <table:table-cell office:value-type="float" office:value="1.6">
            <text:p>1.6</text:p>
          </table:table-cell>
          <table:table-cell table:style-name="ce2"/>
          <table:table-cell table:style-name="ce5" table:formula="of:=[.$G$4]/[.G50]" office:value-type="float" office:value="5.56962351124318">
            <text:p>5.5696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1.6425">
            <text:p>11.6425</text:p>
          </table:table-cell>
          <table:table-cell office:value-type="float" office:value="429.46">
            <text:p>429.46</text:p>
          </table:table-cell>
          <table:table-cell office:value-type="float" office:value="1.76">
            <text:p>1.76</text:p>
          </table:table-cell>
          <table:table-cell table:style-name="ce2"/>
          <table:table-cell table:style-name="ce5" table:formula="of:=[.$G$4]/[.G51]" office:value-type="float" office:value="6.13345071934722">
            <text:p>6.1335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8">
            <text:p>8</text:p>
          </table:table-cell>
          <table:table-cell office:value-type="float" office:value="10.8863">
            <text:p>10.8863</text:p>
          </table:table-cell>
          <table:table-cell office:value-type="float" office:value="459.29">
            <text:p>459.29</text:p>
          </table:table-cell>
          <table:table-cell office:value-type="float" office:value="1.88">
            <text:p>1.88</text:p>
          </table:table-cell>
          <table:table-cell table:style-name="ce2"/>
          <table:table-cell table:style-name="ce5" table:formula="of:=[.$G$4]/[.G52]" office:value-type="float" office:value="6.5595013916574">
            <text:p>6.5595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10.0925">
            <text:p>10.0925</text:p>
          </table:table-cell>
          <table:table-cell office:value-type="float" office:value="495.39">
            <text:p>495.39</text:p>
          </table:table-cell>
          <table:table-cell office:value-type="float" office:value="2.03">
            <text:p>2.03</text:p>
          </table:table-cell>
          <table:table-cell table:style-name="ce2"/>
          <table:table-cell table:style-name="ce5" table:formula="of:=[.$G$4]/[.G53]" office:value-type="float" office:value="7.07542234332425">
            <text:p>7.0754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8">
            <text:p>8</text:p>
          </table:table-cell>
          <table:table-cell office:value-type="float" office:value="9.9631">
            <text:p>9.9631</text:p>
          </table:table-cell>
          <table:table-cell office:value-type="float" office:value="501.85">
            <text:p>501.85</text:p>
          </table:table-cell>
          <table:table-cell office:value-type="float" office:value="2.06">
            <text:p>2.06</text:p>
          </table:table-cell>
          <table:table-cell table:style-name="ce2"/>
          <table:table-cell table:style-name="ce5" table:formula="of:=[.$G$4]/[.G54]" office:value-type="float" office:value="7.16731740121047">
            <text:p>7.1673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71.2934">
            <text:p>71.2934</text:p>
          </table:table-cell>
          <table:table-cell office:value-type="float" office:value="70.13">
            <text:p>70.13</text:p>
          </table:table-cell>
          <table:table-cell office:value-type="float" office:value="0.28726">
            <text:p>0.28726</text:p>
          </table:table-cell>
          <table:table-cell table:style-name="ce2"/>
          <table:table-cell table:style-name="ce5" table:formula="of:=[.$G$4]/[.G56]" office:value-type="float" office:value="1.00161726050378">
            <text:p>1.0016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37.2155">
            <text:p>37.2155</text:p>
          </table:table-cell>
          <table:table-cell office:value-type="float" office:value="134.35">
            <text:p>134.35</text:p>
          </table:table-cell>
          <table:table-cell office:value-type="float" office:value="0.55031">
            <text:p>0.55031</text:p>
          </table:table-cell>
          <table:table-cell table:style-name="ce2"/>
          <table:table-cell table:style-name="ce5" table:formula="of:=[.$G$4]/[.G57]" office:value-type="float" office:value="1.91878921417151">
            <text:p>1.9188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8.6533">
            <text:p>18.6533</text:p>
          </table:table-cell>
          <table:table-cell office:value-type="float" office:value="268.05">
            <text:p>268.05</text:p>
          </table:table-cell>
          <table:table-cell office:value-type="float" office:value="1.1">
            <text:p>1.1</text:p>
          </table:table-cell>
          <table:table-cell table:style-name="ce2"/>
          <table:table-cell table:style-name="ce5" table:formula="of:=[.$G$4]/[.G58]" office:value-type="float" office:value="3.82820734132834">
            <text:p>3.828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3.2575">
            <text:p>13.2575</text:p>
          </table:table-cell>
          <table:table-cell office:value-type="float" office:value="377.15">
            <text:p>377.15</text:p>
          </table:table-cell>
          <table:table-cell office:value-type="float" office:value="1.54">
            <text:p>1.54</text:p>
          </table:table-cell>
          <table:table-cell table:style-name="ce2"/>
          <table:table-cell table:style-name="ce5" table:formula="of:=[.$G$4]/[.G59]" office:value-type="float" office:value="5.38628700735433">
            <text:p>5.3863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0.6041">
            <text:p>10.6041</text:p>
          </table:table-cell>
          <table:table-cell office:value-type="float" office:value="471.52">
            <text:p>471.52</text:p>
          </table:table-cell>
          <table:table-cell office:value-type="float" office:value="1.93">
            <text:p>1.93</text:p>
          </table:table-cell>
          <table:table-cell table:style-name="ce2"/>
          <table:table-cell table:style-name="ce5" table:formula="of:=[.$G$4]/[.G60]" office:value-type="float" office:value="6.73406512575325">
            <text:p>6.7341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9.2956">
            <text:p>9.2956</text:p>
          </table:table-cell>
          <table:table-cell office:value-type="float" office:value="537.89">
            <text:p>537.89</text:p>
          </table:table-cell>
          <table:table-cell office:value-type="float" office:value="2.2">
            <text:p>2.2</text:p>
          </table:table-cell>
          <table:table-cell table:style-name="ce2"/>
          <table:table-cell table:style-name="ce5" table:formula="of:=[.$G$4]/[.G61]" office:value-type="float" office:value="7.68198932828435">
            <text:p>7.6820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3.1988">
            <text:p>13.1988</text:p>
          </table:table-cell>
          <table:table-cell office:value-type="float" office:value="378.82">
            <text:p>378.82</text:p>
          </table:table-cell>
          <table:table-cell office:value-type="float" office:value="1.55">
            <text:p>1.55</text:p>
          </table:table-cell>
          <table:table-cell table:style-name="ce2"/>
          <table:table-cell table:style-name="ce5" table:formula="of:=[.$G$4]/[.G62]" office:value-type="float" office:value="5.41024184016729">
            <text:p>5.4102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2.0826">
            <text:p>12.0826</text:p>
          </table:table-cell>
          <table:table-cell office:value-type="float" office:value="413.82">
            <text:p>413.82</text:p>
          </table:table-cell>
          <table:table-cell office:value-type="float" office:value="1.69">
            <text:p>1.69</text:p>
          </table:table-cell>
          <table:table-cell table:style-name="ce2"/>
          <table:table-cell table:style-name="ce5" table:formula="of:=[.$G$4]/[.G63]" office:value-type="float" office:value="5.91004419578568">
            <text:p>5.9100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11.0406">
            <text:p>11.0406</text:p>
          </table:table-cell>
          <table:table-cell office:value-type="float" office:value="452.87">
            <text:p>452.87</text:p>
          </table:table-cell>
          <table:table-cell office:value-type="float" office:value="1.85">
            <text:p>1.85</text:p>
          </table:table-cell>
          <table:table-cell table:style-name="ce2"/>
          <table:table-cell table:style-name="ce5" table:formula="of:=[.$G$4]/[.G64]" office:value-type="float" office:value="6.46782783544373">
            <text:p>6.4678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2" office:value-type="float" office:value="16">
            <text:p>16</text:p>
          </table:table-cell>
          <table:table-cell office:value-type="float" office:value="10.6469">
            <text:p>10.6469</text:p>
          </table:table-cell>
          <table:table-cell office:value-type="float" office:value="469.62">
            <text:p>469.62</text:p>
          </table:table-cell>
          <table:table-cell office:value-type="float" office:value="1.92">
            <text:p>1.92</text:p>
          </table:table-cell>
          <table:table-cell table:style-name="ce2"/>
          <table:table-cell table:style-name="ce5" table:formula="of:=[.$G$4]/[.G65]" office:value-type="float" office:value="6.70699452422771">
            <text:p>6.7070</text:p>
          </table:table-cell>
          <table:table-cell table:style-name="ce2" office:value-type="float" office:value="20">
            <text:p>2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9.7019">
            <text:p>9.7019</text:p>
          </table:table-cell>
          <table:table-cell office:value-type="float" office:value="515.36">
            <text:p>515.36</text:p>
          </table:table-cell>
          <table:table-cell office:value-type="float" office:value="2.11">
            <text:p>2.11</text:p>
          </table:table-cell>
          <table:table-cell table:style-name="ce2"/>
          <table:table-cell table:style-name="ce5" table:formula="of:=[.$G$4]/[.G66]" office:value-type="float" office:value="7.36027994516538">
            <text:p>7.3603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style-name="ce2" office:value-type="float" office:value="16">
            <text:p>16</text:p>
          </table:table-cell>
          <table:table-cell office:value-type="float" office:value="9.2655">
            <text:p>9.2655</text:p>
          </table:table-cell>
          <table:table-cell office:value-type="float" office:value="539.64">
            <text:p>539.64</text:p>
          </table:table-cell>
          <table:table-cell office:value-type="float" office:value="2.21">
            <text:p>2.21</text:p>
          </table:table-cell>
          <table:table-cell table:style-name="ce2"/>
          <table:table-cell table:style-name="ce5" table:formula="of:=[.$G$4]/[.G67]" office:value-type="float" office:value="7.7069451189898">
            <text:p>7.7069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table:number-columns-repeated="10"/>
          <table:table-cell table:style-name="ce5"/>
          <table:table-cell table:style-name="ce2"/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6" table:style-name="ta1"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/>
          <table:table-cell office:value-type="string">
            <text:p>C-d 1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.01222322650324">
            <text:p>1.0122232265</text:p>
          </table:table-cell>
          <table:table-cell office:value-type="float" office:value="0.993034637757427">
            <text:p>0.9930346378</text:p>
          </table:table-cell>
          <table:table-cell office:value-type="float" office:value="1.00460872903842">
            <text:p>1.004608729</text:p>
          </table:table-cell>
          <table:table-cell office:value-type="float" office:value="1.01181797925636">
            <text:p>1.0118179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7075186685744">
            <text:p>1.9707518669</text:p>
          </table:table-cell>
          <table:table-cell office:value-type="float" office:value="1.97482979741228">
            <text:p>1.9748297974</text:p>
          </table:table-cell>
          <table:table-cell office:value-type="float" office:value="1.98073732835609">
            <text:p>1.9807373284</text:p>
          </table:table-cell>
          <table:table-cell office:value-type="float" office:value="1.98774350603505">
            <text:p>1.987743506</text:p>
          </table:table-cell>
          <table:table-cell office:value-type="float" office:value="1.98099934281537">
            <text:p>1.98099934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82038352773873">
            <text:p>3.8203835277</text:p>
          </table:table-cell>
          <table:table-cell office:value-type="float" office:value="3.85808760856517">
            <text:p>3.8580876086</text:p>
          </table:table-cell>
          <table:table-cell office:value-type="float" office:value="3.81745160091876">
            <text:p>3.8174516009</text:p>
          </table:table-cell>
          <table:table-cell office:value-type="float" office:value="3.8848545227247">
            <text:p>3.8848545227</text:p>
          </table:table-cell>
          <table:table-cell office:value-type="float" office:value="3.89071702785693">
            <text:p>3.89071702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6624642007486">
            <text:p>4.2662464201</text:p>
          </table:table-cell>
          <table:table-cell office:value-type="float" office:value="5.52800499507169">
            <text:p>5.5280049951</text:p>
          </table:table-cell>
          <table:table-cell office:value-type="float" office:value="5.55691875291127">
            <text:p>5.5569187529</text:p>
          </table:table-cell>
          <table:table-cell office:value-type="float" office:value="5.42952134840128">
            <text:p>5.4295213484</text:p>
          </table:table-cell>
          <table:table-cell office:value-type="float" office:value="5.57507495019822">
            <text:p>5.57507495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3036925165243">
            <text:p>4.3036925165</text:p>
          </table:table-cell>
          <table:table-cell office:value-type="float" office:value="6.58510936886028">
            <text:p>6.5851093689</text:p>
          </table:table-cell>
          <table:table-cell office:value-type="float" office:value="7.35639295773912">
            <text:p>7.3563929577</text:p>
          </table:table-cell>
          <table:table-cell office:value-type="float" office:value="7.35908494476943">
            <text:p>7.3590849448</text:p>
          </table:table-cell>
          <table:table-cell office:value-type="float" office:value="7.32325139810118">
            <text:p>7.32325139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167518377177">
            <text:p>4.2167518377</text:p>
          </table:table-cell>
          <table:table-cell office:value-type="float" office:value="7.5453429599018">
            <text:p>7.5453429599</text:p>
          </table:table-cell>
          <table:table-cell office:value-type="float" office:value="10.680586641983">
            <text:p>10.680586642</text:p>
          </table:table-cell>
          <table:table-cell office:value-type="float" office:value="10.5692018920339">
            <text:p>10.569201892</text:p>
          </table:table-cell>
          <table:table-cell office:value-type="float" office:value="10.4815344293543">
            <text:p>10.48153442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94638988440992">
            <text:p>3.9463898844</text:p>
          </table:table-cell>
          <table:table-cell office:value-type="float" office:value="6.41376325273484">
            <text:p>6.4137632527</text:p>
          </table:table-cell>
          <table:table-cell office:value-type="float" office:value="7.37562611338154">
            <text:p>7.3756261134</text:p>
          </table:table-cell>
          <table:table-cell office:value-type="float" office:value="7.38781915033194">
            <text:p>7.3878191503</text:p>
          </table:table-cell>
          <table:table-cell office:value-type="float" office:value="7.48994131324256">
            <text:p>7.48994131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23389857016536">
            <text:p>4.2338985702</text:p>
          </table:table-cell>
          <table:table-cell office:value-type="float" office:value="6.51154787290633">
            <text:p>6.5115478729</text:p>
          </table:table-cell>
          <table:table-cell office:value-type="float" office:value="8.31332530177403">
            <text:p>8.3133253018</text:p>
          </table:table-cell>
          <table:table-cell office:value-type="float" office:value="8.37246038920874">
            <text:p>8.3724603892</text:p>
          </table:table-cell>
          <table:table-cell office:value-type="float" office:value="8.37151437661681">
            <text:p>8.37151437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43692478378174">
            <text:p>4.4369247838</text:p>
          </table:table-cell>
          <table:table-cell office:value-type="float" office:value="5.89195591848352">
            <text:p>5.8919559185</text:p>
          </table:table-cell>
          <table:table-cell office:value-type="float" office:value="9.31408381743837">
            <text:p>9.3140838174</text:p>
          </table:table-cell>
          <table:table-cell office:value-type="float" office:value="9.30872540915854">
            <text:p>9.3087254092</text:p>
          </table:table-cell>
          <table:table-cell office:value-type="float" office:value="9.26766516343527">
            <text:p>9.26766516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21354596937371">
            <text:p>4.2135459694</text:p>
          </table:table-cell>
          <table:table-cell office:value-type="float" office:value="7.14222946062091">
            <text:p>7.1422294606</text:p>
          </table:table-cell>
          <table:table-cell office:value-type="float" office:value="10.3340307294764">
            <text:p>10.3340307295</text:p>
          </table:table-cell>
          <table:table-cell office:value-type="float" office:value="10.3802852212898">
            <text:p>10.3802852213</text:p>
          </table:table-cell>
          <table:table-cell office:value-type="float" office:value="10.0844747550003">
            <text:p>10.0844747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1534126616489">
            <text:p>4.1534126616</text:p>
          </table:table-cell>
          <table:table-cell office:value-type="float" office:value="7.33248256356031">
            <text:p>7.3324825636</text:p>
          </table:table-cell>
          <table:table-cell office:value-type="float" office:value="11.1136620218687">
            <text:p>11.1136620219</text:p>
          </table:table-cell>
          <table:table-cell office:value-type="float" office:value="10.9665638340968">
            <text:p>10.9665638341</text:p>
          </table:table-cell>
          <table:table-cell office:value-type="float" office:value="11.1848338219754">
            <text:p>11.1848338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34504492547402">
            <text:p>4.3450449255</text:p>
          </table:table-cell>
          <table:table-cell office:value-type="float" office:value="7.30812000643745">
            <text:p>7.3081200064</text:p>
          </table:table-cell>
          <table:table-cell office:value-type="float" office:value="11.894783982695">
            <text:p>11.8947839827</text:p>
          </table:table-cell>
          <table:table-cell office:value-type="float" office:value="12.1859780642145">
            <text:p>12.1859780642</text:p>
          </table:table-cell>
          <table:table-cell office:value-type="float" office:value="12.1334608986459">
            <text:p>12.13346089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-d 256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.04512508563773">
            <text:p>1.0451250856</text:p>
          </table:table-cell>
          <table:table-cell office:value-type="float" office:value="1.04888626124277">
            <text:p>1.0488862612</text:p>
          </table:table-cell>
          <table:table-cell office:value-type="float" office:value="1.03848509451899">
            <text:p>1.0384850945</text:p>
          </table:table-cell>
          <table:table-cell office:value-type="float" office:value="1.04227791582713">
            <text:p>1.0422779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04850908235596">
            <text:p>2.0485090824</text:p>
          </table:table-cell>
          <table:table-cell office:value-type="float" office:value="2.05563864278618">
            <text:p>2.0556386428</text:p>
          </table:table-cell>
          <table:table-cell office:value-type="float" office:value="2.05451890104376">
            <text:p>2.054518901</text:p>
          </table:table-cell>
          <table:table-cell office:value-type="float" office:value="2.03242922151623">
            <text:p>2.0324292215</text:p>
          </table:table-cell>
          <table:table-cell office:value-type="float" office:value="1.98640640615734">
            <text:p>1.9864064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4877396325806">
            <text:p>3.9487739633</text:p>
          </table:table-cell>
          <table:table-cell office:value-type="float" office:value="3.95944733981658">
            <text:p>3.9594473398</text:p>
          </table:table-cell>
          <table:table-cell office:value-type="float" office:value="4.00133654103181">
            <text:p>4.001336541</text:p>
          </table:table-cell>
          <table:table-cell office:value-type="float" office:value="3.98227542918901">
            <text:p>3.9822754292</text:p>
          </table:table-cell>
          <table:table-cell office:value-type="float" office:value="3.95962735486431">
            <text:p>3.95962735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08750005333288">
            <text:p>4.0875000533</text:p>
          </table:table-cell>
          <table:table-cell office:value-type="float" office:value="5.66561596281336">
            <text:p>5.6656159628</text:p>
          </table:table-cell>
          <table:table-cell office:value-type="float" office:value="5.68599357813956">
            <text:p>5.6859935781</text:p>
          </table:table-cell>
          <table:table-cell office:value-type="float" office:value="5.67215715994269">
            <text:p>5.6721571599</text:p>
          </table:table-cell>
          <table:table-cell office:value-type="float" office:value="5.65802031656036">
            <text:p>5.65802031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13278172978616">
            <text:p>4.1327817298</text:p>
          </table:table-cell>
          <table:table-cell office:value-type="float" office:value="7.16831031231762">
            <text:p>7.1683103123</text:p>
          </table:table-cell>
          <table:table-cell office:value-type="float" office:value="7.37406190105991">
            <text:p>7.3740619011</text:p>
          </table:table-cell>
          <table:table-cell office:value-type="float" office:value="7.470784107303">
            <text:p>7.4707841073</text:p>
          </table:table-cell>
          <table:table-cell office:value-type="float" office:value="7.40678660615573">
            <text:p>7.40678660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0771166676183">
            <text:p>4.2077116668</text:p>
          </table:table-cell>
          <table:table-cell office:value-type="float" office:value="7.66529312455493">
            <text:p>7.6652931246</text:p>
          </table:table-cell>
          <table:table-cell office:value-type="float" office:value="10.4636019091932">
            <text:p>10.4636019092</text:p>
          </table:table-cell>
          <table:table-cell office:value-type="float" office:value="10.5819535418024">
            <text:p>10.5819535418</text:p>
          </table:table-cell>
          <table:table-cell office:value-type="float" office:value="10.6852260813313">
            <text:p>10.68522608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931902877875">
            <text:p>3.9319028779</text:p>
          </table:table-cell>
          <table:table-cell office:value-type="float" office:value="5.69471375327678">
            <text:p>5.6947137533</text:p>
          </table:table-cell>
          <table:table-cell office:value-type="float" office:value="7.16145140311271">
            <text:p>7.1614514031</text:p>
          </table:table-cell>
          <table:table-cell office:value-type="float" office:value="7.1802912541316">
            <text:p>7.1802912541</text:p>
          </table:table-cell>
          <table:table-cell office:value-type="float" office:value="7.24408686709818">
            <text:p>7.24408686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26569777279082">
            <text:p>4.2656977728</text:p>
          </table:table-cell>
          <table:table-cell office:value-type="float" office:value="6.27228325629509">
            <text:p>6.2722832563</text:p>
          </table:table-cell>
          <table:table-cell office:value-type="float" office:value="8.08889189097909">
            <text:p>8.088891891</text:p>
          </table:table-cell>
          <table:table-cell office:value-type="float" office:value="8.15929957245303">
            <text:p>8.1592995725</text:p>
          </table:table-cell>
          <table:table-cell office:value-type="float" office:value="8.16430604557618">
            <text:p>8.16430604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94180381830151">
            <text:p>3.9418038183</text:p>
          </table:table-cell>
          <table:table-cell office:value-type="float" office:value="6.23541893114468">
            <text:p>6.2354189311</text:p>
          </table:table-cell>
          <table:table-cell office:value-type="float" office:value="8.90622588712151">
            <text:p>8.9062258871</text:p>
          </table:table-cell>
          <table:table-cell office:value-type="float" office:value="9.00890531403692">
            <text:p>9.008905314</text:p>
          </table:table-cell>
          <table:table-cell office:value-type="float" office:value="9.04958295155059">
            <text:p>9.04958295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39826092545577">
            <text:p>4.3982609255</text:p>
          </table:table-cell>
          <table:table-cell office:value-type="float" office:value="6.75120328675222">
            <text:p>6.7512032868</text:p>
          </table:table-cell>
          <table:table-cell office:value-type="float" office:value="9.92073896879886">
            <text:p>9.9207389688</text:p>
          </table:table-cell>
          <table:table-cell office:value-type="float" office:value="9.83195640349347">
            <text:p>9.8319564035</text:p>
          </table:table-cell>
          <table:table-cell office:value-type="float" office:value="9.86394571831595">
            <text:p>9.863945718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26304032466203">
            <text:p>4.2630403247</text:p>
          </table:table-cell>
          <table:table-cell office:value-type="float" office:value="6.82046389770899">
            <text:p>6.8204638977</text:p>
          </table:table-cell>
          <table:table-cell office:value-type="float" office:value="10.3786969427773">
            <text:p>10.3786969428</text:p>
          </table:table-cell>
          <table:table-cell office:value-type="float" office:value="10.5545566719549">
            <text:p>10.554556672</text:p>
          </table:table-cell>
          <table:table-cell office:value-type="float" office:value="10.7206195026969">
            <text:p>10.72061950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08117917696174">
            <text:p>4.081179177</text:p>
          </table:table-cell>
          <table:table-cell office:value-type="float" office:value="7.1404209647606">
            <text:p>7.1404209648</text:p>
          </table:table-cell>
          <table:table-cell office:value-type="float" office:value="11.2204823087104">
            <text:p>11.2204823087</text:p>
          </table:table-cell>
          <table:table-cell office:value-type="float" office:value="11.3614003462916">
            <text:p>11.3614003463</text:p>
          </table:table-cell>
          <table:table-cell office:value-type="float" office:value="11.3565518385927">
            <text:p>11.35655183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-d 51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.00570978386711">
            <text:p>1.0057097839</text:p>
          </table:table-cell>
          <table:table-cell office:value-type="float" office:value="1.00589972784777">
            <text:p>1.0058997278</text:p>
          </table:table-cell>
          <table:table-cell office:value-type="float" office:value="1.00571445376044">
            <text:p>1.0057144538</text:p>
          </table:table-cell>
          <table:table-cell office:value-type="float" office:value="1.00184712639248">
            <text:p>1.0018471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6192831326938">
            <text:p>1.9619283133</text:p>
          </table:table-cell>
          <table:table-cell office:value-type="float" office:value="1.9209844789357">
            <text:p>1.9209844789</text:p>
          </table:table-cell>
          <table:table-cell office:value-type="float" office:value="1.97239802934132">
            <text:p>1.9723980293</text:p>
          </table:table-cell>
          <table:table-cell office:value-type="float" office:value="1.96912843202618">
            <text:p>1.969128432</text:p>
          </table:table-cell>
          <table:table-cell office:value-type="float" office:value="1.94452574404094">
            <text:p>1.9445257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76106573745536">
            <text:p>3.7610657375</text:p>
          </table:table-cell>
          <table:table-cell office:value-type="float" office:value="3.73357657942368">
            <text:p>3.7335765794</text:p>
          </table:table-cell>
          <table:table-cell office:value-type="float" office:value="3.80502673233119">
            <text:p>3.8050267323</text:p>
          </table:table-cell>
          <table:table-cell office:value-type="float" office:value="3.67132428553671">
            <text:p>3.6713242855</text:p>
          </table:table-cell>
          <table:table-cell office:value-type="float" office:value="3.83407976491831">
            <text:p>3.83407976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95640949139332">
            <text:p>3.9564094914</text:p>
          </table:table-cell>
          <table:table-cell office:value-type="float" office:value="5.38154396600989">
            <text:p>5.381543966</text:p>
          </table:table-cell>
          <table:table-cell office:value-type="float" office:value="5.28382422300649">
            <text:p>5.283824223</text:p>
          </table:table-cell>
          <table:table-cell office:value-type="float" office:value="5.32116680724914">
            <text:p>5.3211668072</text:p>
          </table:table-cell>
          <table:table-cell office:value-type="float" office:value="5.24954555369737">
            <text:p>5.24954555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27544118227638">
            <text:p>4.2754411823</text:p>
          </table:table-cell>
          <table:table-cell office:value-type="float" office:value="6.8926074826829">
            <text:p>6.8926074827</text:p>
          </table:table-cell>
          <table:table-cell office:value-type="float" office:value="6.86660396499979">
            <text:p>6.866603965</text:p>
          </table:table-cell>
          <table:table-cell office:value-type="float" office:value="6.92116699686841">
            <text:p>6.9211669969</text:p>
          </table:table-cell>
          <table:table-cell office:value-type="float" office:value="6.86363012179277">
            <text:p>6.86363012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1327292641641">
            <text:p>4.3132729264</text:p>
          </table:table-cell>
          <table:table-cell office:value-type="float" office:value="7.36144878606954">
            <text:p>7.3614487861</text:p>
          </table:table-cell>
          <table:table-cell office:value-type="float" office:value="9.77940490345108">
            <text:p>9.7794049035</text:p>
          </table:table-cell>
          <table:table-cell office:value-type="float" office:value="9.84370313139117">
            <text:p>9.8437031314</text:p>
          </table:table-cell>
          <table:table-cell office:value-type="float" office:value="9.82598899104767">
            <text:p>9.8259889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51766756714325">
            <text:p>3.5176675671</text:p>
          </table:table-cell>
          <table:table-cell office:value-type="float" office:value="5.34423114883537">
            <text:p>5.3442311488</text:p>
          </table:table-cell>
          <table:table-cell office:value-type="float" office:value="6.67858611191054">
            <text:p>6.6785861119</text:p>
          </table:table-cell>
          <table:table-cell office:value-type="float" office:value="6.70090132827325">
            <text:p>6.7009013283</text:p>
          </table:table-cell>
          <table:table-cell office:value-type="float" office:value="6.7712901208837">
            <text:p>6.77129012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8744305578744">
            <text:p>3.8744305579</text:p>
          </table:table-cell>
          <table:table-cell office:value-type="float" office:value="6.10585615215471">
            <text:p>6.1058561522</text:p>
          </table:table-cell>
          <table:table-cell office:value-type="float" office:value="7.3361822718497">
            <text:p>7.3361822718</text:p>
          </table:table-cell>
          <table:table-cell office:value-type="float" office:value="7.5484781598513">
            <text:p>7.5484781599</text:p>
          </table:table-cell>
          <table:table-cell office:value-type="float" office:value="7.46599487538923">
            <text:p>7.46599487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68939750963837">
            <text:p>3.6893975096</text:p>
          </table:table-cell>
          <table:table-cell office:value-type="float" office:value="5.54498984485672">
            <text:p>5.5449898449</text:p>
          </table:table-cell>
          <table:table-cell office:value-type="float" office:value="8.16236213350753">
            <text:p>8.1623621335</text:p>
          </table:table-cell>
          <table:table-cell office:value-type="float" office:value="8.37336340206186">
            <text:p>8.3733634021</text:p>
          </table:table-cell>
          <table:table-cell office:value-type="float" office:value="8.09918107370337">
            <text:p>8.09918107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20407225766379">
            <text:p>4.2040722577</text:p>
          </table:table-cell>
          <table:table-cell office:value-type="float" office:value="6.25629940592534">
            <text:p>6.2562994059</text:p>
          </table:table-cell>
          <table:table-cell office:value-type="float" office:value="9.01310825056872">
            <text:p>9.0131082506</text:p>
          </table:table-cell>
          <table:table-cell office:value-type="float" office:value="9.03328189514952">
            <text:p>9.0332818951</text:p>
          </table:table-cell>
          <table:table-cell office:value-type="float" office:value="9.02512639591088">
            <text:p>9.025126395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02236597746688">
            <text:p>4.0223659775</text:p>
          </table:table-cell>
          <table:table-cell office:value-type="float" office:value="6.31939662718095">
            <text:p>6.3193966272</text:p>
          </table:table-cell>
          <table:table-cell office:value-type="float" office:value="9.79252192784158">
            <text:p>9.7925219278</text:p>
          </table:table-cell>
          <table:table-cell office:value-type="float" office:value="9.680333119795">
            <text:p>9.6803331198</text:p>
          </table:table-cell>
          <table:table-cell office:value-type="float" office:value="9.68798270463695">
            <text:p>9.68798270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16422386997956">
            <text:p>4.16422387</text:p>
          </table:table-cell>
          <table:table-cell office:value-type="float" office:value="6.67741935483871">
            <text:p>6.6774193548</text:p>
          </table:table-cell>
          <table:table-cell office:value-type="float" office:value="10.2578460469816">
            <text:p>10.257846047</text:p>
          </table:table-cell>
          <table:table-cell office:value-type="float" office:value="10.5630100464935">
            <text:p>10.5630100465</text:p>
          </table:table-cell>
          <table:table-cell office:value-type="float" office:value="10.6276251226693">
            <text:p>10.62762512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-d 1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82177723572624">
            <text:p>0.9821777236</text:p>
          </table:table-cell>
          <table:table-cell office:value-type="float" office:value="0.981394990296193">
            <text:p>0.9813949903</text:p>
          </table:table-cell>
          <table:table-cell office:value-type="float" office:value="0.993527329816975">
            <text:p>0.9935273298</text:p>
          </table:table-cell>
          <table:table-cell office:value-type="float" office:value="0.987610885992772">
            <text:p>0.987610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60291656174549">
            <text:p>1.6029165617</text:p>
          </table:table-cell>
          <table:table-cell office:value-type="float" office:value="1.86587179454021">
            <text:p>1.8658717945</text:p>
          </table:table-cell>
          <table:table-cell office:value-type="float" office:value="1.94147645467879">
            <text:p>1.9414764547</text:p>
          </table:table-cell>
          <table:table-cell office:value-type="float" office:value="1.92483991462113">
            <text:p>1.9248399146</text:p>
          </table:table-cell>
          <table:table-cell office:value-type="float" office:value="1.90490398642806">
            <text:p>1.90490398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61928365277604">
            <text:p>1.6192836528</text:p>
          </table:table-cell>
          <table:table-cell office:value-type="float" office:value="3.0834075351004">
            <text:p>3.0834075351</text:p>
          </table:table-cell>
          <table:table-cell office:value-type="float" office:value="3.78782946550457">
            <text:p>3.7878294655</text:p>
          </table:table-cell>
          <table:table-cell office:value-type="float" office:value="3.58513131848563">
            <text:p>3.5851313185</text:p>
          </table:table-cell>
          <table:table-cell office:value-type="float" office:value="3.83094079122046">
            <text:p>3.83094079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60198518880389">
            <text:p>1.6019851888</text:p>
          </table:table-cell>
          <table:table-cell office:value-type="float" office:value="2.79986675247979">
            <text:p>2.7998667525</text:p>
          </table:table-cell>
          <table:table-cell office:value-type="float" office:value="4.48413463032601">
            <text:p>4.4841346303</text:p>
          </table:table-cell>
          <table:table-cell office:value-type="float" office:value="5.37825379272642">
            <text:p>5.3782537927</text:p>
          </table:table-cell>
          <table:table-cell office:value-type="float" office:value="5.304047347719">
            <text:p>5.30404734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7601773874671">
            <text:p>1.5760177387</text:p>
          </table:table-cell>
          <table:table-cell office:value-type="float" office:value="2.89402585420156">
            <text:p>2.8940258542</text:p>
          </table:table-cell>
          <table:table-cell office:value-type="float" office:value="4.84560617933505">
            <text:p>4.8456061793</text:p>
          </table:table-cell>
          <table:table-cell office:value-type="float" office:value="6.8504280943865">
            <text:p>6.8504280944</text:p>
          </table:table-cell>
          <table:table-cell office:value-type="float" office:value="6.70328615232137">
            <text:p>6.70328615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6115398791507">
            <text:p>1.6115398792</text:p>
          </table:table-cell>
          <table:table-cell office:value-type="float" office:value="3.06133880264507">
            <text:p>3.0613388026</text:p>
          </table:table-cell>
          <table:table-cell office:value-type="float" office:value="5.08204381618804">
            <text:p>5.0820438162</text:p>
          </table:table-cell>
          <table:table-cell office:value-type="float" office:value="7.95051796341195">
            <text:p>7.9505179634</text:p>
          </table:table-cell>
          <table:table-cell office:value-type="float" office:value="8.28372947525548">
            <text:p>8.28372947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62550743359708">
            <text:p>1.6255074336</text:p>
          </table:table-cell>
          <table:table-cell office:value-type="float" office:value="2.70437371336105">
            <text:p>2.7043737134</text:p>
          </table:table-cell>
          <table:table-cell office:value-type="float" office:value="4.07184986595174">
            <text:p>4.071849866</text:p>
          </table:table-cell>
          <table:table-cell office:value-type="float" office:value="5.67213974028016">
            <text:p>5.6721397403</text:p>
          </table:table-cell>
          <table:table-cell office:value-type="float" office:value="6.01158268985056">
            <text:p>6.01158268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6088026284491">
            <text:p>1.6088026284</text:p>
          </table:table-cell>
          <table:table-cell office:value-type="float" office:value="2.90621852801762">
            <text:p>2.906218528</text:p>
          </table:table-cell>
          <table:table-cell office:value-type="float" office:value="4.5235211436872">
            <text:p>4.5235211437</text:p>
          </table:table-cell>
          <table:table-cell office:value-type="float" office:value="5.96987877032562">
            <text:p>5.9698787703</text:p>
          </table:table-cell>
          <table:table-cell office:value-type="float" office:value="6.52154850957084">
            <text:p>6.52154850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6381089340284">
            <text:p>1.638108934</text:p>
          </table:table-cell>
          <table:table-cell office:value-type="float" office:value="2.580237125877">
            <text:p>2.5802371259</text:p>
          </table:table-cell>
          <table:table-cell office:value-type="float" office:value="4.79562601788148">
            <text:p>4.7956260179</text:p>
          </table:table-cell>
          <table:table-cell office:value-type="float" office:value="6.88990051730999">
            <text:p>6.8899005173</text:p>
          </table:table-cell>
          <table:table-cell office:value-type="float" office:value="7.08065268065268">
            <text:p>7.08065268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61025095419137">
            <text:p>1.6102509542</text:p>
          </table:table-cell>
          <table:table-cell office:value-type="float" office:value="3.07903188519197">
            <text:p>3.0790318852</text:p>
          </table:table-cell>
          <table:table-cell office:value-type="float" office:value="4.66444323514674">
            <text:p>4.6644432351</text:p>
          </table:table-cell>
          <table:table-cell office:value-type="float" office:value="6.89599248042441">
            <text:p>6.8959924804</text:p>
          </table:table-cell>
          <table:table-cell office:value-type="float" office:value="7.34878272384639">
            <text:p>7.34878272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54207450342627">
            <text:p>1.5420745034</text:p>
          </table:table-cell>
          <table:table-cell office:value-type="float" office:value="3.08507772242297">
            <text:p>3.0850777224</text:p>
          </table:table-cell>
          <table:table-cell office:value-type="float" office:value="4.58584595825829">
            <text:p>4.5858459583</text:p>
          </table:table-cell>
          <table:table-cell office:value-type="float" office:value="7.0798420006706">
            <text:p>7.0798420007</text:p>
          </table:table-cell>
          <table:table-cell office:value-type="float" office:value="7.63822128110111">
            <text:p>7.63822128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6172297070098">
            <text:p>1.617229707</text:p>
          </table:table-cell>
          <table:table-cell office:value-type="float" office:value="3.13842606690738">
            <text:p>3.1384260669</text:p>
          </table:table-cell>
          <table:table-cell office:value-type="float" office:value="5.21974748875517">
            <text:p>5.2197474888</text:p>
          </table:table-cell>
          <table:table-cell office:value-type="float" office:value="7.29324942502591">
            <text:p>7.293249425</text:p>
          </table:table-cell>
          <table:table-cell office:value-type="float" office:value="7.81184071610976">
            <text:p>7.81184071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-d 256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87371961237019">
            <text:p>0.9873719612</text:p>
          </table:table-cell>
          <table:table-cell office:value-type="float" office:value="0.984883261394839">
            <text:p>0.9848832614</text:p>
          </table:table-cell>
          <table:table-cell office:value-type="float" office:value="0.986718701636367">
            <text:p>0.9867187016</text:p>
          </table:table-cell>
          <table:table-cell office:value-type="float" office:value="0.979786441138127">
            <text:p>0.9797864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9120267665564">
            <text:p>1.3912026767</text:p>
          </table:table-cell>
          <table:table-cell office:value-type="float" office:value="1.94854828850856">
            <text:p>1.9485482885</text:p>
          </table:table-cell>
          <table:table-cell office:value-type="float" office:value="1.94092084133512">
            <text:p>1.9409208413</text:p>
          </table:table-cell>
          <table:table-cell office:value-type="float" office:value="1.93731831579374">
            <text:p>1.9373183158</text:p>
          </table:table-cell>
          <table:table-cell office:value-type="float" office:value="1.93355320520111">
            <text:p>1.93355320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40441841895129">
            <text:p>1.404418419</text:p>
          </table:table-cell>
          <table:table-cell office:value-type="float" office:value="2.23300897198662">
            <text:p>2.233008972</text:p>
          </table:table-cell>
          <table:table-cell office:value-type="float" office:value="3.66597507391098">
            <text:p>3.6659750739</text:p>
          </table:table-cell>
          <table:table-cell office:value-type="float" office:value="3.79350558555342">
            <text:p>3.7935055856</text:p>
          </table:table-cell>
          <table:table-cell office:value-type="float" office:value="3.74296980489619">
            <text:p>3.74296980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806533343439">
            <text:p>1.3806533343</text:p>
          </table:table-cell>
          <table:table-cell office:value-type="float" office:value="2.49033425667032">
            <text:p>2.4903342567</text:p>
          </table:table-cell>
          <table:table-cell office:value-type="float" office:value="4.25937802719043">
            <text:p>4.2593780272</text:p>
          </table:table-cell>
          <table:table-cell office:value-type="float" office:value="5.24320508778903">
            <text:p>5.2432050878</text:p>
          </table:table-cell>
          <table:table-cell office:value-type="float" office:value="5.23069455174441">
            <text:p>5.23069455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0472785025108">
            <text:p>1.4047278503</text:p>
          </table:table-cell>
          <table:table-cell office:value-type="float" office:value="2.56695375592604">
            <text:p>2.5669537559</text:p>
          </table:table-cell>
          <table:table-cell office:value-type="float" office:value="4.41743699298479">
            <text:p>4.417436993</text:p>
          </table:table-cell>
          <table:table-cell office:value-type="float" office:value="6.96627392420738">
            <text:p>6.9662739242</text:p>
          </table:table-cell>
          <table:table-cell office:value-type="float" office:value="6.88763053655023">
            <text:p>6.88763053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38540600933288">
            <text:p>1.3854060093</text:p>
          </table:table-cell>
          <table:table-cell office:value-type="float" office:value="2.62051603489555">
            <text:p>2.6205160349</text:p>
          </table:table-cell>
          <table:table-cell office:value-type="float" office:value="4.68212528457076">
            <text:p>4.6821252846</text:p>
          </table:table-cell>
          <table:table-cell office:value-type="float" office:value="7.26583600828126">
            <text:p>7.2658360083</text:p>
          </table:table-cell>
          <table:table-cell office:value-type="float" office:value="7.76208834689447">
            <text:p>7.76208834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39573805123752">
            <text:p>1.3957380512</text:p>
          </table:table-cell>
          <table:table-cell office:value-type="float" office:value="2.24598186371069">
            <text:p>2.2459818637</text:p>
          </table:table-cell>
          <table:table-cell office:value-type="float" office:value="4.20684573722267">
            <text:p>4.2068457372</text:p>
          </table:table-cell>
          <table:table-cell office:value-type="float" office:value="5.50701082575147">
            <text:p>5.5070108258</text:p>
          </table:table-cell>
          <table:table-cell office:value-type="float" office:value="5.53854506757784">
            <text:p>5.5385450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36951466842329">
            <text:p>1.3695146684</text:p>
          </table:table-cell>
          <table:table-cell office:value-type="float" office:value="2.52070888945265">
            <text:p>2.5207088895</text:p>
          </table:table-cell>
          <table:table-cell office:value-type="float" office:value="4.21150035229875">
            <text:p>4.2115003523</text:p>
          </table:table-cell>
          <table:table-cell office:value-type="float" office:value="6.12322024538404">
            <text:p>6.1232202454</text:p>
          </table:table-cell>
          <table:table-cell office:value-type="float" office:value="6.25503213041843">
            <text:p>6.25503213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37142457664944">
            <text:p>1.3714245766</text:p>
          </table:table-cell>
          <table:table-cell office:value-type="float" office:value="2.61849805942871">
            <text:p>2.6184980594</text:p>
          </table:table-cell>
          <table:table-cell office:value-type="float" office:value="3.62852440823141">
            <text:p>3.6285244082</text:p>
          </table:table-cell>
          <table:table-cell office:value-type="float" office:value="6.07812574479241">
            <text:p>6.0781257448</text:p>
          </table:table-cell>
          <table:table-cell office:value-type="float" office:value="6.77497852595039">
            <text:p>6.7749785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36217769532349">
            <text:p>1.3621776953</text:p>
          </table:table-cell>
          <table:table-cell office:value-type="float" office:value="2.56223417437491">
            <text:p>2.5622341744</text:p>
          </table:table-cell>
          <table:table-cell office:value-type="float" office:value="3.86522110347127">
            <text:p>3.8652211035</text:p>
          </table:table-cell>
          <table:table-cell office:value-type="float" office:value="6.72596043956044">
            <text:p>6.7259604396</text:p>
          </table:table-cell>
          <table:table-cell office:value-type="float" office:value="7.05986896742641">
            <text:p>7.05986896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37569564443422">
            <text:p>1.3756956444</text:p>
          </table:table-cell>
          <table:table-cell office:value-type="float" office:value="2.43108806314465">
            <text:p>2.4310880631</text:p>
          </table:table-cell>
          <table:table-cell office:value-type="float" office:value="4.36337194381234">
            <text:p>4.3633719438</text:p>
          </table:table-cell>
          <table:table-cell office:value-type="float" office:value="7.0136591984159">
            <text:p>7.0136591984</text:p>
          </table:table-cell>
          <table:table-cell office:value-type="float" office:value="7.29062321326472">
            <text:p>7.29062321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36647912982907">
            <text:p>1.3664791298</text:p>
          </table:table-cell>
          <table:table-cell office:value-type="float" office:value="2.44033899710698">
            <text:p>2.4403389971</text:p>
          </table:table-cell>
          <table:table-cell office:value-type="float" office:value="4.52990319429231">
            <text:p>4.5299031943</text:p>
          </table:table-cell>
          <table:table-cell office:value-type="float" office:value="7.48550015654352">
            <text:p>7.4855001565</text:p>
          </table:table-cell>
          <table:table-cell office:value-type="float" office:value="7.73548354481573">
            <text:p>7.7354835448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E-d 51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.00711097321045">
            <text:p>1.0071109732</text:p>
          </table:table-cell>
          <table:table-cell office:value-type="float" office:value="1.00873566011163">
            <text:p>1.0087356601</text:p>
          </table:table-cell>
          <table:table-cell office:value-type="float" office:value="1.00958422639077">
            <text:p>1.0095842264</text:p>
          </table:table-cell>
          <table:table-cell office:value-type="float" office:value="1.00161726050378">
            <text:p>1.0016172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2299338028091">
            <text:p>1.3229933803</text:p>
          </table:table-cell>
          <table:table-cell office:value-type="float" office:value="1.94134534609644">
            <text:p>1.9413453461</text:p>
          </table:table-cell>
          <table:table-cell office:value-type="float" office:value="1.9601565738222">
            <text:p>1.9601565738</text:p>
          </table:table-cell>
          <table:table-cell office:value-type="float" office:value="1.95784027724466">
            <text:p>1.9578402772</text:p>
          </table:table-cell>
          <table:table-cell office:value-type="float" office:value="1.91878921417151">
            <text:p>1.91878921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32255967462328">
            <text:p>1.3225596746</text:p>
          </table:table-cell>
          <table:table-cell office:value-type="float" office:value="2.38643108265269">
            <text:p>2.3864310827</text:p>
          </table:table-cell>
          <table:table-cell office:value-type="float" office:value="3.21316336540106">
            <text:p>3.2131633654</text:p>
          </table:table-cell>
          <table:table-cell office:value-type="float" office:value="3.81159458968966">
            <text:p>3.8115945897</text:p>
          </table:table-cell>
          <table:table-cell office:value-type="float" office:value="3.82820734132834">
            <text:p>3.82820734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8708618641731">
            <text:p>1.2870861864</text:p>
          </table:table-cell>
          <table:table-cell office:value-type="float" office:value="2.45343507778572">
            <text:p>2.4534350778</text:p>
          </table:table-cell>
          <table:table-cell office:value-type="float" office:value="3.96204336632784">
            <text:p>3.9620433663</text:p>
          </table:table-cell>
          <table:table-cell office:value-type="float" office:value="5.32253303816999">
            <text:p>5.3225330382</text:p>
          </table:table-cell>
          <table:table-cell office:value-type="float" office:value="5.38628700735433">
            <text:p>5.38628700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325842800938">
            <text:p>1.3258428009</text:p>
          </table:table-cell>
          <table:table-cell office:value-type="float" office:value="2.46141834877565">
            <text:p>2.4614183488</text:p>
          </table:table-cell>
          <table:table-cell office:value-type="float" office:value="4.25616741269662">
            <text:p>4.2561674127</text:p>
          </table:table-cell>
          <table:table-cell office:value-type="float" office:value="5.83132854798011">
            <text:p>5.831328548</text:p>
          </table:table-cell>
          <table:table-cell office:value-type="float" office:value="6.73406512575325">
            <text:p>6.73406512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9041450870833">
            <text:p>1.2904145087</text:p>
          </table:table-cell>
          <table:table-cell office:value-type="float" office:value="2.46143531763814">
            <text:p>2.4614353176</text:p>
          </table:table-cell>
          <table:table-cell office:value-type="float" office:value="4.34777340753279">
            <text:p>4.3477734075</text:p>
          </table:table-cell>
          <table:table-cell office:value-type="float" office:value="7.48542406993931">
            <text:p>7.4854240699</text:p>
          </table:table-cell>
          <table:table-cell office:value-type="float" office:value="7.68198932828435">
            <text:p>7.68198932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25891312971043">
            <text:p>1.2589131297</text:p>
          </table:table-cell>
          <table:table-cell office:value-type="float" office:value="2.24889458567433">
            <text:p>2.2488945857</text:p>
          </table:table-cell>
          <table:table-cell office:value-type="float" office:value="3.83375657001122">
            <text:p>3.83375657</text:p>
          </table:table-cell>
          <table:table-cell office:value-type="float" office:value="5.28163044925371">
            <text:p>5.2816304493</text:p>
          </table:table-cell>
          <table:table-cell office:value-type="float" office:value="5.41024184016729">
            <text:p>5.41024184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31570248847519">
            <text:p>1.3157024885</text:p>
          </table:table-cell>
          <table:table-cell office:value-type="float" office:value="2.33570145914492">
            <text:p>2.3357014591</text:p>
          </table:table-cell>
          <table:table-cell office:value-type="float" office:value="3.99062819588579">
            <text:p>3.9906281959</text:p>
          </table:table-cell>
          <table:table-cell office:value-type="float" office:value="5.56962351124318">
            <text:p>5.5696235112</text:p>
          </table:table-cell>
          <table:table-cell office:value-type="float" office:value="5.91004419578568">
            <text:p>5.91004419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29478287831068">
            <text:p>1.2947828783</text:p>
          </table:table-cell>
          <table:table-cell office:value-type="float" office:value="2.40164866210162">
            <text:p>2.4016486621</text:p>
          </table:table-cell>
          <table:table-cell office:value-type="float" office:value="4.15911632458123">
            <text:p>4.1591163246</text:p>
          </table:table-cell>
          <table:table-cell office:value-type="float" office:value="6.13345071934722">
            <text:p>6.1334507193</text:p>
          </table:table-cell>
          <table:table-cell office:value-type="float" office:value="6.46782783544373">
            <text:p>6.46782783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34699340166826">
            <text:p>1.3469934017</text:p>
          </table:table-cell>
          <table:table-cell office:value-type="float" office:value="2.40172136027149">
            <text:p>2.4017213603</text:p>
          </table:table-cell>
          <table:table-cell office:value-type="float" office:value="4.23569293188127">
            <text:p>4.2356929319</text:p>
          </table:table-cell>
          <table:table-cell office:value-type="float" office:value="6.5595013916574">
            <text:p>6.5595013917</text:p>
          </table:table-cell>
          <table:table-cell office:value-type="float" office:value="6.70699452422771">
            <text:p>6.70699452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35809623430962">
            <text:p>1.3580962343</text:p>
          </table:table-cell>
          <table:table-cell office:value-type="float" office:value="2.38377826219034">
            <text:p>2.3837782622</text:p>
          </table:table-cell>
          <table:table-cell office:value-type="float" office:value="3.86986587183308">
            <text:p>3.8698658718</text:p>
          </table:table-cell>
          <table:table-cell office:value-type="float" office:value="7.07542234332425">
            <text:p>7.0754223433</text:p>
          </table:table-cell>
          <table:table-cell office:value-type="float" office:value="7.36027994516538">
            <text:p>7.360279945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30250802568218">
            <text:p>1.3025080257</text:p>
          </table:table-cell>
          <table:table-cell office:value-type="float" office:value="2.26684930463187">
            <text:p>2.2668493046</text:p>
          </table:table-cell>
          <table:table-cell office:value-type="float" office:value="4.05507759927767">
            <text:p>4.0550775993</text:p>
          </table:table-cell>
          <table:table-cell office:value-type="float" office:value="7.16731740121047">
            <text:p>7.1673174012</text:p>
          </table:table-cell>
          <table:table-cell office:value-type="float" office:value="7.7069451189898">
            <text:p>7.706945119</text:p>
          </table:table-cell>
        </table:table-row>
      </table:table>
      <table:table table:name="Sheet8" table:style-name="ta1"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</table:table>
      <table:named-expressions/>
      <table:database-ranges>
        <table:database-range table:name="__Anonymous_Sheet_DB__0" table:target-range-address="Sheet1.A25:Sheet1.I4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2.A2:Sheet2.C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Sheet6.A1:Sheet6.E7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I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I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5:41:09</meta:creation-date>
    <dc:date>2012-07-25T19:52:24</dc:date>
    <meta:editing-duration>P3DT21H37M14S</meta:editing-duration>
    <meta:editing-cycles>16</meta:editing-cycles>
    <meta:generator>LibreOffice/3.5$Linux_X86_64 LibreOffice_project/350m1$Build-3</meta:generator>
    <meta:document-statistic meta:table-count="10" meta:cell-count="412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11cm" svg:height="15.461cm" xlink:href=".." xlink:type="simple" chart:class="chart:bar" chart:style-name="ch1">
        <chart:legend chart:legend-position="end" svg:x="26.055cm" svg:y="6.853cm" style:legend-expansion="high" chart:style-name="ch2"/>
        <chart:plot-area chart:style-name="ch3" table:cell-range-address="Sheet2.A1:Sheet2.D17" chart:data-source-has-labels="both" svg:x="1.695cm" svg:y="1.447cm" svg:width="22.079cm" svg:height="12.296cm">
          <chartooo:coordinate-region svg:x="2.264cm" svg:y="1.673cm" svg:width="21.51cm" svg:height="11.37cm"/>
          <chart:axis chart:dimension="x" chart:name="primary-x" chart:style-name="ch4" chartooo:axis-type="auto">
            <chartooo:date-scale/>
            <chart:categories table:cell-range-address="Sheet2.A2:Sheet2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7" chart:label-cell-address="Sheet2.B1:Sheet2.B1" chart:class="chart:bar">
            <chart:data-point chart:repeated="16"/>
          </chart:series>
          <chart:series chart:style-name="ch8" chart:values-cell-range-address="Sheet2.C2:Sheet2.C17" chart:label-cell-address="Sheet2.C1:Sheet2.C1" chart:class="chart:bar">
            <chart:data-point chart:repeated="16"/>
          </chart:series>
          <chart:series chart:style-name="ch9" chart:values-cell-range-address="Sheet2.D2:Sheet2.D17" chart:label-cell-address="Sheet2.D1:Sheet2.D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2.B1:Sheet2.B1</svg:desc>
                </draw:g>
              </table:table-cell>
              <table:table-cell office:value-type="string">
                <text:p>R</text:p>
                <draw:g>
                  <svg:desc>Sheet2.C1:Sheet2.C1</svg:desc>
                </draw:g>
              </table:table-cell>
              <table:table-cell office:value-type="string">
                <text:p>A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7</svg:desc>
                </draw:g>
              </table:table-cell>
              <table:table-cell office:value-type="float" office:value="1">
                <text:p>1</text:p>
                <draw:g>
                  <svg:desc>Sheet2.B2:Sheet2.B17</svg:desc>
                </draw:g>
              </table:table-cell>
              <table:table-cell office:value-type="float" office:value="1">
                <text:p>1</text:p>
                <draw:g>
                  <svg:desc>Sheet2.C2:Sheet2.C17</svg:desc>
                </draw:g>
              </table:table-cell>
              <table:table-cell office:value-type="float" office:value="1">
                <text:p>1</text:p>
                <draw:g>
                  <svg:desc>Sheet2.D2:Sheet2.D17</svg:desc>
                </draw:g>
              </table:table-cell>
            </table:table-row>
            <table:table-row>
              <table:table-cell office:value-type="float" office:value="1.9744709467269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.76035390863052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.07124905392211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.4947346259264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.95631228497954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.49431277352661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.50245143705849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.5808634471184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.3970042362530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.0915588813985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.39314040443088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.255625090962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.2806871648977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.1784003299597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.3069292232459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74cm" svg:height="13.628cm" xlink:href=".." xlink:type="simple" chart:class="chart:line" chart:column-mapping="0" chart:style-name="ch1">
        <chart:legend chart:legend-position="end" svg:x="21.686cm" svg:y="5.386cm" style:legend-expansion="high" chart:style-name="ch2"/>
        <chart:plot-area chart:style-name="ch3" table:cell-range-address="Sheet3.K4:Sheet3.L15 Sheet3.K17:Sheet3.K28 Sheet3.K30:Sheet3.K41 Sheet3.K43:Sheet3.K54 Sheet3.K56:Sheet3.K67" chart:data-source-has-labels="column" svg:x="0.935cm" svg:y="1.223cm" svg:width="19.781cm" svg:height="11.713cm">
          <chartooo:coordinate-region svg:x="2.218cm" svg:y="1.449cm" svg:width="18.337cm" svg:height="10.787cm"/>
          <chart:axis chart:dimension="x" chart:name="primary-x" chart:style-name="ch4" chartooo:axis-type="auto">
            <chartooo:date-scale/>
            <chart:categories table:cell-range-address="Sheet3.L4:Sheet3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K4:Sheet3.K15" chart:class="chart:line">
            <chart:data-point chart:repeated="12"/>
          </chart:series>
          <chart:series chart:style-name="ch8" chart:values-cell-range-address="Sheet3.K17:Sheet3.K28" chart:class="chart:line">
            <chart:data-point chart:repeated="12"/>
          </chart:series>
          <chart:series chart:style-name="ch9" chart:values-cell-range-address="Sheet3.K30:Sheet3.K41" chart:class="chart:line">
            <chart:data-point chart:repeated="12"/>
          </chart:series>
          <chart:series chart:style-name="ch10" chart:values-cell-range-address="Sheet3.K43:Sheet3.K54" chart:class="chart:line">
            <chart:data-point chart:repeated="12"/>
          </chart:series>
          <chart:series chart:style-name="ch11" chart:values-cell-range-address="Sheet3.K56:Sheet3.K6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L4:Sheet3.L15</svg:desc>
                </draw:g>
              </table:table-cell>
              <table:table-cell office:value-type="float" office:value="1">
                <text:p>1</text:p>
                <draw:g>
                  <svg:desc>Sheet3.K4:Sheet3.K15</svg:desc>
                </draw:g>
              </table:table-cell>
              <table:table-cell office:value-type="float" office:value="1.01222322650324">
                <text:p>1.01222322650324</text:p>
                <draw:g>
                  <svg:desc>Sheet3.K17:Sheet3.K28</svg:desc>
                </draw:g>
              </table:table-cell>
              <table:table-cell office:value-type="float" office:value="0.993034637757427">
                <text:p>0.993034637757427</text:p>
                <draw:g>
                  <svg:desc>Sheet3.K30:Sheet3.K41</svg:desc>
                </draw:g>
              </table:table-cell>
              <table:table-cell office:value-type="float" office:value="1.00460872903842">
                <text:p>1.00460872903842</text:p>
                <draw:g>
                  <svg:desc>Sheet3.K43:Sheet3.K54</svg:desc>
                </draw:g>
              </table:table-cell>
              <table:table-cell office:value-type="float" office:value="1.01181797925636">
                <text:p>1.01181797925636</text:p>
                <draw:g>
                  <svg:desc>Sheet3.K56:Sheet3.K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075186685744">
                <text:p>1.97075186685744</text:p>
              </table:table-cell>
              <table:table-cell office:value-type="float" office:value="1.97482979741228">
                <text:p>1.97482979741228</text:p>
              </table:table-cell>
              <table:table-cell office:value-type="float" office:value="1.98073732835609">
                <text:p>1.98073732835609</text:p>
              </table:table-cell>
              <table:table-cell office:value-type="float" office:value="1.98774350603505">
                <text:p>1.98774350603505</text:p>
              </table:table-cell>
              <table:table-cell office:value-type="float" office:value="1.98099934281537">
                <text:p>1.980999342815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2038352773873">
                <text:p>3.82038352773873</text:p>
              </table:table-cell>
              <table:table-cell office:value-type="float" office:value="3.85808760856517">
                <text:p>3.85808760856517</text:p>
              </table:table-cell>
              <table:table-cell office:value-type="float" office:value="3.81745160091876">
                <text:p>3.81745160091876</text:p>
              </table:table-cell>
              <table:table-cell office:value-type="float" office:value="3.8848545227247">
                <text:p>3.8848545227247</text:p>
              </table:table-cell>
              <table:table-cell office:value-type="float" office:value="3.89071702785693">
                <text:p>3.890717027856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26624642007486">
                <text:p>4.26624642007486</text:p>
              </table:table-cell>
              <table:table-cell office:value-type="float" office:value="5.52800499507169">
                <text:p>5.52800499507169</text:p>
              </table:table-cell>
              <table:table-cell office:value-type="float" office:value="5.55691875291127">
                <text:p>5.55691875291127</text:p>
              </table:table-cell>
              <table:table-cell office:value-type="float" office:value="5.42952134840128">
                <text:p>5.42952134840128</text:p>
              </table:table-cell>
              <table:table-cell office:value-type="float" office:value="5.57507495019822">
                <text:p>5.575074950198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3036925165243">
                <text:p>4.3036925165243</text:p>
              </table:table-cell>
              <table:table-cell office:value-type="float" office:value="6.58510936886028">
                <text:p>6.58510936886028</text:p>
              </table:table-cell>
              <table:table-cell office:value-type="float" office:value="7.35639295773912">
                <text:p>7.35639295773912</text:p>
              </table:table-cell>
              <table:table-cell office:value-type="float" office:value="7.35908494476943">
                <text:p>7.35908494476943</text:p>
              </table:table-cell>
              <table:table-cell office:value-type="float" office:value="7.32325139810118">
                <text:p>7.323251398101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2167518377177">
                <text:p>4.2167518377177</text:p>
              </table:table-cell>
              <table:table-cell office:value-type="float" office:value="7.5453429599018">
                <text:p>7.5453429599018</text:p>
              </table:table-cell>
              <table:table-cell office:value-type="float" office:value="10.680586641983">
                <text:p>10.680586641983</text:p>
              </table:table-cell>
              <table:table-cell office:value-type="float" office:value="10.5692018920339">
                <text:p>10.5692018920339</text:p>
              </table:table-cell>
              <table:table-cell office:value-type="float" office:value="10.4815344293543">
                <text:p>10.48153442935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94638988440992">
                <text:p>3.94638988440992</text:p>
              </table:table-cell>
              <table:table-cell office:value-type="float" office:value="6.41376325273484">
                <text:p>6.41376325273484</text:p>
              </table:table-cell>
              <table:table-cell office:value-type="float" office:value="7.37562611338154">
                <text:p>7.37562611338154</text:p>
              </table:table-cell>
              <table:table-cell office:value-type="float" office:value="7.38781915033194">
                <text:p>7.38781915033194</text:p>
              </table:table-cell>
              <table:table-cell office:value-type="float" office:value="7.48994131324256">
                <text:p>7.489941313242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23389857016536">
                <text:p>4.23389857016536</text:p>
              </table:table-cell>
              <table:table-cell office:value-type="float" office:value="6.51154787290633">
                <text:p>6.51154787290633</text:p>
              </table:table-cell>
              <table:table-cell office:value-type="float" office:value="8.31332530177403">
                <text:p>8.31332530177403</text:p>
              </table:table-cell>
              <table:table-cell office:value-type="float" office:value="8.37246038920874">
                <text:p>8.37246038920874</text:p>
              </table:table-cell>
              <table:table-cell office:value-type="float" office:value="8.37151437661681">
                <text:p>8.371514376616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43692478378174">
                <text:p>4.43692478378174</text:p>
              </table:table-cell>
              <table:table-cell office:value-type="float" office:value="5.89195591848352">
                <text:p>5.89195591848352</text:p>
              </table:table-cell>
              <table:table-cell office:value-type="float" office:value="9.31408381743837">
                <text:p>9.31408381743837</text:p>
              </table:table-cell>
              <table:table-cell office:value-type="float" office:value="9.30872540915854">
                <text:p>9.30872540915854</text:p>
              </table:table-cell>
              <table:table-cell office:value-type="float" office:value="9.26766516343527">
                <text:p>9.267665163435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21354596937371">
                <text:p>4.21354596937371</text:p>
              </table:table-cell>
              <table:table-cell office:value-type="float" office:value="7.14222946062091">
                <text:p>7.14222946062091</text:p>
              </table:table-cell>
              <table:table-cell office:value-type="float" office:value="10.3340307294764">
                <text:p>10.3340307294764</text:p>
              </table:table-cell>
              <table:table-cell office:value-type="float" office:value="10.3802852212898">
                <text:p>10.3802852212898</text:p>
              </table:table-cell>
              <table:table-cell office:value-type="float" office:value="10.0844747550003">
                <text:p>10.084474755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.1534126616489">
                <text:p>4.1534126616489</text:p>
              </table:table-cell>
              <table:table-cell office:value-type="float" office:value="7.33248256356031">
                <text:p>7.33248256356031</text:p>
              </table:table-cell>
              <table:table-cell office:value-type="float" office:value="11.1136620218687">
                <text:p>11.1136620218687</text:p>
              </table:table-cell>
              <table:table-cell office:value-type="float" office:value="10.9665638340968">
                <text:p>10.9665638340968</text:p>
              </table:table-cell>
              <table:table-cell office:value-type="float" office:value="11.1848338219754">
                <text:p>11.18483382197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34504492547402">
                <text:p>4.34504492547402</text:p>
              </table:table-cell>
              <table:table-cell office:value-type="float" office:value="7.30812000643745">
                <text:p>7.30812000643745</text:p>
              </table:table-cell>
              <table:table-cell office:value-type="float" office:value="11.894783982695">
                <text:p>11.894783982695</text:p>
              </table:table-cell>
              <table:table-cell office:value-type="float" office:value="12.1859780642145">
                <text:p>12.1859780642145</text:p>
              </table:table-cell>
              <table:table-cell office:value-type="float" office:value="12.1334608986459">
                <text:p>12.1334608986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74cm" svg:height="13.628cm" xlink:href=".." xlink:type="simple" chart:class="chart:line" chart:column-mapping="0" chart:style-name="ch1">
        <chart:legend chart:legend-position="end" svg:x="21.686cm" svg:y="5.386cm" style:legend-expansion="high" chart:style-name="ch2"/>
        <chart:plot-area chart:style-name="ch3" table:cell-range-address="Sheet4.K4:Sheet4.L15 Sheet4.K17:Sheet4.K28 Sheet4.K30:Sheet4.K41 Sheet4.K43:Sheet4.K54 Sheet4.K56:Sheet4.K67" chart:data-source-has-labels="column" svg:x="0.935cm" svg:y="1.223cm" svg:width="19.781cm" svg:height="11.713cm">
          <chartooo:coordinate-region svg:x="2.218cm" svg:y="1.45cm" svg:width="18.337cm" svg:height="10.786cm"/>
          <chart:axis chart:dimension="x" chart:name="primary-x" chart:style-name="ch4" chartooo:axis-type="auto">
            <chartooo:date-scale/>
            <chart:categories table:cell-range-address="Sheet4.L4:Sheet4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K4:Sheet4.K15" chart:class="chart:line">
            <chart:data-point chart:repeated="12"/>
          </chart:series>
          <chart:series chart:style-name="ch8" chart:values-cell-range-address="Sheet4.K17:Sheet4.K28" chart:class="chart:line">
            <chart:data-point chart:repeated="12"/>
          </chart:series>
          <chart:series chart:style-name="ch9" chart:values-cell-range-address="Sheet4.K30:Sheet4.K41" chart:class="chart:line">
            <chart:data-point chart:repeated="12"/>
          </chart:series>
          <chart:series chart:style-name="ch10" chart:values-cell-range-address="Sheet4.K43:Sheet4.K54" chart:class="chart:line">
            <chart:data-point chart:repeated="12"/>
          </chart:series>
          <chart:series chart:style-name="ch11" chart:values-cell-range-address="Sheet4.K56:Sheet4.K6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L4:Sheet4.L15</svg:desc>
                </draw:g>
              </table:table-cell>
              <table:table-cell office:value-type="float" office:value="1">
                <text:p>1</text:p>
                <draw:g>
                  <svg:desc>Sheet4.K4:Sheet4.K15</svg:desc>
                </draw:g>
              </table:table-cell>
              <table:table-cell office:value-type="float" office:value="1.04512508563773">
                <text:p>1.04512508563773</text:p>
                <draw:g>
                  <svg:desc>Sheet4.K17:Sheet4.K28</svg:desc>
                </draw:g>
              </table:table-cell>
              <table:table-cell office:value-type="float" office:value="1.04888626124277">
                <text:p>1.04888626124277</text:p>
                <draw:g>
                  <svg:desc>Sheet4.K30:Sheet4.K41</svg:desc>
                </draw:g>
              </table:table-cell>
              <table:table-cell office:value-type="float" office:value="1.03848509451899">
                <text:p>1.03848509451899</text:p>
                <draw:g>
                  <svg:desc>Sheet4.K43:Sheet4.K54</svg:desc>
                </draw:g>
              </table:table-cell>
              <table:table-cell office:value-type="float" office:value="1.04227791582713">
                <text:p>1.04227791582713</text:p>
                <draw:g>
                  <svg:desc>Sheet4.K56:Sheet4.K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4850908235596">
                <text:p>2.04850908235596</text:p>
              </table:table-cell>
              <table:table-cell office:value-type="float" office:value="2.05563864278618">
                <text:p>2.05563864278618</text:p>
              </table:table-cell>
              <table:table-cell office:value-type="float" office:value="2.05451890104376">
                <text:p>2.05451890104376</text:p>
              </table:table-cell>
              <table:table-cell office:value-type="float" office:value="2.03242922151623">
                <text:p>2.03242922151623</text:p>
              </table:table-cell>
              <table:table-cell office:value-type="float" office:value="1.98640640615734">
                <text:p>1.98640640615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4877396325806">
                <text:p>3.94877396325806</text:p>
              </table:table-cell>
              <table:table-cell office:value-type="float" office:value="3.95944733981658">
                <text:p>3.95944733981658</text:p>
              </table:table-cell>
              <table:table-cell office:value-type="float" office:value="4.00133654103181">
                <text:p>4.00133654103181</text:p>
              </table:table-cell>
              <table:table-cell office:value-type="float" office:value="3.98227542918901">
                <text:p>3.98227542918901</text:p>
              </table:table-cell>
              <table:table-cell office:value-type="float" office:value="3.95962735486431">
                <text:p>3.9596273548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08750005333288">
                <text:p>4.08750005333288</text:p>
              </table:table-cell>
              <table:table-cell office:value-type="float" office:value="5.66561596281336">
                <text:p>5.66561596281336</text:p>
              </table:table-cell>
              <table:table-cell office:value-type="float" office:value="5.68599357813956">
                <text:p>5.68599357813956</text:p>
              </table:table-cell>
              <table:table-cell office:value-type="float" office:value="5.67215715994269">
                <text:p>5.67215715994269</text:p>
              </table:table-cell>
              <table:table-cell office:value-type="float" office:value="5.65802031656036">
                <text:p>5.658020316560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13278172978616">
                <text:p>4.13278172978616</text:p>
              </table:table-cell>
              <table:table-cell office:value-type="float" office:value="7.16831031231762">
                <text:p>7.16831031231762</text:p>
              </table:table-cell>
              <table:table-cell office:value-type="float" office:value="7.37406190105991">
                <text:p>7.37406190105991</text:p>
              </table:table-cell>
              <table:table-cell office:value-type="float" office:value="7.470784107303">
                <text:p>7.470784107303</text:p>
              </table:table-cell>
              <table:table-cell office:value-type="float" office:value="7.40678660615573">
                <text:p>7.406786606155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20771166676183">
                <text:p>4.20771166676183</text:p>
              </table:table-cell>
              <table:table-cell office:value-type="float" office:value="7.66529312455493">
                <text:p>7.66529312455493</text:p>
              </table:table-cell>
              <table:table-cell office:value-type="float" office:value="10.4636019091932">
                <text:p>10.4636019091932</text:p>
              </table:table-cell>
              <table:table-cell office:value-type="float" office:value="10.5819535418024">
                <text:p>10.5819535418024</text:p>
              </table:table-cell>
              <table:table-cell office:value-type="float" office:value="10.6852260813313">
                <text:p>10.68522608133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931902877875">
                <text:p>3.931902877875</text:p>
              </table:table-cell>
              <table:table-cell office:value-type="float" office:value="5.69471375327678">
                <text:p>5.69471375327678</text:p>
              </table:table-cell>
              <table:table-cell office:value-type="float" office:value="7.16145140311271">
                <text:p>7.16145140311271</text:p>
              </table:table-cell>
              <table:table-cell office:value-type="float" office:value="7.1802912541316">
                <text:p>7.1802912541316</text:p>
              </table:table-cell>
              <table:table-cell office:value-type="float" office:value="7.24408686709818">
                <text:p>7.244086867098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26569777279082">
                <text:p>4.26569777279082</text:p>
              </table:table-cell>
              <table:table-cell office:value-type="float" office:value="6.27228325629509">
                <text:p>6.27228325629509</text:p>
              </table:table-cell>
              <table:table-cell office:value-type="float" office:value="8.08889189097909">
                <text:p>8.08889189097909</text:p>
              </table:table-cell>
              <table:table-cell office:value-type="float" office:value="8.15929957245303">
                <text:p>8.15929957245303</text:p>
              </table:table-cell>
              <table:table-cell office:value-type="float" office:value="8.16430604557618">
                <text:p>8.164306045576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94180381830151">
                <text:p>3.94180381830151</text:p>
              </table:table-cell>
              <table:table-cell office:value-type="float" office:value="6.23541893114468">
                <text:p>6.23541893114468</text:p>
              </table:table-cell>
              <table:table-cell office:value-type="float" office:value="8.90622588712151">
                <text:p>8.90622588712151</text:p>
              </table:table-cell>
              <table:table-cell office:value-type="float" office:value="9.00890531403692">
                <text:p>9.00890531403692</text:p>
              </table:table-cell>
              <table:table-cell office:value-type="float" office:value="9.04958295155059">
                <text:p>9.049582951550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39826092545577">
                <text:p>4.39826092545577</text:p>
              </table:table-cell>
              <table:table-cell office:value-type="float" office:value="6.75120328675222">
                <text:p>6.75120328675222</text:p>
              </table:table-cell>
              <table:table-cell office:value-type="float" office:value="9.92073896879886">
                <text:p>9.92073896879886</text:p>
              </table:table-cell>
              <table:table-cell office:value-type="float" office:value="9.83195640349347">
                <text:p>9.83195640349347</text:p>
              </table:table-cell>
              <table:table-cell office:value-type="float" office:value="9.86394571831595">
                <text:p>9.863945718315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.26304032466203">
                <text:p>4.26304032466203</text:p>
              </table:table-cell>
              <table:table-cell office:value-type="float" office:value="6.82046389770899">
                <text:p>6.82046389770899</text:p>
              </table:table-cell>
              <table:table-cell office:value-type="float" office:value="10.3786969427773">
                <text:p>10.3786969427773</text:p>
              </table:table-cell>
              <table:table-cell office:value-type="float" office:value="10.5545566719549">
                <text:p>10.5545566719549</text:p>
              </table:table-cell>
              <table:table-cell office:value-type="float" office:value="10.7206195026969">
                <text:p>10.720619502696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8117917696174">
                <text:p>4.08117917696174</text:p>
              </table:table-cell>
              <table:table-cell office:value-type="float" office:value="7.1404209647606">
                <text:p>7.1404209647606</text:p>
              </table:table-cell>
              <table:table-cell office:value-type="float" office:value="11.2204823087104">
                <text:p>11.2204823087104</text:p>
              </table:table-cell>
              <table:table-cell office:value-type="float" office:value="11.3614003462916">
                <text:p>11.3614003462916</text:p>
              </table:table-cell>
              <table:table-cell office:value-type="float" office:value="11.3565518385927">
                <text:p>11.3565518385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74cm" svg:height="13.628cm" xlink:href=".." xlink:type="simple" chart:class="chart:line" chart:column-mapping="0" chart:style-name="ch1">
        <chart:legend chart:legend-position="end" svg:x="21.686cm" svg:y="5.386cm" style:legend-expansion="high" chart:style-name="ch2"/>
        <chart:plot-area chart:style-name="ch3" table:cell-range-address="Sheet5.K4:Sheet5.L15 Sheet5.K17:Sheet5.K28 Sheet5.K30:Sheet5.K41 Sheet5.K43:Sheet5.K54 Sheet5.K56:Sheet5.K67" chart:data-source-has-labels="column" svg:x="0.935cm" svg:y="1.223cm" svg:width="19.781cm" svg:height="11.713cm">
          <chartooo:coordinate-region svg:x="2.218cm" svg:y="1.45cm" svg:width="18.337cm" svg:height="10.786cm"/>
          <chart:axis chart:dimension="x" chart:name="primary-x" chart:style-name="ch4" chartooo:axis-type="auto">
            <chartooo:date-scale/>
            <chart:categories table:cell-range-address="Sheet5.L4:Sheet5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K4:Sheet5.K15" chart:class="chart:line">
            <chart:data-point chart:repeated="12"/>
          </chart:series>
          <chart:series chart:style-name="ch8" chart:values-cell-range-address="Sheet5.K17:Sheet5.K28" chart:class="chart:line">
            <chart:data-point chart:repeated="12"/>
          </chart:series>
          <chart:series chart:style-name="ch9" chart:values-cell-range-address="Sheet5.K30:Sheet5.K41" chart:class="chart:line">
            <chart:data-point chart:repeated="12"/>
          </chart:series>
          <chart:series chart:style-name="ch10" chart:values-cell-range-address="Sheet5.K43:Sheet5.K54" chart:class="chart:line">
            <chart:data-point chart:repeated="12"/>
          </chart:series>
          <chart:series chart:style-name="ch11" chart:values-cell-range-address="Sheet5.K56:Sheet5.K6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L4:Sheet5.L15</svg:desc>
                </draw:g>
              </table:table-cell>
              <table:table-cell office:value-type="float" office:value="1">
                <text:p>1</text:p>
                <draw:g>
                  <svg:desc>Sheet5.K4:Sheet5.K15</svg:desc>
                </draw:g>
              </table:table-cell>
              <table:table-cell office:value-type="float" office:value="1.00570978386711">
                <text:p>1.00570978386711</text:p>
                <draw:g>
                  <svg:desc>Sheet5.K17:Sheet5.K28</svg:desc>
                </draw:g>
              </table:table-cell>
              <table:table-cell office:value-type="float" office:value="1.00589972784777">
                <text:p>1.00589972784777</text:p>
                <draw:g>
                  <svg:desc>Sheet5.K30:Sheet5.K41</svg:desc>
                </draw:g>
              </table:table-cell>
              <table:table-cell office:value-type="float" office:value="1.00571445376044">
                <text:p>1.00571445376044</text:p>
                <draw:g>
                  <svg:desc>Sheet5.K43:Sheet5.K54</svg:desc>
                </draw:g>
              </table:table-cell>
              <table:table-cell office:value-type="float" office:value="1.00184712639248">
                <text:p>1.00184712639248</text:p>
                <draw:g>
                  <svg:desc>Sheet5.K56:Sheet5.K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192831326938">
                <text:p>1.96192831326938</text:p>
              </table:table-cell>
              <table:table-cell office:value-type="float" office:value="1.9209844789357">
                <text:p>1.9209844789357</text:p>
              </table:table-cell>
              <table:table-cell office:value-type="float" office:value="1.97239802934132">
                <text:p>1.97239802934132</text:p>
              </table:table-cell>
              <table:table-cell office:value-type="float" office:value="1.96912843202618">
                <text:p>1.96912843202618</text:p>
              </table:table-cell>
              <table:table-cell office:value-type="float" office:value="1.94452574404094">
                <text:p>1.944525744040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6106573745536">
                <text:p>3.76106573745536</text:p>
              </table:table-cell>
              <table:table-cell office:value-type="float" office:value="3.73357657942368">
                <text:p>3.73357657942368</text:p>
              </table:table-cell>
              <table:table-cell office:value-type="float" office:value="3.80502673233119">
                <text:p>3.80502673233119</text:p>
              </table:table-cell>
              <table:table-cell office:value-type="float" office:value="3.67132428553671">
                <text:p>3.67132428553671</text:p>
              </table:table-cell>
              <table:table-cell office:value-type="float" office:value="3.83407976491831">
                <text:p>3.834079764918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95640949139332">
                <text:p>3.95640949139332</text:p>
              </table:table-cell>
              <table:table-cell office:value-type="float" office:value="5.38154396600989">
                <text:p>5.38154396600989</text:p>
              </table:table-cell>
              <table:table-cell office:value-type="float" office:value="5.28382422300649">
                <text:p>5.28382422300649</text:p>
              </table:table-cell>
              <table:table-cell office:value-type="float" office:value="5.32116680724914">
                <text:p>5.32116680724914</text:p>
              </table:table-cell>
              <table:table-cell office:value-type="float" office:value="5.24954555369737">
                <text:p>5.249545553697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7544118227638">
                <text:p>4.27544118227638</text:p>
              </table:table-cell>
              <table:table-cell office:value-type="float" office:value="6.8926074826829">
                <text:p>6.8926074826829</text:p>
              </table:table-cell>
              <table:table-cell office:value-type="float" office:value="6.86660396499979">
                <text:p>6.86660396499979</text:p>
              </table:table-cell>
              <table:table-cell office:value-type="float" office:value="6.92116699686841">
                <text:p>6.92116699686841</text:p>
              </table:table-cell>
              <table:table-cell office:value-type="float" office:value="6.86363012179277">
                <text:p>6.863630121792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31327292641641">
                <text:p>4.31327292641641</text:p>
              </table:table-cell>
              <table:table-cell office:value-type="float" office:value="7.36144878606954">
                <text:p>7.36144878606954</text:p>
              </table:table-cell>
              <table:table-cell office:value-type="float" office:value="9.77940490345108">
                <text:p>9.77940490345108</text:p>
              </table:table-cell>
              <table:table-cell office:value-type="float" office:value="9.84370313139117">
                <text:p>9.84370313139117</text:p>
              </table:table-cell>
              <table:table-cell office:value-type="float" office:value="9.82598899104767">
                <text:p>9.825988991047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51766756714325">
                <text:p>3.51766756714325</text:p>
              </table:table-cell>
              <table:table-cell office:value-type="float" office:value="5.34423114883537">
                <text:p>5.34423114883537</text:p>
              </table:table-cell>
              <table:table-cell office:value-type="float" office:value="6.67858611191054">
                <text:p>6.67858611191054</text:p>
              </table:table-cell>
              <table:table-cell office:value-type="float" office:value="6.70090132827325">
                <text:p>6.70090132827325</text:p>
              </table:table-cell>
              <table:table-cell office:value-type="float" office:value="6.7712901208837">
                <text:p>6.77129012088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744305578744">
                <text:p>3.8744305578744</text:p>
              </table:table-cell>
              <table:table-cell office:value-type="float" office:value="6.10585615215471">
                <text:p>6.10585615215471</text:p>
              </table:table-cell>
              <table:table-cell office:value-type="float" office:value="7.3361822718497">
                <text:p>7.3361822718497</text:p>
              </table:table-cell>
              <table:table-cell office:value-type="float" office:value="7.5484781598513">
                <text:p>7.5484781598513</text:p>
              </table:table-cell>
              <table:table-cell office:value-type="float" office:value="7.46599487538923">
                <text:p>7.465994875389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68939750963837">
                <text:p>3.68939750963837</text:p>
              </table:table-cell>
              <table:table-cell office:value-type="float" office:value="5.54498984485672">
                <text:p>5.54498984485672</text:p>
              </table:table-cell>
              <table:table-cell office:value-type="float" office:value="8.16236213350753">
                <text:p>8.16236213350753</text:p>
              </table:table-cell>
              <table:table-cell office:value-type="float" office:value="8.37336340206186">
                <text:p>8.37336340206186</text:p>
              </table:table-cell>
              <table:table-cell office:value-type="float" office:value="8.09918107370337">
                <text:p>8.09918107370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20407225766379">
                <text:p>4.20407225766379</text:p>
              </table:table-cell>
              <table:table-cell office:value-type="float" office:value="6.25629940592534">
                <text:p>6.25629940592534</text:p>
              </table:table-cell>
              <table:table-cell office:value-type="float" office:value="9.01310825056872">
                <text:p>9.01310825056872</text:p>
              </table:table-cell>
              <table:table-cell office:value-type="float" office:value="9.03328189514952">
                <text:p>9.03328189514952</text:p>
              </table:table-cell>
              <table:table-cell office:value-type="float" office:value="9.02512639591088">
                <text:p>9.0251263959108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.02236597746688">
                <text:p>4.02236597746688</text:p>
              </table:table-cell>
              <table:table-cell office:value-type="float" office:value="6.31939662718095">
                <text:p>6.31939662718095</text:p>
              </table:table-cell>
              <table:table-cell office:value-type="float" office:value="9.79252192784158">
                <text:p>9.79252192784158</text:p>
              </table:table-cell>
              <table:table-cell office:value-type="float" office:value="9.680333119795">
                <text:p>9.680333119795</text:p>
              </table:table-cell>
              <table:table-cell office:value-type="float" office:value="9.68798270463695">
                <text:p>9.6879827046369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6422386997956">
                <text:p>4.16422386997956</text:p>
              </table:table-cell>
              <table:table-cell office:value-type="float" office:value="6.67741935483871">
                <text:p>6.67741935483871</text:p>
              </table:table-cell>
              <table:table-cell office:value-type="float" office:value="10.2578460469816">
                <text:p>10.2578460469816</text:p>
              </table:table-cell>
              <table:table-cell office:value-type="float" office:value="10.5630100464935">
                <text:p>10.5630100464935</text:p>
              </table:table-cell>
              <table:table-cell office:value-type="float" office:value="10.6276251226693">
                <text:p>10.6276251226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74cm" svg:height="13.628cm" xlink:href=".." xlink:type="simple" chart:class="chart:line" chart:column-mapping="0" chart:style-name="ch1">
        <chart:legend chart:legend-position="end" svg:x="21.686cm" svg:y="5.386cm" style:legend-expansion="high" chart:style-name="ch2"/>
        <chart:plot-area chart:style-name="ch3" table:cell-range-address="Sheet7.K4:Sheet7.L15 Sheet7.K17:Sheet7.K28 Sheet7.K30:Sheet7.K41 Sheet7.K43:Sheet7.K54 Sheet7.K56:Sheet7.K67" chart:data-source-has-labels="column" svg:x="0.935cm" svg:y="1.223cm" svg:width="19.781cm" svg:height="11.713cm">
          <chartooo:coordinate-region svg:x="2.059cm" svg:y="1.45cm" svg:width="18.496cm" svg:height="10.786cm"/>
          <chart:axis chart:dimension="x" chart:name="primary-x" chart:style-name="ch4" chartooo:axis-type="auto">
            <chartooo:date-scale/>
            <chart:categories table:cell-range-address="Sheet7.L4:Sheet7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K4:Sheet7.K15" chart:class="chart:line">
            <chart:data-point chart:repeated="12"/>
          </chart:series>
          <chart:series chart:style-name="ch8" chart:values-cell-range-address="Sheet7.K17:Sheet7.K28" chart:class="chart:line">
            <chart:data-point chart:repeated="12"/>
          </chart:series>
          <chart:series chart:style-name="ch9" chart:values-cell-range-address="Sheet7.K30:Sheet7.K41" chart:class="chart:line">
            <chart:data-point chart:repeated="12"/>
          </chart:series>
          <chart:series chart:style-name="ch10" chart:values-cell-range-address="Sheet7.K43:Sheet7.K54" chart:class="chart:line">
            <chart:data-point chart:repeated="12"/>
          </chart:series>
          <chart:series chart:style-name="ch11" chart:values-cell-range-address="Sheet7.K56:Sheet7.K6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7.L4:Sheet7.L15</svg:desc>
                </draw:g>
              </table:table-cell>
              <table:table-cell office:value-type="float" office:value="1">
                <text:p>1</text:p>
                <draw:g>
                  <svg:desc>Sheet7.K4:Sheet7.K15</svg:desc>
                </draw:g>
              </table:table-cell>
              <table:table-cell office:value-type="float" office:value="0.982177723572624">
                <text:p>0.982177723572624</text:p>
                <draw:g>
                  <svg:desc>Sheet7.K17:Sheet7.K28</svg:desc>
                </draw:g>
              </table:table-cell>
              <table:table-cell office:value-type="float" office:value="0.981394990296193">
                <text:p>0.981394990296193</text:p>
                <draw:g>
                  <svg:desc>Sheet7.K30:Sheet7.K41</svg:desc>
                </draw:g>
              </table:table-cell>
              <table:table-cell office:value-type="float" office:value="0.993527329816975">
                <text:p>0.993527329816975</text:p>
                <draw:g>
                  <svg:desc>Sheet7.K43:Sheet7.K54</svg:desc>
                </draw:g>
              </table:table-cell>
              <table:table-cell office:value-type="float" office:value="0.987610885992772">
                <text:p>0.987610885992772</text:p>
                <draw:g>
                  <svg:desc>Sheet7.K56:Sheet7.K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0291656174549">
                <text:p>1.60291656174549</text:p>
              </table:table-cell>
              <table:table-cell office:value-type="float" office:value="1.86587179454021">
                <text:p>1.86587179454021</text:p>
              </table:table-cell>
              <table:table-cell office:value-type="float" office:value="1.94147645467879">
                <text:p>1.94147645467879</text:p>
              </table:table-cell>
              <table:table-cell office:value-type="float" office:value="1.92483991462113">
                <text:p>1.92483991462113</text:p>
              </table:table-cell>
              <table:table-cell office:value-type="float" office:value="1.90490398642806">
                <text:p>1.904903986428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1928365277604">
                <text:p>1.61928365277604</text:p>
              </table:table-cell>
              <table:table-cell office:value-type="float" office:value="3.0834075351004">
                <text:p>3.0834075351004</text:p>
              </table:table-cell>
              <table:table-cell office:value-type="float" office:value="3.78782946550457">
                <text:p>3.78782946550457</text:p>
              </table:table-cell>
              <table:table-cell office:value-type="float" office:value="3.58513131848563">
                <text:p>3.58513131848563</text:p>
              </table:table-cell>
              <table:table-cell office:value-type="float" office:value="3.83094079122046">
                <text:p>3.830940791220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0198518880389">
                <text:p>1.60198518880389</text:p>
              </table:table-cell>
              <table:table-cell office:value-type="float" office:value="2.79986675247979">
                <text:p>2.79986675247979</text:p>
              </table:table-cell>
              <table:table-cell office:value-type="float" office:value="4.48413463032601">
                <text:p>4.48413463032601</text:p>
              </table:table-cell>
              <table:table-cell office:value-type="float" office:value="5.37825379272642">
                <text:p>5.37825379272642</text:p>
              </table:table-cell>
              <table:table-cell office:value-type="float" office:value="5.304047347719">
                <text:p>5.3040473477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7601773874671">
                <text:p>1.57601773874671</text:p>
              </table:table-cell>
              <table:table-cell office:value-type="float" office:value="2.89402585420156">
                <text:p>2.89402585420156</text:p>
              </table:table-cell>
              <table:table-cell office:value-type="float" office:value="4.84560617933505">
                <text:p>4.84560617933505</text:p>
              </table:table-cell>
              <table:table-cell office:value-type="float" office:value="6.8504280943865">
                <text:p>6.8504280943865</text:p>
              </table:table-cell>
              <table:table-cell office:value-type="float" office:value="6.70328615232137">
                <text:p>6.703286152321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115398791507">
                <text:p>1.6115398791507</text:p>
              </table:table-cell>
              <table:table-cell office:value-type="float" office:value="3.06133880264507">
                <text:p>3.06133880264507</text:p>
              </table:table-cell>
              <table:table-cell office:value-type="float" office:value="5.08204381618804">
                <text:p>5.08204381618804</text:p>
              </table:table-cell>
              <table:table-cell office:value-type="float" office:value="7.95051796341195">
                <text:p>7.95051796341195</text:p>
              </table:table-cell>
              <table:table-cell office:value-type="float" office:value="8.28372947525548">
                <text:p>8.283729475255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62550743359708">
                <text:p>1.62550743359708</text:p>
              </table:table-cell>
              <table:table-cell office:value-type="float" office:value="2.70437371336105">
                <text:p>2.70437371336105</text:p>
              </table:table-cell>
              <table:table-cell office:value-type="float" office:value="4.07184986595174">
                <text:p>4.07184986595174</text:p>
              </table:table-cell>
              <table:table-cell office:value-type="float" office:value="5.67213974028016">
                <text:p>5.67213974028016</text:p>
              </table:table-cell>
              <table:table-cell office:value-type="float" office:value="6.01158268985056">
                <text:p>6.011582689850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088026284491">
                <text:p>1.6088026284491</text:p>
              </table:table-cell>
              <table:table-cell office:value-type="float" office:value="2.90621852801762">
                <text:p>2.90621852801762</text:p>
              </table:table-cell>
              <table:table-cell office:value-type="float" office:value="4.5235211436872">
                <text:p>4.5235211436872</text:p>
              </table:table-cell>
              <table:table-cell office:value-type="float" office:value="5.96987877032562">
                <text:p>5.96987877032562</text:p>
              </table:table-cell>
              <table:table-cell office:value-type="float" office:value="6.52154850957084">
                <text:p>6.521548509570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6381089340284">
                <text:p>1.6381089340284</text:p>
              </table:table-cell>
              <table:table-cell office:value-type="float" office:value="2.580237125877">
                <text:p>2.580237125877</text:p>
              </table:table-cell>
              <table:table-cell office:value-type="float" office:value="4.79562601788148">
                <text:p>4.79562601788148</text:p>
              </table:table-cell>
              <table:table-cell office:value-type="float" office:value="6.88990051730999">
                <text:p>6.88990051730999</text:p>
              </table:table-cell>
              <table:table-cell office:value-type="float" office:value="7.08065268065268">
                <text:p>7.080652680652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1025095419137">
                <text:p>1.61025095419137</text:p>
              </table:table-cell>
              <table:table-cell office:value-type="float" office:value="3.07903188519197">
                <text:p>3.07903188519197</text:p>
              </table:table-cell>
              <table:table-cell office:value-type="float" office:value="4.66444323514674">
                <text:p>4.66444323514674</text:p>
              </table:table-cell>
              <table:table-cell office:value-type="float" office:value="6.89599248042441">
                <text:p>6.89599248042441</text:p>
              </table:table-cell>
              <table:table-cell office:value-type="float" office:value="7.34878272384639">
                <text:p>7.3487827238463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54207450342627">
                <text:p>1.54207450342627</text:p>
              </table:table-cell>
              <table:table-cell office:value-type="float" office:value="3.08507772242297">
                <text:p>3.08507772242297</text:p>
              </table:table-cell>
              <table:table-cell office:value-type="float" office:value="4.58584595825829">
                <text:p>4.58584595825829</text:p>
              </table:table-cell>
              <table:table-cell office:value-type="float" office:value="7.0798420006706">
                <text:p>7.0798420006706</text:p>
              </table:table-cell>
              <table:table-cell office:value-type="float" office:value="7.63822128110111">
                <text:p>7.638221281101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172297070098">
                <text:p>1.6172297070098</text:p>
              </table:table-cell>
              <table:table-cell office:value-type="float" office:value="3.13842606690738">
                <text:p>3.13842606690738</text:p>
              </table:table-cell>
              <table:table-cell office:value-type="float" office:value="5.21974748875517">
                <text:p>5.21974748875517</text:p>
              </table:table-cell>
              <table:table-cell office:value-type="float" office:value="7.29324942502591">
                <text:p>7.29324942502591</text:p>
              </table:table-cell>
              <table:table-cell office:value-type="float" office:value="7.81184071610976">
                <text:p>7.811840716109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74cm" svg:height="13.628cm" xlink:href=".." xlink:type="simple" chart:class="chart:line" chart:column-mapping="0" chart:style-name="ch1">
        <chart:legend chart:legend-position="end" svg:x="21.686cm" svg:y="5.386cm" style:legend-expansion="high" chart:style-name="ch2"/>
        <chart:plot-area chart:style-name="ch3" table:cell-range-address="Sheet9.K4:Sheet9.L15 Sheet9.K17:Sheet9.K28 Sheet9.K30:Sheet9.K41 Sheet9.K43:Sheet9.K54 Sheet9.K56:Sheet9.K67" chart:data-source-has-labels="column" svg:x="0.935cm" svg:y="1.223cm" svg:width="19.781cm" svg:height="11.713cm">
          <chartooo:coordinate-region svg:x="2.059cm" svg:y="1.45cm" svg:width="18.496cm" svg:height="10.786cm"/>
          <chart:axis chart:dimension="x" chart:name="primary-x" chart:style-name="ch4" chartooo:axis-type="auto">
            <chartooo:date-scale/>
            <chart:categories table:cell-range-address="Sheet9.L4:Sheet9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K4:Sheet9.K15" chart:class="chart:line">
            <chart:data-point chart:repeated="12"/>
          </chart:series>
          <chart:series chart:style-name="ch8" chart:values-cell-range-address="Sheet9.K17:Sheet9.K28" chart:class="chart:line">
            <chart:data-point chart:repeated="12"/>
          </chart:series>
          <chart:series chart:style-name="ch9" chart:values-cell-range-address="Sheet9.K30:Sheet9.K41" chart:class="chart:line">
            <chart:data-point chart:repeated="12"/>
          </chart:series>
          <chart:series chart:style-name="ch10" chart:values-cell-range-address="Sheet9.K43:Sheet9.K54" chart:class="chart:line">
            <chart:data-point chart:repeated="12"/>
          </chart:series>
          <chart:series chart:style-name="ch11" chart:values-cell-range-address="Sheet9.K56:Sheet9.K6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9.L4:Sheet9.L15</svg:desc>
                </draw:g>
              </table:table-cell>
              <table:table-cell office:value-type="float" office:value="1">
                <text:p>1</text:p>
                <draw:g>
                  <svg:desc>Sheet9.K4:Sheet9.K15</svg:desc>
                </draw:g>
              </table:table-cell>
              <table:table-cell office:value-type="float" office:value="0.987371961237019">
                <text:p>0.987371961237019</text:p>
                <draw:g>
                  <svg:desc>Sheet9.K17:Sheet9.K28</svg:desc>
                </draw:g>
              </table:table-cell>
              <table:table-cell office:value-type="float" office:value="0.984883261394839">
                <text:p>0.984883261394839</text:p>
                <draw:g>
                  <svg:desc>Sheet9.K30:Sheet9.K41</svg:desc>
                </draw:g>
              </table:table-cell>
              <table:table-cell office:value-type="float" office:value="0.986718701636367">
                <text:p>0.986718701636367</text:p>
                <draw:g>
                  <svg:desc>Sheet9.K43:Sheet9.K54</svg:desc>
                </draw:g>
              </table:table-cell>
              <table:table-cell office:value-type="float" office:value="0.979786441138127">
                <text:p>0.979786441138127</text:p>
                <draw:g>
                  <svg:desc>Sheet9.K56:Sheet9.K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9120267665564">
                <text:p>1.39120267665564</text:p>
              </table:table-cell>
              <table:table-cell office:value-type="float" office:value="1.94854828850856">
                <text:p>1.94854828850856</text:p>
              </table:table-cell>
              <table:table-cell office:value-type="float" office:value="1.94092084133512">
                <text:p>1.94092084133512</text:p>
              </table:table-cell>
              <table:table-cell office:value-type="float" office:value="1.93731831579374">
                <text:p>1.93731831579374</text:p>
              </table:table-cell>
              <table:table-cell office:value-type="float" office:value="1.93355320520111">
                <text:p>1.933553205201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0441841895129">
                <text:p>1.40441841895129</text:p>
              </table:table-cell>
              <table:table-cell office:value-type="float" office:value="2.23300897198662">
                <text:p>2.23300897198662</text:p>
              </table:table-cell>
              <table:table-cell office:value-type="float" office:value="3.66597507391098">
                <text:p>3.66597507391098</text:p>
              </table:table-cell>
              <table:table-cell office:value-type="float" office:value="3.79350558555342">
                <text:p>3.79350558555342</text:p>
              </table:table-cell>
              <table:table-cell office:value-type="float" office:value="3.74296980489619">
                <text:p>3.74296980489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806533343439">
                <text:p>1.3806533343439</text:p>
              </table:table-cell>
              <table:table-cell office:value-type="float" office:value="2.49033425667032">
                <text:p>2.49033425667032</text:p>
              </table:table-cell>
              <table:table-cell office:value-type="float" office:value="4.25937802719043">
                <text:p>4.25937802719043</text:p>
              </table:table-cell>
              <table:table-cell office:value-type="float" office:value="5.24320508778903">
                <text:p>5.24320508778903</text:p>
              </table:table-cell>
              <table:table-cell office:value-type="float" office:value="5.23069455174441">
                <text:p>5.230694551744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0472785025108">
                <text:p>1.40472785025108</text:p>
              </table:table-cell>
              <table:table-cell office:value-type="float" office:value="2.56695375592604">
                <text:p>2.56695375592604</text:p>
              </table:table-cell>
              <table:table-cell office:value-type="float" office:value="4.41743699298479">
                <text:p>4.41743699298479</text:p>
              </table:table-cell>
              <table:table-cell office:value-type="float" office:value="6.96627392420738">
                <text:p>6.96627392420738</text:p>
              </table:table-cell>
              <table:table-cell office:value-type="float" office:value="6.88763053655023">
                <text:p>6.887630536550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38540600933288">
                <text:p>1.38540600933288</text:p>
              </table:table-cell>
              <table:table-cell office:value-type="float" office:value="2.62051603489555">
                <text:p>2.62051603489555</text:p>
              </table:table-cell>
              <table:table-cell office:value-type="float" office:value="4.68212528457076">
                <text:p>4.68212528457076</text:p>
              </table:table-cell>
              <table:table-cell office:value-type="float" office:value="7.26583600828126">
                <text:p>7.26583600828126</text:p>
              </table:table-cell>
              <table:table-cell office:value-type="float" office:value="7.76208834689447">
                <text:p>7.762088346894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39573805123752">
                <text:p>1.39573805123752</text:p>
              </table:table-cell>
              <table:table-cell office:value-type="float" office:value="2.24598186371069">
                <text:p>2.24598186371069</text:p>
              </table:table-cell>
              <table:table-cell office:value-type="float" office:value="4.20684573722267">
                <text:p>4.20684573722267</text:p>
              </table:table-cell>
              <table:table-cell office:value-type="float" office:value="5.50701082575147">
                <text:p>5.50701082575147</text:p>
              </table:table-cell>
              <table:table-cell office:value-type="float" office:value="5.53854506757784">
                <text:p>5.538545067577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36951466842329">
                <text:p>1.36951466842329</text:p>
              </table:table-cell>
              <table:table-cell office:value-type="float" office:value="2.52070888945265">
                <text:p>2.52070888945265</text:p>
              </table:table-cell>
              <table:table-cell office:value-type="float" office:value="4.21150035229875">
                <text:p>4.21150035229875</text:p>
              </table:table-cell>
              <table:table-cell office:value-type="float" office:value="6.12322024538404">
                <text:p>6.12322024538404</text:p>
              </table:table-cell>
              <table:table-cell office:value-type="float" office:value="6.25503213041843">
                <text:p>6.255032130418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37142457664944">
                <text:p>1.37142457664944</text:p>
              </table:table-cell>
              <table:table-cell office:value-type="float" office:value="2.61849805942871">
                <text:p>2.61849805942871</text:p>
              </table:table-cell>
              <table:table-cell office:value-type="float" office:value="3.62852440823141">
                <text:p>3.62852440823141</text:p>
              </table:table-cell>
              <table:table-cell office:value-type="float" office:value="6.07812574479241">
                <text:p>6.07812574479241</text:p>
              </table:table-cell>
              <table:table-cell office:value-type="float" office:value="6.77497852595039">
                <text:p>6.77497852595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6217769532349">
                <text:p>1.36217769532349</text:p>
              </table:table-cell>
              <table:table-cell office:value-type="float" office:value="2.56223417437491">
                <text:p>2.56223417437491</text:p>
              </table:table-cell>
              <table:table-cell office:value-type="float" office:value="3.86522110347127">
                <text:p>3.86522110347127</text:p>
              </table:table-cell>
              <table:table-cell office:value-type="float" office:value="6.72596043956044">
                <text:p>6.72596043956044</text:p>
              </table:table-cell>
              <table:table-cell office:value-type="float" office:value="7.05986896742641">
                <text:p>7.0598689674264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7569564443422">
                <text:p>1.37569564443422</text:p>
              </table:table-cell>
              <table:table-cell office:value-type="float" office:value="2.43108806314465">
                <text:p>2.43108806314465</text:p>
              </table:table-cell>
              <table:table-cell office:value-type="float" office:value="4.36337194381234">
                <text:p>4.36337194381234</text:p>
              </table:table-cell>
              <table:table-cell office:value-type="float" office:value="7.0136591984159">
                <text:p>7.0136591984159</text:p>
              </table:table-cell>
              <table:table-cell office:value-type="float" office:value="7.29062321326472">
                <text:p>7.290623213264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36647912982907">
                <text:p>1.36647912982907</text:p>
              </table:table-cell>
              <table:table-cell office:value-type="float" office:value="2.44033899710698">
                <text:p>2.44033899710698</text:p>
              </table:table-cell>
              <table:table-cell office:value-type="float" office:value="4.52990319429231">
                <text:p>4.52990319429231</text:p>
              </table:table-cell>
              <table:table-cell office:value-type="float" office:value="7.48550015654352">
                <text:p>7.48550015654352</text:p>
              </table:table-cell>
              <table:table-cell office:value-type="float" office:value="7.73548354481573">
                <text:p>7.735483544815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74cm" svg:height="13.628cm" xlink:href=".." xlink:type="simple" chart:class="chart:line" chart:column-mapping="0" chart:style-name="ch1">
        <chart:legend chart:legend-position="end" svg:x="21.686cm" svg:y="5.386cm" style:legend-expansion="high" chart:style-name="ch2"/>
        <chart:plot-area chart:style-name="ch3" table:cell-range-address="Sheet10.K4:Sheet10.L15 Sheet10.K17:Sheet10.K28 Sheet10.K30:Sheet10.K41 Sheet10.K43:Sheet10.K54 Sheet10.K56:Sheet10.K67" chart:data-source-has-labels="column" svg:x="0.935cm" svg:y="1.223cm" svg:width="19.781cm" svg:height="11.713cm">
          <chartooo:coordinate-region svg:x="2.059cm" svg:y="1.45cm" svg:width="18.496cm" svg:height="10.786cm"/>
          <chart:axis chart:dimension="x" chart:name="primary-x" chart:style-name="ch4" chartooo:axis-type="auto">
            <chartooo:date-scale/>
            <chart:categories table:cell-range-address="Sheet10.L4:Sheet10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0.K4:Sheet10.K15" chart:class="chart:line">
            <chart:data-point chart:repeated="12"/>
          </chart:series>
          <chart:series chart:style-name="ch8" chart:values-cell-range-address="Sheet10.K17:Sheet10.K28" chart:class="chart:line">
            <chart:data-point chart:repeated="12"/>
          </chart:series>
          <chart:series chart:style-name="ch9" chart:values-cell-range-address="Sheet10.K30:Sheet10.K41" chart:class="chart:line">
            <chart:data-point chart:repeated="12"/>
          </chart:series>
          <chart:series chart:style-name="ch10" chart:values-cell-range-address="Sheet10.K43:Sheet10.K54" chart:class="chart:line">
            <chart:data-point chart:repeated="12"/>
          </chart:series>
          <chart:series chart:style-name="ch11" chart:values-cell-range-address="Sheet10.K56:Sheet10.K6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0.L4:Sheet10.L15</svg:desc>
                </draw:g>
              </table:table-cell>
              <table:table-cell office:value-type="float" office:value="1">
                <text:p>1</text:p>
                <draw:g>
                  <svg:desc>Sheet10.K4:Sheet10.K15</svg:desc>
                </draw:g>
              </table:table-cell>
              <table:table-cell office:value-type="float" office:value="1.00711097321045">
                <text:p>1.00711097321045</text:p>
                <draw:g>
                  <svg:desc>Sheet10.K17:Sheet10.K28</svg:desc>
                </draw:g>
              </table:table-cell>
              <table:table-cell office:value-type="float" office:value="1.00873566011163">
                <text:p>1.00873566011163</text:p>
                <draw:g>
                  <svg:desc>Sheet10.K30:Sheet10.K41</svg:desc>
                </draw:g>
              </table:table-cell>
              <table:table-cell office:value-type="float" office:value="1.00958422639077">
                <text:p>1.00958422639077</text:p>
                <draw:g>
                  <svg:desc>Sheet10.K43:Sheet10.K54</svg:desc>
                </draw:g>
              </table:table-cell>
              <table:table-cell office:value-type="float" office:value="1.00161726050378">
                <text:p>1.00161726050378</text:p>
                <draw:g>
                  <svg:desc>Sheet10.K56:Sheet10.K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2299338028091">
                <text:p>1.32299338028091</text:p>
              </table:table-cell>
              <table:table-cell office:value-type="float" office:value="1.94134534609644">
                <text:p>1.94134534609644</text:p>
              </table:table-cell>
              <table:table-cell office:value-type="float" office:value="1.9601565738222">
                <text:p>1.9601565738222</text:p>
              </table:table-cell>
              <table:table-cell office:value-type="float" office:value="1.95784027724466">
                <text:p>1.95784027724466</text:p>
              </table:table-cell>
              <table:table-cell office:value-type="float" office:value="1.91878921417151">
                <text:p>1.918789214171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255967462328">
                <text:p>1.32255967462328</text:p>
              </table:table-cell>
              <table:table-cell office:value-type="float" office:value="2.38643108265269">
                <text:p>2.38643108265269</text:p>
              </table:table-cell>
              <table:table-cell office:value-type="float" office:value="3.21316336540106">
                <text:p>3.21316336540106</text:p>
              </table:table-cell>
              <table:table-cell office:value-type="float" office:value="3.81159458968966">
                <text:p>3.81159458968966</text:p>
              </table:table-cell>
              <table:table-cell office:value-type="float" office:value="3.82820734132834">
                <text:p>3.828207341328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28708618641731">
                <text:p>1.28708618641731</text:p>
              </table:table-cell>
              <table:table-cell office:value-type="float" office:value="2.45343507778572">
                <text:p>2.45343507778572</text:p>
              </table:table-cell>
              <table:table-cell office:value-type="float" office:value="3.96204336632784">
                <text:p>3.96204336632784</text:p>
              </table:table-cell>
              <table:table-cell office:value-type="float" office:value="5.32253303816999">
                <text:p>5.32253303816999</text:p>
              </table:table-cell>
              <table:table-cell office:value-type="float" office:value="5.38628700735433">
                <text:p>5.386287007354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25842800938">
                <text:p>1.325842800938</text:p>
              </table:table-cell>
              <table:table-cell office:value-type="float" office:value="2.46141834877565">
                <text:p>2.46141834877565</text:p>
              </table:table-cell>
              <table:table-cell office:value-type="float" office:value="4.25616741269662">
                <text:p>4.25616741269662</text:p>
              </table:table-cell>
              <table:table-cell office:value-type="float" office:value="5.83132854798011">
                <text:p>5.83132854798011</text:p>
              </table:table-cell>
              <table:table-cell office:value-type="float" office:value="6.73406512575325">
                <text:p>6.734065125753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29041450870833">
                <text:p>1.29041450870833</text:p>
              </table:table-cell>
              <table:table-cell office:value-type="float" office:value="2.46143531763814">
                <text:p>2.46143531763814</text:p>
              </table:table-cell>
              <table:table-cell office:value-type="float" office:value="4.34777340753279">
                <text:p>4.34777340753279</text:p>
              </table:table-cell>
              <table:table-cell office:value-type="float" office:value="7.48542406993931">
                <text:p>7.48542406993931</text:p>
              </table:table-cell>
              <table:table-cell office:value-type="float" office:value="7.68198932828435">
                <text:p>7.681989328284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25891312971043">
                <text:p>1.25891312971043</text:p>
              </table:table-cell>
              <table:table-cell office:value-type="float" office:value="2.24889458567433">
                <text:p>2.24889458567433</text:p>
              </table:table-cell>
              <table:table-cell office:value-type="float" office:value="3.83375657001122">
                <text:p>3.83375657001122</text:p>
              </table:table-cell>
              <table:table-cell office:value-type="float" office:value="5.28163044925371">
                <text:p>5.28163044925371</text:p>
              </table:table-cell>
              <table:table-cell office:value-type="float" office:value="5.41024184016729">
                <text:p>5.410241840167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31570248847519">
                <text:p>1.31570248847519</text:p>
              </table:table-cell>
              <table:table-cell office:value-type="float" office:value="2.33570145914492">
                <text:p>2.33570145914492</text:p>
              </table:table-cell>
              <table:table-cell office:value-type="float" office:value="3.99062819588579">
                <text:p>3.99062819588579</text:p>
              </table:table-cell>
              <table:table-cell office:value-type="float" office:value="5.56962351124318">
                <text:p>5.56962351124318</text:p>
              </table:table-cell>
              <table:table-cell office:value-type="float" office:value="5.91004419578568">
                <text:p>5.910044195785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29478287831068">
                <text:p>1.29478287831068</text:p>
              </table:table-cell>
              <table:table-cell office:value-type="float" office:value="2.40164866210162">
                <text:p>2.40164866210162</text:p>
              </table:table-cell>
              <table:table-cell office:value-type="float" office:value="4.15911632458123">
                <text:p>4.15911632458123</text:p>
              </table:table-cell>
              <table:table-cell office:value-type="float" office:value="6.13345071934722">
                <text:p>6.13345071934722</text:p>
              </table:table-cell>
              <table:table-cell office:value-type="float" office:value="6.46782783544373">
                <text:p>6.467827835443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4699340166826">
                <text:p>1.34699340166826</text:p>
              </table:table-cell>
              <table:table-cell office:value-type="float" office:value="2.40172136027149">
                <text:p>2.40172136027149</text:p>
              </table:table-cell>
              <table:table-cell office:value-type="float" office:value="4.23569293188127">
                <text:p>4.23569293188127</text:p>
              </table:table-cell>
              <table:table-cell office:value-type="float" office:value="6.5595013916574">
                <text:p>6.5595013916574</text:p>
              </table:table-cell>
              <table:table-cell office:value-type="float" office:value="6.70699452422771">
                <text:p>6.7069945242277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5809623430962">
                <text:p>1.35809623430962</text:p>
              </table:table-cell>
              <table:table-cell office:value-type="float" office:value="2.38377826219034">
                <text:p>2.38377826219034</text:p>
              </table:table-cell>
              <table:table-cell office:value-type="float" office:value="3.86986587183308">
                <text:p>3.86986587183308</text:p>
              </table:table-cell>
              <table:table-cell office:value-type="float" office:value="7.07542234332425">
                <text:p>7.07542234332425</text:p>
              </table:table-cell>
              <table:table-cell office:value-type="float" office:value="7.36027994516538">
                <text:p>7.360279945165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30250802568218">
                <text:p>1.30250802568218</text:p>
              </table:table-cell>
              <table:table-cell office:value-type="float" office:value="2.26684930463187">
                <text:p>2.26684930463187</text:p>
              </table:table-cell>
              <table:table-cell office:value-type="float" office:value="4.05507759927767">
                <text:p>4.05507759927767</text:p>
              </table:table-cell>
              <table:table-cell office:value-type="float" office:value="7.16731740121047">
                <text:p>7.16731740121047</text:p>
              </table:table-cell>
              <table:table-cell office:value-type="float" office:value="7.7069451189898">
                <text:p>7.7069451189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